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data-style-name="N0">
      <style:table-cell-properties style:vertical-align="automatic" fo:background-color="transparent"/>
    </style:style>
    <style:style style:name="ce3" style:family="table-cell" style:parent-style-name="Default" style:data-style-name="N37"/>
    <style:style style:name="co1" style:family="table-column">
      <style:table-column-properties fo:break-before="auto" style:column-width="2.2225cm" style:use-optimal-column-width="true"/>
    </style:style>
    <style:style style:name="co2" style:family="table-column">
      <style:table-column-properties fo:break-before="auto" style:column-width="10.31875cm"/>
    </style:style>
    <style:style style:name="co3" style:family="table-column">
      <style:table-column-properties fo:break-before="auto" style:column-width="3.38666666666667cm" style:use-optimal-column-width="true"/>
    </style:style>
    <style:style style:name="co4" style:family="table-column">
      <style:table-column-properties fo:break-before="auto" style:column-width="3.01625cm" style:use-optimal-column-width="true"/>
    </style:style>
    <style:style style:name="co5" style:family="table-column">
      <style:table-column-properties fo:break-before="auto" style:column-width="2.83104166666667cm" style:use-optimal-column-width="true"/>
    </style:style>
    <style:style style:name="co6" style:family="table-column">
      <style:table-column-properties fo:break-before="auto" style:column-width="2.143125cm" style:use-optimal-column-width="true"/>
    </style:style>
    <style:style style:name="co7" style:family="table-column">
      <style:table-column-properties fo:break-before="auto" style:column-width="1.77270833333333cm" style:use-optimal-column-width="true"/>
    </style:style>
    <style:style style:name="co8" style:family="table-column">
      <style:table-column-properties fo:break-before="auto" style:column-width="1.69333333333333cm"/>
    </style:style>
    <style:style style:name="co9" style:family="table-column">
      <style:table-column-properties fo:break-before="auto" style:column-width="1.905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tbl_tweet_clean" table:style-name="ta1">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7" table:default-cell-style-name="ce2"/>
        <table:table-column table:style-name="co9" table:default-cell-style-name="ce2"/>
        <table:table-column table:style-name="co8" table:number-columns-repeated="245" table:default-cell-style-name="ce2"/>
        <table:table-column table:style-name="co8" table:number-columns-repeated="16128" table:default-cell-style-name="ce1"/>
        <table:table-row table:style-name="ro1">
          <table:table-cell office:value-type="string" table:style-name="ce2">
            <text:p>id</text:p>
          </table:table-cell>
          <table:table-cell office:value-type="string" table:style-name="ce2">
            <text:p>text</text:p>
          </table:table-cell>
          <table:table-cell office:value-type="string" table:style-name="ce2">
            <text:p>clean_text</text:p>
          </table:table-cell>
          <table:table-cell office:value-type="string" table:style-name="ce2">
            <text:p>user</text:p>
          </table:table-cell>
          <table:table-cell office:value-type="string" table:style-name="ce2">
            <text:p>created_at</text:p>
          </table:table-cell>
          <table:table-cell office:value-type="string" table:style-name="ce2">
            <text:p>sentiment_type</text:p>
          </table:table-cell>
          <table:table-cell office:value-type="string" table:style-name="ce2">
            <text:p>hs_category</text:p>
          </table:table-cell>
          <table:table-cell office:value-type="string" table:style-name="ce2">
            <text:p>skor_juan</text:p>
          </table:table-cell>
          <table:table-cell office:value-type="string" table:style-name="ce2">
            <text:p>skor_ardi</text:p>
          </table:table-cell>
          <table:table-cell office:value-type="string" table:style-name="ce2">
            <text:p>skor_selfi</text:p>
          </table:table-cell>
          <table:table-cell office:value-type="string" table:style-name="ce2">
            <text:p>cek_tweet</text:p>
          </table:table-cell>
          <table:table-cell table:number-columns-repeated="16373"/>
        </table:table-row>
        <table:table-row table:style-name="ro1">
          <table:table-cell office:value-type="float" office:value="1.416559593858154E+18" table:style-name="ce1">
            <text:p>1,41656E+18</text:p>
          </table:table-cell>
          <table:table-cell office:value-type="string" table:style-name="ce1">
            <text:p>Percepat Vaksinasi Pengumuman, Pengumuman, Dunia Usaha Babak Belur Lho #Vaksin #vaksinasi #PPKM #PPKMDarurat #PPKMDaruratJawaBali #ppkmjawabali #Corona #coronavirus #COVID19 #COVID?19 #COVID__19 #Covid_19 #COVID #RakyatMerdeka #RMid https://t.co/lnpnWmDuoK</text:p>
          </table:table-cell>
          <table:table-cell office:value-type="string" table:style-name="ce1">
            <text:p>cepat vaksinasipengumuman umum dunia usaha babak bur</text:p>
          </table:table-cell>
          <table:table-cell office:value-type="string" table:style-name="ce1">
            <text:p>Andespen1</text:p>
          </table:table-cell>
          <table:table-cell office:value-type="date" office:date-value="2021-07-18T00:45:00" table:style-name="ce3">
            <text:p>7/18/21 12:45 AM</text:p>
          </table:table-cell>
          <table:table-cell office:value-type="string" table:style-name="ce1">
            <text:p>NONHS</text:p>
          </table:table-cell>
          <table:table-cell table:number-columns-repeated="250" table:style-name="ce2"/>
          <table:table-cell table:number-columns-repeated="16128"/>
        </table:table-row>
        <table:table-row table:style-name="ro1">
          <table:table-cell office:value-type="float" office:value="1.4165706868904589E+18" table:style-name="ce1">
            <text:p>1,41657E+18</text:p>
          </table:table-cell>
          <table:table-cell office:value-type="string" table:style-name="ce1">
            <text:p>Di luar jawa masi susah mendapatkan #VAKSINCOVID</text:p>
          </table:table-cell>
          <table:table-cell office:value-type="string" table:style-name="ce1">
            <text:p>jawa mas susah dapat</text:p>
          </table:table-cell>
          <table:table-cell office:value-type="string" table:style-name="ce1">
            <text:p>parker_susilo</text:p>
          </table:table-cell>
          <table:table-cell office:value-type="date" office:date-value="2021-07-18T01:29:05" table:style-name="ce3">
            <text:p>7/18/21 01:29 AM</text:p>
          </table:table-cell>
          <table:table-cell office:value-type="string" table:style-name="ce1">
            <text:p>NONHS</text:p>
          </table:table-cell>
          <table:table-cell table:number-columns-repeated="250" table:style-name="ce2"/>
          <table:table-cell table:number-columns-repeated="16128"/>
        </table:table-row>
        <table:table-row table:style-name="ro1">
          <table:table-cell office:value-type="float" office:value="1.4165734800661829E+18" table:style-name="ce1">
            <text:p>1,41657E+18</text:p>
          </table:table-cell>
          <table:table-cell office:value-type="string" table:style-name="ce1">
            <text:p>Temani isomanmu dengan dengerin radio Musika https://t.co/JDn7a0cb2s #isoman #vaksin #luhut #covid19 #ppkm</text:p>
          </table:table-cell>
          <table:table-cell office:value-type="string" table:style-name="ce1">
            <text:p>teman isomanmu dengar radio musika</text:p>
          </table:table-cell>
          <table:table-cell office:value-type="string" table:style-name="ce1">
            <text:p>farm_ome</text:p>
          </table:table-cell>
          <table:table-cell office:value-type="date" office:date-value="2021-07-18T01:40:10" table:style-name="ce3">
            <text:p>7/18/21 01:40 AM</text:p>
          </table:table-cell>
          <table:table-cell office:value-type="string" table:style-name="ce1">
            <text:p>NONHS</text:p>
          </table:table-cell>
          <table:table-cell table:number-columns-repeated="250" table:style-name="ce2"/>
          <table:table-cell table:number-columns-repeated="16128"/>
        </table:table-row>
        <table:table-row table:style-name="ro1">
          <table:table-cell office:value-type="float" office:value="1.4165865299928881E+18" table:style-name="ce1">
            <text:p>1,41659E+18</text:p>
          </table:table-cell>
          <table:table-cell office:value-type="string" table:style-name="ce1">
            <text:p>Politikus PPP Achmad Baidowi minta pemerintah bikin terobosan untuk percepatan vaksinasi Covid-19. #vaksincovid-19 https://t.co/lTUUYbPZxt</text:p>
          </table:table-cell>
          <table:table-cell office:value-type="string" table:style-name="ce1">
            <text:p>politikus ppp achmad baidowi perintah terobos cepat vaksinasi covid</text:p>
          </table:table-cell>
          <table:table-cell office:value-type="string" table:style-name="ce1">
            <text:p>jpnncom</text:p>
          </table:table-cell>
          <table:table-cell office:value-type="date" office:date-value="2021-07-18T02:32:02" table:style-name="ce3">
            <text:p>7/18/21 02:32 AM</text:p>
          </table:table-cell>
          <table:table-cell office:value-type="string" table:style-name="ce1">
            <text:p>NONHS</text:p>
          </table:table-cell>
          <table:table-cell table:number-columns-repeated="250" table:style-name="ce2"/>
          <table:table-cell table:number-columns-repeated="16128"/>
        </table:table-row>
        <table:table-row table:style-name="ro1">
          <table:table-cell office:value-type="float" office:value="1.4165900888011781E+18" table:style-name="ce1">
            <text:p>1,41659E+18</text:p>
          </table:table-cell>
          <table:table-cell office:value-type="string" table:style-name="ce1">
            <text:p>PPKM bukan BBKM... Jangan ada BBKM di dalam PPKM... Untuk keselamatan perlu PPKM bukan BBKM... Jadi BBKM tidak perlu di lakukan selama PPKM... #PPKM bukan BBKM #IndonesiaSehat #IndonesiaMaju #Vaksin #MASKER #JokowiAtasiPandemi #dirumahaja #prayforindonesia #Jakarta https://t.co/MCT5Ta9r6z</text:p>
          </table:table-cell>
          <table:table-cell office:value-type="string" table:style-name="ce1">
            <text:p>ppkm bbkm jangan bbkm dalam ppkm selamat perlu ppkm bbkm bbkm tidak perlu laku lama ppkm bbkm</text:p>
          </table:table-cell>
          <table:table-cell office:value-type="string" table:style-name="ce1">
            <text:p>BudiKopiG517</text:p>
          </table:table-cell>
          <table:table-cell office:value-type="date" office:date-value="2021-07-18T02:46:10" table:style-name="ce3">
            <text:p>7/18/21 02:46 AM</text:p>
          </table:table-cell>
          <table:table-cell office:value-type="string" table:style-name="ce1">
            <text:p>NONHS</text:p>
          </table:table-cell>
          <table:table-cell table:number-columns-repeated="250" table:style-name="ce2"/>
          <table:table-cell table:number-columns-repeated="16128"/>
        </table:table-row>
        <table:table-row table:style-name="ro1">
          <table:table-cell office:value-type="float" office:value="1.416590758761538E+18" table:style-name="ce1">
            <text:p>1,41659E+18</text:p>
          </table:table-cell>
          <table:table-cell office:value-type="string" table:style-name="ce1">
            <text:p>Komisi IX Apresiasi Pembatalan Vaksin Gotong Royong Berbayar Individu https://t.co/NTV47X8zOV #KomisiIXDPRRI #VaksinBerbayar #VaksinCovid-19</text:p>
          </table:table-cell>
          <table:table-cell office:value-type="string" table:style-name="ce1">
            <text:p>komisi ix apresiasi batal vaksin gotong royong bayar individu</text:p>
          </table:table-cell>
          <table:table-cell office:value-type="string" table:style-name="ce1">
            <text:p>fajaronline</text:p>
          </table:table-cell>
          <table:table-cell office:value-type="date" office:date-value="2021-07-18T02:48:50" table:style-name="ce3">
            <text:p>7/18/21 02:48 AM</text:p>
          </table:table-cell>
          <table:table-cell office:value-type="string" table:style-name="ce1">
            <text:p>NONHS</text:p>
          </table:table-cell>
          <table:table-cell table:number-columns-repeated="250" table:style-name="ce2"/>
          <table:table-cell table:number-columns-repeated="16128"/>
        </table:table-row>
        <table:table-row table:style-name="ro1">
          <table:table-cell office:value-type="float" office:value="1.4165916014643451E+18" table:style-name="ce1">
            <text:p>1,41659E+18</text:p>
          </table:table-cell>
          <table:table-cell office:value-type="string" table:style-name="ce1">
            <text:p>Menteri Inggris Tolak Vaksinasi Massal untuk Remaja #vaksincovid #vaksinremaja https://t.co/KDoCYRhFKT</text:p>
          </table:table-cell>
          <table:table-cell office:value-type="string" table:style-name="ce1">
            <text:p>menteri inggris tolak vaksinasi masal remaja</text:p>
          </table:table-cell>
          <table:table-cell office:value-type="string" table:style-name="ce1">
            <text:p>readers_id</text:p>
          </table:table-cell>
          <table:table-cell office:value-type="date" office:date-value="2021-07-18T02:52:11" table:style-name="ce3">
            <text:p>7/18/21 02:52 AM</text:p>
          </table:table-cell>
          <table:table-cell office:value-type="string" table:style-name="ce1">
            <text:p>NONHS</text:p>
          </table:table-cell>
          <table:table-cell table:number-columns-repeated="250" table:style-name="ce2"/>
          <table:table-cell table:number-columns-repeated="16128"/>
        </table:table-row>
        <table:table-row table:style-name="ro1">
          <table:table-cell office:value-type="float" office:value="1.416592287740555E+18" table:style-name="ce1">
            <text:p>1,41659E+18</text:p>
          </table:table-cell>
          <table:table-cell office:value-type="string" table:style-name="ce1">
            <text:p>362 Warga Binaan Pemasyarakatan Rutan Makassar Ikuti Vaksinasi Covid-19 https://t.co/8cdseQIdXe #KemenkumhamSulsel #VaksinCovid-19</text:p>
          </table:table-cell>
          <table:table-cell office:value-type="string" table:style-name="ce1">
            <text:p>bina masyarakat rumah tahan makassar ikut vaksinasi covid</text:p>
          </table:table-cell>
          <table:table-cell office:value-type="string" table:style-name="ce1">
            <text:p>fajaronline</text:p>
          </table:table-cell>
          <table:table-cell office:value-type="date" office:date-value="2021-07-18T02:54:55" table:style-name="ce3">
            <text:p>7/18/21 02:54 AM</text:p>
          </table:table-cell>
          <table:table-cell office:value-type="string" table:style-name="ce1">
            <text:p>NONHS</text:p>
          </table:table-cell>
          <table:table-cell table:number-columns-repeated="250" table:style-name="ce2"/>
          <table:table-cell table:number-columns-repeated="16128"/>
        </table:table-row>
        <table:table-row table:style-name="ro1">
          <table:table-cell office:value-type="float" office:value="1.4165930718110879E+18" table:style-name="ce1">
            <text:p>1,41659E+18</text:p>
          </table:table-cell>
          <table:table-cell office:value-type="string" table:style-name="ce1">
            <text:p>Tidak percuma Annisa Pohan mempertanyakan soal vaksinasi berbayar melalui akunnya di twitter. Pertanyaan yang sama juga disampaikan ribuan elemen masyarakat lainnya. #VaksinBerbayar https://t.co/miX7iWiX9J</text:p>
          </table:table-cell>
          <table:table-cell office:value-type="string" table:style-name="ce1">
            <text:p>tidak percuma annisa pohan tanya soal vaksinasi bayar lalu akun twitter tanya sama sampai ribu elemen masyarakat lain</text:p>
          </table:table-cell>
          <table:table-cell office:value-type="string" table:style-name="ce1">
            <text:p>jpnncom</text:p>
          </table:table-cell>
          <table:table-cell office:value-type="date" office:date-value="2021-07-18T02:58:02" table:style-name="ce3">
            <text:p>7/18/21 02:58 AM</text:p>
          </table:table-cell>
          <table:table-cell office:value-type="string" table:style-name="ce1">
            <text:p>NONHS</text:p>
          </table:table-cell>
          <table:table-cell table:number-columns-repeated="250" table:style-name="ce2"/>
          <table:table-cell table:number-columns-repeated="16128"/>
        </table:table-row>
        <table:table-row table:style-name="ro1">
          <table:table-cell office:value-type="float" office:value="1.416605127826313E+18" table:style-name="ce1">
            <text:p>1,41661E+18</text:p>
          </table:table-cell>
          <table:table-cell office:value-type="string" table:style-name="ce1">
            <text:p>- Kebenaran Akan Terus Dibungkam - Yakinlah, Sekelas Pak Jendral Dharma 'Wakil Ketua BSSN' lebih tau tentang PLANDEMI ini. ~ https://t.co/qTsfpZYwde • #plandemi #tolakvaksin #peoplepower #vaksin #indonesia #vivarepublikindonesia https://t.co/VjOVOAxBL5</text:p>
          </table:table-cell>
          <table:table-cell office:value-type="string" table:style-name="ce1">
            <text:p>benar bungkam yakin kelas jenderal darma ketua bssn lebih tentang plandemi</text:p>
          </table:table-cell>
          <table:table-cell office:value-type="string" table:style-name="ce1">
            <text:p>n_akb31</text:p>
          </table:table-cell>
          <table:table-cell office:value-type="date" office:date-value="2021-07-18T03:45:56" table:style-name="ce3">
            <text:p>7/18/21 03:45 AM</text:p>
          </table:table-cell>
          <table:table-cell office:value-type="string" table:style-name="ce1">
            <text:p>HS</text:p>
          </table:table-cell>
          <table:table-cell table:number-columns-repeated="250" table:style-name="ce2"/>
          <table:table-cell table:number-columns-repeated="16128"/>
        </table:table-row>
        <table:table-row table:style-name="ro1">
          <table:table-cell office:value-type="float" office:value="1.4166731013628559E+18" table:style-name="ce1">
            <text:p>1,41667E+18</text:p>
          </table:table-cell>
          <table:table-cell office:value-type="string" table:style-name="ce1">
            <text:p>Sekretaris Fraksi PPP di DPR RI Achmad Baidowi atau Awiek menyoroti jumlah penyerapan vaksin Covid-19 di Indonesia saat ini. #vaksincovid-19 https://t.co/F7e9GKL1H3</text:p>
          </table:table-cell>
          <table:table-cell office:value-type="string" table:style-name="ce1">
            <text:p>sekretaris fraksi ppp dpr achmad baidowi awiek sorot serap vaksin covid indonesia</text:p>
          </table:table-cell>
          <table:table-cell office:value-type="string" table:style-name="ce1">
            <text:p>jpnncom</text:p>
          </table:table-cell>
          <table:table-cell office:value-type="date" office:date-value="2021-07-18T08:16:02" table:style-name="ce3">
            <text:p>7/18/21 08:16 AM</text:p>
          </table:table-cell>
          <table:table-cell office:value-type="string" table:style-name="ce1">
            <text:p>NONHS</text:p>
          </table:table-cell>
          <table:table-cell table:number-columns-repeated="250" table:style-name="ce2"/>
          <table:table-cell table:number-columns-repeated="16128"/>
        </table:table-row>
        <table:table-row table:style-name="ro1">
          <table:table-cell office:value-type="float" office:value="1.4166769423261E+18" table:style-name="ce1">
            <text:p>1,41668E+18</text:p>
          </table:table-cell>
          <table:table-cell office:value-type="string" table:style-name="ce1">
            <text:p>137 Juta Dosis, Belum 50 Persen Vaksin Terpakai, Sisanya Entah di Mana https://t.co/0dIAX4D2O4 #DaruratCorona #DaruratCovid-19 #VaksinCovid-19 #VaksinasiCovid-19</text:p>
          </table:table-cell>
          <table:table-cell office:value-type="string" table:style-name="ce1">
            <text:p>juta dosis persen vaksin pakai sisa entah</text:p>
          </table:table-cell>
          <table:table-cell office:value-type="string" table:style-name="ce1">
            <text:p>fajaronline</text:p>
          </table:table-cell>
          <table:table-cell office:value-type="date" office:date-value="2021-07-18T08:31:18" table:style-name="ce3">
            <text:p>7/18/21 08:31 AM</text:p>
          </table:table-cell>
          <table:table-cell office:value-type="string" table:style-name="ce1">
            <text:p>HS</text:p>
          </table:table-cell>
          <table:table-cell table:number-columns-repeated="250" table:style-name="ce2"/>
          <table:table-cell table:number-columns-repeated="16128"/>
        </table:table-row>
        <table:table-row table:style-name="ro1">
          <table:table-cell office:value-type="float" office:value="1.4167111324425989E+18" table:style-name="ce1">
            <text:p>1,41671E+18</text:p>
          </table:table-cell>
          <table:table-cell office:value-type="string" table:style-name="ce1">
            <text:p>Vaksin Door to Door Buat Antusiasme Masyarakat Lebih Tinggi https://t.co/dGHxPpSuXE #bin #Makassar #VaksinCovid-19 #VaksinDoorToDoor</text:p>
          </table:table-cell>
          <table:table-cell office:value-type="string" table:style-name="ce1">
            <text:p>vaksin door to door antusiasme masyarakat lebih tinggi</text:p>
          </table:table-cell>
          <table:table-cell office:value-type="string" table:style-name="ce1">
            <text:p>fajaronline</text:p>
          </table:table-cell>
          <table:table-cell office:value-type="date" office:date-value="2021-07-18T10:47:09" table:style-name="ce3">
            <text:p>7/18/21 10:47 AM</text:p>
          </table:table-cell>
          <table:table-cell office:value-type="string" table:style-name="ce1">
            <text:p>NONHS</text:p>
          </table:table-cell>
          <table:table-cell table:number-columns-repeated="250" table:style-name="ce2"/>
          <table:table-cell table:number-columns-repeated="16128"/>
        </table:table-row>
        <table:table-row table:style-name="ro1">
          <table:table-cell office:value-type="float" office:value="1.416943372573417E+18" table:style-name="ce1">
            <text:p>1,41694E+18</text:p>
          </table:table-cell>
          <table:table-cell office:value-type="string" table:style-name="ce1">
            <text:p>Top News Koran Rakyat Merdeka Presiden Tugaskan BIN Vaksinasi Door To Door Bisa Jinakkan Corona #BIN #Jokowi #Bansos #Vaksin #vaksinasi #PPKM #PPKMDarurat #Corona #coronavirus #COVID19 #COVID?19 #COVID__19 #Covid_19 #COVID #RakyatMerdeka #RMid https://t.co/PlSN4hzjhY</text:p>
          </table:table-cell>
          <table:table-cell office:value-type="string" table:style-name="ce1">
            <text:p>top news koran rakyat merdekapresiden tugas binvaksinasi door to door bisa jinak corona</text:p>
          </table:table-cell>
          <table:table-cell office:value-type="string" table:style-name="ce1">
            <text:p>Andespen1</text:p>
          </table:table-cell>
          <table:table-cell office:value-type="date" office:date-value="2021-07-19T02:10:00" table:style-name="ce3">
            <text:p>7/19/21 02:10 AM</text:p>
          </table:table-cell>
          <table:table-cell office:value-type="string" table:style-name="ce1">
            <text:p>NONHS</text:p>
          </table:table-cell>
          <table:table-cell table:number-columns-repeated="250" table:style-name="ce2"/>
          <table:table-cell table:number-columns-repeated="16128"/>
        </table:table-row>
        <table:table-row table:style-name="ro1">
          <table:table-cell office:value-type="float" office:value="1.4169614181594811E+18" table:style-name="ce1">
            <text:p>1,41696E+18</text:p>
          </table:table-cell>
          <table:table-cell office:value-type="string" table:style-name="ce1">
            <text:p>Kemenkes Keluarkan Izin Vaksin Berbayar, Demokrat: Betul-Betul Raja Tega #VaksinBerbayar #Demokrat https://t.co/gokLDsJQeL https://t.co/BVor3A5ZCM</text:p>
          </table:table-cell>
          <table:table-cell office:value-type="string" table:style-name="ce1">
            <text:p>kemenkes keluar izin vaksin bayar demokrat betulbetul raja tega</text:p>
          </table:table-cell>
          <table:table-cell office:value-type="string" table:style-name="ce1">
            <text:p>dpc_sragen</text:p>
          </table:table-cell>
          <table:table-cell office:value-type="date" office:date-value="2021-07-19T03:21:42" table:style-name="ce3">
            <text:p>7/19/21 03:21 AM</text:p>
          </table:table-cell>
          <table:table-cell office:value-type="string" table:style-name="ce1">
            <text:p>HS</text:p>
          </table:table-cell>
          <table:table-cell table:number-columns-repeated="250" table:style-name="ce2"/>
          <table:table-cell table:number-columns-repeated="16128"/>
        </table:table-row>
        <table:table-row table:style-name="ro1">
          <table:table-cell office:value-type="float" office:value="1.4169983594626829E+18" table:style-name="ce1">
            <text:p>1,417E+18</text:p>
          </table:table-cell>
          <table:table-cell office:value-type="string" table:style-name="ce1">
            <text:p>Antusiasme Tinggi, Tapi Vaksin Terbatas https://t.co/J0quksF7vU #VaksinCovid-19</text:p>
          </table:table-cell>
          <table:table-cell office:value-type="string" table:style-name="ce1">
            <text:p>antusiasme tinggi vaksin batas</text:p>
          </table:table-cell>
          <table:table-cell office:value-type="string" table:style-name="ce1">
            <text:p>fajaronline</text:p>
          </table:table-cell>
          <table:table-cell office:value-type="date" office:date-value="2021-07-19T05:48:30" table:style-name="ce3">
            <text:p>7/19/21 05:48 AM</text:p>
          </table:table-cell>
          <table:table-cell office:value-type="string" table:style-name="ce1">
            <text:p>HS</text:p>
          </table:table-cell>
          <table:table-cell table:number-columns-repeated="16378"/>
        </table:table-row>
        <table:table-row table:style-name="ro1">
          <table:table-cell office:value-type="float" office:value="1.417025021466145E+18" table:style-name="ce1">
            <text:p>1,41703E+18</text:p>
          </table:table-cell>
          <table:table-cell office:value-type="string" table:style-name="ce1">
            <text:p>Usul Kader PDIP Lebih Baik Fokus Bentuk Herd Immunity Daripada Perpanjang PPKM Darurat #PDIPerjuangan #PPKM #PPKMDarurat #Vaksin #vaksinasi #Corona #coronavirus #COVID19 #COVID?19 #COVID__19 #Covid_19 #COVID #RakyatMerdeka #RMid https://t.co/FzU0g3pBuK</text:p>
          </table:table-cell>
          <table:table-cell office:value-type="string" table:style-name="ce1">
            <text:p>usul kader pdip lebih baik fokus bentuk herd immunity panjang ppkm darurat</text:p>
          </table:table-cell>
          <table:table-cell office:value-type="string" table:style-name="ce1">
            <text:p>Andespen1</text:p>
          </table:table-cell>
          <table:table-cell office:value-type="date" office:date-value="2021-07-19T07:34:26" table:style-name="ce3">
            <text:p>7/19/21 07:34 AM</text:p>
          </table:table-cell>
          <table:table-cell office:value-type="string" table:style-name="ce1">
            <text:p>NONHS</text:p>
          </table:table-cell>
          <table:table-cell table:number-columns-repeated="16378"/>
        </table:table-row>
        <table:table-row table:style-name="ro1">
          <table:table-cell office:value-type="float" office:value="1.417055116486603E+18" table:style-name="ce1">
            <text:p>1,41706E+18</text:p>
          </table:table-cell>
          <table:table-cell office:value-type="string" table:style-name="ce1">
            <text:p>imunitas akan terbentuk apabila masyarakat menjaga pola makan dan gaya hidup sehat setelah vaksin covid-19. #vaksincovid-19 https://t.co/OnBwulKaTf</text:p>
          </table:table-cell>
          <table:table-cell office:value-type="string" table:style-name="ce1">
            <text:p>imunitas bentuk masyarakat jaga pola makan gaya hidup sehat telah vaksin covid</text:p>
          </table:table-cell>
          <table:table-cell office:value-type="string" table:style-name="ce1">
            <text:p>Genpi_Co</text:p>
          </table:table-cell>
          <table:table-cell office:value-type="date" office:date-value="2021-07-19T09:34:02" table:style-name="ce3">
            <text:p>7/19/21 09:34 AM</text:p>
          </table:table-cell>
          <table:table-cell office:value-type="string" table:style-name="ce1">
            <text:p>NONHS</text:p>
          </table:table-cell>
          <table:table-cell table:number-columns-repeated="16378"/>
        </table:table-row>
        <table:table-row table:style-name="ro1">
          <table:table-cell office:value-type="float" office:value="1.417059649321271E+18" table:style-name="ce1">
            <text:p>1,41706E+18</text:p>
          </table:table-cell>
          <table:table-cell office:value-type="string" table:style-name="ce1">
            <text:p>Vaksin Covid 19 jenis Sinopharm tiba di Bandara Soekarno-Hatta menggunakan pesawat Garuda Indonesia pada Senin (19/7). #vaksincovid-19 https://t.co/z2Ef3EjSgZ</text:p>
          </table:table-cell>
          <table:table-cell office:value-type="string" table:style-name="ce1">
            <text:p>vaksin covid jenis sinopharm bandara soekarnohatta guna pesawat garuda indonesia pada senin</text:p>
          </table:table-cell>
          <table:table-cell office:value-type="string" table:style-name="ce1">
            <text:p>jpnncom</text:p>
          </table:table-cell>
          <table:table-cell office:value-type="date" office:date-value="2021-07-19T09:52:02" table:style-name="ce3">
            <text:p>7/19/21 09:52 AM</text:p>
          </table:table-cell>
          <table:table-cell office:value-type="string" table:style-name="ce1">
            <text:p>NONHS</text:p>
          </table:table-cell>
          <table:table-cell table:number-columns-repeated="16378"/>
        </table:table-row>
        <table:table-row table:style-name="ro1">
          <table:table-cell office:value-type="float" office:value="1.4171042111336161E+18" table:style-name="ce1">
            <text:p>1,4171E+18</text:p>
          </table:table-cell>
          <table:table-cell office:value-type="string" table:style-name="ce1">
            <text:p>Apa cuma gw disini yg nganggap vaksin it jadi pilihan hak pribadi?? #tolakvaksin</text:p>
          </table:table-cell>
          <table:table-cell office:value-type="string" table:style-name="ce1">
            <text:p>cuma sini nganggap vaksin it pilih hak pribadi</text:p>
          </table:table-cell>
          <table:table-cell office:value-type="string" table:style-name="ce1">
            <text:p>FadhilAkramRah1</text:p>
          </table:table-cell>
          <table:table-cell office:value-type="date" office:date-value="2021-07-19T12:49:07" table:style-name="ce3">
            <text:p>7/19/21 12:49 PM</text:p>
          </table:table-cell>
          <table:table-cell office:value-type="string" table:style-name="ce1">
            <text:p>HS</text:p>
          </table:table-cell>
          <table:table-cell table:number-columns-repeated="16378"/>
        </table:table-row>
        <table:table-row table:style-name="ro1">
          <table:table-cell office:value-type="float" office:value="1.417106769847935E+18" table:style-name="ce1">
            <text:p>1,41711E+18</text:p>
          </table:table-cell>
          <table:table-cell office:value-type="string" table:style-name="ce1">
            <text:p>Hai SobatPro! Dengan vaksinasi Covid-19, kita bisa bantu agar pandemi ini segera mereda hingga berakhir. Vaksin memicu sistem kekebalan tubuh untuk melawan virus Covid-19. Apa sajakah vaksin yang ditetapkan oleh Kemenkes? Simak yuk! #covid19 #pandemi2021 #vaksinasi #vaksincovid https://t.co/JkixvcfRTG</text:p>
          </table:table-cell>
          <table:table-cell office:value-type="string" table:style-name="ce1">
            <text:p>hai sobatprodengan vaksinasi covid bisa bantu pandemi segera reda akhir vaksin picu sistem kebal tubuh lawan virus covid saja vaksin tetap oleh kemenkes simak ayo</text:p>
          </table:table-cell>
          <table:table-cell office:value-type="string" table:style-name="ce1">
            <text:p>kaspro_id</text:p>
          </table:table-cell>
          <table:table-cell office:value-type="date" office:date-value="2021-07-19T12:59:17" table:style-name="ce3">
            <text:p>7/19/21 12:59 PM</text:p>
          </table:table-cell>
          <table:table-cell office:value-type="string" table:style-name="ce1">
            <text:p>NONHS</text:p>
          </table:table-cell>
          <table:table-cell table:number-columns-repeated="16378"/>
        </table:table-row>
        <table:table-row table:style-name="ro1">
          <table:table-cell office:value-type="float" office:value="1.4171334789785889E+18" table:style-name="ce1">
            <text:p>1,41713E+18</text:p>
          </table:table-cell>
          <table:table-cell office:value-type="string" table:style-name="ce1">
            <text:p>Wah! 20% Warga AS Meyakini Teori Konspirasi Mikrocip Telah Ditanam di dalam Vaksin Covid-19 https://t.co/n77JVG7zX5 #MicrocipDalamVaksin #VaksinCovid-19</text:p>
          </table:table-cell>
          <table:table-cell office:value-type="string" table:style-name="ce1">
            <text:p>wah as yakin teori konspirasi mikrocip tanam dalam vaksin covid</text:p>
          </table:table-cell>
          <table:table-cell office:value-type="string" table:style-name="ce1">
            <text:p>fajaronline</text:p>
          </table:table-cell>
          <table:table-cell office:value-type="date" office:date-value="2021-07-19T14:45:25" table:style-name="ce3">
            <text:p>7/19/21 02:45 PM</text:p>
          </table:table-cell>
          <table:table-cell office:value-type="string" table:style-name="ce1">
            <text:p>HS</text:p>
          </table:table-cell>
          <table:table-cell table:number-columns-repeated="16378"/>
        </table:table-row>
        <table:table-row table:style-name="ro1">
          <table:table-cell office:value-type="float" office:value="1.4171369624781171E+18" table:style-name="ce1">
            <text:p>1,41714E+18</text:p>
          </table:table-cell>
          <table:table-cell office:value-type="string" table:style-name="ce1">
            <text:p>Idul Adha 2021 Jelang Idul Adha 2021, Pemerintah Mulai Berikan Vaksin Booster bagi 1,4 Juta Nakes - https://t.co/keXrnZYMPs #iduladha #iduladha2021 #kurban #ppkm #Vaksin</text:p>
          </table:table-cell>
          <table:table-cell office:value-type="string" table:style-name="ce1">
            <text:p>idul adha jelang idul adha perintah ikan vaksin booster bagi juta nakes</text:p>
          </table:table-cell>
          <table:table-cell office:value-type="string" table:style-name="ce1">
            <text:p>nihayarina</text:p>
          </table:table-cell>
          <table:table-cell office:value-type="date" office:date-value="2021-07-19T14:59:15" table:style-name="ce3">
            <text:p>7/19/21 02:59 PM</text:p>
          </table:table-cell>
          <table:table-cell office:value-type="string" table:style-name="ce1">
            <text:p>NONHS</text:p>
          </table:table-cell>
          <table:table-cell table:number-columns-repeated="16378"/>
        </table:table-row>
        <table:table-row table:style-name="ro1">
          <table:table-cell office:value-type="float" office:value="1.4171370490778949E+18" table:style-name="ce1">
            <text:p>1,41714E+18</text:p>
          </table:table-cell>
          <table:table-cell office:value-type="string" table:style-name="ce1">
            <text:p>Siaga Idul Adha 2021, Apakah Masker Ventilasi Bisa Mencegah Covid-19? Ini Kata Dokter dan WHO - https://t.co/cYS1nn7mTt #iduladha #iduladha2021 #kurban #ppkm #vaksin</text:p>
          </table:table-cell>
          <table:table-cell office:value-type="string" table:style-name="ce1">
            <text:p>siaga idul adha masker ventilasi bisa cegah covid kata dokter who</text:p>
          </table:table-cell>
          <table:table-cell office:value-type="string" table:style-name="ce1">
            <text:p>nihayarina</text:p>
          </table:table-cell>
          <table:table-cell office:value-type="date" office:date-value="2021-07-19T14:59:36" table:style-name="ce3">
            <text:p>7/19/21 02:59 PM</text:p>
          </table:table-cell>
          <table:table-cell office:value-type="string" table:style-name="ce1">
            <text:p>NONHS</text:p>
          </table:table-cell>
          <table:table-cell table:number-columns-repeated="16378"/>
        </table:table-row>
        <table:table-row table:style-name="ro1">
          <table:table-cell office:value-type="float" office:value="1.4171371570308749E+18" table:style-name="ce1">
            <text:p>1,41714E+18</text:p>
          </table:table-cell>
          <table:table-cell office:value-type="string" table:style-name="ce1">
            <text:p>Jelang Libur Idul Adha 2021, Berikut Ketentuan WFO Sektor Esensial dan Sektor Kritikal - https://t.co/7RwoRLAmwg #iduladha #liburiduladha #wfh #wfo #ppkm #vaksin</text:p>
          </table:table-cell>
          <table:table-cell office:value-type="string" table:style-name="ce1">
            <text:p>jelang libur idul adha ikut tentu wfo sektor esensial sektor kritikal</text:p>
          </table:table-cell>
          <table:table-cell office:value-type="string" table:style-name="ce1">
            <text:p>nihayarina</text:p>
          </table:table-cell>
          <table:table-cell office:value-type="date" office:date-value="2021-07-19T15:00:02" table:style-name="ce3">
            <text:p>7/19/21 03:00 PM</text:p>
          </table:table-cell>
          <table:table-cell office:value-type="string" table:style-name="ce1">
            <text:p>NONHS</text:p>
          </table:table-cell>
          <table:table-cell table:number-columns-repeated="16378"/>
        </table:table-row>
        <table:table-row table:style-name="ro1">
          <table:table-cell office:value-type="float" office:value="1.417137235279766E+18" table:style-name="ce1">
            <text:p>1,41714E+18</text:p>
          </table:table-cell>
          <table:table-cell office:value-type="string" table:style-name="ce1">
            <text:p>Berikut Tata Cara Lengkap Sholat Idul Adha 2021 di Rumah dari Kemenag - https://t.co/l4BihYSW9h #iduladha #liburiduladha #wfh #wfo #ppkm #vaksin</text:p>
          </table:table-cell>
          <table:table-cell office:value-type="string" table:style-name="ce1">
            <text:p>ikut tata cara lengkap sholat idul adha rumah kemenag</text:p>
          </table:table-cell>
          <table:table-cell office:value-type="string" table:style-name="ce1">
            <text:p>nihayarina</text:p>
          </table:table-cell>
          <table:table-cell office:value-type="date" office:date-value="2021-07-19T15:00:20" table:style-name="ce3">
            <text:p>7/19/21 03:00 PM</text:p>
          </table:table-cell>
          <table:table-cell office:value-type="string" table:style-name="ce1">
            <text:p>NONHS</text:p>
          </table:table-cell>
          <table:table-cell table:number-columns-repeated="16378"/>
        </table:table-row>
        <table:table-row table:style-name="ro1">
          <table:table-cell office:value-type="float" office:value="1.417300000753684E+18" table:style-name="ce1">
            <text:p>1,4173E+18</text:p>
          </table:table-cell>
          <table:table-cell office:value-type="string" table:style-name="ce1">
            <text:p>Baidowi: Vaksin yang Terpakai Belum 50 Persen, Sisanya Menumpuk Entah di Mana #vaksincovid-19 via @jpnncom https://t.co/fHQXLJPa4g</text:p>
          </table:table-cell>
          <table:table-cell office:value-type="string" table:style-name="ce1">
            <text:p>baidowi vaksin pakai persen sisa tumpuk entah lewat</text:p>
          </table:table-cell>
          <table:table-cell office:value-type="string" table:style-name="ce1">
            <text:p>Sultan00674771</text:p>
          </table:table-cell>
          <table:table-cell office:value-type="date" office:date-value="2021-07-20T01:47:06" table:style-name="ce3">
            <text:p>7/20/21 01:47 AM</text:p>
          </table:table-cell>
          <table:table-cell office:value-type="string" table:style-name="ce1">
            <text:p>NONHS</text:p>
          </table:table-cell>
          <table:table-cell table:number-columns-repeated="16378"/>
        </table:table-row>
        <table:table-row table:style-name="ro1">
          <table:table-cell office:value-type="float" office:value="1.4173550091764449E+18" table:style-name="ce1">
            <text:p>1,41736E+18</text:p>
          </table:table-cell>
          <table:table-cell office:value-type="string" table:style-name="ce1">
            <text:p>Pengamat2 idealis seyogyakan juga menghargai dan menghormati hak asasi (23% warga lain) yang bersedia mencari percepatan perlindungan keluarganya #VaksinBerbayar https://t.co/rlZLgtZNb0</text:p>
          </table:table-cell>
          <table:table-cell office:value-type="string" table:style-name="ce1">
            <text:p>amat idealis seyogyakan harga hormat hak asasi lain sedia cari cepat lindung keluarga</text:p>
          </table:table-cell>
          <table:table-cell office:value-type="string" table:style-name="ce1">
            <text:p>Elsia_CChaidir</text:p>
          </table:table-cell>
          <table:table-cell office:value-type="date" office:date-value="2021-07-20T05:25:42" table:style-name="ce3">
            <text:p>7/20/21 05:25 AM</text:p>
          </table:table-cell>
          <table:table-cell office:value-type="string" table:style-name="ce1">
            <text:p>NONHS</text:p>
          </table:table-cell>
          <table:table-cell table:number-columns-repeated="16378"/>
        </table:table-row>
        <table:table-row table:style-name="ro1">
          <table:table-cell office:value-type="float" office:value="1.4173761190874519E+18" table:style-name="ce1">
            <text:p>1,41738E+18</text:p>
          </table:table-cell>
          <table:table-cell office:value-type="string" table:style-name="ce1">
            <text:p>@_leonSR_ @ariandiputra30 @B1G_K4y_R3born @Omnignice3 @QaisRafif @KemenkesRI @BudiGSadikin Saling menjaga agar pandemi segera berlalu. #IdulAdha #dirumahaja #Vaksin dan patuhi #PPKM https://t.co/RzDtRA9TuF</text:p>
          </table:table-cell>
          <table:table-cell office:value-type="string" table:style-name="ce1">
            <text:p>jaga pandemi segera lalu patuh</text:p>
          </table:table-cell>
          <table:table-cell office:value-type="string" table:style-name="ce1">
            <text:p>dad_somantri</text:p>
          </table:table-cell>
          <table:table-cell office:value-type="date" office:date-value="2021-07-20T06:49:35" table:style-name="ce3">
            <text:p>7/20/21 06:49 AM</text:p>
          </table:table-cell>
          <table:table-cell office:value-type="string" table:style-name="ce1">
            <text:p>NONHS</text:p>
          </table:table-cell>
          <table:table-cell table:number-columns-repeated="16378"/>
        </table:table-row>
        <table:table-row table:style-name="ro1">
          <table:table-cell office:value-type="float" office:value="1.417402932597719E+18" table:style-name="ce1">
            <text:p>1,4174E+18</text:p>
          </table:table-cell>
          <table:table-cell office:value-type="string" table:style-name="ce1">
            <text:p>Aku sepakat banget sama ini.. Kasihan sama pedagang kecil kalau kelamaan PPKM. Lebih baik ada sedikit paksaan untuk masyarakat kecil digiring untuk Vaksin setelah itu baru bisa beraktivitas.. #Vaksin #indonesia #PPKM https://t.co/5xtDxyPfKQ</text:p>
          </table:table-cell>
          <table:table-cell office:value-type="string" table:style-name="ce1">
            <text:p>sepakat sangat sama inikasihan sama dagang kecil lama ppkm lebih baik sedikit paksa masyarakat kecil giring vaksin telah baru bisa aktivitas</text:p>
          </table:table-cell>
          <table:table-cell office:value-type="string" table:style-name="ce1">
            <text:p>balqisiva</text:p>
          </table:table-cell>
          <table:table-cell office:value-type="date" office:date-value="2021-07-20T08:36:07" table:style-name="ce3">
            <text:p>7/20/21 08:36 AM</text:p>
          </table:table-cell>
          <table:table-cell office:value-type="string" table:style-name="ce1">
            <text:p>NONHS</text:p>
          </table:table-cell>
          <table:table-cell table:number-columns-repeated="16378"/>
        </table:table-row>
        <table:table-row table:style-name="ro1">
          <table:table-cell office:value-type="float" office:value="1.417466827106443E+18" table:style-name="ce1">
            <text:p>1,41747E+18</text:p>
          </table:table-cell>
          <table:table-cell office:value-type="string" table:style-name="ce1">
            <text:p>Dok, saya mau tanya. Apakah boleh menerima vaksin covid-19 jika sedang mengalami bengkak pada gusi? #vaksincovid-19 https://t.co/VwaeXWuc4P</text:p>
          </table:table-cell>
          <table:table-cell office:value-type="string" table:style-name="ce1">
            <text:p>dok tanya terima vaksin covid alami bengkak pada gusi</text:p>
          </table:table-cell>
          <table:table-cell office:value-type="string" table:style-name="ce1">
            <text:p>Genpi_Co</text:p>
          </table:table-cell>
          <table:table-cell office:value-type="date" office:date-value="2021-07-20T12:50:01" table:style-name="ce3">
            <text:p>7/20/21 12:50 PM</text:p>
          </table:table-cell>
          <table:table-cell office:value-type="string" table:style-name="ce1">
            <text:p>NONHS</text:p>
          </table:table-cell>
          <table:table-cell table:number-columns-repeated="16378"/>
        </table:table-row>
        <table:table-row table:style-name="ro1">
          <table:table-cell office:value-type="float" office:value="1.4176828265943739E+18" table:style-name="ce1">
            <text:p>1,41768E+18</text:p>
          </table:table-cell>
          <table:table-cell office:value-type="string" table:style-name="ce1">
            <text:p>[Help] Warga twitter, ada yang belum dapat sertifikta vaksinasi kah ? Siapapun yg tahu cara proses biar dapat sertifikat vaksin gimana ? Aku dulu ikut sentra vaksinasi BUMN. Udah tanya hr kantor, email PeduliLindungi tapi ga ada jalan keluar #PPKM #Vaksin #EfekNyataPPKMDarurat</text:p>
          </table:table-cell>
          <table:table-cell office:value-type="string" table:style-name="ce1">
            <text:p>help twitter dapat sertifikta vaksinasi kah siapa cara proses biar dapat sertifikat vaksin ikut sentra vaksinasi bumn tanya kantor email pedulilindungi tidak jalan keluar</text:p>
          </table:table-cell>
          <table:table-cell office:value-type="string" table:style-name="ce1">
            <text:p>anggorowakhid</text:p>
          </table:table-cell>
          <table:table-cell office:value-type="date" office:date-value="2021-07-21T03:08:19" table:style-name="ce3">
            <text:p>7/21/21 03:08 AM</text:p>
          </table:table-cell>
          <table:table-cell office:value-type="string" table:style-name="ce1">
            <text:p>NONHS</text:p>
          </table:table-cell>
          <table:table-cell table:number-columns-repeated="16378"/>
        </table:table-row>
        <table:table-row table:style-name="ro1">
          <table:table-cell office:value-type="float" office:value="1.4176852152505019E+18" table:style-name="ce1">
            <text:p>1,41769E+18</text:p>
          </table:table-cell>
          <table:table-cell office:value-type="string" table:style-name="ce1">
            <text:p>Bayangin aja di masa pandemi seperti ini, karya lo yang gak seberapa tiba2 dihargai oleh seseorang dengan nominal yang fantastik..... Bayangin aja dulu... Cek lainnya yuk.... #COVID19 #Vaksin #desaingrafis #design #fotografi #phk #pandemi #PPKM #PpkmDiperpanjang https://t.co/PviVxqCV3q</text:p>
          </table:table-cell>
          <table:table-cell office:value-type="string" table:style-name="ce1">
            <text:p>bayangin pandemi seperti karya tidak berapa harga oleh orang nominal fantastikbayangin dulucek lain ayo</text:p>
          </table:table-cell>
          <table:table-cell office:value-type="string" table:style-name="ce1">
            <text:p>Lahagu_OL</text:p>
          </table:table-cell>
          <table:table-cell office:value-type="date" office:date-value="2021-07-21T03:17:49" table:style-name="ce3">
            <text:p>7/21/21 03:17 AM</text:p>
          </table:table-cell>
          <table:table-cell office:value-type="string" table:style-name="ce1">
            <text:p>NONHS</text:p>
          </table:table-cell>
          <table:table-cell table:number-columns-repeated="16378"/>
        </table:table-row>
        <table:table-row table:style-name="ro1">
          <table:table-cell office:value-type="float" office:value="1.417728639068606E+18" table:style-name="ce1">
            <text:p>1,41773E+18</text:p>
          </table:table-cell>
          <table:table-cell office:value-type="string" table:style-name="ce1">
            <text:p>Vaksinator Istana Gereget Ingin Ambil Alih Penanganan Covid-19: Kasih 3 Bulan, Tak Perlu Dibayar https://t.co/falQZ2ykpY #vaksin #vaksinator #dokter #istana #greget #gemas #ambilalih #penanganan #tangani #covid19 #kemenkes #ppkm #darurat #indonesia #nasional #prmn</text:p>
          </table:table-cell>
          <table:table-cell office:value-type="string" table:style-name="ce1">
            <text:p>vaksinator istana gereget ingin ambil alih tangan covid kasih tidak perlu bayar</text:p>
          </table:table-cell>
          <table:table-cell office:value-type="string" table:style-name="ce1">
            <text:p>pikiran_rakyat</text:p>
          </table:table-cell>
          <table:table-cell office:value-type="date" office:date-value="2021-07-21T06:10:22" table:style-name="ce3">
            <text:p>7/21/21 06:10 AM</text:p>
          </table:table-cell>
          <table:table-cell office:value-type="string" table:style-name="ce1">
            <text:p>NONHS</text:p>
          </table:table-cell>
          <table:table-cell table:number-columns-repeated="16378"/>
        </table:table-row>
        <table:table-row table:style-name="ro1">
          <table:table-cell office:value-type="float" office:value="1.4177597562072881E+18" table:style-name="ce1">
            <text:p>1,41776E+18</text:p>
          </table:table-cell>
          <table:table-cell office:value-type="string" table:style-name="ce1">
            <text:p>Banyak hal yang menyebabkan vaksinasi covid-19 di Indonesia belum maksimal. Begini penjelasan ahli #vaksincovid-19 https://t.co/GkkcM7KIGJ</text:p>
          </table:table-cell>
          <table:table-cell office:value-type="string" table:style-name="ce1">
            <text:p>banyak sebab vaksinasi covid indonesia maksimal jelas ahli</text:p>
          </table:table-cell>
          <table:table-cell office:value-type="string" table:style-name="ce1">
            <text:p>Genpi_Co</text:p>
          </table:table-cell>
          <table:table-cell office:value-type="date" office:date-value="2021-07-21T08:14:01" table:style-name="ce3">
            <text:p>7/21/21 08:14 AM</text:p>
          </table:table-cell>
          <table:table-cell office:value-type="string" table:style-name="ce1">
            <text:p>NONHS</text:p>
          </table:table-cell>
          <table:table-cell table:number-columns-repeated="16378"/>
        </table:table-row>
        <table:table-row table:style-name="ro1">
          <table:table-cell office:value-type="float" office:value="1.4177751461153421E+18" table:style-name="ce1">
            <text:p>1,41778E+18</text:p>
          </table:table-cell>
          <table:table-cell office:value-type="string" table:style-name="ce1">
            <text:p>Di Balik Liputan: Ambyar Vaksin Berbayar Gonjang-ganjing vaksinasi berbayar mewarnai negeri ini sepanjang pekan lalu. Berbagai kecaman mengarah pada pemerintah yang dituding mencari untung melalui program yang dijalankan oleh PT Kimia Farma itu. #DiBalikLiputan #VaksinBerbayar https://t.co/jZSBSMxwnc</text:p>
          </table:table-cell>
          <table:table-cell office:value-type="string" table:style-name="ce1">
            <text:p>balik liput ambyar vaksin berbayargonjangganjing vaksinasi bayar warna negeri panjang pekan bagai kecam arah pada perintah tuding cari untung lalu program jalan oleh pt kimia farma</text:p>
          </table:table-cell>
          <table:table-cell office:value-type="string" table:style-name="ce1">
            <text:p>temponewsroom</text:p>
          </table:table-cell>
          <table:table-cell office:value-type="date" office:date-value="2021-07-21T09:15:10" table:style-name="ce3">
            <text:p>7/21/21 09:15 AM</text:p>
          </table:table-cell>
          <table:table-cell office:value-type="string" table:style-name="ce1">
            <text:p>HS</text:p>
          </table:table-cell>
          <table:table-cell table:number-columns-repeated="16378"/>
        </table:table-row>
        <table:table-row table:style-name="ro1">
          <table:table-cell office:value-type="float" office:value="1.4177755799196219E+18" table:style-name="ce1">
            <text:p>1,41778E+18</text:p>
          </table:table-cell>
          <table:table-cell office:value-type="string" table:style-name="ce1">
            <text:p>Hingga akhirnya pada Jumat pekan lalu, Presiden Joko Widodo membatalkan program turunan dari Vaksinasi Gotorng Royong itu. #DiBalikLiputan #VaksinBerbayar</text:p>
          </table:table-cell>
          <table:table-cell office:value-type="string" table:style-name="ce1">
            <text:p>akhir pada jumat pekan presiden joko widodo batal program turun vaksinasi gotorng royong</text:p>
          </table:table-cell>
          <table:table-cell office:value-type="string" table:style-name="ce1">
            <text:p>temponewsroom</text:p>
          </table:table-cell>
          <table:table-cell office:value-type="date" office:date-value="2021-07-21T09:16:53" table:style-name="ce3">
            <text:p>7/21/21 09:16 AM</text:p>
          </table:table-cell>
          <table:table-cell office:value-type="string" table:style-name="ce1">
            <text:p>NONHS</text:p>
          </table:table-cell>
          <table:table-cell table:number-columns-repeated="16378"/>
        </table:table-row>
        <table:table-row table:style-name="ro1">
          <table:table-cell office:value-type="float" office:value="1.4177759905671501E+18" table:style-name="ce1">
            <text:p>1,41778E+18</text:p>
          </table:table-cell>
          <table:table-cell office:value-type="string" table:style-name="ce1">
            <text:p>Gagasan vaksinasi berbayar sesungguhnya bukan hal baru. Pada Oktober 2020, Jokowi menyatakan bahwa tidak semua vaksin gratis, dan ada yang berbayar. #DiBalikLiputan #VaksinBerbayar</text:p>
          </table:table-cell>
          <table:table-cell office:value-type="string" table:style-name="ce1">
            <text:p>gagas vaksinasi bayar sungguh baru pada oktober jokowi nyata tidak semua vaksin gratis bayar</text:p>
          </table:table-cell>
          <table:table-cell office:value-type="string" table:style-name="ce1">
            <text:p>temponewsroom</text:p>
          </table:table-cell>
          <table:table-cell office:value-type="date" office:date-value="2021-07-21T09:18:31" table:style-name="ce3">
            <text:p>7/21/21 09:18 AM</text:p>
          </table:table-cell>
          <table:table-cell office:value-type="string" table:style-name="ce1">
            <text:p>NONHS</text:p>
          </table:table-cell>
          <table:table-cell table:number-columns-repeated="16378"/>
        </table:table-row>
        <table:table-row table:style-name="ro1">
          <table:table-cell office:value-type="float" office:value="1.417776361482047E+18" table:style-name="ce1">
            <text:p>1,41778E+18</text:p>
          </table:table-cell>
          <table:table-cell office:value-type="string" table:style-name="ce1">
            <text:p>Baru sekitar dua bulan kemudian, juga setelah mendapat kritik dari berbagai penjuru, Presiden memutuskan vaksinasi gratis untuk semua. Aroma tak sedap dalam program vaksinasi berbayar pun meruap. #DiBalikLiputan #VaksinBerbayar</text:p>
          </table:table-cell>
          <table:table-cell office:value-type="string" table:style-name="ce1">
            <text:p>baru dua telah dapat kritik bagai penjuru presiden putus vaksinasi gratis semua aroma tidak sedap dalam program vaksinasi bayar meruap</text:p>
          </table:table-cell>
          <table:table-cell office:value-type="string" table:style-name="ce1">
            <text:p>temponewsroom</text:p>
          </table:table-cell>
          <table:table-cell office:value-type="date" office:date-value="2021-07-21T09:20:00" table:style-name="ce3">
            <text:p>7/21/21 09:20 AM</text:p>
          </table:table-cell>
          <table:table-cell office:value-type="string" table:style-name="ce1">
            <text:p>NONHS</text:p>
          </table:table-cell>
          <table:table-cell table:number-columns-repeated="16378"/>
        </table:table-row>
        <table:table-row table:style-name="ro1">
          <table:table-cell office:value-type="float" office:value="1.4177767585357701E+18" table:style-name="ce1">
            <text:p>1,41778E+18</text:p>
          </table:table-cell>
          <table:table-cell office:value-type="string" table:style-name="ce1">
            <text:p>Wartawan majalah ini mendapatkan sejumlah informasi bahwa ada pihak-pihak yang ingin mendulang cuan di tengah amukan Covid-19. #DiBalikLiputan #VaksinBerbayar</text:p>
          </table:table-cell>
          <table:table-cell office:value-type="string" table:style-name="ce1">
            <text:p>wartawan majalah dapat jumlah informasi pihakpihak ingin dulang cuan tengah amuk covid</text:p>
          </table:table-cell>
          <table:table-cell office:value-type="string" table:style-name="ce1">
            <text:p>temponewsroom</text:p>
          </table:table-cell>
          <table:table-cell office:value-type="date" office:date-value="2021-07-21T09:21:34" table:style-name="ce3">
            <text:p>7/21/21 09:21 AM</text:p>
          </table:table-cell>
          <table:table-cell office:value-type="string" table:style-name="ce1">
            <text:p>HS</text:p>
          </table:table-cell>
          <table:table-cell table:number-columns-repeated="16378"/>
        </table:table-row>
        <table:table-row table:style-name="ro1">
          <table:table-cell office:value-type="float" office:value="1.417777314121716E+18" table:style-name="ce1">
            <text:p>1,41778E+18</text:p>
          </table:table-cell>
          <table:table-cell office:value-type="string" table:style-name="ce1">
            <text:p>Kami pun menelusuri bagaimana kebijakan vaksinasi berbayar diambil oleh pemerintah. Sejumlah narasumber yang mengetahui pembahasan vaksinasi berbayar bercerita bahwa terjadi perpecahan di dalam kabinet. #DiBalikLiputan #VaksinBerbayar</text:p>
          </table:table-cell>
          <table:table-cell office:value-type="string" table:style-name="ce1">
            <text:p>telusur bijak vaksinasi bayar ambil oleh perintah jumlah narasumber tahu bahas vaksinasi bayar cerita jadi pecah dalam kabinet</text:p>
          </table:table-cell>
          <table:table-cell office:value-type="string" table:style-name="ce1">
            <text:p>temponewsroom</text:p>
          </table:table-cell>
          <table:table-cell office:value-type="date" office:date-value="2021-07-21T09:23:47" table:style-name="ce3">
            <text:p>7/21/21 09:23 AM</text:p>
          </table:table-cell>
          <table:table-cell office:value-type="string" table:style-name="ce1">
            <text:p>NONHS</text:p>
          </table:table-cell>
          <table:table-cell table:number-columns-repeated="16378"/>
        </table:table-row>
        <table:table-row table:style-name="ro1">
          <table:table-cell office:value-type="float" office:value="1.417777609279115E+18" table:style-name="ce1">
            <text:p>1,41778E+18</text:p>
          </table:table-cell>
          <table:table-cell office:value-type="string" table:style-name="ce1">
            <text:p>Menteri Kesehatan Budi Gunadi Sadikin disebut-sebut tidak mendukung vaksinasi berbayar untuk individu. Namun, ada pula pejabat lain yang mendukung rencana itu. #DiBalikLiputan #VaksinBerbayar</text:p>
          </table:table-cell>
          <table:table-cell office:value-type="string" table:style-name="ce1">
            <text:p>menteri sehat budi gunadi sadikin disebutsebut tidak dukung vaksinasi bayar individu jabat lain dukung rencana</text:p>
          </table:table-cell>
          <table:table-cell office:value-type="string" table:style-name="ce1">
            <text:p>temponewsroom</text:p>
          </table:table-cell>
          <table:table-cell office:value-type="date" office:date-value="2021-07-21T09:24:57" table:style-name="ce3">
            <text:p>7/21/21 09:24 AM</text:p>
          </table:table-cell>
          <table:table-cell office:value-type="string" table:style-name="ce1">
            <text:p>HS</text:p>
          </table:table-cell>
          <table:table-cell table:number-columns-repeated="16378"/>
        </table:table-row>
        <table:table-row table:style-name="ro1">
          <table:table-cell office:value-type="float" office:value="1.4177777937822799E+18" table:style-name="ce1">
            <text:p>1,41778E+18</text:p>
          </table:table-cell>
          <table:table-cell office:value-type="string" table:style-name="ce1">
            <text:p>Para narasumber yang kami wawancara menyebutkan bahwa Menteri Badan Usaha Milik Negara Erick Thohir termasuk di antaranya. #DiBalikLiputan #VaksinBerbayar</text:p>
          </table:table-cell>
          <table:table-cell office:value-type="string" table:style-name="ce1">
            <text:p>narasumber wawancara sebut menteri badan usaha negara erick thohir masuk antara</text:p>
          </table:table-cell>
          <table:table-cell office:value-type="string" table:style-name="ce1">
            <text:p>temponewsroom</text:p>
          </table:table-cell>
          <table:table-cell office:value-type="date" office:date-value="2021-07-21T09:25:41" table:style-name="ce3">
            <text:p>7/21/21 09:25 AM</text:p>
          </table:table-cell>
          <table:table-cell office:value-type="string" table:style-name="ce1">
            <text:p>NONHS</text:p>
          </table:table-cell>
          <table:table-cell table:number-columns-repeated="16378"/>
        </table:table-row>
        <table:table-row table:style-name="ro1">
          <table:table-cell office:value-type="float" office:value="1.4177782872337979E+18" table:style-name="ce1">
            <text:p>1,41778E+18</text:p>
          </table:table-cell>
          <table:table-cell office:value-type="string" table:style-name="ce1">
            <text:p>Dari para pejabat itu, kami juga mengetahui bahwa keuntungan yang akan didapat PT Kimia Farma dalam program Vaksinasi Gotong Royong—termasuk vaksin berbayar—sangat besar. #DiBalikLiputan #VaksinBerbayar</text:p>
          </table:table-cell>
          <table:table-cell office:value-type="string" table:style-name="ce1">
            <text:p>jabat tahu untung dapat pt kimia farma dalam program vaksinasi gotong royongtermasuk vaksin berbayarsangat besar</text:p>
          </table:table-cell>
          <table:table-cell office:value-type="string" table:style-name="ce1">
            <text:p>temponewsroom</text:p>
          </table:table-cell>
          <table:table-cell office:value-type="date" office:date-value="2021-07-21T09:27:39" table:style-name="ce3">
            <text:p>7/21/21 09:27 AM</text:p>
          </table:table-cell>
          <table:table-cell office:value-type="string" table:style-name="ce1">
            <text:p>HS</text:p>
          </table:table-cell>
          <table:table-cell table:number-columns-repeated="16378"/>
        </table:table-row>
        <table:table-row table:style-name="ro1">
          <table:table-cell office:value-type="float" office:value="1.417778953733886E+18" table:style-name="ce1">
            <text:p>1,41778E+18</text:p>
          </table:table-cell>
          <table:table-cell office:value-type="string" table:style-name="ce1">
            <text:p>Hitung-hitungan berdasarkan Keputusan Menteri Kesehatan, perusahaan itu bisa mendulang lebih dari Rp 1 triliun. Besarnya duit yang didapatkan ini ditengarai membuat sejumlah pengusaha berminat dalam jual-beli vaksin. #DiBalikLiputan #VaksinBerbayar</text:p>
          </table:table-cell>
          <table:table-cell office:value-type="string" table:style-name="ce1">
            <text:p>hitunghitungan dasar putus menteri sehat usaha bisa dulang lebih triliun besar uang dapat tengara buat jumlah usaha minat dalam jualbeli vaksin</text:p>
          </table:table-cell>
          <table:table-cell office:value-type="string" table:style-name="ce1">
            <text:p>temponewsroom</text:p>
          </table:table-cell>
          <table:table-cell office:value-type="date" office:date-value="2021-07-21T09:30:18" table:style-name="ce3">
            <text:p>7/21/21 09:30 AM</text:p>
          </table:table-cell>
          <table:table-cell office:value-type="string" table:style-name="ce1">
            <text:p>HS</text:p>
          </table:table-cell>
          <table:table-cell table:number-columns-repeated="16378"/>
        </table:table-row>
        <table:table-row table:style-name="ro1">
          <table:table-cell office:value-type="float" office:value="1.4177793402138209E+18" table:style-name="ce1">
            <text:p>1,41778E+18</text:p>
          </table:table-cell>
          <table:table-cell office:value-type="string" table:style-name="ce1">
            <text:p>Kami mendapat informasi bahwa sudah ada sejumlah perusahaan yang mengajukan registrasi ke Badan Pengawas Obat dan Makanan untuk vaksin merek tertentu. #DiBalikLiputan #VaksinBerbayar</text:p>
          </table:table-cell>
          <table:table-cell office:value-type="string" table:style-name="ce1">
            <text:p>dapat informasi jumlah usaha aju registrasi badan awas obat makan vaksin merek tentu</text:p>
          </table:table-cell>
          <table:table-cell office:value-type="string" table:style-name="ce1">
            <text:p>temponewsroom</text:p>
          </table:table-cell>
          <table:table-cell office:value-type="date" office:date-value="2021-07-21T09:31:50" table:style-name="ce3">
            <text:p>7/21/21 09:31 AM</text:p>
          </table:table-cell>
          <table:table-cell office:value-type="string" table:style-name="ce1">
            <text:p>NONHS</text:p>
          </table:table-cell>
          <table:table-cell table:number-columns-repeated="16378"/>
        </table:table-row>
        <table:table-row table:style-name="ro1">
          <table:table-cell office:value-type="float" office:value="1.4177796232077189E+18" table:style-name="ce1">
            <text:p>1,41778E+18</text:p>
          </table:table-cell>
          <table:table-cell office:value-type="string" table:style-name="ce1">
            <text:p>Pembaca, komersialisasi vaksin tentu tidak etis dalam keadaan terpuruk akibat tsunami Covid-19. Apalagi, penelusuran kami menemukan terjadi kekurangan stok vaksin di berbagai daerah. #DiBalikLiputan #VaksinBerbayar</text:p>
          </table:table-cell>
          <table:table-cell office:value-type="string" table:style-name="ce1">
            <text:p>baca komersialisasi vaksin tentu tidak etis dalam ada puruk akibat tsunami covid telusur temu jadi kurang stok vaksin bagai daerah</text:p>
          </table:table-cell>
          <table:table-cell office:value-type="string" table:style-name="ce1">
            <text:p>temponewsroom</text:p>
          </table:table-cell>
          <table:table-cell office:value-type="date" office:date-value="2021-07-21T09:32:57" table:style-name="ce3">
            <text:p>7/21/21 09:32 AM</text:p>
          </table:table-cell>
          <table:table-cell office:value-type="string" table:style-name="ce1">
            <text:p>NONHS</text:p>
          </table:table-cell>
          <table:table-cell table:number-columns-repeated="16378"/>
        </table:table-row>
        <table:table-row table:style-name="ro1">
          <table:table-cell office:value-type="float" office:value="1.4177799207851871E+18" table:style-name="ce1">
            <text:p>1,41778E+18</text:p>
          </table:table-cell>
          <table:table-cell office:value-type="string" table:style-name="ce1">
            <text:p>Tingginya minat masyarakat untuk diinjeksi vaksin tidak sebanding dengan ketersediaan vaksin. #DiBalikLiputan #VaksinBerbayar</text:p>
          </table:table-cell>
          <table:table-cell office:value-type="string" table:style-name="ce1">
            <text:p>tinggi minat masyarakat injeksi vaksin tidak banding sedia vaksin</text:p>
          </table:table-cell>
          <table:table-cell office:value-type="string" table:style-name="ce1">
            <text:p>temponewsroom</text:p>
          </table:table-cell>
          <table:table-cell office:value-type="date" office:date-value="2021-07-21T09:34:08" table:style-name="ce3">
            <text:p>7/21/21 09:34 AM</text:p>
          </table:table-cell>
          <table:table-cell office:value-type="string" table:style-name="ce1">
            <text:p>NONHS</text:p>
          </table:table-cell>
          <table:table-cell table:number-columns-repeated="16378"/>
        </table:table-row>
        <table:table-row table:style-name="ro1">
          <table:table-cell office:value-type="float" office:value="1.4177803820453309E+18" table:style-name="ce1">
            <text:p>1,41778E+18</text:p>
          </table:table-cell>
          <table:table-cell office:value-type="string" table:style-name="ce1">
            <text:p>Dalam kondisi darurat itu, sejumlah pejabat, termasuk Menteri Luar Negeri Retno Marsudi, pontang-panting melobi petinggi negara lain agar berbaik hati membagikan stok vaksinnya untuk Indonesia. #DiBalikLiputan #VaksinBerbayar</text:p>
          </table:table-cell>
          <table:table-cell office:value-type="string" table:style-name="ce1">
            <text:p>dalam kondisi darurat jumlah jabat masuk menteri negeri retno marsudi pontangpanting lobi petinggi negara lain baik hati bagi stok vaksin indonesia</text:p>
          </table:table-cell>
          <table:table-cell office:value-type="string" table:style-name="ce1">
            <text:p>temponewsroom</text:p>
          </table:table-cell>
          <table:table-cell office:value-type="date" office:date-value="2021-07-21T09:35:58" table:style-name="ce3">
            <text:p>7/21/21 09:35 AM</text:p>
          </table:table-cell>
          <table:table-cell office:value-type="string" table:style-name="ce1">
            <text:p>NONHS</text:p>
          </table:table-cell>
          <table:table-cell table:number-columns-repeated="16378"/>
        </table:table-row>
        <table:table-row table:style-name="ro1">
          <table:table-cell office:value-type="float" office:value="1.4177807838639191E+18" table:style-name="ce1">
            <text:p>1,41778E+18</text:p>
          </table:table-cell>
          <table:table-cell office:value-type="string" table:style-name="ce1">
            <text:p>Rapat redaksi Majalah Tempo memutuskan kekisruhan vaksinasi berbayar itu sebagai laporan utama. Kami memandang persoalan ini sangat terkait dengan kepentingan publik yang amat besar. #DiBalikLiputan #VaksinBerbayar</text:p>
          </table:table-cell>
          <table:table-cell office:value-type="string" table:style-name="ce1">
            <text:p>rapat redaksi majalah tempo putus kisruh vaksinasi bayar bagai lapor utama pandang soal sangat kait penting publik amat besar</text:p>
          </table:table-cell>
          <table:table-cell office:value-type="string" table:style-name="ce1">
            <text:p>temponewsroom</text:p>
          </table:table-cell>
          <table:table-cell office:value-type="date" office:date-value="2021-07-21T09:37:34" table:style-name="ce3">
            <text:p>7/21/21 09:37 AM</text:p>
          </table:table-cell>
          <table:table-cell office:value-type="string" table:style-name="ce1">
            <text:p>HS</text:p>
          </table:table-cell>
          <table:table-cell table:number-columns-repeated="16378"/>
        </table:table-row>
        <table:table-row table:style-name="ro1">
          <table:table-cell office:value-type="float" office:value="1.417783392330912E+18" table:style-name="ce1">
            <text:p>1,41778E+18</text:p>
          </table:table-cell>
          <table:table-cell office:value-type="string" table:style-name="ce1">
            <text:p>Selamat membaca. Tetap sehat selalu bersama orang-orang yang Anda kasihi. Stefanus Pramono Redaktur Pelaksana Majalah Tempo #DiBalikLiputan #VaksinBerbayar</text:p>
          </table:table-cell>
          <table:table-cell office:value-type="string" table:style-name="ce1">
            <text:p>selamat baca tetap sehat sama orangorang kasihistefanus pramonoredaktur laksana majalah tempo</text:p>
          </table:table-cell>
          <table:table-cell office:value-type="string" table:style-name="ce1">
            <text:p>temponewsroom</text:p>
          </table:table-cell>
          <table:table-cell office:value-type="date" office:date-value="2021-07-21T09:47:56" table:style-name="ce3">
            <text:p>7/21/21 09:47 AM</text:p>
          </table:table-cell>
          <table:table-cell office:value-type="string" table:style-name="ce1">
            <text:p>NONHS</text:p>
          </table:table-cell>
          <table:table-cell table:number-columns-repeated="16378"/>
        </table:table-row>
        <table:table-row table:style-name="ro1">
          <table:table-cell office:value-type="float" office:value="1.4177899578217999E+18" table:style-name="ce1">
            <text:p>1,41779E+18</text:p>
          </table:table-cell>
          <table:table-cell office:value-type="string" table:style-name="ce1">
            <text:p>Kinerja Tim Gugus Tugas Covid-19 Provinsi Riau disebut amburadul karena tidak bisa menyediakan vaksin lanjutkan. #vaksincovid-19 https://t.co/7oJ96ATIKD</text:p>
          </table:table-cell>
          <table:table-cell office:value-type="string" table:style-name="ce1">
            <text:p>kerja tim gugus tugas covid provinsi riau sebut amburadul tidak bisa sedia vaksin lanjut</text:p>
          </table:table-cell>
          <table:table-cell office:value-type="string" table:style-name="ce1">
            <text:p>Genpi_Co</text:p>
          </table:table-cell>
          <table:table-cell office:value-type="date" office:date-value="2021-07-21T10:14:01" table:style-name="ce3">
            <text:p>7/21/21 10:14 AM</text:p>
          </table:table-cell>
          <table:table-cell office:value-type="string" table:style-name="ce1">
            <text:p>HS</text:p>
          </table:table-cell>
          <table:table-cell table:number-columns-repeated="16378"/>
        </table:table-row>
        <table:table-row table:style-name="ro1">
          <table:table-cell office:value-type="float" office:value="1.417813743870697E+18" table:style-name="ce1">
            <text:p>1,41781E+18</text:p>
          </table:table-cell>
          <table:table-cell office:value-type="string" table:style-name="ce1">
            <text:p>#PPKM #PPKMDarurat #Covid #Indonesia #Vaksin #masker #Prokes5M #vaksinasi #VaksinasiCovid19 #COVID19 PPKM Level 4 Sumatra Timun Demo Rektor UI PPKM Darurat diperpanjang Olimpiade Giant Jawa Bali Ombudsman #TVRI #Sosiologi #UI #APINDO #FKM #iakmi #KUKM #pengusaha #RI #indonesia https://t.co/laGFhzLIre</text:p>
          </table:table-cell>
          <table:table-cell office:value-type="string" table:style-name="ce1">
            <text:p>ppkm level sumatra mentimun demo rektor ui ppkm darurat panjang olimpiade giant jawa bal ombudsman</text:p>
          </table:table-cell>
          <table:table-cell office:value-type="string" table:style-name="ce1">
            <text:p>ForumFristian</text:p>
          </table:table-cell>
          <table:table-cell office:value-type="date" office:date-value="2021-07-21T11:48:32" table:style-name="ce3">
            <text:p>7/21/21 11:48 AM</text:p>
          </table:table-cell>
          <table:table-cell office:value-type="string" table:style-name="ce1">
            <text:p>NONHS</text:p>
          </table:table-cell>
          <table:table-cell table:number-columns-repeated="16378"/>
        </table:table-row>
        <table:table-row table:style-name="ro1">
          <table:table-cell office:value-type="float" office:value="1.4179997369596851E+18" table:style-name="ce1">
            <text:p>1,418E+18</text:p>
          </table:table-cell>
          <table:table-cell office:value-type="string" table:style-name="ce1">
            <text:p>HINGGA SAAT INI BARU 16,4 JUTA WARGA YANG DISUNTIK VAKSIN COVID-19 LENGKAP, LANSIA MASIH RENDAH #Vaksin #vaksinasi #covid19 https://t.co/yKqNLP0jeG via @YouTube</text:p>
          </table:table-cell>
          <table:table-cell office:value-type="string" table:style-name="ce1">
            <text:p>baru juta suntik vaksin covid lengkap lanjut usia rendah lewat</text:p>
          </table:table-cell>
          <table:table-cell office:value-type="string" table:style-name="ce1">
            <text:p>pikiran_rakyat</text:p>
          </table:table-cell>
          <table:table-cell office:value-type="date" office:date-value="2021-07-22T00:07:37" table:style-name="ce3">
            <text:p>7/22/21 12:07 AM</text:p>
          </table:table-cell>
          <table:table-cell office:value-type="string" table:style-name="ce1">
            <text:p>NONHS</text:p>
          </table:table-cell>
          <table:table-cell table:number-columns-repeated="16378"/>
        </table:table-row>
        <table:table-row table:style-name="ro1">
          <table:table-cell office:value-type="float" office:value="1.4180010921645381E+18" table:style-name="ce1">
            <text:p>1,418E+18</text:p>
          </table:table-cell>
          <table:table-cell office:value-type="string" table:style-name="ce1">
            <text:p>Banyak Bumil Ragu Divaksin Covid-19 Masih Tunggu Rekomendasi Kemenkes #Vaksin #vaksinasi #VaksinasiCovid19 #IbuHamil #Corona #coronavirus #COVID19 #COVID?19 #COVID__19 #Covid_19 #COVID #RakyatMerdeka #RMid https://t.co/luxaMiBzmu</text:p>
          </table:table-cell>
          <table:table-cell office:value-type="string" table:style-name="ce1">
            <text:p>banyak hamil ragu vaksin covid tunggu rekomendasi kemenkes</text:p>
          </table:table-cell>
          <table:table-cell office:value-type="string" table:style-name="ce1">
            <text:p>Andespen1</text:p>
          </table:table-cell>
          <table:table-cell office:value-type="date" office:date-value="2021-07-22T00:13:00" table:style-name="ce3">
            <text:p>7/22/21 12:13 AM</text:p>
          </table:table-cell>
          <table:table-cell office:value-type="string" table:style-name="ce1">
            <text:p>NONHS</text:p>
          </table:table-cell>
          <table:table-cell table:number-columns-repeated="16378"/>
        </table:table-row>
        <table:table-row table:style-name="ro1">
          <table:table-cell office:value-type="float" office:value="1.418014023870677E+18" table:style-name="ce1">
            <text:p>1,41801E+18</text:p>
          </table:table-cell>
          <table:table-cell office:value-type="string" table:style-name="ce1">
            <text:p>Pendaftaran bagi peserta vaksinasi telah dibuka sejak 17 Juli 2021, melalui https://t.co/apulPe0psH. #Vaksin #VaksinasiCovid19 #vaksinasi #UI @KemahasiswaanUI @pemkotdepok @Antara_LKBN https://t.co/XBs0ONg7M4</text:p>
          </table:table-cell>
          <table:table-cell office:value-type="string" table:style-name="ce1">
            <text:p>daftar bagi serta vaksinasi buka juli lalu</text:p>
          </table:table-cell>
          <table:table-cell office:value-type="string" table:style-name="ce1">
            <text:p>antmegapolitan</text:p>
          </table:table-cell>
          <table:table-cell office:value-type="date" office:date-value="2021-07-22T01:04:23" table:style-name="ce3">
            <text:p>7/22/21 01:04 AM</text:p>
          </table:table-cell>
          <table:table-cell office:value-type="string" table:style-name="ce1">
            <text:p>NONHS</text:p>
          </table:table-cell>
          <table:table-cell table:number-columns-repeated="16378"/>
        </table:table-row>
        <table:table-row table:style-name="ro1">
          <table:table-cell office:value-type="float" office:value="1.4180296148913769E+18" table:style-name="ce1">
            <text:p>1,41803E+18</text:p>
          </table:table-cell>
          <table:table-cell office:value-type="string" table:style-name="ce1">
            <text:p>Bapak Ibubyg mau vaksin.... Kalo dah ramai gini mwnding mundur waktu aja deh.... Panitia ya juga gak profesional nih... Dah tau list antrian pendaftaran tinggi bukannya lokasi diset protokolnya. #vaksintetapaman #vaksinasi https://t.co/B3A4V9yml7</text:p>
          </table:table-cell>
          <table:table-cell office:value-type="string" table:style-name="ce1">
            <text:p>ibubyg vaksin ramai mwnding mundur dehpanitia tidak profesional list antri daftar tinggi bukan lokasi set protokol</text:p>
          </table:table-cell>
          <table:table-cell office:value-type="string" table:style-name="ce1">
            <text:p>eru_joo_han</text:p>
          </table:table-cell>
          <table:table-cell office:value-type="date" office:date-value="2021-07-22T02:06:20" table:style-name="ce3">
            <text:p>7/22/21 02:06 AM</text:p>
          </table:table-cell>
          <table:table-cell office:value-type="string" table:style-name="ce1">
            <text:p>HS</text:p>
          </table:table-cell>
          <table:table-cell table:number-columns-repeated="16378"/>
        </table:table-row>
        <table:table-row table:style-name="ro1">
          <table:table-cell office:value-type="float" office:value="1.4180471705324421E+18" table:style-name="ce1">
            <text:p>1,41805E+18</text:p>
          </table:table-cell>
          <table:table-cell office:value-type="string" table:style-name="ce1">
            <text:p>Program pemerintah akselerasi Vaksinasi untuk percepatan terbentuk nya Herd Immunity bagi warga masyarakat.Tetap patuhi Prokes 5 M #gajah_2001 @pncpoldakalbar @singkawanginformation #DisiplinPatuhiPPKM #polricegahcovid19 #vaksinasi #presisi POLRES SINGKAWANG SALAM-JKK https://t.co/n514djvWMN</text:p>
          </table:table-cell>
          <table:table-cell office:value-type="string" table:style-name="ce1">
            <text:p>program perintah akselerasi vaksinasi cepat bentuk herd immunity bagi masyarakattetap patuh prokes polres singkawangsalamjkk</text:p>
          </table:table-cell>
          <table:table-cell office:value-type="string" table:style-name="ce1">
            <text:p>PolsekSingkawa2</text:p>
          </table:table-cell>
          <table:table-cell office:value-type="date" office:date-value="2021-07-22T03:16:06" table:style-name="ce3">
            <text:p>7/22/21 03:16 AM</text:p>
          </table:table-cell>
          <table:table-cell office:value-type="string" table:style-name="ce1">
            <text:p>NONHS</text:p>
          </table:table-cell>
          <table:table-cell table:number-columns-repeated="16378"/>
        </table:table-row>
        <table:table-row table:style-name="ro1">
          <table:table-cell office:value-type="float" office:value="1.418048665529119E+18" table:style-name="ce1">
            <text:p>1,41805E+18</text:p>
          </table:table-cell>
          <table:table-cell office:value-type="string" table:style-name="ce1">
            <text:p>Pendaftaran Vaksinasi di Centra Vaksinasi Covid-19 Kabupaten Karanganyar akan dibuka pada: . . Hari Jum'at, 23 Juli 2021 pukul 20.00 WIB . . Semangat ! Via @dinkeskaranganyar . #dinkeskaranganyar #vaksinasi #ayovaksin #Kabupatenkaranganyar https://t.co/pj5QblDzDz</text:p>
          </table:table-cell>
          <table:table-cell office:value-type="string" table:style-name="ce1">
            <text:p>daftar vaksinasi centra vaksinasi covid kabupaten karanganyar buka padahari jumat juli pukul wibsemangat lewat</text:p>
          </table:table-cell>
          <table:table-cell office:value-type="string" table:style-name="ce1">
            <text:p>karanganyarkab</text:p>
          </table:table-cell>
          <table:table-cell office:value-type="date" office:date-value="2021-07-22T03:22:02" table:style-name="ce3">
            <text:p>7/22/21 03:22 AM</text:p>
          </table:table-cell>
          <table:table-cell office:value-type="string" table:style-name="ce1">
            <text:p>NONHS</text:p>
          </table:table-cell>
          <table:table-cell table:number-columns-repeated="16378"/>
        </table:table-row>
        <table:table-row table:style-name="ro1">
          <table:table-cell office:value-type="float" office:value="1.4180538316953759E+18" table:style-name="ce1">
            <text:p>1,41805E+18</text:p>
          </table:table-cell>
          <table:table-cell office:value-type="string" table:style-name="ce1">
            <text:p>Dengan Vaksinasi Kita Bisa Menghentikan Penyebaran Covid-19 BERSAMA LAWAN COVID-19 #VaksinCovid-19 #PPKMDaruratDanTetapVaksin #AyoVaksiAyoSehat #SurabayaSehat #JawaTimurBangkit https://t.co/g7gQnpC3no</text:p>
          </table:table-cell>
          <table:table-cell office:value-type="string" table:style-name="ce1">
            <text:p>vaksinasi bisa henti sebar covidbersama lawan covid</text:p>
          </table:table-cell>
          <table:table-cell office:value-type="string" table:style-name="ce1">
            <text:p>PolrestabesSby</text:p>
          </table:table-cell>
          <table:table-cell office:value-type="date" office:date-value="2021-07-22T03:42:34" table:style-name="ce3">
            <text:p>7/22/21 03:42 AM</text:p>
          </table:table-cell>
          <table:table-cell office:value-type="string" table:style-name="ce1">
            <text:p>NONHS</text:p>
          </table:table-cell>
          <table:table-cell table:number-columns-repeated="16378"/>
        </table:table-row>
        <table:table-row table:style-name="ro1">
          <table:table-cell office:value-type="float" office:value="1.4180546518243781E+18" table:style-name="ce1">
            <text:p>1,41805E+18</text:p>
          </table:table-cell>
          <table:table-cell office:value-type="string" table:style-name="ce1">
            <text:p>Walkot Surabaya dan Bupati #Madiun Keluhkan Kekurangan Vaksin - #MadiunInfo #InformasiMadiun #beritamadiun #MadiunNews #kabarMadiun #peristiwamadiun #pemerintahan #kesehatan #pandemi #vaksinasi #bupatimadiun #pemkabMadiun #kabupatenmadiun #madiunkab https://t.co/5qwJvaiRn1 https://t.co/r4PFqcHCL8</text:p>
          </table:table-cell>
          <table:table-cell office:value-type="string" table:style-name="ce1">
            <text:p>walkot surabaya bupati keluh kurang vaksin</text:p>
          </table:table-cell>
          <table:table-cell office:value-type="string" table:style-name="ce1">
            <text:p>Madiun_Info</text:p>
          </table:table-cell>
          <table:table-cell office:value-type="date" office:date-value="2021-07-22T03:45:49" table:style-name="ce3">
            <text:p>7/22/21 03:45 AM</text:p>
          </table:table-cell>
          <table:table-cell office:value-type="string" table:style-name="ce1">
            <text:p>NONHS</text:p>
          </table:table-cell>
          <table:table-cell table:number-columns-repeated="16378"/>
        </table:table-row>
        <table:table-row table:style-name="ro1">
          <table:table-cell office:value-type="float" office:value="1.418074604900438E+18" table:style-name="ce1">
            <text:p>1,41807E+18</text:p>
          </table:table-cell>
          <table:table-cell office:value-type="string" table:style-name="ce1">
            <text:p>Ini langkah yang harus diikuti bagi warga KTP non DKI yang ingin vaksin. #merahputihcom #vaksinasi #ktp #dki https://t.co/RnhSEra9MF</text:p>
          </table:table-cell>
          <table:table-cell office:value-type="string" table:style-name="ce1">
            <text:p>langkah harus ikut bagi ktp non dki ingin vaksin</text:p>
          </table:table-cell>
          <table:table-cell office:value-type="string" table:style-name="ce1">
            <text:p>newsmerahputih</text:p>
          </table:table-cell>
          <table:table-cell office:value-type="date" office:date-value="2021-07-22T05:05:07" table:style-name="ce3">
            <text:p>7/22/21 05:05 AM</text:p>
          </table:table-cell>
          <table:table-cell office:value-type="string" table:style-name="ce1">
            <text:p>NONHS</text:p>
          </table:table-cell>
          <table:table-cell table:number-columns-repeated="16378"/>
        </table:table-row>
        <table:table-row table:style-name="ro1">
          <table:table-cell office:value-type="float" office:value="1.4180803421377331E+18" table:style-name="ce1">
            <text:p>1,41808E+18</text:p>
          </table:table-cell>
          <table:table-cell office:value-type="string" table:style-name="ce1">
            <text:p>Sobat, pandemi Covid-19 masih mengkhawatirkan. Tetap patuhi protokol kesehatan dan membatasi diri untuk berkegiatan di luar ya. Jangan lupa segera ikuti program vaksinasi untuk membangun kekebalan komunitas dalam memutus rantai penyebaran Covid-19. #PertaminaRosneft #Vaksinasi https://t.co/eI080XvHdI</text:p>
          </table:table-cell>
          <table:table-cell office:value-type="string" table:style-name="ce1">
            <text:p>sobat pandemi covid khawatir tetap patuh protokol sehat batas giat yajangan lupa segera ikut program vaksinasi bangun kebal komunitas dalam putus rantai sebar covid</text:p>
          </table:table-cell>
          <table:table-cell office:value-type="string" table:style-name="ce1">
            <text:p>pt_prpp</text:p>
          </table:table-cell>
          <table:table-cell office:value-type="date" office:date-value="2021-07-22T05:27:54" table:style-name="ce3">
            <text:p>7/22/21 05:27 AM</text:p>
          </table:table-cell>
          <table:table-cell office:value-type="string" table:style-name="ce1">
            <text:p>NONHS</text:p>
          </table:table-cell>
          <table:table-cell table:number-columns-repeated="16378"/>
        </table:table-row>
        <table:table-row table:style-name="ro1">
          <table:table-cell office:value-type="float" office:value="1.4180833062774579E+18" table:style-name="ce1">
            <text:p>1,41808E+18</text:p>
          </table:table-cell>
          <table:table-cell office:value-type="string" table:style-name="ce1">
            <text:p>Kejar Herd Immunity, Khofifah Minta Warga Jatim Abaikan Hoaks tentang Vaksinasi Selengkapnya klik tautan berikut ini. #jatim #khofifah #herdimmunity #vaksinasi https://t.co/QXi02THS90</text:p>
          </table:table-cell>
          <table:table-cell office:value-type="string" table:style-name="ce1">
            <text:p>kejar herd immunity khofifah jatim abai hoaks tentang vaksinasiselengkapnya klik taut ikut</text:p>
          </table:table-cell>
          <table:table-cell office:value-type="string" table:style-name="ce1">
            <text:p>murianewscom</text:p>
          </table:table-cell>
          <table:table-cell office:value-type="date" office:date-value="2021-07-22T05:39:41" table:style-name="ce3">
            <text:p>7/22/21 05:39 AM</text:p>
          </table:table-cell>
          <table:table-cell office:value-type="string" table:style-name="ce1">
            <text:p>NONHS</text:p>
          </table:table-cell>
          <table:table-cell table:number-columns-repeated="16378"/>
        </table:table-row>
        <table:table-row table:style-name="ro1">
          <table:table-cell office:value-type="float" office:value="1.4180884209460879E+18" table:style-name="ce1">
            <text:p>1,41809E+18</text:p>
          </table:table-cell>
          <table:table-cell office:value-type="string" table:style-name="ce1">
            <text:p>500 Orang Anggota #Pramuka Kab. Tangerang Ikuti #Vaksinasi #COVID19 Massal Kwartir Cabang Gerakan Pramuka Kab. Tangerang menggelar vaksinasi massal di Gedung Serba Guna Kitri Bhakti Gemilang Curug. Kamis (22/07/2021). Selengkapnya di https://t.co/14tw13luf5 https://t.co/R5KVrOSrEY</text:p>
          </table:table-cell>
          <table:table-cell office:value-type="string" table:style-name="ce1">
            <text:p>anggota kabupaten tangerang ikut massalkwartir cabang gera pramuka kabupaten tangerang gelar vaksinasi masal gedung serba guna kitri bhakti gemilang curug kamis lengkap</text:p>
          </table:table-cell>
          <table:table-cell office:value-type="string" table:style-name="ce1">
            <text:p>PemKabTangerang</text:p>
          </table:table-cell>
          <table:table-cell office:value-type="date" office:date-value="2021-07-22T06:00:01" table:style-name="ce3">
            <text:p>7/22/21 06:00 AM</text:p>
          </table:table-cell>
          <table:table-cell office:value-type="string" table:style-name="ce1">
            <text:p>NONHS</text:p>
          </table:table-cell>
          <table:table-cell table:number-columns-repeated="16378"/>
        </table:table-row>
        <table:table-row table:style-name="ro1">
          <table:table-cell office:value-type="float" office:value="1.4180932740200241E+18" table:style-name="ce1">
            <text:p>1,41809E+18</text:p>
          </table:table-cell>
          <table:table-cell office:value-type="string" table:style-name="ce1">
            <text:p>Menggandeng Kodam V Brawijaya, MNC Group menggelar vaksin massal di gedung MNC Tower yang berada di pusat Kota Surabaya. #Vaksinasi https://t.co/EUTvwSe7Pi</text:p>
          </table:table-cell>
          <table:table-cell office:value-type="string" table:style-name="ce1">
            <text:p>gandeng kodam brawijaya mnc group gelar vaksin masal gedung mnc tower ada pusat kota surabaya</text:p>
          </table:table-cell>
          <table:table-cell office:value-type="string" table:style-name="ce1">
            <text:p>mnctrijaya</text:p>
          </table:table-cell>
          <table:table-cell office:value-type="date" office:date-value="2021-07-22T06:19:18" table:style-name="ce3">
            <text:p>7/22/21 06:19 AM</text:p>
          </table:table-cell>
          <table:table-cell office:value-type="string" table:style-name="ce1">
            <text:p>NONHS</text:p>
          </table:table-cell>
          <table:table-cell table:number-columns-repeated="16378"/>
        </table:table-row>
        <table:table-row table:style-name="ro1">
          <table:table-cell office:value-type="float" office:value="1.4181047845617091E+18" table:style-name="ce1">
            <text:p>1,4181E+18</text:p>
          </table:table-cell>
          <table:table-cell office:value-type="string" table:style-name="ce1">
            <text:p>Sesat, Unggahan yang Berisi Video Vaksin Palsu #VaksinPalsu #Vaksinasi https://t.co/MsvUuYbQBL</text:p>
          </table:table-cell>
          <table:table-cell office:value-type="string" table:style-name="ce1">
            <text:p>sesat unggah isi video vaksin palsu</text:p>
          </table:table-cell>
          <table:table-cell office:value-type="string" table:style-name="ce1">
            <text:p>tempocekfakta</text:p>
          </table:table-cell>
          <table:table-cell office:value-type="date" office:date-value="2021-07-22T07:05:02" table:style-name="ce3">
            <text:p>7/22/21 07:05 AM</text:p>
          </table:table-cell>
          <table:table-cell office:value-type="string" table:style-name="ce1">
            <text:p>NONHS</text:p>
          </table:table-cell>
          <table:table-cell table:number-columns-repeated="16378"/>
        </table:table-row>
        <table:table-row table:style-name="ro1">
          <table:table-cell office:value-type="float" office:value="1.4181052170280881E+18" table:style-name="ce1">
            <text:p>1,41811E+18</text:p>
          </table:table-cell>
          <table:table-cell office:value-type="string" table:style-name="ce1">
            <text:p>#Vaksinasi Corona Lamban, Pemerintah Thailand Minta Maaf - detikNews #Corona #Korona</text:p>
          </table:table-cell>
          <table:table-cell office:value-type="string" table:style-name="ce1">
            <text:p>corona lamban perintah thailand maaf detiknews</text:p>
          </table:table-cell>
          <table:table-cell office:value-type="string" table:style-name="ce1">
            <text:p>Berita_Corona</text:p>
          </table:table-cell>
          <table:table-cell office:value-type="date" office:date-value="2021-07-22T07:06:45" table:style-name="ce3">
            <text:p>7/22/21 07:06 AM</text:p>
          </table:table-cell>
          <table:table-cell office:value-type="string" table:style-name="ce1">
            <text:p>NONHS</text:p>
          </table:table-cell>
          <table:table-cell table:number-columns-repeated="16378"/>
        </table:table-row>
        <table:table-row table:style-name="ro1">
          <table:table-cell office:value-type="float" office:value="1.4181065985604401E+18" table:style-name="ce1">
            <text:p>1,41811E+18</text:p>
          </table:table-cell>
          <table:table-cell office:value-type="string" table:style-name="ce1">
            <text:p>Genjot Vaksinasi, Wapres Minta Kepala Daerah Koordinasi Dengan Pusat #Vaksin #vaksinasi #VaksinasiNasional #MarufAmin #RakyatMerdeka #RMid https://t.co/v5HQkFcUzc</text:p>
          </table:table-cell>
          <table:table-cell office:value-type="string" table:style-name="ce1">
            <text:p>genjot vaksinasi wapres kepala daerah koordinasi pusat</text:p>
          </table:table-cell>
          <table:table-cell office:value-type="string" table:style-name="ce1">
            <text:p>Andespen1</text:p>
          </table:table-cell>
          <table:table-cell office:value-type="date" office:date-value="2021-07-22T07:12:14" table:style-name="ce3">
            <text:p>7/22/21 07:12 AM</text:p>
          </table:table-cell>
          <table:table-cell office:value-type="string" table:style-name="ce1">
            <text:p>NONHS</text:p>
          </table:table-cell>
          <table:table-cell table:number-columns-repeated="16378"/>
        </table:table-row>
        <table:table-row table:style-name="ro1">
          <table:table-cell office:value-type="float" office:value="1.4181097705615109E+18" table:style-name="ce1">
            <text:p>1,41811E+18</text:p>
          </table:table-cell>
          <table:table-cell office:value-type="string" table:style-name="ce1">
            <text:p>Baru Fitnah Covid Dan Vaksin kita sudah taat mati Matian Sama penguasa.... Sampai-sampai Ibadahnyapun diatur, seakan kita lupa Siapa yg perlu ditaati dan di takuti... Bagaimana Fitnah DAJJAL lanatullah alaih kelak ??? #mikrab29 #Vaksin #COVID19Aus #PPKM</text:p>
          </table:table-cell>
          <table:table-cell office:value-type="string" table:style-name="ce1">
            <text:p>baru fitnah covid vaksin taat mati mati sama kuasa sampaisampai ibadah atur akan lupa perlu taat takutibagaimana fitnah dajjal lanatullah alaih kelak</text:p>
          </table:table-cell>
          <table:table-cell office:value-type="string" table:style-name="ce1">
            <text:p>Mikrab1</text:p>
          </table:table-cell>
          <table:table-cell office:value-type="date" office:date-value="2021-07-22T07:24:51" table:style-name="ce3">
            <text:p>7/22/21 07:24 AM</text:p>
          </table:table-cell>
          <table:table-cell office:value-type="string" table:style-name="ce1">
            <text:p>HS</text:p>
          </table:table-cell>
          <table:table-cell table:number-columns-repeated="16378"/>
        </table:table-row>
        <table:table-row table:style-name="ro1">
          <table:table-cell office:value-type="float" office:value="1.418140708725162E+18" table:style-name="ce1">
            <text:p>1,41814E+18</text:p>
          </table:table-cell>
          <table:table-cell office:value-type="string" table:style-name="ce1">
            <text:p>Vaksinasi untuk anak dari usia 12 sampai 17 tahun di Lampung Timur (Lamtim) segera disuntikan, namun... #Kupastuntas #LampungTimur #Vaksinasi #Covid-19 https://t.co/EAeYyByn9P</text:p>
          </table:table-cell>
          <table:table-cell office:value-type="string" table:style-name="ce1">
            <text:p>vaksinasi anak usia lampung timur lamtim segera sunti</text:p>
          </table:table-cell>
          <table:table-cell office:value-type="string" table:style-name="ce1">
            <text:p>kupastuntasnew</text:p>
          </table:table-cell>
          <table:table-cell office:value-type="date" office:date-value="2021-07-22T09:27:47" table:style-name="ce3">
            <text:p>7/22/21 09:27 AM</text:p>
          </table:table-cell>
          <table:table-cell office:value-type="string" table:style-name="ce1">
            <text:p>NONHS</text:p>
          </table:table-cell>
          <table:table-cell table:number-columns-repeated="16378"/>
        </table:table-row>
        <table:table-row table:style-name="ro1">
          <table:table-cell office:value-type="float" office:value="1.4181423292154591E+18" table:style-name="ce1">
            <text:p>1,41814E+18</text:p>
          </table:table-cell>
          <table:table-cell office:value-type="string" table:style-name="ce1">
            <text:p>Khofifah Indar Parawansa Sebut 506 Ribu Dosis Vaksin Covid-19 Tiba Malam Ini https://t.co/FIvPc6U6El #DosisVaksinCovid-19 #VaksinCovid-19</text:p>
          </table:table-cell>
          <table:table-cell office:value-type="string" table:style-name="ce1">
            <text:p>khofifah indar parawansa ribu dosis vaksin covid malam</text:p>
          </table:table-cell>
          <table:table-cell office:value-type="string" table:style-name="ce1">
            <text:p>fajaronline</text:p>
          </table:table-cell>
          <table:table-cell office:value-type="date" office:date-value="2021-07-22T09:34:13" table:style-name="ce3">
            <text:p>7/22/21 09:34 AM</text:p>
          </table:table-cell>
          <table:table-cell office:value-type="string" table:style-name="ce1">
            <text:p>NONHS</text:p>
          </table:table-cell>
          <table:table-cell table:number-columns-repeated="16378"/>
        </table:table-row>
        <table:table-row table:style-name="ro1">
          <table:table-cell office:value-type="float" office:value="1.4181426764745029E+18" table:style-name="ce1">
            <text:p>1,41814E+18</text:p>
          </table:table-cell>
          <table:table-cell office:value-type="string" table:style-name="ce1">
            <text:p>Dinkes rutin menggelar vaksinasi setiap hari, Kota Tangerang rata-rata mampu melayangkan 13 ribu dosis setiap harinya. Bahkan, tercatat pada (14/7) mencapai hingga 19.844 dosis. Simak berita selengkapnya : https://t.co/CNNUoKfL2h #vaksinasi #vaksin #tngtv #covid #tangerangkota https://t.co/jeXNPLkSkn</text:p>
          </table:table-cell>
          <table:table-cell office:value-type="string" table:style-name="ce1">
            <text:p>dinkes rutin gelar vaksinasi tiap kota tangerang ratarata mampu layang ribu dosis tiap hari catat pada capai dosissimak berita lengkap</text:p>
          </table:table-cell>
          <table:table-cell office:value-type="string" table:style-name="ce1">
            <text:p>tng_tv</text:p>
          </table:table-cell>
          <table:table-cell office:value-type="date" office:date-value="2021-07-22T09:35:36" table:style-name="ce3">
            <text:p>7/22/21 09:35 AM</text:p>
          </table:table-cell>
          <table:table-cell office:value-type="string" table:style-name="ce1">
            <text:p>NONHS</text:p>
          </table:table-cell>
          <table:table-cell table:number-columns-repeated="16378"/>
        </table:table-row>
        <table:table-row table:style-name="ro1">
          <table:table-cell office:value-type="float" office:value="1.4181772640810071E+18" table:style-name="ce1">
            <text:p>1,41818E+18</text:p>
          </table:table-cell>
          <table:table-cell office:value-type="string" table:style-name="ce1">
            <text:p>Ratusan #Napi Lapas #Ambarawa Jalani #Vaksinasi Massal #klikRMOL https://t.co/n2ji0umvYN</text:p>
          </table:table-cell>
          <table:table-cell office:value-type="string" table:style-name="ce1">
            <text:p>ratus lembaga masyarakat jalan masal</text:p>
          </table:table-cell>
          <table:table-cell office:value-type="string" table:style-name="ce1">
            <text:p>rmoljateng</text:p>
          </table:table-cell>
          <table:table-cell office:value-type="date" office:date-value="2021-07-22T11:53:02" table:style-name="ce3">
            <text:p>7/22/21 11:53 AM</text:p>
          </table:table-cell>
          <table:table-cell office:value-type="string" table:style-name="ce1">
            <text:p>NONHS</text:p>
          </table:table-cell>
          <table:table-cell table:number-columns-repeated="16378"/>
        </table:table-row>
        <table:table-row table:style-name="ro1">
          <table:table-cell office:value-type="float" office:value="1.418179539704812E+18" table:style-name="ce1">
            <text:p>1,41818E+18</text:p>
          </table:table-cell>
          <table:table-cell office:value-type="string" table:style-name="ce1">
            <text:p>Dalam rangka akselerasi vaksinasi Covid-19, Polda Jateng siapkan 336 gerai vaksin presisi yang tersebar di seluruh wilayah Jawa tengah,gerai tsb akan melakukan vaksiansi massal setiap hari. https://t.co/dykaBX8EuB #poldajateng #polres #Kapolda #kapolres #jateng #vaksin #Vaksinasi https://t.co/S29RUTrRPN</text:p>
          </table:table-cell>
          <table:table-cell office:value-type="string" table:style-name="ce1">
            <text:p>dalam rangka akselerasi vaksinasi covid polda jateng siap gerai vaksin presisi sebar jawa tengahgerai sebut laku vaksiansi masal tiap</text:p>
          </table:table-cell>
          <table:table-cell office:value-type="string" table:style-name="ce1">
            <text:p>RDI_Semarang</text:p>
          </table:table-cell>
          <table:table-cell office:value-type="date" office:date-value="2021-07-22T12:02:05" table:style-name="ce3">
            <text:p>7/22/21 12:02 PM</text:p>
          </table:table-cell>
          <table:table-cell office:value-type="string" table:style-name="ce1">
            <text:p>NONHS</text:p>
          </table:table-cell>
          <table:table-cell table:number-columns-repeated="16378"/>
        </table:table-row>
        <table:table-row table:style-name="ro1">
          <table:table-cell office:value-type="float" office:value="1.4181903395596291E+18" table:style-name="ce1">
            <text:p>1,41819E+18</text:p>
          </table:table-cell>
          <table:table-cell office:value-type="string" table:style-name="ce1">
            <text:p>Peneliti Indonesia Corruption Watch (ICW) Egi Primayoga menyebut akan selalu ada pihak yang mencari celah untuk meraup keuntungan di tengah krisis, seperti pandemi Covid-19. #LIMAPAGI #NEWS #NATIONAL #ICW #EgiPrimayoga #BUMN #PandemiCovid19 #Vaksinasi https://t.co/WCmHOg3pIq</text:p>
          </table:table-cell>
          <table:table-cell office:value-type="string" table:style-name="ce1">
            <text:p>teliti indonesia corruption watch icw egi primayoga sebut pihak cari celah raup untung tengah krisis seperti pandemi covid</text:p>
          </table:table-cell>
          <table:table-cell office:value-type="string" table:style-name="ce1">
            <text:p>limapagi_</text:p>
          </table:table-cell>
          <table:table-cell office:value-type="date" office:date-value="2021-07-22T12:45:00" table:style-name="ce3">
            <text:p>7/22/21 12:45 PM</text:p>
          </table:table-cell>
          <table:table-cell office:value-type="string" table:style-name="ce1">
            <text:p>NONHS</text:p>
          </table:table-cell>
          <table:table-cell table:number-columns-repeated="16378"/>
        </table:table-row>
        <table:table-row table:style-name="ro1">
          <table:table-cell office:value-type="float" office:value="1.4181945811878221E+18" table:style-name="ce1">
            <text:p>1,41819E+18</text:p>
          </table:table-cell>
          <table:table-cell office:value-type="string" table:style-name="ce1">
            <text:p>Gus Yaqut Ajak Elemen Bangsa Sukseskan #Vaksinasi, Beri Pencerahan Pada Masyarakat #klikRMOL https://t.co/0nRY4cZuTv</text:p>
          </table:table-cell>
          <table:table-cell office:value-type="string" table:style-name="ce1">
            <text:p>gus yaqut ajak elemen bangsa sukses beri cerah pada masyarakat</text:p>
          </table:table-cell>
          <table:table-cell office:value-type="string" table:style-name="ce1">
            <text:p>rmoljateng</text:p>
          </table:table-cell>
          <table:table-cell office:value-type="date" office:date-value="2021-07-22T13:01:51" table:style-name="ce3">
            <text:p>7/22/21 01:01 PM</text:p>
          </table:table-cell>
          <table:table-cell office:value-type="string" table:style-name="ce1">
            <text:p>NONHS</text:p>
          </table:table-cell>
          <table:table-cell table:number-columns-repeated="16378"/>
        </table:table-row>
        <table:table-row table:style-name="ro1">
          <table:table-cell office:value-type="float" office:value="1.4181990187028769E+18" table:style-name="ce1">
            <text:p>1,4182E+18</text:p>
          </table:table-cell>
          <table:table-cell office:value-type="string" table:style-name="ce1">
            <text:p>Pemerintah tak boleh bias kota dalam menggelar program vaksinasi, dan memberikan akses vaksin yang mudah untuk melindungi Masyarakat Adat dari pandemi Covid-19. #MasyarakatAdat #VaksinCovid19 #Vaksinasi #VaksinUntukMasyarakatAdat https://t.co/zbBKNQxvg1</text:p>
          </table:table-cell>
          <table:table-cell office:value-type="string" table:style-name="ce1">
            <text:p>perintah tidak bias kota dalam gelar program vaksinasi beri akses vaksin mudah lindung masyarakat adat pandemi covid</text:p>
          </table:table-cell>
          <table:table-cell office:value-type="string" table:style-name="ce1">
            <text:p>RumahAMAN</text:p>
          </table:table-cell>
          <table:table-cell office:value-type="date" office:date-value="2021-07-22T13:19:29" table:style-name="ce3">
            <text:p>7/22/21 01:19 PM</text:p>
          </table:table-cell>
          <table:table-cell office:value-type="string" table:style-name="ce1">
            <text:p>NONHS</text:p>
          </table:table-cell>
          <table:table-cell table:number-columns-repeated="16378"/>
        </table:table-row>
        <table:table-row table:style-name="ro1">
          <table:table-cell office:value-type="float" office:value="1.41835431154158E+18" table:style-name="ce1">
            <text:p>1,41835E+18</text:p>
          </table:table-cell>
          <table:table-cell office:value-type="string" table:style-name="ce1">
            <text:p>Selain melaksanakan vaksinasi Covid-19, Indonesia Power dan seluruh unit pembangkitannya juga selalu menerapkan protokol kesehatan dengan baik . . . #indonesiapower #vaksinasi #cov?d19 #pltusuralaya #banten #pegawai #petrominer https://t.co/yvUfa7rtkc</text:p>
          </table:table-cell>
          <table:table-cell office:value-type="string" table:style-name="ce1">
            <text:p>laksana vaksinasicovid indonesia power unit bangkit terap protokol sehat baik</text:p>
          </table:table-cell>
          <table:table-cell office:value-type="string" table:style-name="ce1">
            <text:p>petrominer_com</text:p>
          </table:table-cell>
          <table:table-cell office:value-type="date" office:date-value="2021-07-22T23:36:34" table:style-name="ce3">
            <text:p>7/22/21 11:36 PM</text:p>
          </table:table-cell>
          <table:table-cell office:value-type="string" table:style-name="ce1">
            <text:p>NONHS</text:p>
          </table:table-cell>
          <table:table-cell table:number-columns-repeated="16378"/>
        </table:table-row>
        <table:table-row table:style-name="ro1">
          <table:table-cell office:value-type="float" office:value="1.418360217595638E+18" table:style-name="ce1">
            <text:p>1,41836E+18</text:p>
          </table:table-cell>
          <table:table-cell office:value-type="string" table:style-name="ce1">
            <text:p>Data yang dilaporkan Anies Baswedan menunjukkan Vaksin COVID-19 menekan tingkat kematian. #vaksincovid-19 https://t.co/Cg0x2LBc1G</text:p>
          </table:table-cell>
          <table:table-cell office:value-type="string" table:style-name="ce1">
            <text:p>data lapor anies baswedan tunjuk vaksin covid tekan tingkat mati</text:p>
          </table:table-cell>
          <table:table-cell office:value-type="string" table:style-name="ce1">
            <text:p>jpnncom</text:p>
          </table:table-cell>
          <table:table-cell office:value-type="date" office:date-value="2021-07-23T00:00:02" table:style-name="ce3">
            <text:p>7/23/21 12:00 AM</text:p>
          </table:table-cell>
          <table:table-cell office:value-type="string" table:style-name="ce1">
            <text:p>NONHS</text:p>
          </table:table-cell>
          <table:table-cell table:number-columns-repeated="16378"/>
        </table:table-row>
        <table:table-row table:style-name="ro1">
          <table:table-cell office:value-type="float" office:value="1.4183858622916941E+18" table:style-name="ce1">
            <text:p>1,41839E+18</text:p>
          </table:table-cell>
          <table:table-cell office:value-type="string" table:style-name="ce1">
            <text:p>Vaksin ini gratis, untuk seluruh Dosen/Karyawan dan Mahasiswa Universitas Nusa Mandiri. Semoga kita semua senantiasa sehat dan pandemi COVID-19 segera berakhir. Untuk informasi lebih lanjut, hubungi: 0895-1399-7784 (Kak Isca) /0882-1131-8847 (Kak Angga). #nusamandiri #vaksinasi</text:p>
          </table:table-cell>
          <table:table-cell office:value-type="string" table:style-name="ce1">
            <text:p>vaksin gratis dosenkaryawan mahasiswa universitas nusa mandirisemoga semua senantiasa sehat pandemi covid segera berakhiruntuk informasi lebih lanjut hubung kakak isca kakak angga</text:p>
          </table:table-cell>
          <table:table-cell office:value-type="string" table:style-name="ce1">
            <text:p>nusamandirics03</text:p>
          </table:table-cell>
          <table:table-cell office:value-type="date" office:date-value="2021-07-23T01:41:56" table:style-name="ce3">
            <text:p>7/23/21 01:41 AM</text:p>
          </table:table-cell>
          <table:table-cell office:value-type="string" table:style-name="ce1">
            <text:p>NONHS</text:p>
          </table:table-cell>
          <table:table-cell table:number-columns-repeated="16378"/>
        </table:table-row>
        <table:table-row table:style-name="ro1">
          <table:table-cell office:value-type="float" office:value="1.418386836045537E+18" table:style-name="ce1">
            <text:p>1,41839E+18</text:p>
          </table:table-cell>
          <table:table-cell office:value-type="string" table:style-name="ce1">
            <text:p>Vaksin ini gratis, untuk seluruh Dosen/Karyawan dan Mahasiswa Universitas Nusa Mandiri. Semoga kita semua senantiasa sehat dan pandemi COVID-19 segera berakhir. Untuk informasi lebih lanjut, hubungi: 0895-1399-7784 (Kak Isca) /0882-1131-8847 (Kak Angga). #nusamandiri #vaksinasi</text:p>
          </table:table-cell>
          <table:table-cell office:value-type="string" table:style-name="ce1">
            <text:p>vaksin gratis dosenkaryawan mahasiswa universitas nusa mandirisemoga semua senantiasa sehat pandemi covid segera berakhiruntuk informasi lebih lanjut hubung kakak isca kakak angga</text:p>
          </table:table-cell>
          <table:table-cell office:value-type="string" table:style-name="ce1">
            <text:p>Nusamandiri_JTW</text:p>
          </table:table-cell>
          <table:table-cell office:value-type="date" office:date-value="2021-07-23T01:45:48" table:style-name="ce3">
            <text:p>7/23/21 01:45 AM</text:p>
          </table:table-cell>
          <table:table-cell office:value-type="string" table:style-name="ce1">
            <text:p>NONHS</text:p>
          </table:table-cell>
          <table:table-cell table:number-columns-repeated="16378"/>
        </table:table-row>
        <table:table-row table:style-name="ro1">
          <table:table-cell office:value-type="float" office:value="1.4183991011173381E+18" table:style-name="ce1">
            <text:p>1,4184E+18</text:p>
          </table:table-cell>
          <table:table-cell office:value-type="string" table:style-name="ce1">
            <text:p>Ma'ruf Amin Soroti Penanganan Covid-19 Jawa Barat, PPKM dan Vaksinasi Turut Disinggung #MarufAmin #JawaBarat #PPKM #Covid19 #RidwanKamil #Vaksinasi Selengkapnya: https://t.co/LxWnPkV2sN via @YouTube</text:p>
          </table:table-cell>
          <table:table-cell office:value-type="string" table:style-name="ce1">
            <text:p>maruf amin sorot tangan covid jawa barat ppkm vaksinasi turut singgung lengkap lewat</text:p>
          </table:table-cell>
          <table:table-cell office:value-type="string" table:style-name="ce1">
            <text:p>pikiran_rakyat</text:p>
          </table:table-cell>
          <table:table-cell office:value-type="date" office:date-value="2021-07-23T02:34:32" table:style-name="ce3">
            <text:p>7/23/21 02:34 AM</text:p>
          </table:table-cell>
          <table:table-cell office:value-type="string" table:style-name="ce1">
            <text:p>NONHS</text:p>
          </table:table-cell>
          <table:table-cell table:number-columns-repeated="16378"/>
        </table:table-row>
        <table:table-row table:style-name="ro1">
          <table:table-cell office:value-type="float" office:value="1.4184159637502981E+18" table:style-name="ce1">
            <text:p>1,41842E+18</text:p>
          </table:table-cell>
          <table:table-cell office:value-type="string" table:style-name="ce1">
            <text:p>Kena Covid itu ga mengenakan, bahkan pasca covid pun tetep menjengkelkan. Tetep #dirumahaja bagi yang bisa dan sebisa mungkin segera #vaksinasi kalau udah dapet jadwal. Kalau terpaksa keluar terapin prokes ketat yak</text:p>
          </table:table-cell>
          <table:table-cell office:value-type="string" table:style-name="ce1">
            <text:p>kena covid tidak kena pasca covid tetap jengkel tetap bagi bisadan bisa mungkin segera dapat jadwalkalau paksa keluar terapin prokes ketat yak</text:p>
          </table:table-cell>
          <table:table-cell office:value-type="string" table:style-name="ce1">
            <text:p>YasAuliaN</text:p>
          </table:table-cell>
          <table:table-cell office:value-type="date" office:date-value="2021-07-23T03:41:33" table:style-name="ce3">
            <text:p>7/23/21 03:41 AM</text:p>
          </table:table-cell>
          <table:table-cell office:value-type="string" table:style-name="ce1">
            <text:p>NONHS</text:p>
          </table:table-cell>
          <table:table-cell table:number-columns-repeated="16378"/>
        </table:table-row>
        <table:table-row table:style-name="ro1">
          <table:table-cell office:value-type="float" office:value="1.418420266342912E+18" table:style-name="ce1">
            <text:p>1,41842E+18</text:p>
          </table:table-cell>
          <table:table-cell office:value-type="string" table:style-name="ce1">
            <text:p>Pemerintah menggandeng berbagai pihak dan melakukan kolaborasi lintas sektor guna mempercepat distribusi vaksin di tanah air serta memudahkan masyarakat dalam mendapatkan vaksinasi. #Vaksinasi https://t.co/RfAH0LuuSt</text:p>
          </table:table-cell>
          <table:table-cell office:value-type="string" table:style-name="ce1">
            <text:p>perintah gandeng bagai pihak laku kolaborasi lintas sektor guna cepat distribusi vaksin tanah air mudah masyarakat dalam dapat vaksinasi</text:p>
          </table:table-cell>
          <table:table-cell office:value-type="string" table:style-name="ce1">
            <text:p>mnctrijaya</text:p>
          </table:table-cell>
          <table:table-cell office:value-type="date" office:date-value="2021-07-23T03:58:39" table:style-name="ce3">
            <text:p>7/23/21 03:58 AM</text:p>
          </table:table-cell>
          <table:table-cell office:value-type="string" table:style-name="ce1">
            <text:p>NONHS</text:p>
          </table:table-cell>
          <table:table-cell table:number-columns-repeated="16378"/>
        </table:table-row>
        <table:table-row table:style-name="ro1">
          <table:table-cell office:value-type="float" office:value="1.4184536381297541E+18" table:style-name="ce1">
            <text:p>1,41845E+18</text:p>
          </table:table-cell>
          <table:table-cell office:value-type="string" table:style-name="ce1">
            <text:p>Akhirnya, di tunda selama 3 bulan untuk aku divaksin :" ????Sedih, kembali lg rasanya dihianati. Udah nunggu berjam-jam meraih target, ehh lgsng dijatuhkan dgn menunda selama 3 bulan. #vaksinasi</text:p>
          </table:table-cell>
          <table:table-cell office:value-type="string" table:style-name="ce1">
            <text:p>akhir tunda lama vaksin sedih kembali rasa dihianati tunggu berjamjam raih target ehh lgsng jatuh tunda lama</text:p>
          </table:table-cell>
          <table:table-cell office:value-type="string" table:style-name="ce1">
            <text:p>aaldoda_</text:p>
          </table:table-cell>
          <table:table-cell office:value-type="date" office:date-value="2021-07-23T06:11:15" table:style-name="ce3">
            <text:p>7/23/21 06:11 AM</text:p>
          </table:table-cell>
          <table:table-cell office:value-type="string" table:style-name="ce1">
            <text:p>HS</text:p>
          </table:table-cell>
          <table:table-cell table:number-columns-repeated="16378"/>
        </table:table-row>
        <table:table-row table:style-name="ro1">
          <table:table-cell office:value-type="float" office:value="1.4184605693429309E+18" table:style-name="ce1">
            <text:p>1,41846E+18</text:p>
          </table:table-cell>
          <table:table-cell office:value-type="string" table:style-name="ce1">
            <text:p>Cara kerja vaksin di dalam tubuh manusia: - Vaksin akan merangsang pembentukan kekebalan terhadap penyakit tertentu pada tubuh seseorang. - Tubuh akan mengingat virus atau bakteri pembawa penyakit, mengenali dan tahu cara melawannya. #PertaminaRosneft #PTPRPP #Vaksinasi</text:p>
          </table:table-cell>
          <table:table-cell office:value-type="string" table:style-name="ce1">
            <text:p>cara kerja vaksin dalam tubuh manusia vaksin rangsang bentuk kebal hadap sakit tentu pada tubuh orang tubuh ingat virus bakteri bawa sakit nali cara lawan</text:p>
          </table:table-cell>
          <table:table-cell office:value-type="string" table:style-name="ce1">
            <text:p>pt_prpp</text:p>
          </table:table-cell>
          <table:table-cell office:value-type="date" office:date-value="2021-07-23T06:38:48" table:style-name="ce3">
            <text:p>7/23/21 06:38 AM</text:p>
          </table:table-cell>
          <table:table-cell office:value-type="string" table:style-name="ce1">
            <text:p>NONHS</text:p>
          </table:table-cell>
          <table:table-cell table:number-columns-repeated="16378"/>
        </table:table-row>
        <table:table-row table:style-name="ro1">
          <table:table-cell office:value-type="float" office:value="1.4184982749279309E+18" table:style-name="ce1">
            <text:p>1,4185E+18</text:p>
          </table:table-cell>
          <table:table-cell office:value-type="string" table:style-name="ce1">
            <text:p>Katanya akan ada demo esok..?? Hanya satu kata buat kalian..!! "Bangsat". Saat negeri berjuang tuk keluar dari pandemi dgn tetep jaga prokes dan menghindari kerumunan, kalian jadi benalunya. #vaksinasi #PelajarAntusiasVaksinasi</text:p>
          </table:table-cell>
          <table:table-cell office:value-type="string" table:style-name="ce1">
            <text:p>kata demo esokhanya satu kata kalianbangsatsaat negeri juang tuk keluar pandemi tetap jaga prokes hindar kerumun benalu</text:p>
          </table:table-cell>
          <table:table-cell office:value-type="string" table:style-name="ce1">
            <text:p>hadiRochman1972</text:p>
          </table:table-cell>
          <table:table-cell office:value-type="date" office:date-value="2021-07-23T09:08:37" table:style-name="ce3">
            <text:p>7/23/21 09:08 AM</text:p>
          </table:table-cell>
          <table:table-cell office:value-type="string" table:style-name="ce1">
            <text:p>HS</text:p>
          </table:table-cell>
          <table:table-cell table:number-columns-repeated="16378"/>
        </table:table-row>
        <table:table-row table:style-name="ro1">
          <table:table-cell office:value-type="float" office:value="1.418507440879018E+18" table:style-name="ce1">
            <text:p>1,41851E+18</text:p>
          </table:table-cell>
          <table:table-cell office:value-type="string" table:style-name="ce1">
            <text:p>Hari ini Nestlé Indonesia menyalurkan bantuan kepada Rumah Sakit Darurat COVID-19 Wisma Haji Pondok Gede yaitu, produk makanan &amp;amp; minuman bergizi serta alat kesehatan. Kami jg melaksanakan program #Vaksinasi Gotong Royong bagi karyawan, untuk mencapai target vaksinasi nasional. https://t.co/4APCS3Tl0F</text:p>
          </table:table-cell>
          <table:table-cell office:value-type="string" table:style-name="ce1">
            <text:p>nestl indonesia salur bantu rumah sakit darurat covid wisma haji pondok gede produk makan minum gizi alat sehat laksana program gotong royong bagi karyawan capai target vaksinasi nasional</text:p>
          </table:table-cell>
          <table:table-cell office:value-type="string" table:style-name="ce1">
            <text:p>Nestle_IDN</text:p>
          </table:table-cell>
          <table:table-cell office:value-type="date" office:date-value="2021-07-23T09:45:03" table:style-name="ce3">
            <text:p>7/23/21 09:45 AM</text:p>
          </table:table-cell>
          <table:table-cell office:value-type="string" table:style-name="ce1">
            <text:p>NONHS</text:p>
          </table:table-cell>
          <table:table-cell table:number-columns-repeated="16378"/>
        </table:table-row>
        <table:table-row table:style-name="ro1">
          <table:table-cell office:value-type="float" office:value="1.4185106873497889E+18" table:style-name="ce1">
            <text:p>1,41851E+18</text:p>
          </table:table-cell>
          <table:table-cell office:value-type="string" table:style-name="ce1">
            <text:p>Jumlah warga yang divaksin terus bertambah setiap minggunya. Saat ini 43.717.254 orang sudah menerima vaksin tahap pertama. Sedangkan 17.154.145 orang sudah menerima vaksin tahap kedua. #Vaksin #Vaksinasi #VaksinCorona #VaksinCovid https://t.co/zVJktqu4vl</text:p>
          </table:table-cell>
          <table:table-cell office:value-type="string" table:style-name="ce1">
            <text:p>vaksin tambah tiap minggu terima vaksin tahap sedang terima vaksin tahap dua</text:p>
          </table:table-cell>
          <table:table-cell office:value-type="string" table:style-name="ce1">
            <text:p>lensaRTV</text:p>
          </table:table-cell>
          <table:table-cell office:value-type="date" office:date-value="2021-07-23T09:57:57" table:style-name="ce3">
            <text:p>7/23/21 09:57 AM</text:p>
          </table:table-cell>
          <table:table-cell office:value-type="string" table:style-name="ce1">
            <text:p>NONHS</text:p>
          </table:table-cell>
          <table:table-cell table:number-columns-repeated="16378"/>
        </table:table-row>
        <table:table-row table:style-name="ro1">
          <table:table-cell office:value-type="float" office:value="1.4185375704434849E+18" table:style-name="ce1">
            <text:p>1,41854E+18</text:p>
          </table:table-cell>
          <table:table-cell office:value-type="string" table:style-name="ce1">
            <text:p>Kegiatan Vaksinasi Siswa SMP Kesuma Sari Sesetan dan Sekaligus tambahan Siswa SMPN 6 Denpasar yg belum tervaksin di jadwal sebelumnya kerjasama dengan IDI Cabang Denpasar, Poltekes Kemkes dan TBM Ugracena Unud #denpasarkota #vaksinasi #ayovaksin #SMPN6Denpasar https://t.co/XbLpnk3M7D</text:p>
          </table:table-cell>
          <table:table-cell office:value-type="string" table:style-name="ce1">
            <text:p>giat vaksinasi siswa sekolah tengah kesuma sari set tambah siswa smpn denpasar vaksin jadwal belum kerja sama idi cabang denpasar poltekes kemkes tbm ugracena unud</text:p>
          </table:table-cell>
          <table:table-cell office:value-type="string" table:style-name="ce1">
            <text:p>DenpasarKota</text:p>
          </table:table-cell>
          <table:table-cell office:value-type="date" office:date-value="2021-07-23T11:44:46" table:style-name="ce3">
            <text:p>7/23/21 11:44 AM</text:p>
          </table:table-cell>
          <table:table-cell office:value-type="string" table:style-name="ce1">
            <text:p>NONHS</text:p>
          </table:table-cell>
          <table:table-cell table:number-columns-repeated="16378"/>
        </table:table-row>
        <table:table-row table:style-name="ro1">
          <table:table-cell office:value-type="float" office:value="1.4185580352118661E+18" table:style-name="ce1">
            <text:p>1,41856E+18</text:p>
          </table:table-cell>
          <table:table-cell office:value-type="string" table:style-name="ce1">
            <text:p>Mutasi SARS-CoV-2 telah menjadi penyebab peningkatan kasus positif Covid-19 di berbagai negara termasuk Indonesia. Apa penyebab virus bermutasi? #ValidNih #Vaksinasi #CatatanValid https://t.co/Pux9wsB1nd</text:p>
          </table:table-cell>
          <table:table-cell office:value-type="string" table:style-name="ce1">
            <text:p>mutasi sarscov jadi sebab tingkat kasus positif covid bagai negara masuk indonesia sebab virus mutasi</text:p>
          </table:table-cell>
          <table:table-cell office:value-type="string" table:style-name="ce1">
            <text:p>validnewsid</text:p>
          </table:table-cell>
          <table:table-cell office:value-type="date" office:date-value="2021-07-23T13:06:05" table:style-name="ce3">
            <text:p>7/23/21 01:06 PM</text:p>
          </table:table-cell>
          <table:table-cell office:value-type="string" table:style-name="ce1">
            <text:p>NONHS</text:p>
          </table:table-cell>
          <table:table-cell table:number-columns-repeated="16378"/>
        </table:table-row>
        <table:table-row table:style-name="ro1">
          <table:table-cell office:value-type="float" office:value="1.41873949076446E+18" table:style-name="ce1">
            <text:p>1,41874E+18</text:p>
          </table:table-cell>
          <table:table-cell office:value-type="string" table:style-name="ce1">
            <text:p>Katanya vaksin gratis dan diwajibkan.. Tapi kok saya nyari vaksin dari hari kamis sampe sekarang belom dapat juga yg gratis. Yg berbayar sih banyak skitar 500-700rb #vaksinberbayar #kalsel #PresidenTerburukDalamSejarah</text:p>
          </table:table-cell>
          <table:table-cell office:value-type="string" table:style-name="ce1">
            <text:p>kata vaksin gratis diwajibkantapi cari vaksin kamis dapat gratis bayar banyak skitar</text:p>
          </table:table-cell>
          <table:table-cell office:value-type="string" table:style-name="ce1">
            <text:p>Trifeb1</text:p>
          </table:table-cell>
          <table:table-cell office:value-type="date" office:date-value="2021-07-24T01:07:08" table:style-name="ce3">
            <text:p>7/24/21 01:07 AM</text:p>
          </table:table-cell>
          <table:table-cell office:value-type="string" table:style-name="ce1">
            <text:p>HS</text:p>
          </table:table-cell>
          <table:table-cell table:number-columns-repeated="16378"/>
        </table:table-row>
        <table:table-row table:style-name="ro1">
          <table:table-cell office:value-type="float" office:value="1.4187399102619651E+18" table:style-name="ce1">
            <text:p>1,41874E+18</text:p>
          </table:table-cell>
          <table:table-cell office:value-type="string" table:style-name="ce1">
            <text:p>Sobat Gemercik, siapa aja nih yang sudah mendapatkan vaksin? Gimana rasanya? Eh tapi tahu gak hal apa saja yang harus dilakukan setelah mendapat vaksin? Untuk mengetahuinya yuk simak infografis berikut! #vaksin #vaksincovid #covid19 #pandemi #setelahvaksin https://t.co/tII6p7T0EH</text:p>
          </table:table-cell>
          <table:table-cell office:value-type="string" table:style-name="ce1">
            <text:p>sobat gemercik dapat vaksin rasa tidak harus laku telah dapat vaksin tahu ayo simak infografis ikut</text:p>
          </table:table-cell>
          <table:table-cell office:value-type="string" table:style-name="ce1">
            <text:p>gemercikmedia</text:p>
          </table:table-cell>
          <table:table-cell office:value-type="date" office:date-value="2021-07-24T01:08:48" table:style-name="ce3">
            <text:p>7/24/21 01:08 AM</text:p>
          </table:table-cell>
          <table:table-cell office:value-type="string" table:style-name="ce1">
            <text:p>NONHS</text:p>
          </table:table-cell>
          <table:table-cell table:number-columns-repeated="16378"/>
        </table:table-row>
        <table:table-row table:style-name="ro1">
          <table:table-cell office:value-type="float" office:value="1.418810556291723E+18" table:style-name="ce1">
            <text:p>1,41881E+18</text:p>
          </table:table-cell>
          <table:table-cell office:value-type="string" table:style-name="ce1">
            <text:p>AYO... Jangan takut divaksin bersama kita bisa lawan covid-19 #vaksinasi https://t.co/GGhR8itbsl</text:p>
          </table:table-cell>
          <table:table-cell office:value-type="string" table:style-name="ce1">
            <text:p>ayo jangan takut divaksinbersama bisa lawan covid</text:p>
          </table:table-cell>
          <table:table-cell office:value-type="string" table:style-name="ce1">
            <text:p>polisilinggau_</text:p>
          </table:table-cell>
          <table:table-cell office:value-type="date" office:date-value="2021-07-24T05:49:31" table:style-name="ce3">
            <text:p>7/24/21 05:49 AM</text:p>
          </table:table-cell>
          <table:table-cell office:value-type="string" table:style-name="ce1">
            <text:p>NONHS</text:p>
          </table:table-cell>
          <table:table-cell table:number-columns-repeated="16378"/>
        </table:table-row>
        <table:table-row table:style-name="ro1">
          <table:table-cell office:value-type="float" office:value="1.418818319667372E+18" table:style-name="ce1">
            <text:p>1,41882E+18</text:p>
          </table:table-cell>
          <table:table-cell office:value-type="string" table:style-name="ce1">
            <text:p>Alhamdulillah #SayaSudahDivaksin #InsyaALLAHBiidznillah #IkhtiarLawanCovid19 #Vaksinasi #VaksinGotongRoyong #PetroseaKideco #Petrosea #SayaSudahDivaksin @ Mess Petrosea Job Site Pt.kideco Jaya Agung https://t.co/GwgFa4BbNH</text:p>
          </table:table-cell>
          <table:table-cell office:value-type="string" table:style-name="ce1">
            <text:p>alhamdulillah mess petrosea job site ptkideco jaya agung</text:p>
          </table:table-cell>
          <table:table-cell office:value-type="string" table:style-name="ce1">
            <text:p>ariwicaksono90</text:p>
          </table:table-cell>
          <table:table-cell office:value-type="date" office:date-value="2021-07-24T06:20:22" table:style-name="ce3">
            <text:p>7/24/21 06:20 AM</text:p>
          </table:table-cell>
          <table:table-cell office:value-type="string" table:style-name="ce1">
            <text:p>NONHS</text:p>
          </table:table-cell>
          <table:table-cell table:number-columns-repeated="16378"/>
        </table:table-row>
        <table:table-row table:style-name="ro1">
          <table:table-cell office:value-type="float" office:value="1.4188757636720929E+18" table:style-name="ce1">
            <text:p>1,41888E+18</text:p>
          </table:table-cell>
          <table:table-cell office:value-type="string" table:style-name="ce1">
            <text:p>Pesimis kondisi indonesia akan baik sampai 2024; pasokan vaksin trbatas, strategi #vaksinasi herd immunity buruk, vaksin efikasi rendah bisa memicu lahirnya variant atau strain baru yg mgkn lbh ganas, pmimpin lemah dan rakyat sengsara. #jokowi #anies #satgascovid19 #aniesbaswedan</text:p>
          </table:table-cell>
          <table:table-cell office:value-type="string" table:style-name="ce1">
            <text:p>pesimis kondisi indonesia baik pasok vaksin trbatas strategi herd immunity buruk vaksin efikasi rendah bisa picu lahir variant strain baru mungkin lbh ganas pmimpin lemah rakyat sengsara</text:p>
          </table:table-cell>
          <table:table-cell office:value-type="string" table:style-name="ce1">
            <text:p>boing37_7</text:p>
          </table:table-cell>
          <table:table-cell office:value-type="date" office:date-value="2021-07-24T10:08:38" table:style-name="ce3">
            <text:p>7/24/21 10:08 AM</text:p>
          </table:table-cell>
          <table:table-cell office:value-type="string" table:style-name="ce1">
            <text:p>HS</text:p>
          </table:table-cell>
          <table:table-cell table:number-columns-repeated="16378"/>
        </table:table-row>
        <table:table-row table:style-name="ro1">
          <table:table-cell office:value-type="float" office:value="1.418892456200864E+18" table:style-name="ce1">
            <text:p>1,41889E+18</text:p>
          </table:table-cell>
          <table:table-cell office:value-type="string" table:style-name="ce1">
            <text:p>Kebut #Vaksinasi Covid-19, Kapolres #Batang: Puskesmas Ditarget Vaksin 400 Orang #klikRMOL https://t.co/Zx0soZfXZm</text:p>
          </table:table-cell>
          <table:table-cell office:value-type="string" table:style-name="ce1">
            <text:p>kebut covid kapolres puskesmas target vaksin</text:p>
          </table:table-cell>
          <table:table-cell office:value-type="string" table:style-name="ce1">
            <text:p>rmoljateng</text:p>
          </table:table-cell>
          <table:table-cell office:value-type="date" office:date-value="2021-07-24T11:14:57" table:style-name="ce3">
            <text:p>7/24/21 11:14 AM</text:p>
          </table:table-cell>
          <table:table-cell office:value-type="string" table:style-name="ce1">
            <text:p>NONHS</text:p>
          </table:table-cell>
          <table:table-cell table:number-columns-repeated="16378"/>
        </table:table-row>
        <table:table-row table:style-name="ro1">
          <table:table-cell office:value-type="float" office:value="1.4188934767421729E+18" table:style-name="ce1">
            <text:p>1,41889E+18</text:p>
          </table:table-cell>
          <table:table-cell office:value-type="string" table:style-name="ce1">
            <text:p>Sebanyak 1.707 warga #KotaMalang mengikuti #vaksinasi dosis kedua dalam pelaksanaan kegiatan Serbuan Vaksin yang digelar Polresta Malang Kota di Graha Cakrawala Universitas Negeri Malang (UM) Sabtu (24/7) pagi. . @UM_1954 @polrestamakota @infomalang #Covid https://t.co/zx44RPfkeF</text:p>
          </table:table-cell>
          <table:table-cell office:value-type="string" table:style-name="ce1">
            <text:p>banyak ikut dosis dua dalam laksana giat serbu vaksin gelar polresta malang kota graha cakrawala universitas negeri malang um sabtu pagi</text:p>
          </table:table-cell>
          <table:table-cell office:value-type="string" table:style-name="ce1">
            <text:p>radar_malang</text:p>
          </table:table-cell>
          <table:table-cell office:value-type="date" office:date-value="2021-07-24T11:19:01" table:style-name="ce3">
            <text:p>7/24/21 11:19 AM</text:p>
          </table:table-cell>
          <table:table-cell office:value-type="string" table:style-name="ce1">
            <text:p>NONHS</text:p>
          </table:table-cell>
          <table:table-cell table:number-columns-repeated="16378"/>
        </table:table-row>
        <table:table-row table:style-name="ro1">
          <table:table-cell office:value-type="float" office:value="1.4188977545085791E+18" table:style-name="ce1">
            <text:p>1,4189E+18</text:p>
          </table:table-cell>
          <table:table-cell office:value-type="string" table:style-name="ce1">
            <text:p>Dokter Reisa: Cara Kerja Vaksin terhadap Anak Sama seperti pada Orang Dewasa https://t.co/1oY2kCZQuS #COVID19nsw #CovidIsNotOver #Covid_19 #COVIDIOTS #COVID19Vic #VaksinasiCovid19 #vaksinasi #Corona #coronavirus #Indonesia #healthcare #Health #HealthForAll #coronationstreet</text:p>
          </table:table-cell>
          <table:table-cell office:value-type="string" table:style-name="ce1">
            <text:p>dokter reisa cara kerja vaksin hadap anak sama seperti pada dewasa</text:p>
          </table:table-cell>
          <table:table-cell office:value-type="string" table:style-name="ce1">
            <text:p>tribunkaltim</text:p>
          </table:table-cell>
          <table:table-cell office:value-type="date" office:date-value="2021-07-24T11:36:01" table:style-name="ce3">
            <text:p>7/24/21 11:36 AM</text:p>
          </table:table-cell>
          <table:table-cell office:value-type="string" table:style-name="ce1">
            <text:p>NONHS</text:p>
          </table:table-cell>
          <table:table-cell table:number-columns-repeated="16378"/>
        </table:table-row>
        <table:table-row table:style-name="ro1">
          <table:table-cell office:value-type="float" office:value="1.4189187795311209E+18" table:style-name="ce1">
            <text:p>1,41892E+18</text:p>
          </table:table-cell>
          <table:table-cell office:value-type="string" table:style-name="ce1">
            <text:p>#???? Cara AMPI Bantu Percepatan Vaksinasi Covid-19 di Kalbar https://t.co/G3UCg8chcM #covid #Cara #AMPI #Bantu #Percepatan #Vaksinasi #Covid19 #Kalbar #marketing #marketing #digitalmarketing #socialmedia #influencermarketing #branding #contentmarketing #advertising</text:p>
          </table:table-cell>
          <table:table-cell office:value-type="string" table:style-name="ce1">
            <text:p>cara ampi bantu cepat vaksinasi covid kalbar</text:p>
          </table:table-cell>
          <table:table-cell office:value-type="string" table:style-name="ce1">
            <text:p>deasyindriwati</text:p>
          </table:table-cell>
          <table:table-cell office:value-type="date" office:date-value="2021-07-24T12:59:33" table:style-name="ce3">
            <text:p>7/24/21 12:59 PM</text:p>
          </table:table-cell>
          <table:table-cell office:value-type="string" table:style-name="ce1">
            <text:p>NONHS</text:p>
          </table:table-cell>
          <table:table-cell table:number-columns-repeated="16378"/>
        </table:table-row>
        <table:table-row table:style-name="ro1">
          <table:table-cell office:value-type="float" office:value="1.4189195739701619E+18" table:style-name="ce1">
            <text:p>1,41892E+18</text:p>
          </table:table-cell>
          <table:table-cell office:value-type="string" table:style-name="ce1">
            <text:p>Bismillah... Mohon doanya untuk kelancaran Giat Vaksinasi serentak di 2 Lokasi, yaitu SMP Negeri 108 Cengkareng dan Taman Maju Bersama Kalideres pada hari Senin, tanggal 26 Juli 2021 pukul 8-12 #vaksindulu #sinovac #covid19 #solikhah #pandemi #vaksinasi @fpksdkijakarta https://t.co/hj3PYiRMMu</text:p>
          </table:table-cell>
          <table:table-cell office:value-type="string" table:style-name="ce1">
            <text:p>bismillahmohon doa lancar giat vaksinasi serentak lokasi sekolah tengah negeri cengkareng taman maju sama kalideres pada senin tanggal juli pukul</text:p>
          </table:table-cell>
          <table:table-cell office:value-type="string" table:style-name="ce1">
            <text:p>SolikhahID</text:p>
          </table:table-cell>
          <table:table-cell office:value-type="date" office:date-value="2021-07-24T13:02:43" table:style-name="ce3">
            <text:p>7/24/21 01:02 PM</text:p>
          </table:table-cell>
          <table:table-cell office:value-type="string" table:style-name="ce1">
            <text:p>NONHS</text:p>
          </table:table-cell>
          <table:table-cell table:number-columns-repeated="16378"/>
        </table:table-row>
        <table:table-row table:style-name="ro1">
          <table:table-cell office:value-type="float" office:value="1.418933403798409E+18" table:style-name="ce1">
            <text:p>1,41893E+18</text:p>
          </table:table-cell>
          <table:table-cell office:value-type="string" table:style-name="ce1">
            <text:p>Orang yang telah menerima kedua-dua dos vaksinasi Covid-19 mungkin mengharapkan berita baik dalam beberapa hari akan datang. #Malaysia #Covid19 #Orang #Vaksinasi https://t.co/LEAv1zve1J</text:p>
          </table:table-cell>
          <table:table-cell office:value-type="string" table:style-name="ce1">
            <text:p>terima keduadua dos vaksinasi covid mungkin harap berita baik dalam datang</text:p>
          </table:table-cell>
          <table:table-cell office:value-type="string" table:style-name="ce1">
            <text:p>IniTanahairku</text:p>
          </table:table-cell>
          <table:table-cell office:value-type="date" office:date-value="2021-07-24T13:57:40" table:style-name="ce3">
            <text:p>7/24/21 01:57 PM</text:p>
          </table:table-cell>
          <table:table-cell office:value-type="string" table:style-name="ce1">
            <text:p>NONHS</text:p>
          </table:table-cell>
          <table:table-cell table:number-columns-repeated="16378"/>
        </table:table-row>
        <table:table-row table:style-name="ro1">
          <table:table-cell office:value-type="float" office:value="1.4190268577903821E+18" table:style-name="ce1">
            <text:p>1,41903E+18</text:p>
          </table:table-cell>
          <table:table-cell office:value-type="string" table:style-name="ce1">
            <text:p>Anggota Komisi XI dari Fraksi Gerindra, Kamrussamad menghadiri kegiatan vaksinasi Covid-19 bagi direksi dan karyawan BPR-BPRS yang difasilitasi oleh Otoritas Jasa Keuangan (OJK) di Gedung Tomang Tol Plaza - Ciledug. #vaksinasi https://t.co/leqva5tfM4</text:p>
          </table:table-cell>
          <table:table-cell office:value-type="string" table:style-name="ce1">
            <text:p>anggota komisi xi fraksi gerindra kamrussamad hadir giat vaksinasi covid bagi direksi karyawan bprbprs fasilitas oleh otoritas jasa uang ojk gedung tomang tol plaza ciledug</text:p>
          </table:table-cell>
          <table:table-cell office:value-type="string" table:style-name="ce1">
            <text:p>jpnncom</text:p>
          </table:table-cell>
          <table:table-cell office:value-type="date" office:date-value="2021-07-24T20:09:01" table:style-name="ce3">
            <text:p>7/24/21 08:09 PM</text:p>
          </table:table-cell>
          <table:table-cell office:value-type="string" table:style-name="ce1">
            <text:p>NONHS</text:p>
          </table:table-cell>
          <table:table-cell table:number-columns-repeated="16378"/>
        </table:table-row>
        <table:table-row table:style-name="ro1">
          <table:table-cell office:value-type="float" office:value="1.419028077041132E+18" table:style-name="ce1">
            <text:p>1,41903E+18</text:p>
          </table:table-cell>
          <table:table-cell office:value-type="string" table:style-name="ce1">
            <text:p>Sebelumnya ada berencana untuk mengadakan vaksinasi COVID-19 berbayar, namun rencana itu akhirnya dibatalkan. Menteri Polhukam Mahfud MD menjelaskan alasannya. Ini alasannya. #VaksinBerbayar https://t.co/a0V0JXE7kV</text:p>
          </table:table-cell>
          <table:table-cell office:value-type="string" table:style-name="ce1">
            <text:p>belum rencana ada vaksinasi covid bayar rencana akhir batal menteri polhukam mahfud md jelas alas alas</text:p>
          </table:table-cell>
          <table:table-cell office:value-type="string" table:style-name="ce1">
            <text:p>detikcom</text:p>
          </table:table-cell>
          <table:table-cell office:value-type="date" office:date-value="2021-07-24T20:13:52" table:style-name="ce3">
            <text:p>7/24/21 08:13 PM</text:p>
          </table:table-cell>
          <table:table-cell office:value-type="string" table:style-name="ce1">
            <text:p>NONHS</text:p>
          </table:table-cell>
          <table:table-cell table:number-columns-repeated="16378"/>
        </table:table-row>
        <table:table-row table:style-name="ro1">
          <table:table-cell office:value-type="float" office:value="1.419032316819562E+18" table:style-name="ce1">
            <text:p>1,41903E+18</text:p>
          </table:table-cell>
          <table:table-cell office:value-type="string" table:style-name="ce1">
            <text:p>Melawan Virus COVID-19 Dengan Mendapatkan Vaksin Sinovac Di @RSTuguIbu : https://t.co/qrA3kT8oNg #health #sehat #vaccine #vaccination #vaksinasi #fit #fitness #corona #heal #coronavirus #video #life #spirit #motivation #power #blog #vaksin #Sinovac #virus #COVID19 #hospital</text:p>
          </table:table-cell>
          <table:table-cell office:value-type="string" table:style-name="ce1">
            <text:p>lawan virus covid dapat vaksin sinovac</text:p>
          </table:table-cell>
          <table:table-cell office:value-type="string" table:style-name="ce1">
            <text:p>AstridYogini</text:p>
          </table:table-cell>
          <table:table-cell office:value-type="date" office:date-value="2021-07-24T20:30:43" table:style-name="ce3">
            <text:p>7/24/21 08:30 PM</text:p>
          </table:table-cell>
          <table:table-cell office:value-type="string" table:style-name="ce1">
            <text:p>NONHS</text:p>
          </table:table-cell>
          <table:table-cell table:number-columns-repeated="16378"/>
        </table:table-row>
        <table:table-row table:style-name="ro1">
          <table:table-cell office:value-type="float" office:value="1.4190697071061519E+18" table:style-name="ce1">
            <text:p>1,41907E+18</text:p>
          </table:table-cell>
          <table:table-cell office:value-type="string" table:style-name="ce1">
            <text:p>Orang yang Terinfeksi Covid-19 Perlu Ketahui, 4 Cara Sederhana Mengembalikan Indra Penciuman #Covid19 #viruscorona #vaksinasi #vaksin #pandemi #Kaltara #Tarakan #Nunukan #Malinau #Bulungan #TanaTidung #TanjungSelor #TribunKaltara https://t.co/Shq5fpUec1</text:p>
          </table:table-cell>
          <table:table-cell office:value-type="string" table:style-name="ce1">
            <text:p>infeksi covid perlu tahu cara sederhana kembali indra cium</text:p>
          </table:table-cell>
          <table:table-cell office:value-type="string" table:style-name="ce1">
            <text:p>Tribun_Kaltara</text:p>
          </table:table-cell>
          <table:table-cell office:value-type="date" office:date-value="2021-07-24T22:59:17" table:style-name="ce3">
            <text:p>7/24/21 10:59 PM</text:p>
          </table:table-cell>
          <table:table-cell office:value-type="string" table:style-name="ce1">
            <text:p>NONHS</text:p>
          </table:table-cell>
          <table:table-cell table:number-columns-repeated="16378"/>
        </table:table-row>
        <table:table-row table:style-name="ro1">
          <table:table-cell office:value-type="float" office:value="1.4190857622561631E+18" table:style-name="ce1">
            <text:p>1,41909E+18</text:p>
          </table:table-cell>
          <table:table-cell office:value-type="string" table:style-name="ce1">
            <text:p>@panca66 @KipobedaloeA Harus mah ditangkap jg penyebar HOAX diksh gaji dr duit Rakyat jd wamen apa women sih bacotnya kayak perempuan nyinyirnya tanpa bukti maklum presiden jokowi sang PEMBOHONG itu FAKTA yg tak bisa terbantahkan #JokowiMundurRakyatSelamat #JokowiMundurRakyatSelamat https://t.co/snw6IWwcaT</text:p>
          </table:table-cell>
          <table:table-cell office:value-type="string" table:style-name="ce1">
            <text:p>harus mah tangkap sebar isu bohong diksh gaji uang rakyat wamen women bacot kayak perempuan nyinyir tanpa bukti maklum presiden jokowi sang bohong fakta tidak bisa bantah</text:p>
          </table:table-cell>
          <table:table-cell office:value-type="string" table:style-name="ce1">
            <text:p>DewiMAJID2</text:p>
          </table:table-cell>
          <table:table-cell office:value-type="date" office:date-value="2021-07-25T00:03:05" table:style-name="ce3">
            <text:p>7/25/21 12:03 AM</text:p>
          </table:table-cell>
          <table:table-cell office:value-type="string" table:style-name="ce1">
            <text:p>HS</text:p>
          </table:table-cell>
          <table:table-cell table:number-columns-repeated="16378"/>
        </table:table-row>
        <table:table-row table:style-name="ro1">
          <table:table-cell office:value-type="float" office:value="1.4190869822700009E+18" table:style-name="ce1">
            <text:p>1,41909E+18</text:p>
          </table:table-cell>
          <table:table-cell office:value-type="string" table:style-name="ce1">
            <text:p>Umur udah segini, masih jadi rakyat miskin aja, ditambah kondisi seperti yang dipimpin sama pemimpin yang memiskinkan rakyat, dah cocok tambah miskin gua??????????? #JokowiEndGame #JokowiMundurRakyatSelamat #JanganTunggu2024 #PakdeMundurSaja</text:p>
          </table:table-cell>
          <table:table-cell office:value-type="string" table:style-name="ce1">
            <text:p>umur gin rakyat miskin tambah kondisi seperti pimpin sama pimpin miskin rakyat cocok tambah miskin</text:p>
          </table:table-cell>
          <table:table-cell office:value-type="string" table:style-name="ce1">
            <text:p>faklutt</text:p>
          </table:table-cell>
          <table:table-cell office:value-type="date" office:date-value="2021-07-25T00:07:56" table:style-name="ce3">
            <text:p>7/25/21 12:07 AM</text:p>
          </table:table-cell>
          <table:table-cell office:value-type="string" table:style-name="ce1">
            <text:p>HS</text:p>
          </table:table-cell>
          <table:table-cell table:number-columns-repeated="16378"/>
        </table:table-row>
        <table:table-row table:style-name="ro1">
          <table:table-cell office:value-type="float" office:value="1.419087212323369E+18" table:style-name="ce1">
            <text:p>1,41909E+18</text:p>
          </table:table-cell>
          <table:table-cell office:value-type="string" table:style-name="ce1">
            <text:p>Walo sekarang udah banyak keliatan bobroknya, jeleknya, kesalahan2nya, tapi ga ada sama sekali tanda2 akan diakhiri. Ga ada tindakan2 dari orang yang bisa melindungi.. Zaman sekarang, orang2 keliatan baik di depan, tapi aslinya ga peduli #JokowiEndGame #JokowiMundurRakyatSelamat</text:p>
          </table:table-cell>
          <table:table-cell office:value-type="string" table:style-name="ce1">
            <text:p>walo banyak lihat bobrok jelek salah tidak sama sekali tanda akhir tidak tindak bisa lindung zaman lihat baik depan asli tidak peduli</text:p>
          </table:table-cell>
          <table:table-cell office:value-type="string" table:style-name="ce1">
            <text:p>RiriFebria3</text:p>
          </table:table-cell>
          <table:table-cell office:value-type="date" office:date-value="2021-07-25T00:08:51" table:style-name="ce3">
            <text:p>7/25/21 12:08 AM</text:p>
          </table:table-cell>
          <table:table-cell office:value-type="string" table:style-name="ce1">
            <text:p>HS</text:p>
          </table:table-cell>
          <table:table-cell table:number-columns-repeated="16378"/>
        </table:table-row>
        <table:table-row table:style-name="ro1">
          <table:table-cell office:value-type="float" office:value="1.4190879713832709E+18" table:style-name="ce1">
            <text:p>1,41909E+18</text:p>
          </table:table-cell>
          <table:table-cell office:value-type="string" table:style-name="ce1">
            <text:p>Presiden aja kagak dapet obat, bijimane rakyatnya yg perlu obat.... ??!!! Heii pendukung msh waras...?! #JokowiMundurRakyatSelamat #JokowiMundurRakyatSelamat</text:p>
          </table:table-cell>
          <table:table-cell office:value-type="string" table:style-name="ce1">
            <text:p>presiden tidak dapat obat rakyat perlu obat heii dukung waras</text:p>
          </table:table-cell>
          <table:table-cell office:value-type="string" table:style-name="ce1">
            <text:p>hutomo18</text:p>
          </table:table-cell>
          <table:table-cell office:value-type="date" office:date-value="2021-07-25T00:11:52" table:style-name="ce3">
            <text:p>7/25/21 12:11 AM</text:p>
          </table:table-cell>
          <table:table-cell office:value-type="string" table:style-name="ce1">
            <text:p>HS</text:p>
          </table:table-cell>
          <table:table-cell table:number-columns-repeated="16378"/>
        </table:table-row>
        <table:table-row table:style-name="ro1">
          <table:table-cell office:value-type="float" office:value="1.4190888821639859E+18" table:style-name="ce1">
            <text:p>1,41909E+18</text:p>
          </table:table-cell>
          <table:table-cell office:value-type="string" table:style-name="ce1">
            <text:p>@ronavioleta Pokoknya SYIAH itu Bukan Islam TITIK gak pake koma namanya aja mirip dedengkot PKI pastinya bkn Islam agamanya tp SYIAH laknatullah waspadalah Tetep nagar #JokowiMundurRakyatSelamat #JokowiMundurRakyatSelamat https://t.co/Uq4sS28Gu8</text:p>
          </table:table-cell>
          <table:table-cell office:value-type="string" table:style-name="ce1">
            <text:p>pokok syiah islam titik tidak pakai koma nama dedengkot pki pasti islam agama syiah laknatullah waspada tetap nagar</text:p>
          </table:table-cell>
          <table:table-cell office:value-type="string" table:style-name="ce1">
            <text:p>DewiMAJID2</text:p>
          </table:table-cell>
          <table:table-cell office:value-type="date" office:date-value="2021-07-25T00:15:29" table:style-name="ce3">
            <text:p>7/25/21 12:15 AM</text:p>
          </table:table-cell>
          <table:table-cell office:value-type="string" table:style-name="ce1">
            <text:p>HS</text:p>
          </table:table-cell>
          <table:table-cell table:number-columns-repeated="16378"/>
        </table:table-row>
        <table:table-row table:style-name="ro1">
          <table:table-cell office:value-type="float" office:value="1.4190901741019341E+18" table:style-name="ce1">
            <text:p>1,41909E+18</text:p>
          </table:table-cell>
          <table:table-cell office:value-type="string" table:style-name="ce1">
            <text:p>@tifsembiring @safirasafifra Haha...LUCUUU emang kakek LBP ini sang PENGKHIANAT indonesia udah hancuuuur br koar2 tak perlu impor2 lg dr 2014 kemarin kemana aja dasar Bangsaaat bangsa #JokowiMundurRakyatSelamat #JokowiMundurRakyatSelamat Kerjanya cm Gonti ganti kebijakan unfaedah jabatannya https://t.co/d1udVnHoo5</text:p>
          </table:table-cell>
          <table:table-cell office:value-type="string" table:style-name="ce1">
            <text:p>hahalucuuu kakek lbp sang khianat indonesia hancuuuur baru teriak tidak perlu impor kemarin dasar bangsaaat bangsa kerja cm gonti ganti bijak unfaedah jabat</text:p>
          </table:table-cell>
          <table:table-cell office:value-type="string" table:style-name="ce1">
            <text:p>DewiMAJID2</text:p>
          </table:table-cell>
          <table:table-cell office:value-type="date" office:date-value="2021-07-25T00:20:37" table:style-name="ce3">
            <text:p>7/25/21 12:20 AM</text:p>
          </table:table-cell>
          <table:table-cell office:value-type="string" table:style-name="ce1">
            <text:p>HS</text:p>
          </table:table-cell>
          <table:table-cell table:number-columns-repeated="16378"/>
        </table:table-row>
        <table:table-row table:style-name="ro1">
          <table:table-cell office:value-type="float" office:value="1.4190916469316201E+18" table:style-name="ce1">
            <text:p>1,41909E+18</text:p>
          </table:table-cell>
          <table:table-cell office:value-type="string" table:style-name="ce1">
            <text:p>@AnwarRafki @yanto_ruski @fadlizon Seharusnya bapak presiden tak perlulah blusukan kalo hanya demi elektabilitas dan pencitraan agar tampak seolah merakyat. Bukankah seharusnya bapak presiden ada di istana untuk mencari cara agar apotek tak kekurangan obat. ???? #JokowiMundurRakyatSelamat https://t.co/tDaGG3mvKj</text:p>
          </table:table-cell>
          <table:table-cell office:value-type="string" table:style-name="ce1">
            <text:p>harus presiden tidak perlu blusukan hanya elektabilitas citra tampak olah merakyatbukankah harus presiden istana cari cara apotek tidak kurang obat</text:p>
          </table:table-cell>
          <table:table-cell office:value-type="string" table:style-name="ce1">
            <text:p>SugiKawuloAlit</text:p>
          </table:table-cell>
          <table:table-cell office:value-type="date" office:date-value="2021-07-25T00:26:28" table:style-name="ce3">
            <text:p>7/25/21 12:26 AM</text:p>
          </table:table-cell>
          <table:table-cell office:value-type="string" table:style-name="ce1">
            <text:p>HS</text:p>
          </table:table-cell>
          <table:table-cell table:number-columns-repeated="16378"/>
        </table:table-row>
        <table:table-row table:style-name="ro1">
          <table:table-cell office:value-type="float" office:value="1.4190921610400561E+18" table:style-name="ce1">
            <text:p>1,41909E+18</text:p>
          </table:table-cell>
          <table:table-cell office:value-type="string" table:style-name="ce1">
            <text:p>Bukan hal baru. Orang miskin mmg hidup untuk segera mati... dibunuh penguasa zolim. #JokowiMundurRakyatSelamat #JokowiMundurRakyatSelamat https://t.co/dXypW0il7Y</text:p>
          </table:table-cell>
          <table:table-cell office:value-type="string" table:style-name="ce1">
            <text:p>baruorang miskin mmg hidup segera mati bunuh kuasa zolim</text:p>
          </table:table-cell>
          <table:table-cell office:value-type="string" table:style-name="ce1">
            <text:p>Ibnxine</text:p>
          </table:table-cell>
          <table:table-cell office:value-type="date" office:date-value="2021-07-25T00:28:31" table:style-name="ce3">
            <text:p>7/25/21 12:28 AM</text:p>
          </table:table-cell>
          <table:table-cell office:value-type="string" table:style-name="ce1">
            <text:p>HS</text:p>
          </table:table-cell>
          <table:table-cell table:number-columns-repeated="16378"/>
        </table:table-row>
        <table:table-row table:style-name="ro1">
          <table:table-cell office:value-type="float" office:value="1.419092436928766E+18" table:style-name="ce1">
            <text:p>1,41909E+18</text:p>
          </table:table-cell>
          <table:table-cell office:value-type="string" table:style-name="ce1">
            <text:p>setuju banget sama hashtag ini, sejak awal meremehkan corona, tindakan lockdown dengan segala macam namanya yg diubah tidak tahu untuk apa, membuat peraturan yang mengekang kebebasan rakyat berpendapat. #JokowiMundurRakyatSelamat #JokowiMundurRakyatSelamat #JokowiEndGame</text:p>
          </table:table-cell>
          <table:table-cell office:value-type="string" table:style-name="ce1">
            <text:p>tuju sangat sama hashtag remeh corona tindak lockdown nama ubah tidak buat atur ekang bebas rakyat dapat</text:p>
          </table:table-cell>
          <table:table-cell office:value-type="string" table:style-name="ce1">
            <text:p>naybee_L</text:p>
          </table:table-cell>
          <table:table-cell office:value-type="date" office:date-value="2021-07-25T00:29:37" table:style-name="ce3">
            <text:p>7/25/21 12:29 AM</text:p>
          </table:table-cell>
          <table:table-cell office:value-type="string" table:style-name="ce1">
            <text:p>HS</text:p>
          </table:table-cell>
          <table:table-cell table:number-columns-repeated="16378"/>
        </table:table-row>
        <table:table-row table:style-name="ro1">
          <table:table-cell office:value-type="float" office:value="1.4190926270272179E+18" table:style-name="ce1">
            <text:p>1,41909E+18</text:p>
          </table:table-cell>
          <table:table-cell office:value-type="string" table:style-name="ce1">
            <text:p>Rakyat mau demo langsung dijaga ketat, giliran virus covid 19 mau masuk Indonesia malah diketawain... #JokowiMundurRakyatSelamat</text:p>
          </table:table-cell>
          <table:table-cell office:value-type="string" table:style-name="ce1">
            <text:p>rakyat demo jaga ketat gilir virus covid masuk indonesia diketawain</text:p>
          </table:table-cell>
          <table:table-cell office:value-type="string" table:style-name="ce1">
            <text:p>ObsesiYogi</text:p>
          </table:table-cell>
          <table:table-cell office:value-type="date" office:date-value="2021-07-25T00:30:22" table:style-name="ce3">
            <text:p>7/25/21 12:30 AM</text:p>
          </table:table-cell>
          <table:table-cell office:value-type="string" table:style-name="ce1">
            <text:p>HS</text:p>
          </table:table-cell>
          <table:table-cell table:number-columns-repeated="16378"/>
        </table:table-row>
        <table:table-row table:style-name="ro1">
          <table:table-cell office:value-type="float" office:value="1.4190929119379131E+18" table:style-name="ce1">
            <text:p>1,41909E+18</text:p>
          </table:table-cell>
          <table:table-cell office:value-type="string" table:style-name="ce1">
            <text:p>@CNNIndonesia Batasi noh TKA cino.. #JokowiMundurRakyatSelamat https://t.co/xRZiC4zyvn</text:p>
          </table:table-cell>
          <table:table-cell office:value-type="string" table:style-name="ce1">
            <text:p>batas noh tka cino</text:p>
          </table:table-cell>
          <table:table-cell office:value-type="string" table:style-name="ce1">
            <text:p>Nomnom46720674</text:p>
          </table:table-cell>
          <table:table-cell office:value-type="date" office:date-value="2021-07-25T00:31:30" table:style-name="ce3">
            <text:p>7/25/21 12:31 AM</text:p>
          </table:table-cell>
          <table:table-cell office:value-type="string" table:style-name="ce1">
            <text:p>HS</text:p>
          </table:table-cell>
          <table:table-cell table:number-columns-repeated="16378"/>
        </table:table-row>
        <table:table-row table:style-name="ro1">
          <table:table-cell office:value-type="float" office:value="1.41909314790527E+18" table:style-name="ce1">
            <text:p>1,41909E+18</text:p>
          </table:table-cell>
          <table:table-cell office:value-type="string" table:style-name="ce1">
            <text:p>Oooh benar2 keji ini keluarganya juga biadab. Mana ada orang dipukuli hanya gara2 isoman? Sudah gitu jadi viral, memalukan. Buat cari viral dan recehan adsense saja. #JokowiMundurRakyatSelamat #JokowiMundurRakyatSelamat https://t.co/vRdyQOMaAh</text:p>
          </table:table-cell>
          <table:table-cell office:value-type="string" table:style-name="ce1">
            <text:p>oooh benar keji keluarga biadab pukul hanya gara isoman viral malu cari viral receh adsense</text:p>
          </table:table-cell>
          <table:table-cell office:value-type="string" table:style-name="ce1">
            <text:p>Ibnxine</text:p>
          </table:table-cell>
          <table:table-cell office:value-type="date" office:date-value="2021-07-25T00:32:26" table:style-name="ce3">
            <text:p>7/25/21 12:32 AM</text:p>
          </table:table-cell>
          <table:table-cell office:value-type="string" table:style-name="ce1">
            <text:p>HS</text:p>
          </table:table-cell>
          <table:table-cell table:number-columns-repeated="16378"/>
        </table:table-row>
        <table:table-row table:style-name="ro1">
          <table:table-cell office:value-type="float" office:value="1.4190932240485829E+18" table:style-name="ce1">
            <text:p>1,41909E+18</text:p>
          </table:table-cell>
          <table:table-cell office:value-type="string" table:style-name="ce1">
            <text:p>Situasi bukannya malah membaik., coba aja #JokowiMundurRakyatSelamat https://t.co/l4JUuo1Ijp</text:p>
          </table:table-cell>
          <table:table-cell office:value-type="string" table:style-name="ce1">
            <text:p>situasi bukan baik coba</text:p>
          </table:table-cell>
          <table:table-cell office:value-type="string" table:style-name="ce1">
            <text:p>Britaktual</text:p>
          </table:table-cell>
          <table:table-cell office:value-type="date" office:date-value="2021-07-25T00:32:44" table:style-name="ce3">
            <text:p>7/25/21 12:32 AM</text:p>
          </table:table-cell>
          <table:table-cell office:value-type="string" table:style-name="ce1">
            <text:p>HS</text:p>
          </table:table-cell>
          <table:table-cell table:number-columns-repeated="16378"/>
        </table:table-row>
        <table:table-row table:style-name="ro1">
          <table:table-cell office:value-type="float" office:value="1.4190933416024189E+18" table:style-name="ce1">
            <text:p>1,41909E+18</text:p>
          </table:table-cell>
          <table:table-cell office:value-type="string" table:style-name="ce1">
            <text:p>Ngalahnya negoro.... Ratau Gawe Masker. Nyelekne penyakit. Kumpul² ng warung. Kabeh wong ditekani Gblokkk #JokowiMundurRakyatSelamat</text:p>
          </table:table-cell>
          <table:table-cell office:value-type="string" table:style-name="ce1">
            <text:p>ngalahnya negoro ratau kerja masker nyelekne penyakitkumpul ng warungkabeh ditekanigblokkk</text:p>
          </table:table-cell>
          <table:table-cell office:value-type="string" table:style-name="ce1">
            <text:p>IRSYAD_JAB</text:p>
          </table:table-cell>
          <table:table-cell office:value-type="date" office:date-value="2021-07-25T00:33:12" table:style-name="ce3">
            <text:p>7/25/21 12:33 AM</text:p>
          </table:table-cell>
          <table:table-cell office:value-type="string" table:style-name="ce1">
            <text:p>HS</text:p>
          </table:table-cell>
          <table:table-cell table:number-columns-repeated="16378"/>
        </table:table-row>
        <table:table-row table:style-name="ro1">
          <table:table-cell office:value-type="float" office:value="1.419093540546613E+18" table:style-name="ce1">
            <text:p>1,41909E+18</text:p>
          </table:table-cell>
          <table:table-cell office:value-type="string" table:style-name="ce1">
            <text:p>#Tokyo2020 #StaySelcaDay #PPKMSolusiBaikLawanCovid #StayBeautiful #JokowiMundurRakyatSelamat #AtleticoMadrid #MUFC #BVB #Bilbao #Munchen #Ajax #ACMilan #Juventus #PSG #Barcelona #Weightlifting #ReplaySoccer Selamat Pagii #ClubFriendly ????https://t.co/FPM88MmlZ5 https://t.co/IJTgAxYyj9</text:p>
          </table:table-cell>
          <table:table-cell office:value-type="string" table:style-name="ce1">
            <text:p>selamat pagi</text:p>
          </table:table-cell>
          <table:table-cell office:value-type="string" table:style-name="ce1">
            <text:p>Record_Soccer</text:p>
          </table:table-cell>
          <table:table-cell office:value-type="date" office:date-value="2021-07-25T00:34:00" table:style-name="ce3">
            <text:p>7/25/21 12:34 AM</text:p>
          </table:table-cell>
          <table:table-cell office:value-type="string" table:style-name="ce1">
            <text:p>NONHS</text:p>
          </table:table-cell>
          <table:table-cell table:number-columns-repeated="16378"/>
        </table:table-row>
        <table:table-row table:style-name="ro1">
          <table:table-cell office:value-type="float" office:value="1.4190936593544681E+18" table:style-name="ce1">
            <text:p>1,41909E+18</text:p>
          </table:table-cell>
          <table:table-cell office:value-type="string" table:style-name="ce1">
            <text:p>Berarti benar dong yang ditularkan sebenarnya HIV karena melumpuhkan melalui aliran darah, bukan nafas. Cek kematian Freddie Mercury cs. Keji betul nih regime. Heran tidak, HIV menghilang? Penyakit tinggal covid? #JokowiMundurRakyatSelamat #JokowiMundurRakyatSelamat https://t.co/5QLJWgwwh4</text:p>
          </table:table-cell>
          <table:table-cell office:value-type="string" table:style-name="ce1">
            <text:p>arti benar tular benar hiv lumpuh lalu alir darah napas mati freddie mercury cskeji betul regime heran tidak hiv hilang sakit tinggal covid</text:p>
          </table:table-cell>
          <table:table-cell office:value-type="string" table:style-name="ce1">
            <text:p>Ibnxine</text:p>
          </table:table-cell>
          <table:table-cell office:value-type="date" office:date-value="2021-07-25T00:34:28" table:style-name="ce3">
            <text:p>7/25/21 12:34 AM</text:p>
          </table:table-cell>
          <table:table-cell office:value-type="string" table:style-name="ce1">
            <text:p>HS</text:p>
          </table:table-cell>
          <table:table-cell table:number-columns-repeated="16378"/>
        </table:table-row>
        <table:table-row table:style-name="ro1">
          <table:table-cell office:value-type="float" office:value="1.4190947644529339E+18" table:style-name="ce1">
            <text:p>1,41909E+18</text:p>
          </table:table-cell>
          <table:table-cell office:value-type="string" table:style-name="ce1">
            <text:p>junjungannya sama buzzerp nya semua sama . Awalnya menyepelekan covid . Sekarang menakut nakuti .. #JokowiMundurRakyatSelamat https://t.co/sVYqXp6PgV</text:p>
          </table:table-cell>
          <table:table-cell office:value-type="string" table:style-name="ce1">
            <text:p>junjung sama buzzerp semua sama awal sepele covid takut nakuti</text:p>
          </table:table-cell>
          <table:table-cell office:value-type="string" table:style-name="ce1">
            <text:p>Spderv</text:p>
          </table:table-cell>
          <table:table-cell office:value-type="date" office:date-value="2021-07-25T00:38:52" table:style-name="ce3">
            <text:p>7/25/21 12:38 AM</text:p>
          </table:table-cell>
          <table:table-cell office:value-type="string" table:style-name="ce1">
            <text:p>HS</text:p>
          </table:table-cell>
          <table:table-cell table:number-columns-repeated="16378"/>
        </table:table-row>
        <table:table-row table:style-name="ro1">
          <table:table-cell office:value-type="float" office:value="1.4190949491070981E+18" table:style-name="ce1">
            <text:p>1,41909E+18</text:p>
          </table:table-cell>
          <table:table-cell office:value-type="string" table:style-name="ce1">
            <text:p>??????????????????? Gimana covid hari ini &amp;amp; nanti.. ???? Iya sih.. kami bingung semua keputusan belum tepat. ???? Sebaiknya segera putuskan.. ???? saya sarankan, cintai saja covid ???? Covid takut cuaca indo &amp;amp; tiktok ??????? Kami sdh siapkan obatnya ???? ???? Demo istana #JokowiEndGame #JokowiMundurRakyatSelamat https://t.co/lNRIwZKy8y</text:p>
          </table:table-cell>
          <table:table-cell office:value-type="string" table:style-name="ce1">
            <text:p>covid bingung semua putus tepat baik segera putus saran cinta covid covid takut cuaca indo tiktok siap obat demo istana</text:p>
          </table:table-cell>
          <table:table-cell office:value-type="string" table:style-name="ce1">
            <text:p>heritzal</text:p>
          </table:table-cell>
          <table:table-cell office:value-type="date" office:date-value="2021-07-25T00:39:36" table:style-name="ce3">
            <text:p>7/25/21 12:39 AM</text:p>
          </table:table-cell>
          <table:table-cell office:value-type="string" table:style-name="ce1">
            <text:p>NONHS</text:p>
          </table:table-cell>
          <table:table-cell table:number-columns-repeated="16378"/>
        </table:table-row>
        <table:table-row table:style-name="ro1">
          <table:table-cell office:value-type="float" office:value="1.419095701380747E+18" table:style-name="ce1">
            <text:p>1,4191E+18</text:p>
          </table:table-cell>
          <table:table-cell office:value-type="string" table:style-name="ce1">
            <text:p>@iBon_65 ???????????? otak mana otakkk..... Coba yg bikin gaduh2 tengah malem mana... Yg korup di tangkin mana... Yg kebijakan dan statement nya bikin gaduh mana #JokowiMundurRakyatSelamat #JokowiEndGame #akalsehat</text:p>
          </table:table-cell>
          <table:table-cell office:value-type="string" table:style-name="ce1">
            <text:p>otak otakkk coba gaduh tengah malam korupsi tangkin bijak statement gaduh</text:p>
          </table:table-cell>
          <table:table-cell office:value-type="string" table:style-name="ce1">
            <text:p>Handa_Nikayu</text:p>
          </table:table-cell>
          <table:table-cell office:value-type="date" office:date-value="2021-07-25T00:42:35" table:style-name="ce3">
            <text:p>7/25/21 12:42 AM</text:p>
          </table:table-cell>
          <table:table-cell office:value-type="string" table:style-name="ce1">
            <text:p>HS</text:p>
          </table:table-cell>
          <table:table-cell table:number-columns-repeated="16378"/>
        </table:table-row>
        <table:table-row table:style-name="ro1">
          <table:table-cell office:value-type="float" office:value="1.419095702324404E+18" table:style-name="ce1">
            <text:p>1,4191E+18</text:p>
          </table:table-cell>
          <table:table-cell office:value-type="string" table:style-name="ce1">
            <text:p>#JokowiMundurRakyatSelamat aku juga yakin setidaknya rakyat rukun dulu,nga dr awal mimpin mlh diadu pemimpin sendiri dgn buzzer2 piarannya,6 thn yg bener2 nyesek berseteru dgn sesama saudara sendiri Tp herannya pemimpin mlh kaya nga mau tau/ bodo amat sama kerukunan rakyatnya????</text:p>
          </table:table-cell>
          <table:table-cell office:value-type="string" table:style-name="ce1">
            <text:p>yakin tidak rakyat rukun dulunga mimpin mlh adu pimpin sendiri buzzer piarannya benar nyesek seteru sama saudara sendiritp heran pimpin mlh kaya nga bodo amat sama rukun rakyat</text:p>
          </table:table-cell>
          <table:table-cell office:value-type="string" table:style-name="ce1">
            <text:p>Robanjogjangak</text:p>
          </table:table-cell>
          <table:table-cell office:value-type="date" office:date-value="2021-07-25T00:42:35" table:style-name="ce3">
            <text:p>7/25/21 12:42 AM</text:p>
          </table:table-cell>
          <table:table-cell office:value-type="string" table:style-name="ce1">
            <text:p>HS</text:p>
          </table:table-cell>
          <table:table-cell table:number-columns-repeated="16378"/>
        </table:table-row>
        <table:table-row table:style-name="ro1">
          <table:table-cell office:value-type="float" office:value="1.4190970839198021E+18" table:style-name="ce1">
            <text:p>1,4191E+18</text:p>
          </table:table-cell>
          <table:table-cell office:value-type="string" table:style-name="ce1">
            <text:p>Saya teriak Covid ada &amp;amp; taat prokes bukan karena #KamiPercayaJokowi &amp;amp; bukan karena ingin #JokowiMundurRakyatSelamat apalagi enrose Tapi saya bersuara untuk kamu &amp;amp; keluarga. Untuk kamu yg sdg Covid &amp;amp; ditinggalkan anggota keluarga karena Covid On trend : #Malming dingin #rektorui https://t.co/uUXGoqLb8L</text:p>
          </table:table-cell>
          <table:table-cell office:value-type="string" table:style-name="ce1">
            <text:p>teriak covid taat prokes ingin enrosetapi suara keluarga covid tinggal anggota keluarga covidon trend dingin</text:p>
          </table:table-cell>
          <table:table-cell office:value-type="string" table:style-name="ce1">
            <text:p>maulanas000</text:p>
          </table:table-cell>
          <table:table-cell office:value-type="date" office:date-value="2021-07-25T00:48:05" table:style-name="ce3">
            <text:p>7/25/21 12:48 AM</text:p>
          </table:table-cell>
          <table:table-cell office:value-type="string" table:style-name="ce1">
            <text:p>NONHS</text:p>
          </table:table-cell>
          <table:table-cell table:number-columns-repeated="16378"/>
        </table:table-row>
        <table:table-row table:style-name="ro1">
          <table:table-cell office:value-type="float" office:value="1.4190975827567941E+18" table:style-name="ce1">
            <text:p>1,4191E+18</text:p>
          </table:table-cell>
          <table:table-cell office:value-type="string" table:style-name="ce1">
            <text:p>#JokowiMundurRakyatSelamat #JokowiMundurRakyatSelamat Penderita Covid-19 Dihajar Kayak Gini, Polisi Diminta Turun Tangan https://t.co/d0s1Io63xv</text:p>
          </table:table-cell>
          <table:table-cell office:value-type="string" table:style-name="ce1">
            <text:p>derita covid hajar kayak polisi minta turun tangan</text:p>
          </table:table-cell>
          <table:table-cell office:value-type="string" table:style-name="ce1">
            <text:p>tanya_napa</text:p>
          </table:table-cell>
          <table:table-cell office:value-type="date" office:date-value="2021-07-25T00:50:03" table:style-name="ce3">
            <text:p>7/25/21 12:50 AM</text:p>
          </table:table-cell>
          <table:table-cell office:value-type="string" table:style-name="ce1">
            <text:p>HS</text:p>
          </table:table-cell>
          <table:table-cell table:number-columns-repeated="16378"/>
        </table:table-row>
        <table:table-row table:style-name="ro1">
          <table:table-cell office:value-type="float" office:value="1.4190976049572129E+18" table:style-name="ce1">
            <text:p>1,4191E+18</text:p>
          </table:table-cell>
          <table:table-cell office:value-type="string" table:style-name="ce1">
            <text:p>Mundur bukan berarti hina Contohlah Soeharto dan gusdur mereka rela mundur demi menghindari pertumpahan darah. #JokowiMundurRakyatSelamat</text:p>
          </table:table-cell>
          <table:table-cell office:value-type="string" table:style-name="ce1">
            <text:p>mundur arti hinacontohlah soeharto gusdur rela mundur hindar tumpah darah</text:p>
          </table:table-cell>
          <table:table-cell office:value-type="string" table:style-name="ce1">
            <text:p>LalaGumawo2</text:p>
          </table:table-cell>
          <table:table-cell office:value-type="date" office:date-value="2021-07-25T00:50:09" table:style-name="ce3">
            <text:p>7/25/21 12:50 AM</text:p>
          </table:table-cell>
          <table:table-cell office:value-type="string" table:style-name="ce1">
            <text:p>HS</text:p>
          </table:table-cell>
          <table:table-cell table:number-columns-repeated="16378"/>
        </table:table-row>
        <table:table-row table:style-name="ro1">
          <table:table-cell office:value-type="float" office:value="1.4190993473129961E+18" table:style-name="ce1">
            <text:p>1,4191E+18</text:p>
          </table:table-cell>
          <table:table-cell office:value-type="string" table:style-name="ce1">
            <text:p>Ketika UU tentang karantina kesehatan tidak dijadikan rujukan sebagai penunjuk jalan untuk menurunkan angka kematian covid-19, maka yang akan muncul pudarnya kepercayaan masyarakat terhadap kinerja pemerintahan dalam hal penanganan pandemi covid-19. ???? #JokowiMundurRakyatSelamat https://t.co/DNvO0hneEe</text:p>
          </table:table-cell>
          <table:table-cell office:value-type="string" table:style-name="ce1">
            <text:p>uu tentang karantina sehat tidak jadi rujuk bagai tunjuk jalan turun angka mati covid muncul pudar percaya masyarakat hadap kerja perintah dalam tangan pandemi covid</text:p>
          </table:table-cell>
          <table:table-cell office:value-type="string" table:style-name="ce1">
            <text:p>SugiKawuloAlit</text:p>
          </table:table-cell>
          <table:table-cell office:value-type="date" office:date-value="2021-07-25T00:57:04" table:style-name="ce3">
            <text:p>7/25/21 12:57 AM</text:p>
          </table:table-cell>
          <table:table-cell office:value-type="string" table:style-name="ce1">
            <text:p>HS</text:p>
          </table:table-cell>
          <table:table-cell table:number-columns-repeated="16378"/>
        </table:table-row>
        <table:table-row table:style-name="ro1">
          <table:table-cell office:value-type="float" office:value="1.419099783701045E+18" table:style-name="ce1">
            <text:p>1,4191E+18</text:p>
          </table:table-cell>
          <table:table-cell office:value-type="string" table:style-name="ce1">
            <text:p>Pemerintah memang banyak miscom bahkan di internal mereka sering terjadi. Tapi jika presiden diganti kira-kira siapa yang lebih cocok dari presiden yang sekarang? ???? Apakah dengan begitu Indonesia otomatis sehat? ???? #JokowiEndGame #JokowiMundurRakyatSelamat #Covid_19</text:p>
          </table:table-cell>
          <table:table-cell office:value-type="string" table:style-name="ce1">
            <text:p>perintah banyak miscom internal jadi presiden ganti kirakira lebih cocok presiden indonesia otomatis sehat</text:p>
          </table:table-cell>
          <table:table-cell office:value-type="string" table:style-name="ce1">
            <text:p>socialisfake</text:p>
          </table:table-cell>
          <table:table-cell office:value-type="date" office:date-value="2021-07-25T00:58:48" table:style-name="ce3">
            <text:p>7/25/21 12:58 AM</text:p>
          </table:table-cell>
          <table:table-cell office:value-type="string" table:style-name="ce1">
            <text:p>HS</text:p>
          </table:table-cell>
          <table:table-cell table:number-columns-repeated="16378"/>
        </table:table-row>
        <table:table-row table:style-name="ro1">
          <table:table-cell office:value-type="float" office:value="1.4191002488912691E+18" table:style-name="ce1">
            <text:p>1,4191E+18</text:p>
          </table:table-cell>
          <table:table-cell office:value-type="string" table:style-name="ce1">
            <text:p>#JokowiEndGame Demo istana #PPKMSolusiBaikLawanCovid #MariDakwahBerjamaah Dakwah Syariah Khilafah #UMapakabar RG mengakui tindakan yg dilakukan pres adalah Benar. ???? #JokowiMundurRakyatSelamat https://t.co/5ZJBlEynMe</text:p>
          </table:table-cell>
          <table:table-cell office:value-type="string" table:style-name="ce1">
            <text:p>demo istana dakwah syariah khilafah rg aku tindak laku pres benar</text:p>
          </table:table-cell>
          <table:table-cell office:value-type="string" table:style-name="ce1">
            <text:p>sktdwrjo</text:p>
          </table:table-cell>
          <table:table-cell office:value-type="date" office:date-value="2021-07-25T01:00:39" table:style-name="ce3">
            <text:p>7/25/21 01:00 AM</text:p>
          </table:table-cell>
          <table:table-cell office:value-type="string" table:style-name="ce1">
            <text:p>HS</text:p>
          </table:table-cell>
          <table:table-cell table:number-columns-repeated="16378"/>
        </table:table-row>
        <table:table-row table:style-name="ro1">
          <table:table-cell office:value-type="float" office:value="1.4191003452931031E+18" table:style-name="ce1">
            <text:p>1,4191E+18</text:p>
          </table:table-cell>
          <table:table-cell office:value-type="string" table:style-name="ce1">
            <text:p>@MynaEve Malah sdh Mou 600 jt Vaksin..Dan cuma Indonesia yg Mou..Ini merupakan Bagian Dari Ihtiar/Usaha Negara melindungi Rakyatnya.. #KitaPercayaJokowi #KitaYakinJokowi #KamiDukungPemerintah https://t.co/oMQ9QdSQeO</text:p>
          </table:table-cell>
          <table:table-cell office:value-type="string" table:style-name="ce1">
            <text:p>mou jt vaksindan cuma indonesia mouini rupa bagi ihtiarusaha negara lindung rakyat</text:p>
          </table:table-cell>
          <table:table-cell office:value-type="string" table:style-name="ce1">
            <text:p>BUDI_AIDIL_</text:p>
          </table:table-cell>
          <table:table-cell office:value-type="date" office:date-value="2021-07-25T01:01:02" table:style-name="ce3">
            <text:p>7/25/21 01:01 AM</text:p>
          </table:table-cell>
          <table:table-cell office:value-type="string" table:style-name="ce1">
            <text:p>NONHS</text:p>
          </table:table-cell>
          <table:table-cell table:number-columns-repeated="16378"/>
        </table:table-row>
        <table:table-row table:style-name="ro1">
          <table:table-cell office:value-type="float" office:value="1.4191005932016799E+18" table:style-name="ce1">
            <text:p>1,4191E+18</text:p>
          </table:table-cell>
          <table:table-cell office:value-type="string" table:style-name="ce1">
            <text:p>Vaksin terbaik adalah Jokowi mundur #JokowiMundurRakyatSelamat https://t.co/Q2AF0dSOsy</text:p>
          </table:table-cell>
          <table:table-cell office:value-type="string" table:style-name="ce1">
            <text:p>vaksin baik jokowi mundur</text:p>
          </table:table-cell>
          <table:table-cell office:value-type="string" table:style-name="ce1">
            <text:p>LalaGumawo2</text:p>
          </table:table-cell>
          <table:table-cell office:value-type="date" office:date-value="2021-07-25T01:02:01" table:style-name="ce3">
            <text:p>7/25/21 01:02 AM</text:p>
          </table:table-cell>
          <table:table-cell office:value-type="string" table:style-name="ce1">
            <text:p>HS</text:p>
          </table:table-cell>
          <table:table-cell table:number-columns-repeated="16378"/>
        </table:table-row>
        <table:table-row table:style-name="ro1">
          <table:table-cell office:value-type="float" office:value="1.419101800645292E+18" table:style-name="ce1">
            <text:p>1,4191E+18</text:p>
          </table:table-cell>
          <table:table-cell office:value-type="string" table:style-name="ce1">
            <text:p>Haddeeuh.. Mungkin akibat ada tugas baru kali yh?.. khusus penanganan vaksin jd salah dpt informasi..? ahik.. gagal rek.. #JokowiMundurRakyatSelamat #JokowiMundurRakyatSelamat https://t.co/wBeXbOXV59</text:p>
          </table:table-cell>
          <table:table-cell office:value-type="string" table:style-name="ce1">
            <text:p>haddeeuh mungkin akibat tugas baru yh khusus tangan vaksin salah dapat informasi ahik gagal rek</text:p>
          </table:table-cell>
          <table:table-cell office:value-type="string" table:style-name="ce1">
            <text:p>mJiL4n</text:p>
          </table:table-cell>
          <table:table-cell office:value-type="date" office:date-value="2021-07-25T01:06:49" table:style-name="ce3">
            <text:p>7/25/21 01:06 AM</text:p>
          </table:table-cell>
          <table:table-cell office:value-type="string" table:style-name="ce1">
            <text:p>HS</text:p>
          </table:table-cell>
          <table:table-cell table:number-columns-repeated="16378"/>
        </table:table-row>
        <table:table-row table:style-name="ro1">
          <table:table-cell office:value-type="float" office:value="1.419105588328374E+18" table:style-name="ce1">
            <text:p>1,41911E+18</text:p>
          </table:table-cell>
          <table:table-cell office:value-type="string" table:style-name="ce1">
            <text:p>#JokowiMundurRakyatSelamat Apa gw doang yang merasa kalau sakit atau meninggal dengan penyakit apapun tapi kita bawa ke rumah sakit pasti dibilang covid?</text:p>
          </table:table-cell>
          <table:table-cell office:value-type="string" table:style-name="ce1">
            <text:p>rasa sakit tinggal sakit apa bawa rumah sakit pasti bilang covid</text:p>
          </table:table-cell>
          <table:table-cell office:value-type="string" table:style-name="ce1">
            <text:p>RamziMubarak1</text:p>
          </table:table-cell>
          <table:table-cell office:value-type="date" office:date-value="2021-07-25T01:21:52" table:style-name="ce3">
            <text:p>7/25/21 01:21 AM</text:p>
          </table:table-cell>
          <table:table-cell office:value-type="string" table:style-name="ce1">
            <text:p>HS</text:p>
          </table:table-cell>
          <table:table-cell table:number-columns-repeated="16378"/>
        </table:table-row>
        <table:table-row table:style-name="ro1">
          <table:table-cell office:value-type="float" office:value="1.4191060606573041E+18" table:style-name="ce1">
            <text:p>1,41911E+18</text:p>
          </table:table-cell>
          <table:table-cell office:value-type="string" table:style-name="ce1">
            <text:p>Jangan minum obat keras! Dalam paket obat gratis untuk isolasi mandiri (isoman) COVID-19 yang disediakan pemerintah, Oseltamivir &amp;amp; Favipiravir yang pasti, obat-obat antivirus baik Oseltamivir maupun Favipirafir dan kini obat tsb langka. #obatuntukrakyat #JokowiMundurRakyatSelamat https://t.co/0Q52MDcvjY</text:p>
          </table:table-cell>
          <table:table-cell office:value-type="string" table:style-name="ce1">
            <text:p>jangan minum obat kerasdalam paket obat gratis isolasi mandiri isoman covid sedia perintah oseltamivir favipiravir pasti obatobat antivirus baik oseltamivir favipirafir obat sebut langka</text:p>
          </table:table-cell>
          <table:table-cell office:value-type="string" table:style-name="ce1">
            <text:p>Garudateknik</text:p>
          </table:table-cell>
          <table:table-cell office:value-type="date" office:date-value="2021-07-25T01:23:45" table:style-name="ce3">
            <text:p>7/25/21 01:23 AM</text:p>
          </table:table-cell>
          <table:table-cell office:value-type="string" table:style-name="ce1">
            <text:p>HS</text:p>
          </table:table-cell>
          <table:table-cell table:number-columns-repeated="16378"/>
        </table:table-row>
        <table:table-row table:style-name="ro1">
          <table:table-cell office:value-type="float" office:value="1.4191092230073431E+18" table:style-name="ce1">
            <text:p>1,41911E+18</text:p>
          </table:table-cell>
          <table:table-cell office:value-type="string" table:style-name="ce1">
            <text:p>Jokowi mundur covid langsung hilang #JokowiMundurRakyatSelamat</text:p>
          </table:table-cell>
          <table:table-cell office:value-type="string" table:style-name="ce1">
            <text:p>jokowi mundur covid hilang</text:p>
          </table:table-cell>
          <table:table-cell office:value-type="string" table:style-name="ce1">
            <text:p>DanishDedy</text:p>
          </table:table-cell>
          <table:table-cell office:value-type="date" office:date-value="2021-07-25T01:36:19" table:style-name="ce3">
            <text:p>7/25/21 01:36 AM</text:p>
          </table:table-cell>
          <table:table-cell office:value-type="string" table:style-name="ce1">
            <text:p>HS</text:p>
          </table:table-cell>
          <table:table-cell table:number-columns-repeated="16378"/>
        </table:table-row>
        <table:table-row table:style-name="ro1">
          <table:table-cell office:value-type="float" office:value="1.419110315753566E+18" table:style-name="ce1">
            <text:p>1,41911E+18</text:p>
          </table:table-cell>
          <table:table-cell office:value-type="string" table:style-name="ce1">
            <text:p>@temponewsroom @jokowi @kyai_marufamin @mohmahfudmd @KSPgoid ruwet²ny Covid-19, dr oposisi pengecut maen mobilisasi warga yg kena doktrin ujaran kebencian, sampe ada koruptor bisa maen mata dg dewas KPK &amp;amp;bahkan anggota KPK. #JokowiMundurRakyatSelamat tp yg selamat &amp;amp;senang para mafia migas dll.</text:p>
          </table:table-cell>
          <table:table-cell office:value-type="string" table:style-name="ce1">
            <text:p>ruwetny covid oposisi kecut main mobilisasi kena doktrin ujar benci koruptor bisa main mata dewas kpk ampbahkan anggota kpk selamat ampsenang mafia minyak gas bumi lain lain</text:p>
          </table:table-cell>
          <table:table-cell office:value-type="string" table:style-name="ce1">
            <text:p>carakada</text:p>
          </table:table-cell>
          <table:table-cell office:value-type="date" office:date-value="2021-07-25T01:40:39" table:style-name="ce3">
            <text:p>7/25/21 01:40 AM</text:p>
          </table:table-cell>
          <table:table-cell office:value-type="string" table:style-name="ce1">
            <text:p>HS</text:p>
          </table:table-cell>
          <table:table-cell table:number-columns-repeated="16378"/>
        </table:table-row>
        <table:table-row table:style-name="ro1">
          <table:table-cell office:value-type="float" office:value="1.4191103822626371E+18" table:style-name="ce1">
            <text:p>1,41911E+18</text:p>
          </table:table-cell>
          <table:table-cell office:value-type="string" table:style-name="ce1">
            <text:p>Ini tagar buzzer ya? Ekwk. Kelabakan????????#KamiDukungPemerintah</text:p>
          </table:table-cell>
          <table:table-cell office:value-type="string" table:style-name="ce1">
            <text:p>tagar buzzer ekwk laba</text:p>
          </table:table-cell>
          <table:table-cell office:value-type="string" table:style-name="ce1">
            <text:p>dewaamulia</text:p>
          </table:table-cell>
          <table:table-cell office:value-type="date" office:date-value="2021-07-25T01:40:55" table:style-name="ce3">
            <text:p>7/25/21 01:40 AM</text:p>
          </table:table-cell>
          <table:table-cell office:value-type="string" table:style-name="ce1">
            <text:p>NONHS</text:p>
          </table:table-cell>
          <table:table-cell table:number-columns-repeated="16378"/>
        </table:table-row>
        <table:table-row table:style-name="ro1">
          <table:table-cell office:value-type="float" office:value="1.4191133322969779E+18" table:style-name="ce1">
            <text:p>1,41911E+18</text:p>
          </table:table-cell>
          <table:table-cell office:value-type="string" table:style-name="ce1">
            <text:p>Selamat hari Minggu #SahabatBaik jangan lupa untuk selalu bersyukur kepada Allah SWT dengan berbagi rezeki kepada sesama yg membutuhkan. #KamiDukungPemerintah pasti Berhasil mengatasi pandemi dan Ekonomi segera pulih. Gak usah seperti Rocky Gerung dan Didu abis kena PRANK. https://t.co/7UP1igjuuz</text:p>
          </table:table-cell>
          <table:table-cell office:value-type="string" table:style-name="ce1">
            <text:p>selamat minggu jangan lupa syukur allah swt bagi rezeki sama butuh pasti hasil atas pandemi ekonomi segera pulih tidak perlu seperti rocky gerung didu habis kena prank</text:p>
          </table:table-cell>
          <table:table-cell office:value-type="string" table:style-name="ce1">
            <text:p>riskacemplis</text:p>
          </table:table-cell>
          <table:table-cell office:value-type="date" office:date-value="2021-07-25T01:52:38" table:style-name="ce3">
            <text:p>7/25/21 01:52 AM</text:p>
          </table:table-cell>
          <table:table-cell office:value-type="string" table:style-name="ce1">
            <text:p>NONHS</text:p>
          </table:table-cell>
          <table:table-cell table:number-columns-repeated="16378"/>
        </table:table-row>
        <table:table-row table:style-name="ro1">
          <table:table-cell office:value-type="float" office:value="1.419113707431285E+18" table:style-name="ce1">
            <text:p>1,41911E+18</text:p>
          </table:table-cell>
          <table:table-cell office:value-type="string" table:style-name="ce1">
            <text:p>Bapak PRESIDEN saja mau beli obat kagak ada, apalagi kita sebagai rakyat biasa.... Ternyata masalahNYA bukan di COVIDnya tetapi oknumNYA... INDONESIA GITUH looo.... #JokowiMundurRakyatSelamat #JanganTunggu2024 #BongkarBiangRusuh</text:p>
          </table:table-cell>
          <table:table-cell office:value-type="string" table:style-name="ce1">
            <text:p>presiden beli obat tidak bagai rakyat biasaternyata masalah covidnya oknumnyaindonesia gituh looo</text:p>
          </table:table-cell>
          <table:table-cell office:value-type="string" table:style-name="ce1">
            <text:p>epih_abay</text:p>
          </table:table-cell>
          <table:table-cell office:value-type="date" office:date-value="2021-07-25T01:54:08" table:style-name="ce3">
            <text:p>7/25/21 01:54 AM</text:p>
          </table:table-cell>
          <table:table-cell office:value-type="string" table:style-name="ce1">
            <text:p>NONHS</text:p>
          </table:table-cell>
          <table:table-cell table:number-columns-repeated="16378"/>
        </table:table-row>
        <table:table-row table:style-name="ro1">
          <table:table-cell office:value-type="float" office:value="1.4191137495043971E+18" table:style-name="ce1">
            <text:p>1,41911E+18</text:p>
          </table:table-cell>
          <table:table-cell office:value-type="string" table:style-name="ce1">
            <text:p>@geloraco Kalau sampai menular, lebih ganas dari virus covid 19. #JokowiMundurRakyatSelamat</text:p>
          </table:table-cell>
          <table:table-cell office:value-type="string" table:style-name="ce1">
            <text:p>tular lebih ganas virus covid</text:p>
          </table:table-cell>
          <table:table-cell office:value-type="string" table:style-name="ce1">
            <text:p>TamongPanji</text:p>
          </table:table-cell>
          <table:table-cell office:value-type="date" office:date-value="2021-07-25T01:54:18" table:style-name="ce3">
            <text:p>7/25/21 01:54 AM</text:p>
          </table:table-cell>
          <table:table-cell office:value-type="string" table:style-name="ce1">
            <text:p>HS</text:p>
          </table:table-cell>
          <table:table-cell table:number-columns-repeated="16378"/>
        </table:table-row>
        <table:table-row table:style-name="ro1">
          <table:table-cell office:value-type="float" office:value="1.419114195786764E+18" table:style-name="ce1">
            <text:p>1,41911E+18</text:p>
          </table:table-cell>
          <table:table-cell office:value-type="string" table:style-name="ce1">
            <text:p>Harga mati ! #KamiDukungPemerintah</text:p>
          </table:table-cell>
          <table:table-cell office:value-type="string" table:style-name="ce1">
            <text:p>harga mati</text:p>
          </table:table-cell>
          <table:table-cell office:value-type="string" table:style-name="ce1">
            <text:p>JayaMangun1</text:p>
          </table:table-cell>
          <table:table-cell office:value-type="date" office:date-value="2021-07-25T01:56:04" table:style-name="ce3">
            <text:p>7/25/21 01:56 AM</text:p>
          </table:table-cell>
          <table:table-cell office:value-type="string" table:style-name="ce1">
            <text:p>NONHS</text:p>
          </table:table-cell>
          <table:table-cell table:number-columns-repeated="16378"/>
        </table:table-row>
        <table:table-row table:style-name="ro1">
          <table:table-cell office:value-type="float" office:value="1.419114364016022E+18" table:style-name="ce1">
            <text:p>1,41911E+18</text:p>
          </table:table-cell>
          <table:table-cell office:value-type="string" table:style-name="ce1">
            <text:p>Rakyat bukan tidak percaya covid-19. Tapi rakyat tidak lagi percaya presidennya.. #JokowiMundurRakyatSelamat</text:p>
          </table:table-cell>
          <table:table-cell office:value-type="string" table:style-name="ce1">
            <text:p>rakyat tidak percaya covid rakyat tidak percaya presiden</text:p>
          </table:table-cell>
          <table:table-cell office:value-type="string" table:style-name="ce1">
            <text:p>antho28_</text:p>
          </table:table-cell>
          <table:table-cell office:value-type="date" office:date-value="2021-07-25T01:56:44" table:style-name="ce3">
            <text:p>7/25/21 01:56 AM</text:p>
          </table:table-cell>
          <table:table-cell office:value-type="string" table:style-name="ce1">
            <text:p>HS</text:p>
          </table:table-cell>
          <table:table-cell table:number-columns-repeated="16378"/>
        </table:table-row>
        <table:table-row table:style-name="ro1">
          <table:table-cell office:value-type="float" office:value="1.4191192698250611E+18" table:style-name="ce1">
            <text:p>1,41912E+18</text:p>
          </table:table-cell>
          <table:table-cell office:value-type="string" table:style-name="ce1">
            <text:p>@asyukriholil @yunartowijaya Sedangkan disini pejabatnya masih banyak yang ngeyel ga percaya corona. Hadeuuhhh.... Pas udah gitu malah nyalahin pemerintah pusat yang ga bisa nangani pandemi. #KamiDukungPemerintah</text:p>
          </table:table-cell>
          <table:table-cell office:value-type="string" table:style-name="ce1">
            <text:p>sedang sini jabat banyak ngeyel tidak percaya corona hadeuuhhhpas salah perintah pusat tidak bisa nangani pandemi</text:p>
          </table:table-cell>
          <table:table-cell office:value-type="string" table:style-name="ce1">
            <text:p>DavidHandiyanto</text:p>
          </table:table-cell>
          <table:table-cell office:value-type="date" office:date-value="2021-07-25T02:16:14" table:style-name="ce3">
            <text:p>7/25/21 02:16 AM</text:p>
          </table:table-cell>
          <table:table-cell office:value-type="string" table:style-name="ce1">
            <text:p>NONHS</text:p>
          </table:table-cell>
          <table:table-cell table:number-columns-repeated="16378"/>
        </table:table-row>
        <table:table-row table:style-name="ro1">
          <table:table-cell office:value-type="float" office:value="1.419122285982601E+18" table:style-name="ce1">
            <text:p>1,41912E+18</text:p>
          </table:table-cell>
          <table:table-cell office:value-type="string" table:style-name="ce1">
            <text:p>Memikirkan Rakyat apanya? Kita dilarang Kerja,Kita dilarang Mudik dan Dilarang beribadah.. TKA Aseng dibiarin aja, bahkan rakyat sendiri pun dihukum karna Membunuh TKA Penyebar Covid Istana itu isinya Pembohong semua #JokowiMundurRakyatSelamat #JokowiMundurRakyatSelamat https://t.co/1RRzOIIn9c</text:p>
          </table:table-cell>
          <table:table-cell office:value-type="string" table:style-name="ce1">
            <text:p>pikir rakyat apa larang kerjakita larang mudik larang ibadah tka aseng dibiarin rakyat sendiri hukum bunuh tka sebar covidistana isi bohong semua</text:p>
          </table:table-cell>
          <table:table-cell office:value-type="string" table:style-name="ce1">
            <text:p>YasonnaB</text:p>
          </table:table-cell>
          <table:table-cell office:value-type="date" office:date-value="2021-07-25T02:28:13" table:style-name="ce3">
            <text:p>7/25/21 02:28 AM</text:p>
          </table:table-cell>
          <table:table-cell office:value-type="string" table:style-name="ce1">
            <text:p>HS</text:p>
          </table:table-cell>
          <table:table-cell table:number-columns-repeated="16378"/>
        </table:table-row>
        <table:table-row table:style-name="ro1">
          <table:table-cell office:value-type="float" office:value="1.4191270517772329E+18" table:style-name="ce1">
            <text:p>1,41913E+18</text:p>
          </table:table-cell>
          <table:table-cell office:value-type="string" table:style-name="ce1">
            <text:p>@tvOneNews Ngecek obat kok ke apotik, cek ke rumah sakit covid-19 dong. Apa obat di apotik RS lengkap jk kurang tambahin ???????????? Gitu @tvOneNews #PresidenTerburukDalamSejarah #JokowiMundurRakyatSelamat</text:p>
          </table:table-cell>
          <table:table-cell office:value-type="string" table:style-name="ce1">
            <text:p>ngecek obat apotek rumah sakit covid obat apotek rs lengkap jk kurang tambahin</text:p>
          </table:table-cell>
          <table:table-cell office:value-type="string" table:style-name="ce1">
            <text:p>zulfahmi_coen</text:p>
          </table:table-cell>
          <table:table-cell office:value-type="date" office:date-value="2021-07-25T02:47:09" table:style-name="ce3">
            <text:p>7/25/21 02:47 AM</text:p>
          </table:table-cell>
          <table:table-cell office:value-type="string" table:style-name="ce1">
            <text:p>HS</text:p>
          </table:table-cell>
          <table:table-cell table:number-columns-repeated="16378"/>
        </table:table-row>
        <table:table-row table:style-name="ro1">
          <table:table-cell office:value-type="float" office:value="1.4191297902257851E+18" table:style-name="ce1">
            <text:p>1,41913E+18</text:p>
          </table:table-cell>
          <table:table-cell office:value-type="string" table:style-name="ce1">
            <text:p>Gue bukan pendukung jokowi. Tap, gue suka bingung ngeliat hashtag #JokowiMundurRakyatSelamat . The problem is, emang kalian yaking pak wakil ma'aruf amin dapat menyelesaikan kasus ini lebih baik ? Emang kalo Jokowi mundur, covid jadi ilang ?</text:p>
          </table:table-cell>
          <table:table-cell office:value-type="string" table:style-name="ce1">
            <text:p>dukung jokowi tap suka bingung lihat hashtag the masalah is yaking maaruf amin dapat selesai kasus lebih baik jokowi mundur covid hilang</text:p>
          </table:table-cell>
          <table:table-cell office:value-type="string" table:style-name="ce1">
            <text:p>notfaccboi</text:p>
          </table:table-cell>
          <table:table-cell office:value-type="date" office:date-value="2021-07-25T02:58:02" table:style-name="ce3">
            <text:p>7/25/21 02:58 AM</text:p>
          </table:table-cell>
          <table:table-cell office:value-type="string" table:style-name="ce1">
            <text:p>HS</text:p>
          </table:table-cell>
          <table:table-cell table:number-columns-repeated="16378"/>
        </table:table-row>
        <table:table-row table:style-name="ro1">
          <table:table-cell office:value-type="float" office:value="1.4191469023653811E+18" table:style-name="ce1">
            <text:p>1,41915E+18</text:p>
          </table:table-cell>
          <table:table-cell office:value-type="string" table:style-name="ce1">
            <text:p>Karena kesehatan adalah tanggung jawab masing2 makhluk. Tetap jaga prokes ya.... Masalah percaya atau tidak terhadap suatu isu adalah hak masing2 yang penting tidak menjadi suatu isu hoak yg tak berdasar ilmiah.... #klinik #drwowo #KamiDukungPemerintah #minggusehat</text:p>
          </table:table-cell>
          <table:table-cell office:value-type="string" table:style-name="ce1">
            <text:p>sehat tanggung jawab makhluk tetap jaga prokes masalah percaya tidak hadap isu hak penting tidak jadi isu hoak tidak dasar ilmiah</text:p>
          </table:table-cell>
          <table:table-cell office:value-type="string" table:style-name="ce1">
            <text:p>klinik_drwowo</text:p>
          </table:table-cell>
          <table:table-cell office:value-type="date" office:date-value="2021-07-25T04:06:02" table:style-name="ce3">
            <text:p>7/25/21 04:06 AM</text:p>
          </table:table-cell>
          <table:table-cell office:value-type="string" table:style-name="ce1">
            <text:p>NONHS</text:p>
          </table:table-cell>
          <table:table-cell table:number-columns-repeated="16378"/>
        </table:table-row>
        <table:table-row table:style-name="ro1">
          <table:table-cell office:value-type="float" office:value="1.4191504378868201E+18" table:style-name="ce1">
            <text:p>1,41915E+18</text:p>
          </table:table-cell>
          <table:table-cell office:value-type="string" table:style-name="ce1">
            <text:p>Andaikan dulu Pemerintah tidak meremehkan COVID19 mungkin nasib kita tidak begini. Baru sekarang mulai biar di Katakan kerja. Karma apa yg di terima bangsaku ini. Apa karma karena banyaknya meninggal dunia petugas PPS saat pemilu 2019? #JokowiMundurRakyatSelamat</text:p>
          </table:table-cell>
          <table:table-cell office:value-type="string" table:style-name="ce1">
            <text:p>andai perintah tidak remeh covid mungkin nasib tidak baru biar kata kerja karma terima bangsa karma banyak tinggal dunia tugas pps pilih</text:p>
          </table:table-cell>
          <table:table-cell office:value-type="string" table:style-name="ce1">
            <text:p>wartakutim</text:p>
          </table:table-cell>
          <table:table-cell office:value-type="date" office:date-value="2021-07-25T04:20:05" table:style-name="ce3">
            <text:p>7/25/21 04:20 AM</text:p>
          </table:table-cell>
          <table:table-cell office:value-type="string" table:style-name="ce1">
            <text:p>HS</text:p>
          </table:table-cell>
          <table:table-cell table:number-columns-repeated="16378"/>
        </table:table-row>
        <table:table-row table:style-name="ro1">
          <table:table-cell office:value-type="float" office:value="1.4191520631586199E+18" table:style-name="ce1">
            <text:p>1,41915E+18</text:p>
          </table:table-cell>
          <table:table-cell office:value-type="string" table:style-name="ce1">
            <text:p>TKA China Dinilai Picu Kenaikan Covid-19, Teddy Gusnaidi: Apa Korelasinya? Virus menumpang pada makhluk hidup, termasuk manusia, untuk bsa berkembang biak. Bknnya asal virus dri China? Kalau ga ngerti lebih baik diam loe #JokowiMundurRakyatSelamat https://t.co/NrxQJRX0gf</text:p>
          </table:table-cell>
          <table:table-cell office:value-type="string" table:style-name="ce1">
            <text:p>tka china nilai picu naik covid teddy gusnaidi korelasinyavirus tumpang pada makhluk hidup masuk manusia bisa kembang biak bukan asal virus chinakalau tidak erti lebih baik diam</text:p>
          </table:table-cell>
          <table:table-cell office:value-type="string" table:style-name="ce1">
            <text:p>aka_abzhary</text:p>
          </table:table-cell>
          <table:table-cell office:value-type="date" office:date-value="2021-07-25T04:26:33" table:style-name="ce3">
            <text:p>7/25/21 04:26 AM</text:p>
          </table:table-cell>
          <table:table-cell office:value-type="string" table:style-name="ce1">
            <text:p>HS</text:p>
          </table:table-cell>
          <table:table-cell table:number-columns-repeated="16378"/>
        </table:table-row>
        <table:table-row table:style-name="ro1">
          <table:table-cell office:value-type="float" office:value="1.4191534954800499E+18" table:style-name="ce1">
            <text:p>1,41915E+18</text:p>
          </table:table-cell>
          <table:table-cell office:value-type="string" table:style-name="ce1">
            <text:p>@ayudesi133 @ronavioleta @muannas_alaidid Ditamb 14. SYIAH laknatullah berani Muncul 15. Pengkhianat bangsat bangsa 16. Ulama dikriminalisasi n agama di persekusi 17. Tambah Banyak pulau dikuasai Asing 18. Para nakes n dokter serta rakyat Wafat krn Covid Gara2 mencla mencle kebijakan 19. dll #JokowiMundurRakyatSelamat https://t.co/10tevu5Mww</text:p>
          </table:table-cell>
          <table:table-cell office:value-type="string" table:style-name="ce1">
            <text:p>ditamb syiah laknatullah berani muncul khianat bangsat bangsa ulama kriminalisasi agama persekusi tambah banyak pulau asai asing nakes dokter rakyat wafat covid gara mencla mencle bijak lain lain</text:p>
          </table:table-cell>
          <table:table-cell office:value-type="string" table:style-name="ce1">
            <text:p>DewiMAJID2</text:p>
          </table:table-cell>
          <table:table-cell office:value-type="date" office:date-value="2021-07-25T04:32:14" table:style-name="ce3">
            <text:p>7/25/21 04:32 AM</text:p>
          </table:table-cell>
          <table:table-cell office:value-type="string" table:style-name="ce1">
            <text:p>HS</text:p>
          </table:table-cell>
          <table:table-cell table:number-columns-repeated="16378"/>
        </table:table-row>
        <table:table-row table:style-name="ro1">
          <table:table-cell office:value-type="float" office:value="1.4191605976193841E+18" table:style-name="ce1">
            <text:p>1,41916E+18</text:p>
          </table:table-cell>
          <table:table-cell office:value-type="string" table:style-name="ce1">
            <text:p>Kasihan nasib rakyat yg dipimpin pimimpin yg hanya bisa pencitraan sehingga wabah covid19 makin mengila jumlah korbannya. #JokowiMundurRakyatSelamat #JokowiMundurRakyatSelamat</text:p>
          </table:table-cell>
          <table:table-cell office:value-type="string" table:style-name="ce1">
            <text:p>kasihan nasib rakyat pimpin pimimpin hanya bisa citra wabah covid makin kila korban</text:p>
          </table:table-cell>
          <table:table-cell office:value-type="string" table:style-name="ce1">
            <text:p>abdfadill</text:p>
          </table:table-cell>
          <table:table-cell office:value-type="date" office:date-value="2021-07-25T05:00:27" table:style-name="ce3">
            <text:p>7/25/21 05:00 AM</text:p>
          </table:table-cell>
          <table:table-cell office:value-type="string" table:style-name="ce1">
            <text:p>HS</text:p>
          </table:table-cell>
          <table:table-cell table:number-columns-repeated="16378"/>
        </table:table-row>
        <table:table-row table:style-name="ro1">
          <table:table-cell office:value-type="float" office:value="1.4191712749669051E+18" table:style-name="ce1">
            <text:p>1,41917E+18</text:p>
          </table:table-cell>
          <table:table-cell office:value-type="string" table:style-name="ce1">
            <text:p>#JokowiMundurRakyatSelamat laah gimana sih kemaren2 pd gak percaya covid, bilangnya konspirasi, Prokes diabaikan. Giliran skrg darurat covid pada positif nyalahin presiden. Yg gak bs jaga diri dan patuhi prokes kan elu2 pada, presiden udh ngingetin loh.</text:p>
          </table:table-cell>
          <table:table-cell office:value-type="string" table:style-name="ce1">
            <text:p>laah kemarin pada tidak percaya covid bilang konspirasi prokes abai gilir darurat covid pada positif salah presiden tidak bisa jaga patuh prokes pada presiden ngingetin</text:p>
          </table:table-cell>
          <table:table-cell office:value-type="string" table:style-name="ce1">
            <text:p>TiffanyGustie27</text:p>
          </table:table-cell>
          <table:table-cell office:value-type="date" office:date-value="2021-07-25T05:42:53" table:style-name="ce3">
            <text:p>7/25/21 05:42 AM</text:p>
          </table:table-cell>
          <table:table-cell office:value-type="string" table:style-name="ce1">
            <text:p>NONHS</text:p>
          </table:table-cell>
          <table:table-cell table:number-columns-repeated="16378"/>
        </table:table-row>
        <table:table-row table:style-name="ro1">
          <table:table-cell office:value-type="float" office:value="1.4191748827603031E+18" table:style-name="ce1">
            <text:p>1,41917E+18</text:p>
          </table:table-cell>
          <table:table-cell office:value-type="string" table:style-name="ce1">
            <text:p>mending nonton #olimpiadastokio2021 dari pada kritik kebijakan pemerintah #JokowiMundurRakyatSelamat juga nggak bakal ngaruh, orang nggak punya malu, lagian ini kan negara wkwkland jokowi kan presiden indonesia, indonesia mah aman covid terkendali rakyat nggak ada yang kelaparan.</text:p>
          </table:table-cell>
          <table:table-cell office:value-type="string" table:style-name="ce1">
            <text:p>lebih baik nonton pada kritik bijak perintah tidak pengaruh tidak malu lagi negara wkwkland jokowi presiden indonesia indonesia mah aman covid kendali rakyat tidak lapar</text:p>
          </table:table-cell>
          <table:table-cell office:value-type="string" table:style-name="ce1">
            <text:p>callister__</text:p>
          </table:table-cell>
          <table:table-cell office:value-type="date" office:date-value="2021-07-25T05:57:13" table:style-name="ce3">
            <text:p>7/25/21 05:57 AM</text:p>
          </table:table-cell>
          <table:table-cell office:value-type="string" table:style-name="ce1">
            <text:p>NONHS</text:p>
          </table:table-cell>
          <table:table-cell table:number-columns-repeated="16378"/>
        </table:table-row>
        <table:table-row table:style-name="ro1">
          <table:table-cell office:value-type="float" office:value="1.4191753237997571E+18" table:style-name="ce1">
            <text:p>1,41918E+18</text:p>
          </table:table-cell>
          <table:table-cell office:value-type="string" table:style-name="ce1">
            <text:p>#JokowiMundurRakyatSelamat Uu omnibuslaw Uu kpk Peraturan vaksin berbayar Statuta ui Smua untuk ke pentingan oligarki</text:p>
          </table:table-cell>
          <table:table-cell office:value-type="string" table:style-name="ce1">
            <text:p>uu omnibuslawuu kpkperaturan vaksin berbayarstatuta uismua penting oligarki</text:p>
          </table:table-cell>
          <table:table-cell office:value-type="string" table:style-name="ce1">
            <text:p>tommymks</text:p>
          </table:table-cell>
          <table:table-cell office:value-type="date" office:date-value="2021-07-25T05:58:58" table:style-name="ce3">
            <text:p>7/25/21 05:58 AM</text:p>
          </table:table-cell>
          <table:table-cell office:value-type="string" table:style-name="ce1">
            <text:p>HS</text:p>
          </table:table-cell>
          <table:table-cell table:number-columns-repeated="16378"/>
        </table:table-row>
        <table:table-row table:style-name="ro1">
          <table:table-cell office:value-type="float" office:value="1.419178999201239E+18" table:style-name="ce1">
            <text:p>1,41918E+18</text:p>
          </table:table-cell>
          <table:table-cell office:value-type="string" table:style-name="ce1">
            <text:p>Knp PD naikkan hstg #JokowiMundurRakyatSelamat? blm prnh aja yg nama nya kena COVID-19, pak presiden di suruh mundur jadi presiden, lahh,nanti pas presiden nya dh ganti trs ad masalah lagi minta ganti,serba salah, #KitaPercayaJokowi #KitaYakinJokowi #kamipercayajokowi</text:p>
          </table:table-cell>
          <table:table-cell office:value-type="string" table:style-name="ce1">
            <text:p>pada naik hstg nama kena covid presiden suruh mundur presiden lahhnanti presiden ganti masalah gantiserba salah</text:p>
          </table:table-cell>
          <table:table-cell office:value-type="string" table:style-name="ce1">
            <text:p>Anisa09363325</text:p>
          </table:table-cell>
          <table:table-cell office:value-type="date" office:date-value="2021-07-25T06:13:35" table:style-name="ce3">
            <text:p>7/25/21 06:13 AM</text:p>
          </table:table-cell>
          <table:table-cell office:value-type="string" table:style-name="ce1">
            <text:p>NONHS</text:p>
          </table:table-cell>
          <table:table-cell table:number-columns-repeated="16378"/>
        </table:table-row>
        <table:table-row table:style-name="ro1">
          <table:table-cell office:value-type="float" office:value="1.4191808492165609E+18" table:style-name="ce1">
            <text:p>1,41918E+18</text:p>
          </table:table-cell>
          <table:table-cell office:value-type="string" table:style-name="ce1">
            <text:p>@cangkheman Data2 udah bisa di searching sendiri walaupun real bisa lebih banyak dr data yg ada itu udah jd rahasia umum n di jatim jg pernah ada berita bantuan telur2 unt rakyat jd busuk krn terlalu lama tidak disalurkan apalgi berita covid pasti busuk semua #JokowiMundurRakyatSelamat https://t.co/d5GqOX7FAQ</text:p>
          </table:table-cell>
          <table:table-cell office:value-type="string" table:style-name="ce1">
            <text:p>data bisa searching sendiri real bisa lebih banyak data rahasia jatim berita bantu telur unt rakyat busuk terlalu lama tidak salur apalgi berita covid pasti busuk semua</text:p>
          </table:table-cell>
          <table:table-cell office:value-type="string" table:style-name="ce1">
            <text:p>DewiMAJID2</text:p>
          </table:table-cell>
          <table:table-cell office:value-type="date" office:date-value="2021-07-25T06:20:56" table:style-name="ce3">
            <text:p>7/25/21 06:20 AM</text:p>
          </table:table-cell>
          <table:table-cell office:value-type="string" table:style-name="ce1">
            <text:p>HS</text:p>
          </table:table-cell>
          <table:table-cell table:number-columns-repeated="16378"/>
        </table:table-row>
        <table:table-row table:style-name="ro1">
          <table:table-cell office:value-type="float" office:value="1.4191818652320031E+18" table:style-name="ce1">
            <text:p>1,41918E+18</text:p>
          </table:table-cell>
          <table:table-cell office:value-type="string" table:style-name="ce1">
            <text:p>#KamiDukungPemerintah menghadapi pandemi ini???????? https://t.co/1WJFSGizUY</text:p>
          </table:table-cell>
          <table:table-cell office:value-type="string" table:style-name="ce1">
            <text:p>hadap pandemi</text:p>
          </table:table-cell>
          <table:table-cell office:value-type="string" table:style-name="ce1">
            <text:p>hendarto_g</text:p>
          </table:table-cell>
          <table:table-cell office:value-type="date" office:date-value="2021-07-25T06:24:58" table:style-name="ce3">
            <text:p>7/25/21 06:24 AM</text:p>
          </table:table-cell>
          <table:table-cell office:value-type="string" table:style-name="ce1">
            <text:p>NONHS</text:p>
          </table:table-cell>
          <table:table-cell table:number-columns-repeated="16378"/>
        </table:table-row>
        <table:table-row table:style-name="ro1">
          <table:table-cell office:value-type="float" office:value="1.4191836788784909E+18" table:style-name="ce1">
            <text:p>1,41918E+18</text:p>
          </table:table-cell>
          <table:table-cell office:value-type="string" table:style-name="ce1">
            <text:p>Harmonisasi alam menyajikan keindahan. Perbedaan tak seharusnya menjadi perdebatan. Saling menghargai dan saling memahami untuk kebahagiaan sejati. #quoteoftheday #COVID19 #malamminggu #JokowiMundurRakyatSelamat https://t.co/g5cl95mCTG</text:p>
          </table:table-cell>
          <table:table-cell office:value-type="string" table:style-name="ce1">
            <text:p>harmonisasi alam saji indah beda tidak harus jadi debat harga paham bahagia sejati</text:p>
          </table:table-cell>
          <table:table-cell office:value-type="string" table:style-name="ce1">
            <text:p>sinichokudo</text:p>
          </table:table-cell>
          <table:table-cell office:value-type="date" office:date-value="2021-07-25T06:32:10" table:style-name="ce3">
            <text:p>7/25/21 06:32 AM</text:p>
          </table:table-cell>
          <table:table-cell office:value-type="string" table:style-name="ce1">
            <text:p>NONHS</text:p>
          </table:table-cell>
          <table:table-cell table:number-columns-repeated="16378"/>
        </table:table-row>
        <table:table-row table:style-name="ro1">
          <table:table-cell office:value-type="float" office:value="1.4191882821144699E+18" table:style-name="ce1">
            <text:p>1,41919E+18</text:p>
          </table:table-cell>
          <table:table-cell office:value-type="string" table:style-name="ce1">
            <text:p>Hadoooohhh kesian yang udah divaksin pake vaksin cina... #JokowiMundurRakyatSelamat https://t.co/mZ8moMJzRX</text:p>
          </table:table-cell>
          <table:table-cell office:value-type="string" table:style-name="ce1">
            <text:p>hadoooohhh kasihan vaksin pakai vaksin cina</text:p>
          </table:table-cell>
          <table:table-cell office:value-type="string" table:style-name="ce1">
            <text:p>bangagoengDu4</text:p>
          </table:table-cell>
          <table:table-cell office:value-type="date" office:date-value="2021-07-25T06:50:28" table:style-name="ce3">
            <text:p>7/25/21 06:50 AM</text:p>
          </table:table-cell>
          <table:table-cell office:value-type="string" table:style-name="ce1">
            <text:p>HS</text:p>
          </table:table-cell>
          <table:table-cell table:number-columns-repeated="16378"/>
        </table:table-row>
        <table:table-row table:style-name="ro1">
          <table:table-cell office:value-type="float" office:value="1.4191914339704141E+18" table:style-name="ce1">
            <text:p>1,41919E+18</text:p>
          </table:table-cell>
          <table:table-cell office:value-type="string" table:style-name="ce1">
            <text:p>Dukung Sinergi Pemerintah Pusat dan Pemerintah Daerah dalam Penanganan Covid-19 #PPKMLevel4 #KamiDukungPemerintah #NKRIMajuBerjaya https://t.co/MuAfncMwEW</text:p>
          </table:table-cell>
          <table:table-cell office:value-type="string" table:style-name="ce1">
            <text:p>dukung sinergi perintah pusat perintah daerah dalam tangan covid</text:p>
          </table:table-cell>
          <table:table-cell office:value-type="string" table:style-name="ce1">
            <text:p>IndonesiaSehatt</text:p>
          </table:table-cell>
          <table:table-cell office:value-type="date" office:date-value="2021-07-25T07:02:59" table:style-name="ce3">
            <text:p>7/25/21 07:02 AM</text:p>
          </table:table-cell>
          <table:table-cell office:value-type="string" table:style-name="ce1">
            <text:p>NONHS</text:p>
          </table:table-cell>
          <table:table-cell table:number-columns-repeated="16378"/>
        </table:table-row>
        <table:table-row table:style-name="ro1">
          <table:table-cell office:value-type="float" office:value="1.4191914388232269E+18" table:style-name="ce1">
            <text:p>1,41919E+18</text:p>
          </table:table-cell>
          <table:table-cell office:value-type="string" table:style-name="ce1">
            <text:p>Sinergi Pusat dan Daerah Percepat Penanganan Covid-19 #PPKMLevel4 #KamiDukungPemerintah #NKRIMajuBerjaya https://t.co/igloyHbmH4</text:p>
          </table:table-cell>
          <table:table-cell office:value-type="string" table:style-name="ce1">
            <text:p>sinergi pusat daerah cepat tangan covid</text:p>
          </table:table-cell>
          <table:table-cell office:value-type="string" table:style-name="ce1">
            <text:p>IndonesiaSehatt</text:p>
          </table:table-cell>
          <table:table-cell office:value-type="date" office:date-value="2021-07-25T07:03:00" table:style-name="ce3">
            <text:p>7/25/21 07:03 AM</text:p>
          </table:table-cell>
          <table:table-cell office:value-type="string" table:style-name="ce1">
            <text:p>NONHS</text:p>
          </table:table-cell>
          <table:table-cell table:number-columns-repeated="16378"/>
        </table:table-row>
        <table:table-row table:style-name="ro1">
          <table:table-cell office:value-type="float" office:value="1.4191914485707781E+18" table:style-name="ce1">
            <text:p>1,41919E+18</text:p>
          </table:table-cell>
          <table:table-cell office:value-type="string" table:style-name="ce1">
            <text:p>Peningkatan Sinergi Pusat dan Daerah menjadi Solusi Penanganan COVID-19 di Indonesia #PPKMLevel4 #KamiDukungPemerintah #NKRIMajuBerjaya https://t.co/RZbcwXw3rE</text:p>
          </table:table-cell>
          <table:table-cell office:value-type="string" table:style-name="ce1">
            <text:p>tingkat sinergi pusat daerah jadi solusi tangan covid indonesia</text:p>
          </table:table-cell>
          <table:table-cell office:value-type="string" table:style-name="ce1">
            <text:p>IndonesiaSehatt</text:p>
          </table:table-cell>
          <table:table-cell office:value-type="date" office:date-value="2021-07-25T07:03:03" table:style-name="ce3">
            <text:p>7/25/21 07:03 AM</text:p>
          </table:table-cell>
          <table:table-cell office:value-type="string" table:style-name="ce1">
            <text:p>NONHS</text:p>
          </table:table-cell>
          <table:table-cell table:number-columns-repeated="16378"/>
        </table:table-row>
        <table:table-row table:style-name="ro1">
          <table:table-cell office:value-type="float" office:value="1.4191914605161641E+18" table:style-name="ce1">
            <text:p>1,41919E+18</text:p>
          </table:table-cell>
          <table:table-cell office:value-type="string" table:style-name="ce1">
            <text:p>Sinergi antara pemerintah pusat dan daerah dapat mempercepat upaya penanganan penularan virus corona atau Covid-19. #PPKMLevel4 #KamiDukungPemerintah #NKRIMajuBerjaya https://t.co/zVoWmPSC6N</text:p>
          </table:table-cell>
          <table:table-cell office:value-type="string" table:style-name="ce1">
            <text:p>sinergi perintah pusat daerah dapat cepat upaya tangan tular virus corona covid</text:p>
          </table:table-cell>
          <table:table-cell office:value-type="string" table:style-name="ce1">
            <text:p>IndonesiaSehatt</text:p>
          </table:table-cell>
          <table:table-cell office:value-type="date" office:date-value="2021-07-25T07:03:06" table:style-name="ce3">
            <text:p>7/25/21 07:03 AM</text:p>
          </table:table-cell>
          <table:table-cell office:value-type="string" table:style-name="ce1">
            <text:p>NONHS</text:p>
          </table:table-cell>
          <table:table-cell table:number-columns-repeated="16378"/>
        </table:table-row>
        <table:table-row table:style-name="ro1">
          <table:table-cell office:value-type="float" office:value="1.4191914605832719E+18" table:style-name="ce1">
            <text:p>1,41919E+18</text:p>
          </table:table-cell>
          <table:table-cell office:value-type="string" table:style-name="ce1">
            <text:p>Mari Dukung Sinergisitas Pemerintah Pusat dan Daerah dalam Upaya Menangani Pandemi Covid-19 #PPKMLevel4 #KamiDukungPemerintah #NKRIMajuBerjaya https://t.co/Dtdpv6Mmd0</text:p>
          </table:table-cell>
          <table:table-cell office:value-type="string" table:style-name="ce1">
            <text:p>mari dukung sinergisitas perintah pusat daerah dalam upaya tangan pandemi covid</text:p>
          </table:table-cell>
          <table:table-cell office:value-type="string" table:style-name="ce1">
            <text:p>IndonesiaSehatt</text:p>
          </table:table-cell>
          <table:table-cell office:value-type="date" office:date-value="2021-07-25T07:03:06" table:style-name="ce3">
            <text:p>7/25/21 07:03 AM</text:p>
          </table:table-cell>
          <table:table-cell office:value-type="string" table:style-name="ce1">
            <text:p>NONHS</text:p>
          </table:table-cell>
          <table:table-cell table:number-columns-repeated="16378"/>
        </table:table-row>
        <table:table-row table:style-name="ro1">
          <table:table-cell office:value-type="float" office:value="1.419191472285311E+18" table:style-name="ce1">
            <text:p>1,41919E+18</text:p>
          </table:table-cell>
          <table:table-cell office:value-type="string" table:style-name="ce1">
            <text:p>Dukung Sinergitas Pemerintah Pusat-Daerah Atasi Pandemi #PPKMLevel4 #KamiDukungPemerintah #NKRIMajuBerjaya https://t.co/2HKvyuq3dw</text:p>
          </table:table-cell>
          <table:table-cell office:value-type="string" table:style-name="ce1">
            <text:p>dukung sinergitas perintah pusatdaerah atas pandemi</text:p>
          </table:table-cell>
          <table:table-cell office:value-type="string" table:style-name="ce1">
            <text:p>IndonesiaSehatt</text:p>
          </table:table-cell>
          <table:table-cell office:value-type="date" office:date-value="2021-07-25T07:03:08" table:style-name="ce3">
            <text:p>7/25/21 07:03 AM</text:p>
          </table:table-cell>
          <table:table-cell office:value-type="string" table:style-name="ce1">
            <text:p>NONHS</text:p>
          </table:table-cell>
          <table:table-cell table:number-columns-repeated="16378"/>
        </table:table-row>
        <table:table-row table:style-name="ro1">
          <table:table-cell office:value-type="float" office:value="1.4191932805546931E+18" table:style-name="ce1">
            <text:p>1,41919E+18</text:p>
          </table:table-cell>
          <table:table-cell office:value-type="string" table:style-name="ce1">
            <text:p>Tagar #JokowiMundurRakyatSelamat hari ini menjadi trending topik di Indonesia Sementara persis kemarin trending beberapa tagar dukungan kepada Presiden Jokowi soal penganan covid19 di Indonesia Apa yang menyebabkan tagar #JokowiMundurRakyatSelamat ini mencuat kepermukaan?</text:p>
          </table:table-cell>
          <table:table-cell office:value-type="string" table:style-name="ce1">
            <text:p>tagar jadi trend topik indonesiasementara persis kemarin trend tagar dukung presiden jokowi soal penganan covid indonesiaapa sebab tagar cuat muka</text:p>
          </table:table-cell>
          <table:table-cell office:value-type="string" table:style-name="ce1">
            <text:p>Persuasi_id</text:p>
          </table:table-cell>
          <table:table-cell office:value-type="date" office:date-value="2021-07-25T07:10:20" table:style-name="ce3">
            <text:p>7/25/21 07:10 AM</text:p>
          </table:table-cell>
          <table:table-cell office:value-type="string" table:style-name="ce1">
            <text:p>NONHS</text:p>
          </table:table-cell>
          <table:table-cell table:number-columns-repeated="16378"/>
        </table:table-row>
        <table:table-row table:style-name="ro1">
          <table:table-cell office:value-type="float" office:value="1.4191935020475021E+18" table:style-name="ce1">
            <text:p>1,41919E+18</text:p>
          </table:table-cell>
          <table:table-cell office:value-type="string" table:style-name="ce1">
            <text:p>Banyak Tweet #JokowiMundurRakyatSelamat ini mereka aksi protes karena dulu pemerintah meremehkan covid?? Trus skrng pemerintah kewalahan, kok bisa rakyat salahkan presiden??? Smpe skrng bukan kah Masyarakat sndiri ada banyak oknum yg MASIH berangapan bahwa covid itu tidak ada?</text:p>
          </table:table-cell>
          <table:table-cell office:value-type="string" table:style-name="ce1">
            <text:p>banyak tweet aksi protes perintah remeh covid skrng perintah kewalahan bisa rakyat salah presidensmpe skrng kah masyarakat sendiri banyak oknum berangapan covid tidak</text:p>
          </table:table-cell>
          <table:table-cell office:value-type="string" table:style-name="ce1">
            <text:p>YusakTan26</text:p>
          </table:table-cell>
          <table:table-cell office:value-type="date" office:date-value="2021-07-25T07:11:12" table:style-name="ce3">
            <text:p>7/25/21 07:11 AM</text:p>
          </table:table-cell>
          <table:table-cell office:value-type="string" table:style-name="ce1">
            <text:p>NONHS</text:p>
          </table:table-cell>
          <table:table-cell table:number-columns-repeated="16378"/>
        </table:table-row>
        <table:table-row table:style-name="ro1">
          <table:table-cell office:value-type="float" office:value="1.4191992774279209E+18" table:style-name="ce1">
            <text:p>1,4192E+18</text:p>
          </table:table-cell>
          <table:table-cell office:value-type="string" table:style-name="ce1">
            <text:p>Orang indonesia, KALAU MATI ENGGA TAKUT, TAPI KALAU LAPARRRRRRRRRR TAKUTNYA BUKAN MAIN #rockygerung #KamiDukungPemerintah #KamiPercayaJokowi</text:p>
          </table:table-cell>
          <table:table-cell office:value-type="string" table:style-name="ce1">
            <text:p>indonesia mati tidak takut laparrrrrrrrrr takut main</text:p>
          </table:table-cell>
          <table:table-cell office:value-type="string" table:style-name="ce1">
            <text:p>XaveriusRob</text:p>
          </table:table-cell>
          <table:table-cell office:value-type="date" office:date-value="2021-07-25T07:34:09" table:style-name="ce3">
            <text:p>7/25/21 07:34 AM</text:p>
          </table:table-cell>
          <table:table-cell office:value-type="string" table:style-name="ce1">
            <text:p>NONHS</text:p>
          </table:table-cell>
          <table:table-cell table:number-columns-repeated="16378"/>
        </table:table-row>
        <table:table-row table:style-name="ro1">
          <table:table-cell office:value-type="float" office:value="1.4192042560206359E+18" table:style-name="ce1">
            <text:p>1,4192E+18</text:p>
          </table:table-cell>
          <table:table-cell office:value-type="string" table:style-name="ce1">
            <text:p>@ChusnulCh__ Sbg warga yogya sy tdk mrs di wakili oleh org2 yg sok petang petenteng demo di tgh jln bikin macet dan rusuh.. #mahasiswadungu #pahlawankesiangan #BongkarBiangRusuh #KitaYakinJokowi #KamiDukungPemerintah #KitaPercayaJokowi</text:p>
          </table:table-cell>
          <table:table-cell office:value-type="string" table:style-name="ce1">
            <text:p>bagai yogya tidak mrs wakil oleh sok petang petenteng demo tgh jalan macet rusuh</text:p>
          </table:table-cell>
          <table:table-cell office:value-type="string" table:style-name="ce1">
            <text:p>dayujiwa</text:p>
          </table:table-cell>
          <table:table-cell office:value-type="date" office:date-value="2021-07-25T07:53:56" table:style-name="ce3">
            <text:p>7/25/21 07:53 AM</text:p>
          </table:table-cell>
          <table:table-cell office:value-type="string" table:style-name="ce1">
            <text:p>NONHS</text:p>
          </table:table-cell>
          <table:table-cell table:number-columns-repeated="16378"/>
        </table:table-row>
        <table:table-row table:style-name="ro1">
          <table:table-cell office:value-type="float" office:value="1.4192047616985211E+18" table:style-name="ce1">
            <text:p>1,4192E+18</text:p>
          </table:table-cell>
          <table:table-cell office:value-type="string" table:style-name="ce1">
            <text:p>Mungkin ganti pemimpin covid bakal hilang .. Udah saatnya jangan ngorbanin rakyat lagi ???? #JokowiMundurRakyatSelamat</text:p>
          </table:table-cell>
          <table:table-cell office:value-type="string" table:style-name="ce1">
            <text:p>mungkin ganti pimpin covid hilang saat jangan ngorbanin rakyat</text:p>
          </table:table-cell>
          <table:table-cell office:value-type="string" table:style-name="ce1">
            <text:p>PRafsanjanis</text:p>
          </table:table-cell>
          <table:table-cell office:value-type="date" office:date-value="2021-07-25T07:55:57" table:style-name="ce3">
            <text:p>7/25/21 07:55 AM</text:p>
          </table:table-cell>
          <table:table-cell office:value-type="string" table:style-name="ce1">
            <text:p>HS</text:p>
          </table:table-cell>
          <table:table-cell table:number-columns-repeated="16378"/>
        </table:table-row>
        <table:table-row table:style-name="ro1">
          <table:table-cell office:value-type="float" office:value="1.419215029992255E+18" table:style-name="ce1">
            <text:p>1,41922E+18</text:p>
          </table:table-cell>
          <table:table-cell office:value-type="string" table:style-name="ce1">
            <text:p>minta pujian = tidak tulus, anies gubernur modus! Eko Yuli #cewemanapaham #JokowiMundurRakyatSelamat Rocky Gerung PARK JISUNG THANK YOU Chen Long #???? BuzzeRp #UMapakabar Ucok #7ProvinsiVaksinBIN https://t.co/jbK85BAx6v</text:p>
          </table:table-cell>
          <table:table-cell office:value-type="string" table:style-name="ce1">
            <text:p>puji tidak tulus anies gubernur moduseko yuli rocky gerung park jisung thank you chen long buzzerp ucok</text:p>
          </table:table-cell>
          <table:table-cell office:value-type="string" table:style-name="ce1">
            <text:p>gabenerkadrun</text:p>
          </table:table-cell>
          <table:table-cell office:value-type="date" office:date-value="2021-07-25T08:36:45" table:style-name="ce3">
            <text:p>7/25/21 08:36 AM</text:p>
          </table:table-cell>
          <table:table-cell office:value-type="string" table:style-name="ce1">
            <text:p>HS</text:p>
          </table:table-cell>
          <table:table-cell table:number-columns-repeated="16378"/>
        </table:table-row>
        <table:table-row table:style-name="ro1">
          <table:table-cell office:value-type="float" office:value="1.41922195390317E+18" table:style-name="ce1">
            <text:p>1,41922E+18</text:p>
          </table:table-cell>
          <table:table-cell office:value-type="string" table:style-name="ce1">
            <text:p>@AlysaNuha @SurauaID Setelah adanya PROKES dan vaksinasi Covid-19 kenapa angka kematian dan terpapar Covid-19 semakin tinggi!!?, variabel lainnya bisa diliat juga dong. Variabel sangat penting adalah: #JokowiMundurRakyatSelamat</text:p>
          </table:table-cell>
          <table:table-cell office:value-type="string" table:style-name="ce1">
            <text:p>telah ada prokes vaksinasi covid angka mati papar covid makin tinggi variabel lain bisa liat variabel sangat penting</text:p>
          </table:table-cell>
          <table:table-cell office:value-type="string" table:style-name="ce1">
            <text:p>Oppomeneh5</text:p>
          </table:table-cell>
          <table:table-cell office:value-type="date" office:date-value="2021-07-25T09:04:16" table:style-name="ce3">
            <text:p>7/25/21 09:04 AM</text:p>
          </table:table-cell>
          <table:table-cell office:value-type="string" table:style-name="ce1">
            <text:p>HS</text:p>
          </table:table-cell>
          <table:table-cell table:number-columns-repeated="16378"/>
        </table:table-row>
        <table:table-row table:style-name="ro1">
          <table:table-cell office:value-type="float" office:value="1.4192222156067389E+18" table:style-name="ce1">
            <text:p>1,41922E+18</text:p>
          </table:table-cell>
          <table:table-cell office:value-type="string" table:style-name="ce1">
            <text:p>Gara² salah antisipasi dari awal khasus covid akhirnya jadi tak terkendali sdh hbs anggaran triliunan sampai hutang² lagi #JokowiMundurRakyatSelamat</text:p>
          </table:table-cell>
          <table:table-cell office:value-type="string" table:style-name="ce1">
            <text:p>gara salah antisipasi khasus covid akhir tidak kendali hbs anggar triliun hutang</text:p>
          </table:table-cell>
          <table:table-cell office:value-type="string" table:style-name="ce1">
            <text:p>fajarrohmadi1</text:p>
          </table:table-cell>
          <table:table-cell office:value-type="date" office:date-value="2021-07-25T09:05:18" table:style-name="ce3">
            <text:p>7/25/21 09:05 AM</text:p>
          </table:table-cell>
          <table:table-cell office:value-type="string" table:style-name="ce1">
            <text:p>HS</text:p>
          </table:table-cell>
          <table:table-cell table:number-columns-repeated="16378"/>
        </table:table-row>
        <table:table-row table:style-name="ro1">
          <table:table-cell office:value-type="float" office:value="1.4192226803524321E+18" table:style-name="ce1">
            <text:p>1,41922E+18</text:p>
          </table:table-cell>
          <table:table-cell office:value-type="string" table:style-name="ce1">
            <text:p>Kadrun otaknya kosong jd gmn bohirnya teriak n transfer baru mrk berisik..???????????? #KitaYakinJokowi #KitaBersamaJokowi #KamiDukungPemerintah #BongkarBiangRusuh #JokowiAtasiPandemi #COVID19 https://t.co/j1PsLrn45q</text:p>
          </table:table-cell>
          <table:table-cell office:value-type="string" table:style-name="ce1">
            <text:p>kadrun otak kosong bohirnya teriak transfer baru mrk berisik</text:p>
          </table:table-cell>
          <table:table-cell office:value-type="string" table:style-name="ce1">
            <text:p>benzgabriel</text:p>
          </table:table-cell>
          <table:table-cell office:value-type="date" office:date-value="2021-07-25T09:07:09" table:style-name="ce3">
            <text:p>7/25/21 09:07 AM</text:p>
          </table:table-cell>
          <table:table-cell office:value-type="string" table:style-name="ce1">
            <text:p>NONHS</text:p>
          </table:table-cell>
          <table:table-cell table:number-columns-repeated="16378"/>
        </table:table-row>
        <table:table-row table:style-name="ro1">
          <table:table-cell office:value-type="float" office:value="1.419226806331134E+18" table:style-name="ce1">
            <text:p>1,41923E+18</text:p>
          </table:table-cell>
          <table:table-cell office:value-type="string" table:style-name="ce1">
            <text:p>?Selayang Pandang? Cek penerima BST Rp.600 ribu,PKH dan Bantuan beras secara online. ?Silahkan Login : https://t.co/0II2Uu45LQ #KamiDukungPemerintah https://t.co/m3h0SFIxXS</text:p>
          </table:table-cell>
          <table:table-cell office:value-type="string" table:style-name="ce1">
            <text:p>layang pandangcek terima bst ribupkh bantu beras cara daring silah login</text:p>
          </table:table-cell>
          <table:table-cell office:value-type="string" table:style-name="ce1">
            <text:p>puteri_b13_V13Z</text:p>
          </table:table-cell>
          <table:table-cell office:value-type="date" office:date-value="2021-07-25T09:23:33" table:style-name="ce3">
            <text:p>7/25/21 09:23 AM</text:p>
          </table:table-cell>
          <table:table-cell office:value-type="string" table:style-name="ce1">
            <text:p>NONHS</text:p>
          </table:table-cell>
          <table:table-cell table:number-columns-repeated="16378"/>
        </table:table-row>
        <table:table-row table:style-name="ro1">
          <table:table-cell office:value-type="float" office:value="1.419234734400446E+18" table:style-name="ce1">
            <text:p>1,41923E+18</text:p>
          </table:table-cell>
          <table:table-cell office:value-type="string" table:style-name="ce1">
            <text:p>@Andiarief__ Tak usahlah membedakan pemerintahan Presiden Jokowi dan SBY.. Rakyat sudah tau mana yg bermanfaat bagi Rakyat Yg perlu di pertanyakan mengapa di @PDemokrat masih mengunakan/anggotanya para mantan koruptor dan pecandu. #KamiDukungPemerintah https://t.co/4bcQRqJC11</text:p>
          </table:table-cell>
          <table:table-cell office:value-type="string" table:style-name="ce1">
            <text:p>tidak usah beda perintah presiden jokowi sby rakyat manfaat bagi rakyatyg perlu tanya mengunakananggotanya mantan koruptor candu</text:p>
          </table:table-cell>
          <table:table-cell office:value-type="string" table:style-name="ce1">
            <text:p>GRANDFATHER_71</text:p>
          </table:table-cell>
          <table:table-cell office:value-type="date" office:date-value="2021-07-25T09:55:03" table:style-name="ce3">
            <text:p>7/25/21 09:55 AM</text:p>
          </table:table-cell>
          <table:table-cell office:value-type="string" table:style-name="ce1">
            <text:p>NONHS</text:p>
          </table:table-cell>
          <table:table-cell table:number-columns-repeated="16378"/>
        </table:table-row>
        <table:table-row table:style-name="ro1">
          <table:table-cell office:value-type="float" office:value="1.4192389761587651E+18" table:style-name="ce1">
            <text:p>1,41924E+18</text:p>
          </table:table-cell>
          <table:table-cell office:value-type="string" table:style-name="ce1">
            <text:p>Terima kasih, Tuhanku #Yesus #Kristus, untuk semua berkat, bantuan &amp;amp; perlindungan dari-Mu. Engkaulah Satu-Satunya Tuhan yang kucintai. Engkau adalah Juru Selamat-ku. Dalam Nama Yesus Kristus. #health #sehat #COVID19 #vaccine #vaksin #vaccination #vaksinasi #sinovac #fit #blog</text:p>
          </table:table-cell>
          <table:table-cell office:value-type="string" table:style-name="ce1">
            <text:p>terima kasih tuhan semua berkat bantu lindung dari engkau satusatunya tuhan cinta engkau juru selamat dalam nama yesus kristus</text:p>
          </table:table-cell>
          <table:table-cell office:value-type="string" table:style-name="ce1">
            <text:p>AstridYogini</text:p>
          </table:table-cell>
          <table:table-cell office:value-type="date" office:date-value="2021-07-25T10:11:54" table:style-name="ce3">
            <text:p>7/25/21 10:11 AM</text:p>
          </table:table-cell>
          <table:table-cell office:value-type="string" table:style-name="ce1">
            <text:p>NONHS</text:p>
          </table:table-cell>
          <table:table-cell table:number-columns-repeated="16378"/>
        </table:table-row>
        <table:table-row table:style-name="ro1">
          <table:table-cell office:value-type="float" office:value="1.4192435467757491E+18" table:style-name="ce1">
            <text:p>1,41924E+18</text:p>
          </table:table-cell>
          <table:table-cell office:value-type="string" table:style-name="ce1">
            <text:p>yang bilang tagar #JokowiMundurRakyatSelamat "setiap permasalahan kenapa sangkut paut ama presiden?" sumpah, lu aja kaga ngotak... dari masalah KPK, bansos, hutan, vaksin, aseng, utang negara.. yang masih banyak lagi masalah tanpa solusi ????</text:p>
          </table:table-cell>
          <table:table-cell office:value-type="string" table:style-name="ce1">
            <text:p>bilang tagar tiap masalah sangkut paut sama presiden sumpah tidak ngotak masalah kpk bansos hutan vaksin aseng hutang negara banyak masalah tanpa solusi</text:p>
          </table:table-cell>
          <table:table-cell office:value-type="string" table:style-name="ce1">
            <text:p>maliqbillie</text:p>
          </table:table-cell>
          <table:table-cell office:value-type="date" office:date-value="2021-07-25T10:30:04" table:style-name="ce3">
            <text:p>7/25/21 10:30 AM</text:p>
          </table:table-cell>
          <table:table-cell office:value-type="string" table:style-name="ce1">
            <text:p>HS</text:p>
          </table:table-cell>
          <table:table-cell table:number-columns-repeated="16378"/>
        </table:table-row>
        <table:table-row table:style-name="ro1">
          <table:table-cell office:value-type="float" office:value="1.4192449968640699E+18" table:style-name="ce1">
            <text:p>1,41924E+18</text:p>
          </table:table-cell>
          <table:table-cell office:value-type="string" table:style-name="ce1">
            <text:p>#VAKSINASI #COVID19 Dalam tiga minggu terakhir ini masyarakat sudah banyak yang berbondong-bondong ke Puskesmas untuk divaksin https://t.co/NyVj307npO</text:p>
          </table:table-cell>
          <table:table-cell office:value-type="string" table:style-name="ce1">
            <text:p>dalam minggu akhir masyarakat banyak berbondongbondong puskesmas vaksin</text:p>
          </table:table-cell>
          <table:table-cell office:value-type="string" table:style-name="ce1">
            <text:p>serambinews</text:p>
          </table:table-cell>
          <table:table-cell office:value-type="date" office:date-value="2021-07-25T10:35:50" table:style-name="ce3">
            <text:p>7/25/21 10:35 AM</text:p>
          </table:table-cell>
          <table:table-cell office:value-type="string" table:style-name="ce1">
            <text:p>NONHS</text:p>
          </table:table-cell>
          <table:table-cell table:number-columns-repeated="16378"/>
        </table:table-row>
        <table:table-row table:style-name="ro1">
          <table:table-cell office:value-type="float" office:value="1.419245051620692E+18" table:style-name="ce1">
            <text:p>1,41925E+18</text:p>
          </table:table-cell>
          <table:table-cell office:value-type="string" table:style-name="ce1">
            <text:p>Pasien Covid 19 Sulit Dapat Oksigen, Koalisi Masyarakat Somasi Presiden Jokowi. #JokowiMundurRakyatSelamat #JokowiMundurRakyatSelamat https://t.co/RIV34PIP8H</text:p>
          </table:table-cell>
          <table:table-cell office:value-type="string" table:style-name="ce1">
            <text:p>pasien covid sulit dapat oksigen koalisi masyarakat somasi presiden jokowi</text:p>
          </table:table-cell>
          <table:table-cell office:value-type="string" table:style-name="ce1">
            <text:p>myputun</text:p>
          </table:table-cell>
          <table:table-cell office:value-type="date" office:date-value="2021-07-25T10:36:03" table:style-name="ce3">
            <text:p>7/25/21 10:36 AM</text:p>
          </table:table-cell>
          <table:table-cell office:value-type="string" table:style-name="ce1">
            <text:p>HS</text:p>
          </table:table-cell>
          <table:table-cell table:number-columns-repeated="16378"/>
        </table:table-row>
        <table:table-row table:style-name="ro1">
          <table:table-cell office:value-type="float" office:value="1.4192484557178181E+18" table:style-name="ce1">
            <text:p>1,41925E+18</text:p>
          </table:table-cell>
          <table:table-cell office:value-type="string" table:style-name="ce1">
            <text:p>Sorry gak mau ikut2 an hastag #JokowiMundurRakyatSelamat #buzzeRp Kami rakyat kecil pengin hidup damai, pengen hidup normal. #Stop pemberitaan tentang Covid #stop pemberitaan korban covid Yang penting imun &amp;amp;iman kita kebal Isyaalah corona hilang dg sendirinya......</text:p>
          </table:table-cell>
          <table:table-cell office:value-type="string" table:style-name="ce1">
            <text:p>maaf tidak ikut hastag rakyat kecil pengin hidup damai ingin hidup normal berita tentang covid berita korban covidyang penting imun ampiman kebal isyaalah corona hilang sendiri</text:p>
          </table:table-cell>
          <table:table-cell office:value-type="string" table:style-name="ce1">
            <text:p>daneahmadd</text:p>
          </table:table-cell>
          <table:table-cell office:value-type="date" office:date-value="2021-07-25T10:49:34" table:style-name="ce3">
            <text:p>7/25/21 10:49 AM</text:p>
          </table:table-cell>
          <table:table-cell office:value-type="string" table:style-name="ce1">
            <text:p>NONHS</text:p>
          </table:table-cell>
          <table:table-cell table:number-columns-repeated="16378"/>
        </table:table-row>
        <table:table-row table:style-name="ro1">
          <table:table-cell office:value-type="float" office:value="1.4192497082921331E+18" table:style-name="ce1">
            <text:p>1,41925E+18</text:p>
          </table:table-cell>
          <table:table-cell office:value-type="string" table:style-name="ce1">
            <text:p>Ketika masih kerja di perusahaan, work pressure yg super duper ajaib, sehingga sering bikin keputusan dilema, demi kesehatan mental dan image perusahaan...saya ajukan pengunduran diri... #gamampumundur #janganngeles #KamiDukungPemerintah #IkatanCintaEp369</text:p>
          </table:table-cell>
          <table:table-cell office:value-type="string" table:style-name="ce1">
            <text:p>kerja usaha work pressure super duper ajaib putus dilema sehat mental image perusahaansaya aju undur</text:p>
          </table:table-cell>
          <table:table-cell office:value-type="string" table:style-name="ce1">
            <text:p>pungkhasANgger</text:p>
          </table:table-cell>
          <table:table-cell office:value-type="date" office:date-value="2021-07-25T10:54:33" table:style-name="ce3">
            <text:p>7/25/21 10:54 AM</text:p>
          </table:table-cell>
          <table:table-cell office:value-type="string" table:style-name="ce1">
            <text:p>NONHS</text:p>
          </table:table-cell>
          <table:table-cell table:number-columns-repeated="16378"/>
        </table:table-row>
        <table:table-row table:style-name="ro1">
          <table:table-cell office:value-type="float" office:value="1.4192518578059059E+18" table:style-name="ce1">
            <text:p>1,41925E+18</text:p>
          </table:table-cell>
          <table:table-cell office:value-type="string" table:style-name="ce1">
            <text:p>Rakyat saat ini menghadapi dua macam ancaman bahaya ; Ancaman bahaya COVID dan ancaman bahaya KELAPARAN #JokowiMundurRakyatSelamat #JokowiMundurRakyatSelamat</text:p>
          </table:table-cell>
          <table:table-cell office:value-type="string" table:style-name="ce1">
            <text:p>rakyat hadap dua ancam bahaya ancam bahaya covid ancam bahaya lapar</text:p>
          </table:table-cell>
          <table:table-cell office:value-type="string" table:style-name="ce1">
            <text:p>mhbmuhib17</text:p>
          </table:table-cell>
          <table:table-cell office:value-type="date" office:date-value="2021-07-25T11:03:05" table:style-name="ce3">
            <text:p>7/25/21 11:03 AM</text:p>
          </table:table-cell>
          <table:table-cell office:value-type="string" table:style-name="ce1">
            <text:p>HS</text:p>
          </table:table-cell>
          <table:table-cell table:number-columns-repeated="16378"/>
        </table:table-row>
        <table:table-row table:style-name="ro1">
          <table:table-cell office:value-type="float" office:value="1.4192544289100549E+18" table:style-name="ce1">
            <text:p>1,41925E+18</text:p>
          </table:table-cell>
          <table:table-cell office:value-type="string" table:style-name="ce1">
            <text:p>#JokowiMundurRakyatSelamat . ternyata orang2 itu saja,yang ngramaian tagar yaitu itu2,pokok gak fitnah dan hoaxs,biarin saja. brarti mereka gembira,imun ningkat,kalau setress kena covid,ngrepotin pemerintah. thanks hiburannya hai BSH.</text:p>
          </table:table-cell>
          <table:table-cell office:value-type="string" table:style-name="ce1">
            <text:p>nyata sajayang ngramaian tagar itupokok tidak fitnah hoaxsbiarin sajabrarti gembiraimun ningkatkalau setress kena covidngrepotin pemerintahthanks hibur hai bsh</text:p>
          </table:table-cell>
          <table:table-cell office:value-type="string" table:style-name="ce1">
            <text:p>Kampungkopi2</text:p>
          </table:table-cell>
          <table:table-cell office:value-type="date" office:date-value="2021-07-25T11:13:18" table:style-name="ce3">
            <text:p>7/25/21 11:13 AM</text:p>
          </table:table-cell>
          <table:table-cell office:value-type="string" table:style-name="ce1">
            <text:p>NONHS</text:p>
          </table:table-cell>
          <table:table-cell table:number-columns-repeated="16378"/>
        </table:table-row>
        <table:table-row table:style-name="ro1">
          <table:table-cell office:value-type="float" office:value="1.4192569898975639E+18" table:style-name="ce1">
            <text:p>1,41926E+18</text:p>
          </table:table-cell>
          <table:table-cell office:value-type="string" table:style-name="ce1">
            <text:p>Saat pandemi seperti ini Jadilah seperti Darth Vader - Menggunakan Mask - Tidak menemui Anak Anaknya - Jauh secara sosial - Taat perintah #KamiDukungPemerintah #COVID19 https://t.co/SMTQNODkNf</text:p>
          </table:table-cell>
          <table:table-cell office:value-type="string" table:style-name="ce1">
            <text:p>pandemi seperti inijadilah seperti darth vader guna mask tidak temu anak anak jauh cara sosial taat perintah</text:p>
          </table:table-cell>
          <table:table-cell office:value-type="string" table:style-name="ce1">
            <text:p>NedCroMagnon</text:p>
          </table:table-cell>
          <table:table-cell office:value-type="date" office:date-value="2021-07-25T11:23:29" table:style-name="ce3">
            <text:p>7/25/21 11:23 AM</text:p>
          </table:table-cell>
          <table:table-cell office:value-type="string" table:style-name="ce1">
            <text:p>NONHS</text:p>
          </table:table-cell>
          <table:table-cell table:number-columns-repeated="16378"/>
        </table:table-row>
        <table:table-row table:style-name="ro1">
          <table:table-cell office:value-type="float" office:value="1.4192585493271721E+18" table:style-name="ce1">
            <text:p>1,41926E+18</text:p>
          </table:table-cell>
          <table:table-cell office:value-type="string" table:style-name="ce1">
            <text:p>HASIL PEMERINTAHAN YANG SUKA NAKUTI RAKYAT TENTANG COVID-19 #JokowiMundurRakyatSelamat https://t.co/8x0p9XIMBo</text:p>
          </table:table-cell>
          <table:table-cell office:value-type="string" table:style-name="ce1">
            <text:p>hasil perintah suka nakuti rakyat tentang covid</text:p>
          </table:table-cell>
          <table:table-cell office:value-type="string" table:style-name="ce1">
            <text:p>Kritikan_Rakyat</text:p>
          </table:table-cell>
          <table:table-cell office:value-type="date" office:date-value="2021-07-25T11:29:41" table:style-name="ce3">
            <text:p>7/25/21 11:29 AM</text:p>
          </table:table-cell>
          <table:table-cell office:value-type="string" table:style-name="ce1">
            <text:p>HS</text:p>
          </table:table-cell>
          <table:table-cell table:number-columns-repeated="16378"/>
        </table:table-row>
        <table:table-row table:style-name="ro1">
          <table:table-cell office:value-type="float" office:value="1.419259566043275E+18" table:style-name="ce1">
            <text:p>1,41926E+18</text:p>
          </table:table-cell>
          <table:table-cell office:value-type="string" table:style-name="ce1">
            <text:p>Tagar #JokowiMundurRakyatSelamat Bukannya selamat malah semakin parah indonesia, klo misal yg menggantikan lbih ga bisa apa-apa kalian mau bagaimana? Ganti lgi? pemerintah mana atau tokoh indonesia mana yg bilang sanggup mengatasi covid? Klo bukan dari diri kalian sndiri mna bsa?</text:p>
          </table:table-cell>
          <table:table-cell office:value-type="string" table:style-name="ce1">
            <text:p>tagar bukan selamat makin parah indonesia ganti lbih tidak bisa apaapa ganti lgipemerintah tokoh indonesia bilang sanggup atas covidklo sendiri mna bisa</text:p>
          </table:table-cell>
          <table:table-cell office:value-type="string" table:style-name="ce1">
            <text:p>candrak089</text:p>
          </table:table-cell>
          <table:table-cell office:value-type="date" office:date-value="2021-07-25T11:33:43" table:style-name="ce3">
            <text:p>7/25/21 11:33 AM</text:p>
          </table:table-cell>
          <table:table-cell office:value-type="string" table:style-name="ce1">
            <text:p>NONHS</text:p>
          </table:table-cell>
          <table:table-cell table:number-columns-repeated="16378"/>
        </table:table-row>
        <table:table-row table:style-name="ro1">
          <table:table-cell office:value-type="float" office:value="1.419262369327317E+18" table:style-name="ce1">
            <text:p>1,41926E+18</text:p>
          </table:table-cell>
          <table:table-cell office:value-type="string" table:style-name="ce1">
            <text:p>Itulah kl dari awal pademi covid dibuat candaan, akibatnya tdk mampu ngatasi smp sekarang, ya resikonya hrs mundur...itu namanya negarawan #JokowiMundurRakyatSelamat #JokowiMundurRakyatSelamat https://t.co/dMnJ4HgNAE</text:p>
          </table:table-cell>
          <table:table-cell office:value-type="string" table:style-name="ce1">
            <text:p>itu pademi covid buat canda akibat tidak mampu ngatasi sekolah tengah resiko harus munduritu nama negarawan</text:p>
          </table:table-cell>
          <table:table-cell office:value-type="string" table:style-name="ce1">
            <text:p>KMasduky</text:p>
          </table:table-cell>
          <table:table-cell office:value-type="date" office:date-value="2021-07-25T11:44:52" table:style-name="ce3">
            <text:p>7/25/21 11:44 AM</text:p>
          </table:table-cell>
          <table:table-cell office:value-type="string" table:style-name="ce1">
            <text:p>HS</text:p>
          </table:table-cell>
          <table:table-cell table:number-columns-repeated="16378"/>
        </table:table-row>
        <table:table-row table:style-name="ro1">
          <table:table-cell office:value-type="float" office:value="1.4192628931875059E+18" table:style-name="ce1">
            <text:p>1,41926E+18</text:p>
          </table:table-cell>
          <table:table-cell office:value-type="string" table:style-name="ce1">
            <text:p>Yang belum dan yang sudah divaksin diharuskan mencuci tangan dengan sabun, memamakai masker, menjaga jarak, pertanyaanya: vaksin itu pungsinya apa,....? kalu harus gitu gitu aja, tolong yang tau kasih penjelasan, tentang vaksin ???????? #JokowiMundurRakyatSelamat</text:p>
          </table:table-cell>
          <table:table-cell office:value-type="string" table:style-name="ce1">
            <text:p>vaksin harus cuci tangan sabun memamakai masker jaga jarak pertanyaanya vaksin pungsi kalu harus tolong kasih jelas tentang vaksin</text:p>
          </table:table-cell>
          <table:table-cell office:value-type="string" table:style-name="ce1">
            <text:p>NawangW41733051</text:p>
          </table:table-cell>
          <table:table-cell office:value-type="date" office:date-value="2021-07-25T11:46:57" table:style-name="ce3">
            <text:p>7/25/21 11:46 AM</text:p>
          </table:table-cell>
          <table:table-cell office:value-type="string" table:style-name="ce1">
            <text:p>HS</text:p>
          </table:table-cell>
          <table:table-cell table:number-columns-repeated="16378"/>
        </table:table-row>
        <table:table-row table:style-name="ro1">
          <table:table-cell office:value-type="float" office:value="1.4192659422031629E+18" table:style-name="ce1">
            <text:p>1,41927E+18</text:p>
          </table:table-cell>
          <table:table-cell office:value-type="string" table:style-name="ce1">
            <text:p>Dari awal sudah menyepelekan covid, sama sistem kebijakan yang ambudardull.#JokowiMundurRakyatSelamat</text:p>
          </table:table-cell>
          <table:table-cell office:value-type="string" table:style-name="ce1">
            <text:p>sepele covid sama sistem bijak ambudardull</text:p>
          </table:table-cell>
          <table:table-cell office:value-type="string" table:style-name="ce1">
            <text:p>Han01149847</text:p>
          </table:table-cell>
          <table:table-cell office:value-type="date" office:date-value="2021-07-25T11:59:03" table:style-name="ce3">
            <text:p>7/25/21 11:59 AM</text:p>
          </table:table-cell>
          <table:table-cell office:value-type="string" table:style-name="ce1">
            <text:p>HS</text:p>
          </table:table-cell>
          <table:table-cell table:number-columns-repeated="16378"/>
        </table:table-row>
        <table:table-row table:style-name="ro1">
          <table:table-cell office:value-type="float" office:value="1.419266832087671E+18" table:style-name="ce1">
            <text:p>1,41927E+18</text:p>
          </table:table-cell>
          <table:table-cell office:value-type="string" table:style-name="ce1">
            <text:p>Hey ???? @mohmahfudmd Coba di kaji lagi masyarakat sebetulnya rebutan vaksin karna kawatir terhadap COVID-19,atau karna tuntutusan syarat dari pemerintah alias Pemaksaan? #JokowiMundurRakyatSelamat https://t.co/5DUvxLs9dA</text:p>
          </table:table-cell>
          <table:table-cell office:value-type="string" table:style-name="ce1">
            <text:p>hai coba kaji masyarakat betul rebut vaksin kawatir hadap covidatau tuntutusan syarat perintah alias paksa</text:p>
          </table:table-cell>
          <table:table-cell office:value-type="string" table:style-name="ce1">
            <text:p>zahkhan25_70127</text:p>
          </table:table-cell>
          <table:table-cell office:value-type="date" office:date-value="2021-07-25T12:02:36" table:style-name="ce3">
            <text:p>7/25/21 12:02 PM</text:p>
          </table:table-cell>
          <table:table-cell office:value-type="string" table:style-name="ce1">
            <text:p>HS</text:p>
          </table:table-cell>
          <table:table-cell table:number-columns-repeated="16378"/>
        </table:table-row>
        <table:table-row table:style-name="ro1">
          <table:table-cell office:value-type="float" office:value="1.4192688409202611E+18" table:style-name="ce1">
            <text:p>1,41927E+18</text:p>
          </table:table-cell>
          <table:table-cell office:value-type="string" table:style-name="ce1">
            <text:p>Kenapa Pak Jokowi mundur? Kalo gak ada Pak Jokowi, kita bagaimana? Saat ini covid lagi banyak, orang orang haruh isoman dan jaga jarak ! Semongga semuanya !#JokowiMundurRakyatSelamat https://t.co/sI4lyK0b1I</text:p>
          </table:table-cell>
          <table:table-cell office:value-type="string" table:style-name="ce1">
            <text:p>jokowi mundur tidak jokowi covid banyak haruh isoman jaga jarak semongga semua</text:p>
          </table:table-cell>
          <table:table-cell office:value-type="string" table:style-name="ce1">
            <text:p>JJ93908825</text:p>
          </table:table-cell>
          <table:table-cell office:value-type="date" office:date-value="2021-07-25T12:10:35" table:style-name="ce3">
            <text:p>7/25/21 12:10 PM</text:p>
          </table:table-cell>
          <table:table-cell office:value-type="string" table:style-name="ce1">
            <text:p>NONHS</text:p>
          </table:table-cell>
          <table:table-cell table:number-columns-repeated="16378"/>
        </table:table-row>
        <table:table-row table:style-name="ro1">
          <table:table-cell office:value-type="float" office:value="1.419269705131446E+18" table:style-name="ce1">
            <text:p>1,41927E+18</text:p>
          </table:table-cell>
          <table:table-cell office:value-type="string" table:style-name="ce1">
            <text:p>Presiden Jokowi : Saya terharu bahwa tak sedikit komponen bangsa yang turun bahu-membahu bersama pemerintah menangani pandemi Covid-19 ini. Eko Yuli Perak #KitaPercayaJokowi #KamiDukungPemerintah #YukGabungRelawanNakes #KitaYakinJokowi #jokowi #BongkarBiangRusuh https://t.co/nMJtcZio2U</text:p>
          </table:table-cell>
          <table:table-cell office:value-type="string" table:style-name="ce1">
            <text:p>presiden jokowi haru tidak sedikit komponen bangsa turun bahumembahu sama perintah tangan pandemi covid eko yuliperak</text:p>
          </table:table-cell>
          <table:table-cell office:value-type="string" table:style-name="ce1">
            <text:p>dpcpdip_krw</text:p>
          </table:table-cell>
          <table:table-cell office:value-type="date" office:date-value="2021-07-25T12:14:01" table:style-name="ce3">
            <text:p>7/25/21 12:14 PM</text:p>
          </table:table-cell>
          <table:table-cell office:value-type="string" table:style-name="ce1">
            <text:p>NONHS</text:p>
          </table:table-cell>
          <table:table-cell table:number-columns-repeated="16378"/>
        </table:table-row>
        <table:table-row table:style-name="ro1">
          <table:table-cell office:value-type="float" office:value="1.419270183126921E+18" table:style-name="ce1">
            <text:p>1,41927E+18</text:p>
          </table:table-cell>
          <table:table-cell office:value-type="string" table:style-name="ce1">
            <text:p>@HabiebBass Wkwkwkw... ????????????????????????????????????????????????????????????????????..pecaat???????? @MS_Didu ????????karya terbesar ????????????..-- msook berita pula.. -- jgn stress usahakan bsok pagi msih bangun ya dduh????..#KamiPercayaJokowi #KamiDukungPemerintah</text:p>
          </table:table-cell>
          <table:table-cell office:value-type="string" table:style-name="ce1">
            <text:p>wkwkwkw pecaat karya besar msook berita jangan stres usaha bsok pagi msih bangun dduh</text:p>
          </table:table-cell>
          <table:table-cell office:value-type="string" table:style-name="ce1">
            <text:p>YusufNusantara1</text:p>
          </table:table-cell>
          <table:table-cell office:value-type="date" office:date-value="2021-07-25T12:15:55" table:style-name="ce3">
            <text:p>7/25/21 12:15 PM</text:p>
          </table:table-cell>
          <table:table-cell office:value-type="string" table:style-name="ce1">
            <text:p>NONHS</text:p>
          </table:table-cell>
          <table:table-cell table:number-columns-repeated="16378"/>
        </table:table-row>
        <table:table-row table:style-name="ro1">
          <table:table-cell office:value-type="float" office:value="1.4192722863061361E+18" table:style-name="ce1">
            <text:p>1,41927E+18</text:p>
          </table:table-cell>
          <table:table-cell office:value-type="string" table:style-name="ce1">
            <text:p>#JokowiMundurRakyatSelamat Tagar ini emang cocok buat beliau yg dari awal meremehkan virus covid-19, udah muak gue sama rezim ini. Kita dipaksa SEHAT di negara yang SAKIT, pejabat nya yg KORUP.</text:p>
          </table:table-cell>
          <table:table-cell office:value-type="string" table:style-name="ce1">
            <text:p>tagar cocok beliau remeh virus covid muak sama rezim paksa sehat negara sakit jabat korupsi</text:p>
          </table:table-cell>
          <table:table-cell office:value-type="string" table:style-name="ce1">
            <text:p>IvanRimba</text:p>
          </table:table-cell>
          <table:table-cell office:value-type="date" office:date-value="2021-07-25T12:24:16" table:style-name="ce3">
            <text:p>7/25/21 12:24 PM</text:p>
          </table:table-cell>
          <table:table-cell office:value-type="string" table:style-name="ce1">
            <text:p>HS</text:p>
          </table:table-cell>
          <table:table-cell table:number-columns-repeated="16378"/>
        </table:table-row>
        <table:table-row table:style-name="ro1">
          <table:table-cell office:value-type="float" office:value="1.4192740664190159E+18" table:style-name="ce1">
            <text:p>1,41927E+18</text:p>
          </table:table-cell>
          <table:table-cell office:value-type="string" table:style-name="ce1">
            <text:p>Selamat dari covid, Mati kelaparan. #JokowiMundurRakyatSelamat</text:p>
          </table:table-cell>
          <table:table-cell office:value-type="string" table:style-name="ce1">
            <text:p>selamat covid mati lapar</text:p>
          </table:table-cell>
          <table:table-cell office:value-type="string" table:style-name="ce1">
            <text:p>FirdausAbil</text:p>
          </table:table-cell>
          <table:table-cell office:value-type="date" office:date-value="2021-07-25T12:31:20" table:style-name="ce3">
            <text:p>7/25/21 12:31 PM</text:p>
          </table:table-cell>
          <table:table-cell office:value-type="string" table:style-name="ce1">
            <text:p>HS</text:p>
          </table:table-cell>
          <table:table-cell table:number-columns-repeated="16378"/>
        </table:table-row>
        <table:table-row table:style-name="ro1">
          <table:table-cell office:value-type="float" office:value="1.4192746512770209E+18" table:style-name="ce1">
            <text:p>1,41927E+18</text:p>
          </table:table-cell>
          <table:table-cell office:value-type="string" table:style-name="ce1">
            <text:p>#JokowiMundurRakyatSelamat kalo beliau turun sekarang otomatis wakil naek dong? U know lah wapres kita gimana? Mending fokus rapatkan barisan untuk mengalahkan covid dulu deh sekarang sih</text:p>
          </table:table-cell>
          <table:table-cell office:value-type="string" table:style-name="ce1">
            <text:p>beliau turun otomatis naek know wapres gimanamending fokus rapat baris kalah covid</text:p>
          </table:table-cell>
          <table:table-cell office:value-type="string" table:style-name="ce1">
            <text:p>rickyalkhafi</text:p>
          </table:table-cell>
          <table:table-cell office:value-type="date" office:date-value="2021-07-25T12:33:40" table:style-name="ce3">
            <text:p>7/25/21 12:33 PM</text:p>
          </table:table-cell>
          <table:table-cell office:value-type="string" table:style-name="ce1">
            <text:p>NONHS</text:p>
          </table:table-cell>
          <table:table-cell table:number-columns-repeated="16378"/>
        </table:table-row>
        <table:table-row table:style-name="ro1">
          <table:table-cell office:value-type="float" office:value="1.4192770983094851E+18" table:style-name="ce1">
            <text:p>1,41928E+18</text:p>
          </table:table-cell>
          <table:table-cell office:value-type="string" table:style-name="ce1">
            <text:p>@Ummi_AzzamAHQR Dan.. pmrintah Ind sudah brhasil kena dikibulin mborong semua vaksin sinovac buatan china, buat disuntikin ke rkyatnya, uapesee rek, jd rakyat dinegri+62, dipaksa vaksin pakai vaksin yg gak dipakai sama pembuatnya. ???????? #JokowiMundurRakyatSelamat https://t.co/dx4rTMwIcN</text:p>
          </table:table-cell>
          <table:table-cell office:value-type="string" table:style-name="ce1">
            <text:p>pmrintah ind brhasil kena dikibulin mborong semua vaksin sinovac buat china disuntikin rkyatnya uapesee rek rakyat dinegri paksa vaksin pakai vaksin tidak pakai sama buat</text:p>
          </table:table-cell>
          <table:table-cell office:value-type="string" table:style-name="ce1">
            <text:p>moeliati_S</text:p>
          </table:table-cell>
          <table:table-cell office:value-type="date" office:date-value="2021-07-25T12:43:23" table:style-name="ce3">
            <text:p>7/25/21 12:43 PM</text:p>
          </table:table-cell>
          <table:table-cell office:value-type="string" table:style-name="ce1">
            <text:p>HS</text:p>
          </table:table-cell>
          <table:table-cell table:number-columns-repeated="16378"/>
        </table:table-row>
        <table:table-row table:style-name="ro1">
          <table:table-cell office:value-type="float" office:value="1.4192796728654771E+18" table:style-name="ce1">
            <text:p>1,41928E+18</text:p>
          </table:table-cell>
          <table:table-cell office:value-type="string" table:style-name="ce1">
            <text:p>Jika presiden mundur siapa mau gantikan ? jika pemerintah lepas tangan masalah covid 19 bgm? Jika yang pertama bikin tegar ini mati bgm ? Jika masyarakat bermasa bodoh bgm ? #JokowiMundurRakyatSelamat https://t.co/KtovhkAXJR</text:p>
          </table:table-cell>
          <table:table-cell office:value-type="string" table:style-name="ce1">
            <text:p>presiden mundur ganti perintah lepas tangan masalah covid bgm tegar mati bgm masyarakat masa bodoh bgm</text:p>
          </table:table-cell>
          <table:table-cell office:value-type="string" table:style-name="ce1">
            <text:p>Pradana595</text:p>
          </table:table-cell>
          <table:table-cell office:value-type="date" office:date-value="2021-07-25T12:53:37" table:style-name="ce3">
            <text:p>7/25/21 12:53 PM</text:p>
          </table:table-cell>
          <table:table-cell office:value-type="string" table:style-name="ce1">
            <text:p>NONHS</text:p>
          </table:table-cell>
          <table:table-cell table:number-columns-repeated="16378"/>
        </table:table-row>
        <table:table-row table:style-name="ro1">
          <table:table-cell office:value-type="float" office:value="1.4192805666172191E+18" table:style-name="ce1">
            <text:p>1,41928E+18</text:p>
          </table:table-cell>
          <table:table-cell office:value-type="string" table:style-name="ce1">
            <text:p>Biasalah yg kyk gini, jangankan data covid-19, yg lebih rumit aja bisa bablas. Tanya aja KPU. #JokowiMundurRakyatSelamat https://t.co/OgrkmgEwbF</text:p>
          </table:table-cell>
          <table:table-cell office:value-type="string" table:style-name="ce1">
            <text:p>biasa seperti jangan data covid lebih rumit bisa bablas tanya kpu</text:p>
          </table:table-cell>
          <table:table-cell office:value-type="string" table:style-name="ce1">
            <text:p>Mudjibur_Rohman</text:p>
          </table:table-cell>
          <table:table-cell office:value-type="date" office:date-value="2021-07-25T12:57:10" table:style-name="ce3">
            <text:p>7/25/21 12:57 PM</text:p>
          </table:table-cell>
          <table:table-cell office:value-type="string" table:style-name="ce1">
            <text:p>HS</text:p>
          </table:table-cell>
          <table:table-cell table:number-columns-repeated="16378"/>
        </table:table-row>
        <table:table-row table:style-name="ro1">
          <table:table-cell office:value-type="float" office:value="1.4192835111108201E+18" table:style-name="ce1">
            <text:p>1,41928E+18</text:p>
          </table:table-cell>
          <table:table-cell office:value-type="string" table:style-name="ce1">
            <text:p>@NenkMonica Jokowi mundur, Covid-19 hilang dngn sendirinya #JokowiMundurRakyatSelamat #JokowiMundurRakyatSelamat</text:p>
          </table:table-cell>
          <table:table-cell office:value-type="string" table:style-name="ce1">
            <text:p>jokowi mundur covid hilang sendiri</text:p>
          </table:table-cell>
          <table:table-cell office:value-type="string" table:style-name="ce1">
            <text:p>Oppomeneh5</text:p>
          </table:table-cell>
          <table:table-cell office:value-type="date" office:date-value="2021-07-25T13:08:52" table:style-name="ce3">
            <text:p>7/25/21 01:08 PM</text:p>
          </table:table-cell>
          <table:table-cell office:value-type="string" table:style-name="ce1">
            <text:p>HS</text:p>
          </table:table-cell>
          <table:table-cell table:number-columns-repeated="16378"/>
        </table:table-row>
        <table:table-row table:style-name="ro1">
          <table:table-cell office:value-type="float" office:value="1.419283762878112E+18" table:style-name="ce1">
            <text:p>1,41928E+18</text:p>
          </table:table-cell>
          <table:table-cell office:value-type="string" table:style-name="ce1">
            <text:p>Di perpanjang hingga angka kematian rakyat meningkat bukan karena COVID tapi karena KELAPARAN. Bener begini kah? #JokowiMundurRakyatSelamat</text:p>
          </table:table-cell>
          <table:table-cell office:value-type="string" table:style-name="ce1">
            <text:p>panjang angka mati rakyat tingkat covid lapar benar kah</text:p>
          </table:table-cell>
          <table:table-cell office:value-type="string" table:style-name="ce1">
            <text:p>adindaaningrum</text:p>
          </table:table-cell>
          <table:table-cell office:value-type="date" office:date-value="2021-07-25T13:09:52" table:style-name="ce3">
            <text:p>7/25/21 01:09 PM</text:p>
          </table:table-cell>
          <table:table-cell office:value-type="string" table:style-name="ce1">
            <text:p>HS</text:p>
          </table:table-cell>
          <table:table-cell table:number-columns-repeated="16378"/>
        </table:table-row>
        <table:table-row table:style-name="ro1">
          <table:table-cell office:value-type="float" office:value="1.419286713478697E+18" table:style-name="ce1">
            <text:p>1,41929E+18</text:p>
          </table:table-cell>
          <table:table-cell office:value-type="string" table:style-name="ce1">
            <text:p>Pembukaan bertahap mulai dilakukan meskipun PPKM berlanjut namun pembatasan sudah mulai sedikit dilonggarkan utk rakyat menengah ke bawah. Tapi ingat utk selalu tetap menjalani prokes dengan ketat, dan segera vaksin bagi yg belum. #PPKM #KitaYakinJokowi #KamiDukungPemerintah https://t.co/UuYv32QFih</text:p>
          </table:table-cell>
          <table:table-cell office:value-type="string" table:style-name="ce1">
            <text:p>buka tahap laku meski ppkm lanjut batas sedikit longgar rakyat tengah bawahtapi ingat tetap jalan prokes ketat segera vaksin bagi</text:p>
          </table:table-cell>
          <table:table-cell office:value-type="string" table:style-name="ce1">
            <text:p>Combro_Jumbo</text:p>
          </table:table-cell>
          <table:table-cell office:value-type="date" office:date-value="2021-07-25T13:21:36" table:style-name="ce3">
            <text:p>7/25/21 01:21 PM</text:p>
          </table:table-cell>
          <table:table-cell office:value-type="string" table:style-name="ce1">
            <text:p>NONHS</text:p>
          </table:table-cell>
          <table:table-cell table:number-columns-repeated="16378"/>
        </table:table-row>
        <table:table-row table:style-name="ro1">
          <table:table-cell office:value-type="float" office:value="1.4192880302175229E+18" table:style-name="ce1">
            <text:p>1,41929E+18</text:p>
          </table:table-cell>
          <table:table-cell office:value-type="string" table:style-name="ce1">
            <text:p>@RestyCayaaah @jokowi Setelah 2 Agustus trus diperpanjang lagi 2 minggu sampai 16 Agustus. Tanggal 17 Agustusnya di upacara bendera dengan bangga Jokowi pidato keberhasilan pemerintah memerangi pandemi covid-19 setelah penanganan yang ber-jilid2. Padahal mah da #JokowiMundurRakyatSelamat</text:p>
          </table:table-cell>
          <table:table-cell office:value-type="string" table:style-name="ce1">
            <text:p>telah agustus panjang minggu agustus tanggal agustus upacara bendera bangga jokowi pidato hasil perintah rang pandemi covid telah tangan berjilidpadahal mah da</text:p>
          </table:table-cell>
          <table:table-cell office:value-type="string" table:style-name="ce1">
            <text:p>Mr_Hendra_H</text:p>
          </table:table-cell>
          <table:table-cell office:value-type="date" office:date-value="2021-07-25T13:26:50" table:style-name="ce3">
            <text:p>7/25/21 01:26 PM</text:p>
          </table:table-cell>
          <table:table-cell office:value-type="string" table:style-name="ce1">
            <text:p>HS</text:p>
          </table:table-cell>
          <table:table-cell table:number-columns-repeated="16378"/>
        </table:table-row>
        <table:table-row table:style-name="ro1">
          <table:table-cell office:value-type="float" office:value="1.4192902786455629E+18" table:style-name="ce1">
            <text:p>1,41929E+18</text:p>
          </table:table-cell>
          <table:table-cell office:value-type="string" table:style-name="ce1">
            <text:p>Ga pake pelonggaran, dari awal covid masuk sampe sekarang yang namanya bengkel, laundry, salon, dan pedagang kaki lima tetap ada pakde ! Pakde dibohongin ama yang dibawah atau emang pura-pura ga tau. #JokowiMundurRakyatSelamat</text:p>
          </table:table-cell>
          <table:table-cell office:value-type="string" table:style-name="ce1">
            <text:p>tidak pakai longgar covid masuk nama bengkel laundry salon dagang kaki tetap pakde pakde dibohongin sama bawah purapura tidak</text:p>
          </table:table-cell>
          <table:table-cell office:value-type="string" table:style-name="ce1">
            <text:p>Fikrihr21838846</text:p>
          </table:table-cell>
          <table:table-cell office:value-type="date" office:date-value="2021-07-25T13:35:46" table:style-name="ce3">
            <text:p>7/25/21 01:35 PM</text:p>
          </table:table-cell>
          <table:table-cell office:value-type="string" table:style-name="ce1">
            <text:p>HS</text:p>
          </table:table-cell>
          <table:table-cell table:number-columns-repeated="16378"/>
        </table:table-row>
        <table:table-row table:style-name="ro1">
          <table:table-cell office:value-type="float" office:value="1.4192939599525519E+18" table:style-name="ce1">
            <text:p>1,41929E+18</text:p>
          </table:table-cell>
          <table:table-cell office:value-type="string" table:style-name="ce1">
            <text:p>kondisi saat ini negara harus benar2 menerapkan lockdown, jangan terus terusan mengganti istilah krn enggan memberi rakyat. sudah lah masyarat terancam akan covid, haruskah terancam kelaparan juga #JokowiMundurRakyatSelamat</text:p>
          </table:table-cell>
          <table:table-cell office:value-type="string" table:style-name="ce1">
            <text:p>kondisi negara harus benar terap lockdown jangan terus ganti istilah enggan beri rakyatsudah masyarat ancam covid harus ancam lapar</text:p>
          </table:table-cell>
          <table:table-cell office:value-type="string" table:style-name="ce1">
            <text:p>Budiws9</text:p>
          </table:table-cell>
          <table:table-cell office:value-type="date" office:date-value="2021-07-25T13:50:23" table:style-name="ce3">
            <text:p>7/25/21 01:50 PM</text:p>
          </table:table-cell>
          <table:table-cell office:value-type="string" table:style-name="ce1">
            <text:p>HS</text:p>
          </table:table-cell>
          <table:table-cell table:number-columns-repeated="16378"/>
        </table:table-row>
        <table:table-row table:style-name="ro1">
          <table:table-cell office:value-type="float" office:value="1.4192939651241779E+18" table:style-name="ce1">
            <text:p>1,41929E+18</text:p>
          </table:table-cell>
          <table:table-cell office:value-type="string" table:style-name="ce1">
            <text:p>Katanya covid nya nyata tapi bansos nya fana #JokowiMundurRakyatSelamat</text:p>
          </table:table-cell>
          <table:table-cell office:value-type="string" table:style-name="ce1">
            <text:p>kata covid bansos fana</text:p>
          </table:table-cell>
          <table:table-cell office:value-type="string" table:style-name="ce1">
            <text:p>Roy63799354</text:p>
          </table:table-cell>
          <table:table-cell office:value-type="date" office:date-value="2021-07-25T13:50:25" table:style-name="ce3">
            <text:p>7/25/21 01:50 PM</text:p>
          </table:table-cell>
          <table:table-cell office:value-type="string" table:style-name="ce1">
            <text:p>HS</text:p>
          </table:table-cell>
          <table:table-cell table:number-columns-repeated="16378"/>
        </table:table-row>
        <table:table-row table:style-name="ro1">
          <table:table-cell office:value-type="float" office:value="1.4192943179657631E+18" table:style-name="ce1">
            <text:p>1,41929E+18</text:p>
          </table:table-cell>
          <table:table-cell office:value-type="string" table:style-name="ce1">
            <text:p>@jokowi pnyesalan sllu diakhir, coba klo waktu awal srius, lockdown.. ga sntai dn trkesan becanda, oy varian baru covid udh ada lgi tuh, trmsuk virus monyet yg brasal dri cina juga.. ,stop smua yg warga asing msuk, bkn cuma penyataan tpi knyataanya, sukur klo #JokowiMundurRakyatSelamat</text:p>
          </table:table-cell>
          <table:table-cell office:value-type="string" table:style-name="ce1">
            <text:p>pnyesalan sllu akhir coba srius lockdown tidak sntai dn trkesan becanda oy varian baru covid trmsuk virus monyet brasal cina henti semua asing msuk cuma nyata knyataanya sukur</text:p>
          </table:table-cell>
          <table:table-cell office:value-type="string" table:style-name="ce1">
            <text:p>aditya20519717</text:p>
          </table:table-cell>
          <table:table-cell office:value-type="date" office:date-value="2021-07-25T13:51:49" table:style-name="ce3">
            <text:p>7/25/21 01:51 PM</text:p>
          </table:table-cell>
          <table:table-cell office:value-type="string" table:style-name="ce1">
            <text:p>HS</text:p>
          </table:table-cell>
          <table:table-cell table:number-columns-repeated="16378"/>
        </table:table-row>
        <table:table-row table:style-name="ro1">
          <table:table-cell office:value-type="float" office:value="1.4192981402895931E+18" table:style-name="ce1">
            <text:p>1,4193E+18</text:p>
          </table:table-cell>
          <table:table-cell office:value-type="string" table:style-name="ce1">
            <text:p>Jadikan ladang amal, surga balasannya, Aamiin #KamiDukungPemerintah</text:p>
          </table:table-cell>
          <table:table-cell office:value-type="string" table:style-name="ce1">
            <text:p>jadi ladang amal surga balas aamiin</text:p>
          </table:table-cell>
          <table:table-cell office:value-type="string" table:style-name="ce1">
            <text:p>Senopat29333557</text:p>
          </table:table-cell>
          <table:table-cell office:value-type="date" office:date-value="2021-07-25T14:07:00" table:style-name="ce3">
            <text:p>7/25/21 02:07 PM</text:p>
          </table:table-cell>
          <table:table-cell office:value-type="string" table:style-name="ce1">
            <text:p>NONHS</text:p>
          </table:table-cell>
          <table:table-cell table:number-columns-repeated="16378"/>
        </table:table-row>
        <table:table-row table:style-name="ro1">
          <table:table-cell office:value-type="float" office:value="1.4193032035527309E+18" table:style-name="ce1">
            <text:p>1,4193E+18</text:p>
          </table:table-cell>
          <table:table-cell office:value-type="string" table:style-name="ce1">
            <text:p>Buktikan kalau anda mampu menyelesaikan masalah covid Wuhan ini Bos!!!! Kalau anda gak mampu mending anda ngaca !!!! Jangan pecitraan melulu....Muak rakyat!!!!! #JokowiMundurRakyatSelamat #JokowiMundurRakyatSelamat https://t.co/h3uh3Pa2xR</text:p>
          </table:table-cell>
          <table:table-cell office:value-type="string" table:style-name="ce1">
            <text:p>bukti mampu selesai masalah covid wuhan boskalau tidak mampu lebih baik ngaca jangan citra melulumuak rakyat</text:p>
          </table:table-cell>
          <table:table-cell office:value-type="string" table:style-name="ce1">
            <text:p>n_ahmad234</text:p>
          </table:table-cell>
          <table:table-cell office:value-type="date" office:date-value="2021-07-25T14:27:07" table:style-name="ce3">
            <text:p>7/25/21 02:27 PM</text:p>
          </table:table-cell>
          <table:table-cell office:value-type="string" table:style-name="ce1">
            <text:p>HS</text:p>
          </table:table-cell>
          <table:table-cell table:number-columns-repeated="16378"/>
        </table:table-row>
        <table:table-row table:style-name="ro1">
          <table:table-cell office:value-type="float" office:value="1.4193058585136051E+18" table:style-name="ce1">
            <text:p>1,41931E+18</text:p>
          </table:table-cell>
          <table:table-cell office:value-type="string" table:style-name="ce1">
            <text:p>PPKM = PELAN PELAN KITA MISKIN Yang miskin makin miskin yang kaya Melarat #JokowiMundurRakyatSelamat #Jokowi7TahunCukuplah #PPKMLevel4 #PPKMDaruratTekanCovid https://t.co/5j1KHmVdaF</text:p>
          </table:table-cell>
          <table:table-cell office:value-type="string" table:style-name="ce1">
            <text:p>ppkm pelan pelan miskinyang miskin makin miskin kaya melarat</text:p>
          </table:table-cell>
          <table:table-cell office:value-type="string" table:style-name="ce1">
            <text:p>DilaSiregar7</text:p>
          </table:table-cell>
          <table:table-cell office:value-type="date" office:date-value="2021-07-25T14:37:40" table:style-name="ce3">
            <text:p>7/25/21 02:37 PM</text:p>
          </table:table-cell>
          <table:table-cell office:value-type="string" table:style-name="ce1">
            <text:p>HS</text:p>
          </table:table-cell>
          <table:table-cell table:number-columns-repeated="16378"/>
        </table:table-row>
        <table:table-row table:style-name="ro1">
          <table:table-cell office:value-type="float" office:value="1.419309559080907E+18" table:style-name="ce1">
            <text:p>1,41931E+18</text:p>
          </table:table-cell>
          <table:table-cell office:value-type="string" table:style-name="ce1">
            <text:p>Hadeeh pak klo bikin aturan pake pikiran ngapa segala makan di waktuin bsok yg covid sht yg makan pade mati keseleg .. Bujug dah sendal mana sendal .. #RinduPemimpinPeduliRakyat #JanganTunggu2024 #JokowiMundurRakyatSelamat https://t.co/lR0N5GxNG0</text:p>
          </table:table-cell>
          <table:table-cell office:value-type="string" table:style-name="ce1">
            <text:p>hadeeh atur pakai pikir makan waktuin bsok covid sht makan pade mati keseleg bujug sendal sendal</text:p>
          </table:table-cell>
          <table:table-cell office:value-type="string" table:style-name="ce1">
            <text:p>ryorossi4689</text:p>
          </table:table-cell>
          <table:table-cell office:value-type="date" office:date-value="2021-07-25T14:52:23" table:style-name="ce3">
            <text:p>7/25/21 02:52 PM</text:p>
          </table:table-cell>
          <table:table-cell office:value-type="string" table:style-name="ce1">
            <text:p>HS</text:p>
          </table:table-cell>
          <table:table-cell table:number-columns-repeated="16378"/>
        </table:table-row>
        <table:table-row table:style-name="ro1">
          <table:table-cell office:value-type="float" office:value="1.4193121689781901E+18" table:style-name="ce1">
            <text:p>1,41931E+18</text:p>
          </table:table-cell>
          <table:table-cell office:value-type="string" table:style-name="ce1">
            <text:p>stop saling menyalahkan lah benahi diri masing2 aja, yg mau vaksin ya vaksin, yg gak pun terserah.. gua pribadi juga kecewa sm ppkm yg diperpanjang, nah trus mau gmna lagi ???? lu mau ngmong A smpe Z juga yg ada cuma dibaca doang, gak bkl ngerubah aturan #JokowiMundurRakyatSelamat</text:p>
          </table:table-cell>
          <table:table-cell office:value-type="string" table:style-name="ce1">
            <text:p>henti salah benah vaksin vaksin tidak serah pribadi kecewa sama ppkm panjang gmna ngmong smpe cuma baca tidak ngerubah atur</text:p>
          </table:table-cell>
          <table:table-cell office:value-type="string" table:style-name="ce1">
            <text:p>ananda2906</text:p>
          </table:table-cell>
          <table:table-cell office:value-type="date" office:date-value="2021-07-25T15:02:45" table:style-name="ce3">
            <text:p>7/25/21 03:02 PM</text:p>
          </table:table-cell>
          <table:table-cell office:value-type="string" table:style-name="ce1">
            <text:p>NONHS</text:p>
          </table:table-cell>
          <table:table-cell table:number-columns-repeated="16378"/>
        </table:table-row>
        <table:table-row table:style-name="ro1">
          <table:table-cell office:value-type="float" office:value="1.4193164464929549E+18" table:style-name="ce1">
            <text:p>1,41932E+18</text:p>
          </table:table-cell>
          <table:table-cell office:value-type="string" table:style-name="ce1">
            <text:p>DONGOK NYA POOL #JokowiMundurRakyatSelamat #JokowiMundurRakyatSelamat Yg bikin akui vaksinnya buruk... https://t.co/fMKpR2tfbK</text:p>
          </table:table-cell>
          <table:table-cell office:value-type="string" table:style-name="ce1">
            <text:p>dongok pool aku vaksin buruk</text:p>
          </table:table-cell>
          <table:table-cell office:value-type="string" table:style-name="ce1">
            <text:p>Toni17250685</text:p>
          </table:table-cell>
          <table:table-cell office:value-type="date" office:date-value="2021-07-25T15:19:45" table:style-name="ce3">
            <text:p>7/25/21 03:19 PM</text:p>
          </table:table-cell>
          <table:table-cell office:value-type="string" table:style-name="ce1">
            <text:p>HS</text:p>
          </table:table-cell>
          <table:table-cell table:number-columns-repeated="16378"/>
        </table:table-row>
        <table:table-row table:style-name="ro1">
          <table:table-cell office:value-type="float" office:value="1.4193194349890401E+18" table:style-name="ce1">
            <text:p>1,41932E+18</text:p>
          </table:table-cell>
          <table:table-cell office:value-type="string" table:style-name="ce1">
            <text:p>Vaksinasi Rendah, Bupati Jeje Ambil Langkah Percepatan https://t.co/A1dI8WOxjZ #PDIPerjuangan #PDIPerjuanganJabar #vaksinasi #Covid19</text:p>
          </table:table-cell>
          <table:table-cell office:value-type="string" table:style-name="ce1">
            <text:p>vaksinasi rendah bupati jeje ambil langkah cepat</text:p>
          </table:table-cell>
          <table:table-cell office:value-type="string" table:style-name="ce1">
            <text:p>SeptianNurfaja8</text:p>
          </table:table-cell>
          <table:table-cell office:value-type="date" office:date-value="2021-07-25T15:31:37" table:style-name="ce3">
            <text:p>7/25/21 03:31 PM</text:p>
          </table:table-cell>
          <table:table-cell office:value-type="string" table:style-name="ce1">
            <text:p>NONHS</text:p>
          </table:table-cell>
          <table:table-cell table:number-columns-repeated="16378"/>
        </table:table-row>
        <table:table-row table:style-name="ro1">
          <table:table-cell office:value-type="float" office:value="1.4193217505804621E+18" table:style-name="ce1">
            <text:p>1,41932E+18</text:p>
          </table:table-cell>
          <table:table-cell office:value-type="string" table:style-name="ce1">
            <text:p>Sambil Menunggu Pandemi berakhir Kita maksimalkan kemampuan kita untuk berjualan di rumah, Semoga Kita semua menang melawan Pandemi #KamiDukungPemerintah #AspirasiSecaraOnline #JualanOnline https://t.co/fROPPvZAZD</text:p>
          </table:table-cell>
          <table:table-cell office:value-type="string" table:style-name="ce1">
            <text:p>sambil tunggu pandemi berakhirkita maksimal mampu jual rumahsemoga semua menang lawan pandemi</text:p>
          </table:table-cell>
          <table:table-cell office:value-type="string" table:style-name="ce1">
            <text:p>annozaen</text:p>
          </table:table-cell>
          <table:table-cell office:value-type="date" office:date-value="2021-07-25T15:40:49" table:style-name="ce3">
            <text:p>7/25/21 03:40 PM</text:p>
          </table:table-cell>
          <table:table-cell office:value-type="string" table:style-name="ce1">
            <text:p>NONHS</text:p>
          </table:table-cell>
          <table:table-cell table:number-columns-repeated="16378"/>
        </table:table-row>
        <table:table-row table:style-name="ro1">
          <table:table-cell office:value-type="float" office:value="1.4193236508979E+18" table:style-name="ce1">
            <text:p>1,41932E+18</text:p>
          </table:table-cell>
          <table:table-cell office:value-type="string" table:style-name="ce1">
            <text:p>Presiden Jokowi mengajak semua lapisan masyarakat, seluruh komponen bangsa untuk bersatu padu dan bahu membahu melawan Covid-19 ini. #KamiDukungPemerintah #IndonesiaBangkit #LawanCovid19 https://t.co/GZ8UthaX0d</text:p>
          </table:table-cell>
          <table:table-cell office:value-type="string" table:style-name="ce1">
            <text:p>presiden jokowi ajak semua lapis masyarakat komponen bangsa satu padu bahu bahu lawan covid</text:p>
          </table:table-cell>
          <table:table-cell office:value-type="string" table:style-name="ce1">
            <text:p>Batman_Monyok</text:p>
          </table:table-cell>
          <table:table-cell office:value-type="date" office:date-value="2021-07-25T15:48:22" table:style-name="ce3">
            <text:p>7/25/21 03:48 PM</text:p>
          </table:table-cell>
          <table:table-cell office:value-type="string" table:style-name="ce1">
            <text:p>NONHS</text:p>
          </table:table-cell>
          <table:table-cell table:number-columns-repeated="16378"/>
        </table:table-row>
        <table:table-row table:style-name="ro1">
          <table:table-cell office:value-type="float" office:value="1.4193242657577569E+18" table:style-name="ce1">
            <text:p>1,41932E+18</text:p>
          </table:table-cell>
          <table:table-cell office:value-type="string" table:style-name="ce1">
            <text:p>Siapapun yg jadi Presiden di era Corona ini, kalau masyarakatnya masih model² nyinyiran,bacod,ngeyelan &amp;amp; susah diatur macam kalian,mau pakai istilah apapun,mau lockdown,ppkm atau mau di end game sekalian,pasti hasilnya sama aja. ???? #KamiDukungPemerintah</text:p>
          </table:table-cell>
          <table:table-cell office:value-type="string" table:style-name="ce1">
            <text:p>siapa presiden era corona masyarakat model nyinyiranbacodngeyelan susah atur kalianmau pakai istilah apapunmau lockdownppkm end game sekalianpasti hasil sama</text:p>
          </table:table-cell>
          <table:table-cell office:value-type="string" table:style-name="ce1">
            <text:p>elioteridani</text:p>
          </table:table-cell>
          <table:table-cell office:value-type="date" office:date-value="2021-07-25T15:50:49" table:style-name="ce3">
            <text:p>7/25/21 03:50 PM</text:p>
          </table:table-cell>
          <table:table-cell office:value-type="string" table:style-name="ce1">
            <text:p>NONHS</text:p>
          </table:table-cell>
          <table:table-cell table:number-columns-repeated="16378"/>
        </table:table-row>
        <table:table-row table:style-name="ro1">
          <table:table-cell office:value-type="float" office:value="1.4193256963803141E+18" table:style-name="ce1">
            <text:p>1,41933E+18</text:p>
          </table:table-cell>
          <table:table-cell office:value-type="string" table:style-name="ce1">
            <text:p>Presiden Jokowi mengajak semua lapisan masyarakat, seluruh komponen bangsa untuk bersatu padu dan bahu membahu melawan Covid-19 ini. #KamiDukungPemerintah #IndonesiaBangkit #LawanCovid19 https://t.co/dda1EQyyNh</text:p>
          </table:table-cell>
          <table:table-cell office:value-type="string" table:style-name="ce1">
            <text:p>presiden jokowi ajak semua lapis masyarakat komponen bangsa satu padu bahu bahu lawan covid</text:p>
          </table:table-cell>
          <table:table-cell office:value-type="string" table:style-name="ce1">
            <text:p>BesongSatu</text:p>
          </table:table-cell>
          <table:table-cell office:value-type="date" office:date-value="2021-07-25T15:56:30" table:style-name="ce3">
            <text:p>7/25/21 03:56 PM</text:p>
          </table:table-cell>
          <table:table-cell office:value-type="string" table:style-name="ce1">
            <text:p>NONHS</text:p>
          </table:table-cell>
          <table:table-cell table:number-columns-repeated="16378"/>
        </table:table-row>
        <table:table-row table:style-name="ro1">
          <table:table-cell office:value-type="float" office:value="1.4193259318233249E+18" table:style-name="ce1">
            <text:p>1,41933E+18</text:p>
          </table:table-cell>
          <table:table-cell office:value-type="string" table:style-name="ce1">
            <text:p>Presiden Jokowi mengajak semua lapisan masyarakat, seluruh komponen bangsa untuk bersatu padu dan bahu membahu melawan Covid-19 ini. #KamiDukungPemerintah #IndonesiaBangkit #LawanCovid19 https://t.co/TSo6Flr1iV</text:p>
          </table:table-cell>
          <table:table-cell office:value-type="string" table:style-name="ce1">
            <text:p>presiden jokowi ajak semua lapis masyarakat komponen bangsa satu padu bahu bahu lawan covid</text:p>
          </table:table-cell>
          <table:table-cell office:value-type="string" table:style-name="ce1">
            <text:p>OcheEnod</text:p>
          </table:table-cell>
          <table:table-cell office:value-type="date" office:date-value="2021-07-25T15:57:26" table:style-name="ce3">
            <text:p>7/25/21 03:57 PM</text:p>
          </table:table-cell>
          <table:table-cell office:value-type="string" table:style-name="ce1">
            <text:p>NONHS</text:p>
          </table:table-cell>
          <table:table-cell table:number-columns-repeated="16378"/>
        </table:table-row>
        <table:table-row table:style-name="ro1">
          <table:table-cell office:value-type="float" office:value="1.4193298133119841E+18" table:style-name="ce1">
            <text:p>1,41933E+18</text:p>
          </table:table-cell>
          <table:table-cell office:value-type="string" table:style-name="ce1">
            <text:p>@tOnibOsterx @triajaaa Wkwkwkw raja apaan pisangnya Segitu? #KamiDukungPemerintah</text:p>
          </table:table-cell>
          <table:table-cell office:value-type="string" table:style-name="ce1">
            <text:p>wkwkwkw raja pisang segitu</text:p>
          </table:table-cell>
          <table:table-cell office:value-type="string" table:style-name="ce1">
            <text:p>amcay_immer</text:p>
          </table:table-cell>
          <table:table-cell office:value-type="date" office:date-value="2021-07-25T16:12:52" table:style-name="ce3">
            <text:p>7/25/21 04:12 PM</text:p>
          </table:table-cell>
          <table:table-cell office:value-type="string" table:style-name="ce1">
            <text:p>NONHS</text:p>
          </table:table-cell>
          <table:table-cell table:number-columns-repeated="16378"/>
        </table:table-row>
        <table:table-row table:style-name="ro1">
          <table:table-cell office:value-type="float" office:value="1.4193313834035651E+18" table:style-name="ce1">
            <text:p>1,41933E+18</text:p>
          </table:table-cell>
          <table:table-cell office:value-type="string" table:style-name="ce1">
            <text:p>Emang kalo lagi mau vaksin, virus nya gak bakal Negor orang berkerumun. #JokowiMundurRakyatSelamat https://t.co/c5BDN4C4M5</text:p>
          </table:table-cell>
          <table:table-cell office:value-type="string" table:style-name="ce1">
            <text:p>vaksin virus tidak negor kerumun</text:p>
          </table:table-cell>
          <table:table-cell office:value-type="string" table:style-name="ce1">
            <text:p>TOP1NYENDER</text:p>
          </table:table-cell>
          <table:table-cell office:value-type="date" office:date-value="2021-07-25T16:19:06" table:style-name="ce3">
            <text:p>7/25/21 04:19 PM</text:p>
          </table:table-cell>
          <table:table-cell office:value-type="string" table:style-name="ce1">
            <text:p>HS</text:p>
          </table:table-cell>
          <table:table-cell table:number-columns-repeated="16378"/>
        </table:table-row>
        <table:table-row table:style-name="ro1">
          <table:table-cell office:value-type="float" office:value="1.4193458366815639E+18" table:style-name="ce1">
            <text:p>1,41935E+18</text:p>
          </table:table-cell>
          <table:table-cell office:value-type="string" table:style-name="ce1">
            <text:p>Kasihan anak muda di zaman pandemi gini. Gajinya habis buat beli masker, vitamin &amp;amp; blm lagi rapid / swab antigen, PCR dll. Yg mau berkarya, beraktivitas semuanya dibatasi. #KamiDukungPemerintah #AspirasiSecaraOnline #YukGabungRelawanNakes #LunturnyaEmpatiPenguasa #viral</text:p>
          </table:table-cell>
          <table:table-cell office:value-type="string" table:style-name="ce1">
            <text:p>kasihan anak muda zaman pandemi ginigajinya habis beli masker vitamin rapid swab antigen pcr lain lain karya aktivitas semua batas</text:p>
          </table:table-cell>
          <table:table-cell office:value-type="string" table:style-name="ce1">
            <text:p>handikaeka_</text:p>
          </table:table-cell>
          <table:table-cell office:value-type="date" office:date-value="2021-07-25T17:16:32" table:style-name="ce3">
            <text:p>7/25/21 05:16 PM</text:p>
          </table:table-cell>
          <table:table-cell office:value-type="string" table:style-name="ce1">
            <text:p>NONHS</text:p>
          </table:table-cell>
          <table:table-cell table:number-columns-repeated="16378"/>
        </table:table-row>
        <table:table-row table:style-name="ro1">
          <table:table-cell office:value-type="float" office:value="1.419370432826774E+18" table:style-name="ce1">
            <text:p>1,41937E+18</text:p>
          </table:table-cell>
          <table:table-cell office:value-type="string" table:style-name="ce1">
            <text:p>@hansssolo @anjasmara_ferry udah pasti lah #KitaPercayaJokowi #KitaYakinJokowi #KitaBersamaJokowi #KamiDukungPemerintah</text:p>
          </table:table-cell>
          <table:table-cell office:value-type="string" table:style-name="ce1">
            <text:p>pasti</text:p>
          </table:table-cell>
          <table:table-cell office:value-type="string" table:style-name="ce1">
            <text:p>2five02</text:p>
          </table:table-cell>
          <table:table-cell office:value-type="date" office:date-value="2021-07-25T18:54:16" table:style-name="ce3">
            <text:p>7/25/21 06:54 PM</text:p>
          </table:table-cell>
          <table:table-cell office:value-type="string" table:style-name="ce1">
            <text:p>NONHS</text:p>
          </table:table-cell>
          <table:table-cell table:number-columns-repeated="16378"/>
        </table:table-row>
        <table:table-row table:style-name="ro1">
          <table:table-cell office:value-type="float" office:value="1.41937308332913E+18" table:style-name="ce1">
            <text:p>1,41937E+18</text:p>
          </table:table-cell>
          <table:table-cell office:value-type="string" table:style-name="ce1">
            <text:p>kadang aku heran dengan rumahku sendiri.. dari seluruh anggota keluarga, pasti ada yang tidak bisa menerima dan mengikuti aturan didalam rumah.. pasti dengan berbagai alasan inilah itulah, heran gue dengan tingkah laku anggota keluarga, ada apa sebenarnya.. #KamiDukungPemerintah</text:p>
          </table:table-cell>
          <table:table-cell office:value-type="string" table:style-name="ce1">
            <text:p>heran rumah sendiridari anggota keluarga pasti tidak bisa terima ikut atur dalam rumahpasti bagai alas ini itu heran tingkah laku anggota keluargaada benar</text:p>
          </table:table-cell>
          <table:table-cell office:value-type="string" table:style-name="ce1">
            <text:p>BokimnasiJunior</text:p>
          </table:table-cell>
          <table:table-cell office:value-type="date" office:date-value="2021-07-25T19:04:48" table:style-name="ce3">
            <text:p>7/25/21 07:04 PM</text:p>
          </table:table-cell>
          <table:table-cell office:value-type="string" table:style-name="ce1">
            <text:p>NONHS</text:p>
          </table:table-cell>
          <table:table-cell table:number-columns-repeated="16378"/>
        </table:table-row>
        <table:table-row table:style-name="ro1">
          <table:table-cell office:value-type="float" office:value="1.419374347383284E+18" table:style-name="ce1">
            <text:p>1,41937E+18</text:p>
          </table:table-cell>
          <table:table-cell office:value-type="string" table:style-name="ce1">
            <text:p>apa susahnya mengikuti sedikit saja aturan dan rubah pola pikir kita. jika ingin semuanya cepat selesai.. #KamiDukungPemerintah</text:p>
          </table:table-cell>
          <table:table-cell office:value-type="string" table:style-name="ce1">
            <text:p>susah ikut sedikit atur ubah pola pikir ingin semua cepat selesai</text:p>
          </table:table-cell>
          <table:table-cell office:value-type="string" table:style-name="ce1">
            <text:p>BokimnasiJunior</text:p>
          </table:table-cell>
          <table:table-cell office:value-type="date" office:date-value="2021-07-25T19:09:49" table:style-name="ce3">
            <text:p>7/25/21 07:09 PM</text:p>
          </table:table-cell>
          <table:table-cell office:value-type="string" table:style-name="ce1">
            <text:p>NONHS</text:p>
          </table:table-cell>
          <table:table-cell table:number-columns-repeated="16378"/>
        </table:table-row>
        <table:table-row table:style-name="ro1">
          <table:table-cell office:value-type="float" office:value="1.4193756876395971E+18" table:style-name="ce1">
            <text:p>1,41938E+18</text:p>
          </table:table-cell>
          <table:table-cell office:value-type="string" table:style-name="ce1">
            <text:p>@LOVE_AG4EVER @DivHumas_Polri @CCICPolri #KamiDukungPemerintah Kudu ditangkep @budimandjatmiko @Syarman59 @Banser_CyberNU @nahdlatululama @Generasi_MudaNU @na_dirs @abirekso @JOINLampung @noeruzzaman @ponpesoraaji @adearmando1 @ruhutsitompul @HabibluthfiYahy @muannas_alaidid @Dennysiregar7 @Pencerah__ @MurtadhaOne1</text:p>
          </table:table-cell>
          <table:table-cell office:value-type="string" table:style-name="ce1">
            <text:p>harus ditangkep</text:p>
          </table:table-cell>
          <table:table-cell office:value-type="string" table:style-name="ce1">
            <text:p>BerlandGroup</text:p>
          </table:table-cell>
          <table:table-cell office:value-type="date" office:date-value="2021-07-25T19:15:09" table:style-name="ce3">
            <text:p>7/25/21 07:15 PM</text:p>
          </table:table-cell>
          <table:table-cell office:value-type="string" table:style-name="ce1">
            <text:p>NONHS</text:p>
          </table:table-cell>
          <table:table-cell table:number-columns-repeated="16378"/>
        </table:table-row>
        <table:table-row table:style-name="ro1">
          <table:table-cell office:value-type="float" office:value="1.4194015245060219E+18" table:style-name="ce1">
            <text:p>1,4194E+18</text:p>
          </table:table-cell>
          <table:table-cell office:value-type="string" table:style-name="ce1">
            <text:p>Tiati Kalo Lawan Garuda ???? #KamiDukungPemerintah https://t.co/6PrWlleHvq</text:p>
          </table:table-cell>
          <table:table-cell office:value-type="string" table:style-name="ce1">
            <text:p>tiati lawan garuda</text:p>
          </table:table-cell>
          <table:table-cell office:value-type="string" table:style-name="ce1">
            <text:p>NKRIJAYA13</text:p>
          </table:table-cell>
          <table:table-cell office:value-type="date" office:date-value="2021-07-25T20:57:49" table:style-name="ce3">
            <text:p>7/25/21 08:57 PM</text:p>
          </table:table-cell>
          <table:table-cell office:value-type="string" table:style-name="ce1">
            <text:p>NONHS</text:p>
          </table:table-cell>
          <table:table-cell table:number-columns-repeated="16378"/>
        </table:table-row>
        <table:table-row table:style-name="ro1">
          <table:table-cell office:value-type="float" office:value="1.419445316156223E+18" table:style-name="ce1">
            <text:p>1,41945E+18</text:p>
          </table:table-cell>
          <table:table-cell office:value-type="string" table:style-name="ce1">
            <text:p>Tidak Perlu Panik, Ini Cara Melihat Sertifikat Vaksin Covid-19, Lengkap Hotline yang Bisa Dihubungi #Covid19 #viruscorona #vaksinasi #vaksin #pandemi #Kaltara #Tarakan #Nunukan #Malinau #Bulungan #TanaTidung #TanjungSelor #TribunKaltara https://t.co/8XqQwb3uyg</text:p>
          </table:table-cell>
          <table:table-cell office:value-type="string" table:style-name="ce1">
            <text:p>tidak perlu panik cara lihat sertifikat vaksin covid lengkap hotline bisa hubung</text:p>
          </table:table-cell>
          <table:table-cell office:value-type="string" table:style-name="ce1">
            <text:p>Tribun_Kaltara</text:p>
          </table:table-cell>
          <table:table-cell office:value-type="date" office:date-value="2021-07-25T23:51:50" table:style-name="ce3">
            <text:p>7/25/21 11:51 PM</text:p>
          </table:table-cell>
          <table:table-cell office:value-type="string" table:style-name="ce1">
            <text:p>NONHS</text:p>
          </table:table-cell>
          <table:table-cell table:number-columns-repeated="16378"/>
        </table:table-row>
        <table:table-row table:style-name="ro1">
          <table:table-cell office:value-type="float" office:value="1.4194510768859011E+18" table:style-name="ce1">
            <text:p>1,41945E+18</text:p>
          </table:table-cell>
          <table:table-cell office:value-type="string" table:style-name="ce1">
            <text:p>Awal" Virus Corona muncul Di REMEHKAN Lalu Corona dibuat CANDAAN Terus KEBINGUNGAN Kemudian KELABAKAN Sekarang PANIK... Semua itu hanya terjadi di Negeri Wekwekland #NyungsepLevel4 #NyungsepLevel4 https://t.co/EplQMOyrWT</text:p>
          </table:table-cell>
          <table:table-cell office:value-type="string" table:style-name="ce1">
            <text:p>virus corona muncul remehkanlalu corona buat candaanterus kebingungankemudian kelabakansekarang paniksemua hanya jadi negeri wekwekland</text:p>
          </table:table-cell>
          <table:table-cell office:value-type="string" table:style-name="ce1">
            <text:p>cxoayhf_</text:p>
          </table:table-cell>
          <table:table-cell office:value-type="date" office:date-value="2021-07-26T00:14:43" table:style-name="ce3">
            <text:p>7/26/21 12:14 AM</text:p>
          </table:table-cell>
          <table:table-cell office:value-type="string" table:style-name="ce1">
            <text:p>HS</text:p>
          </table:table-cell>
          <table:table-cell table:number-columns-repeated="16378"/>
        </table:table-row>
        <table:table-row table:style-name="ro1">
          <table:table-cell office:value-type="float" office:value="1.4194512611836759E+18" table:style-name="ce1">
            <text:p>1,41945E+18</text:p>
          </table:table-cell>
          <table:table-cell office:value-type="string" table:style-name="ce1">
            <text:p>Pelonggaran ini, kata Jokowi, dilandaskan pada "tren perbaikan dalam pengendalian pandemi Covid-19". Yakni terjadi "penurunan pada kasus positif, ketersediaan tempat tidur, dan tingkat penularan atau positivity rate dibbrp provinsi di Pulau Jawa." #NyungsepLevel4 #NyungsepLevel4</text:p>
          </table:table-cell>
          <table:table-cell office:value-type="string" table:style-name="ce1">
            <text:p>longgar kata jokowi landas pada trend baik dalam kendali pandemi covid jadi turun pada kasus positif sedia tidur tingkat tular positif rate dibbrp provinsi pulau jawa</text:p>
          </table:table-cell>
          <table:table-cell office:value-type="string" table:style-name="ce1">
            <text:p>Matagen3</text:p>
          </table:table-cell>
          <table:table-cell office:value-type="date" office:date-value="2021-07-26T00:15:27" table:style-name="ce3">
            <text:p>7/26/21 12:15 AM</text:p>
          </table:table-cell>
          <table:table-cell office:value-type="string" table:style-name="ce1">
            <text:p>NONHS</text:p>
          </table:table-cell>
          <table:table-cell table:number-columns-repeated="16378"/>
        </table:table-row>
        <table:table-row table:style-name="ro1">
          <table:table-cell office:value-type="float" office:value="1.4194513013566551E+18" table:style-name="ce1">
            <text:p>1,41945E+18</text:p>
          </table:table-cell>
          <table:table-cell office:value-type="string" table:style-name="ce1">
            <text:p>Yang nyungseb cukup paduka maharaja saja d preode kedua ini Masa yg paling parah ya masa aturan yg paduka maharaja berlakukan .. Makin nyungseb ekonomi rakyat nya Makin nyungseb kesehatan nya Makin nyungseb sosial nya Makin nyungseb keadilan nya Serba nyungseb #NyungsepLevel4</text:p>
          </table:table-cell>
          <table:table-cell office:value-type="string" table:style-name="ce1">
            <text:p>nyungseb cukup paduka maharaja preode dua paling parah atur paduka maharaja laku makin nyungseb ekonomi rakyat nyamakin nyungseb sehat nyamakin nyungseb sosial nyamakin nyungseb adil nyaserba nyungseb</text:p>
          </table:table-cell>
          <table:table-cell office:value-type="string" table:style-name="ce1">
            <text:p>pokoknyaori</text:p>
          </table:table-cell>
          <table:table-cell office:value-type="date" office:date-value="2021-07-26T00:15:37" table:style-name="ce3">
            <text:p>7/26/21 12:15 AM</text:p>
          </table:table-cell>
          <table:table-cell office:value-type="string" table:style-name="ce1">
            <text:p>HS</text:p>
          </table:table-cell>
          <table:table-cell table:number-columns-repeated="16378"/>
        </table:table-row>
        <table:table-row table:style-name="ro1">
          <table:table-cell office:value-type="float" office:value="1.419453309828534E+18" table:style-name="ce1">
            <text:p>1,41945E+18</text:p>
          </table:table-cell>
          <table:table-cell office:value-type="string" table:style-name="ce1">
            <text:p>Alhamdulillah.. walau negeri taekland #NyungsepLevel4 masih bisa sarapan pake ikan. https://t.co/E0CTCuEkx0</text:p>
          </table:table-cell>
          <table:table-cell office:value-type="string" table:style-name="ce1">
            <text:p>alhamdulillah negeri taekland bisa sarap pakai</text:p>
          </table:table-cell>
          <table:table-cell office:value-type="string" table:style-name="ce1">
            <text:p>lagi__malas</text:p>
          </table:table-cell>
          <table:table-cell office:value-type="date" office:date-value="2021-07-26T00:23:35" table:style-name="ce3">
            <text:p>7/26/21 12:23 AM</text:p>
          </table:table-cell>
          <table:table-cell office:value-type="string" table:style-name="ce1">
            <text:p>HS</text:p>
          </table:table-cell>
          <table:table-cell table:number-columns-repeated="16378"/>
        </table:table-row>
        <table:table-row table:style-name="ro1">
          <table:table-cell office:value-type="float" office:value="1.4194539901194319E+18" table:style-name="ce1">
            <text:p>1,41945E+18</text:p>
          </table:table-cell>
          <table:table-cell office:value-type="string" table:style-name="ce1">
            <text:p>Yg dulu ya kalau g bs d perbaiki y sudah. Nah sikap yg skrg kalau pemerintah masih ruwet dengan pembuatan aktivitas sosial masyarakat. Makin nyungseb segala galanya. Semoga aspirasi masyarakat d dengar pemerintah #NyungsepLevel4</text:p>
          </table:table-cell>
          <table:table-cell office:value-type="string" table:style-name="ce1">
            <text:p>bisa baik sudahnah sikap perintah ruwet buat aktivitas sosial masyarakatmakin nyungseb galanyasemoga aspirasi masyarakat dengar perintah</text:p>
          </table:table-cell>
          <table:table-cell office:value-type="string" table:style-name="ce1">
            <text:p>pokoknyaori</text:p>
          </table:table-cell>
          <table:table-cell office:value-type="date" office:date-value="2021-07-26T00:26:18" table:style-name="ce3">
            <text:p>7/26/21 12:26 AM</text:p>
          </table:table-cell>
          <table:table-cell office:value-type="string" table:style-name="ce1">
            <text:p>HS</text:p>
          </table:table-cell>
          <table:table-cell table:number-columns-repeated="16378"/>
        </table:table-row>
        <table:table-row table:style-name="ro1">
          <table:table-cell office:value-type="float" office:value="1.4194551556494751E+18" table:style-name="ce1">
            <text:p>1,41946E+18</text:p>
          </table:table-cell>
          <table:table-cell office:value-type="string" table:style-name="ce1">
            <text:p>Gagalnya target itu terwujud karena sikap pemerintah yang ia sebut "setengah hati" saat memberlakukan pengetatan. Berdasarkan pengamatannya hal tersebut disebabkan angka pengetesan yang relatif tidak meningkat banyak sebelum PPKM Darurat #NyungsepLevel4 #NyungsepLevel4</text:p>
          </table:table-cell>
          <table:table-cell office:value-type="string" table:style-name="ce1">
            <text:p>gagal target wujud sikap perintah tengah hati laku pengetatanberdasarkan amat sebut sebab angka ketes relatif tidak tingkat banyak belum ppkm darurat</text:p>
          </table:table-cell>
          <table:table-cell office:value-type="string" table:style-name="ce1">
            <text:p>Matagen3</text:p>
          </table:table-cell>
          <table:table-cell office:value-type="date" office:date-value="2021-07-26T00:30:55" table:style-name="ce3">
            <text:p>7/26/21 12:30 AM</text:p>
          </table:table-cell>
          <table:table-cell office:value-type="string" table:style-name="ce1">
            <text:p>HS</text:p>
          </table:table-cell>
          <table:table-cell table:number-columns-repeated="16378"/>
        </table:table-row>
        <table:table-row table:style-name="ro1">
          <table:table-cell office:value-type="float" office:value="1.4194573670375959E+18" table:style-name="ce1">
            <text:p>1,41946E+18</text:p>
          </table:table-cell>
          <table:table-cell office:value-type="string" table:style-name="ce1">
            <text:p>Buahahaha..... Beneran nih Negeri Dagelan Masjid dibuka tapi ga boleh ada aktivitas Warteg dibuka utk 3 orang makan di tempat, waktu 20 menit....MULAI... ???????????? #NyungsepLevel4 #NyungsepLevel4 ???? https://t.co/zKczoE7FoK</text:p>
          </table:table-cell>
          <table:table-cell office:value-type="string" table:style-name="ce1">
            <text:p>buahahahabeneran negeri dagelanmasjid buka tidak aktivitaswarteg buka makan menitmulai</text:p>
          </table:table-cell>
          <table:table-cell office:value-type="string" table:style-name="ce1">
            <text:p>dell_8y</text:p>
          </table:table-cell>
          <table:table-cell office:value-type="date" office:date-value="2021-07-26T00:39:43" table:style-name="ce3">
            <text:p>7/26/21 12:39 AM</text:p>
          </table:table-cell>
          <table:table-cell office:value-type="string" table:style-name="ce1">
            <text:p>HS</text:p>
          </table:table-cell>
          <table:table-cell table:number-columns-repeated="16378"/>
        </table:table-row>
        <table:table-row table:style-name="ro1">
          <table:table-cell office:value-type="float" office:value="1.4194587336549619E+18" table:style-name="ce1">
            <text:p>1,41946E+18</text:p>
          </table:table-cell>
          <table:table-cell office:value-type="string" table:style-name="ce1">
            <text:p>PPKM plonga plongo kyk mukidi resmi diperpanjang sampe tgl 2 .............setelah tgl 2 haqul yakin di perpanjang lagi #NyungsepLevel4 Sampe kapan ??? Sampe kang vaksin puas ngeruk harta Kapan puas nya...??? Nti klo dia mati #NyungsepLevel4</text:p>
          </table:table-cell>
          <table:table-cell office:value-type="string" table:style-name="ce1">
            <text:p>ppkm plonga plongo seperti mukidi resmi panjang tanggal telah tanggal haqul yakin panjang lagisampe kang vaksin puas ngeruk hartakapan puas nti mati</text:p>
          </table:table-cell>
          <table:table-cell office:value-type="string" table:style-name="ce1">
            <text:p>NenkN0nk__</text:p>
          </table:table-cell>
          <table:table-cell office:value-type="date" office:date-value="2021-07-26T00:45:09" table:style-name="ce3">
            <text:p>7/26/21 12:45 AM</text:p>
          </table:table-cell>
          <table:table-cell office:value-type="string" table:style-name="ce1">
            <text:p>HS</text:p>
          </table:table-cell>
          <table:table-cell table:number-columns-repeated="16378"/>
        </table:table-row>
        <table:table-row table:style-name="ro1">
          <table:table-cell office:value-type="float" office:value="1.4194594965737679E+18" table:style-name="ce1">
            <text:p>1,41946E+18</text:p>
          </table:table-cell>
          <table:table-cell office:value-type="string" table:style-name="ce1">
            <text:p>Kapan pak Jokowi mundur terhormat ya ? Gw tutup akun Twitter tuyul gw kandangin semua kalau mundur terhormat Mungkin aja sih bisa ketika setan2 yg membisiki hilang atau kekuatan maharaja xinchen dr novel sebelah bangkit dan bs melawan ?????????? #NyungsepLevel4</text:p>
          </table:table-cell>
          <table:table-cell office:value-type="string" table:style-name="ce1">
            <text:p>jokowi mundur hormat tutup akun twitter tuyul kandangin semua mundur hormat mungkin bisa setan bisik hilang kuat maharaja xinchen novel belah bangkit bisa lawan</text:p>
          </table:table-cell>
          <table:table-cell office:value-type="string" table:style-name="ce1">
            <text:p>CallMeF07</text:p>
          </table:table-cell>
          <table:table-cell office:value-type="date" office:date-value="2021-07-26T00:48:10" table:style-name="ce3">
            <text:p>7/26/21 12:48 AM</text:p>
          </table:table-cell>
          <table:table-cell office:value-type="string" table:style-name="ce1">
            <text:p>HS</text:p>
          </table:table-cell>
          <table:table-cell table:number-columns-repeated="16378"/>
        </table:table-row>
        <table:table-row table:style-name="ro1">
          <table:table-cell office:value-type="float" office:value="1.4194636170873731E+18" table:style-name="ce1">
            <text:p>1,41946E+18</text:p>
          </table:table-cell>
          <table:table-cell office:value-type="string" table:style-name="ce1">
            <text:p>PPKM level 4 diperpanjang lagi hingga tgl 2 Agustus 2021. Disuruh diem dirumah tpi kebutuhan pangan tdk dipenuhi sma aja itu membunuh perlahan. Selain virusnya yg ganas virus kelaparan jg ga kalah mematikan. Kibarkan bendera putih..!! Up tagar #NyungsepLevel4 #NyungsepLevel4</text:p>
          </table:table-cell>
          <table:table-cell office:value-type="string" table:style-name="ce1">
            <text:p>ppkm level panjang tanggal agustus diem rumah butuh pangan tidak penuh sama bunuh perlahanselain virus ganas virus lapar tidak kalah mematikankibarkan bendera putihup tagar</text:p>
          </table:table-cell>
          <table:table-cell office:value-type="string" table:style-name="ce1">
            <text:p>JulieRahma4</text:p>
          </table:table-cell>
          <table:table-cell office:value-type="date" office:date-value="2021-07-26T01:04:33" table:style-name="ce3">
            <text:p>7/26/21 01:04 AM</text:p>
          </table:table-cell>
          <table:table-cell office:value-type="string" table:style-name="ce1">
            <text:p>HS</text:p>
          </table:table-cell>
          <table:table-cell table:number-columns-repeated="16378"/>
        </table:table-row>
        <table:table-row table:style-name="ro1">
          <table:table-cell office:value-type="float" office:value="1.419464773276619E+18" table:style-name="ce1">
            <text:p>1,41946E+18</text:p>
          </table:table-cell>
          <table:table-cell office:value-type="string" table:style-name="ce1">
            <text:p>Sarapannya di tambah se-swab antigen. #KamiDukungPemerintah https://t.co/LD7uClAm9A</text:p>
          </table:table-cell>
          <table:table-cell office:value-type="string" table:style-name="ce1">
            <text:p>sarap tambah seswab antigen</text:p>
          </table:table-cell>
          <table:table-cell office:value-type="string" table:style-name="ce1">
            <text:p>mirandancoow</text:p>
          </table:table-cell>
          <table:table-cell office:value-type="date" office:date-value="2021-07-26T01:09:08" table:style-name="ce3">
            <text:p>7/26/21 01:09 AM</text:p>
          </table:table-cell>
          <table:table-cell office:value-type="string" table:style-name="ce1">
            <text:p>NONHS</text:p>
          </table:table-cell>
          <table:table-cell table:number-columns-repeated="16378"/>
        </table:table-row>
        <table:table-row table:style-name="ro1">
          <table:table-cell office:value-type="float" office:value="1.4194666449595469E+18" table:style-name="ce1">
            <text:p>1,41947E+18</text:p>
          </table:table-cell>
          <table:table-cell office:value-type="string" table:style-name="ce1">
            <text:p>Emang ganti mana dari PSBB, PPKM, PPKM darurat, hingga PPKM level4 bisa hilangkan corona..! Solusi hilangkan corona adalah ganti Rezim. #NyungsepLevel4 #NyungsepLevel4</text:p>
          </table:table-cell>
          <table:table-cell office:value-type="string" table:style-name="ce1">
            <text:p>ganti psbb ppkm ppkm darurat ppkm level bisa hilang coronasolusi hilang corona ganti rezim</text:p>
          </table:table-cell>
          <table:table-cell office:value-type="string" table:style-name="ce1">
            <text:p>lagi__malas</text:p>
          </table:table-cell>
          <table:table-cell office:value-type="date" office:date-value="2021-07-26T01:16:35" table:style-name="ce3">
            <text:p>7/26/21 01:16 AM</text:p>
          </table:table-cell>
          <table:table-cell office:value-type="string" table:style-name="ce1">
            <text:p>HS</text:p>
          </table:table-cell>
          <table:table-cell table:number-columns-repeated="16378"/>
        </table:table-row>
        <table:table-row table:style-name="ro1">
          <table:table-cell office:value-type="float" office:value="1.419466665566241E+18" table:style-name="ce1">
            <text:p>1,41947E+18</text:p>
          </table:table-cell>
          <table:table-cell office:value-type="string" table:style-name="ce1">
            <text:p>@JulieRahma4 @DedekLagiAjaa Semoga rakyat terus diberi kesabaran lebih dan bisa menyaksikan kehancuran bagi sesiapapun yg membuat kesengsaraan rakyat #NyungsepLevel4 #NyungsepLevel4</text:p>
          </table:table-cell>
          <table:table-cell office:value-type="string" table:style-name="ce1">
            <text:p>moga rakyat beri sabar lebih bisa saksi hancur bagi siapa buat sengsara rakyat</text:p>
          </table:table-cell>
          <table:table-cell office:value-type="string" table:style-name="ce1">
            <text:p>AneRumma</text:p>
          </table:table-cell>
          <table:table-cell office:value-type="date" office:date-value="2021-07-26T01:16:40" table:style-name="ce3">
            <text:p>7/26/21 01:16 AM</text:p>
          </table:table-cell>
          <table:table-cell office:value-type="string" table:style-name="ce1">
            <text:p>HS</text:p>
          </table:table-cell>
          <table:table-cell table:number-columns-repeated="16378"/>
        </table:table-row>
        <table:table-row table:style-name="ro1">
          <table:table-cell office:value-type="float" office:value="1.4194689263254651E+18" table:style-name="ce1">
            <text:p>1,41947E+18</text:p>
          </table:table-cell>
          <table:table-cell office:value-type="string" table:style-name="ce1">
            <text:p>Konstitusi boleh dilanggar demi kepentingan "JIDAT" kalian semua,vangke memang. #NyungsepLevel4 #NyungsepLevel4 https://t.co/RXWMdq1yW8</text:p>
          </table:table-cell>
          <table:table-cell office:value-type="string" table:style-name="ce1">
            <text:p>konstitusi langgar penting jidat semuavangke</text:p>
          </table:table-cell>
          <table:table-cell office:value-type="string" table:style-name="ce1">
            <text:p>SangKaisar723a</text:p>
          </table:table-cell>
          <table:table-cell office:value-type="date" office:date-value="2021-07-26T01:25:39" table:style-name="ce3">
            <text:p>7/26/21 01:25 AM</text:p>
          </table:table-cell>
          <table:table-cell office:value-type="string" table:style-name="ce1">
            <text:p>HS</text:p>
          </table:table-cell>
          <table:table-cell table:number-columns-repeated="16378"/>
        </table:table-row>
        <table:table-row table:style-name="ro1">
          <table:table-cell office:value-type="float" office:value="1.4194699857688991E+18" table:style-name="ce1">
            <text:p>1,41947E+18</text:p>
          </table:table-cell>
          <table:table-cell office:value-type="string" table:style-name="ce1">
            <text:p>Sebutkan nama2 ikan yang d mulai dr huruf "J" ? RTLC #NyungsepLevel4</text:p>
          </table:table-cell>
          <table:table-cell office:value-type="string" table:style-name="ce1">
            <text:p>sebut nama huruf rtlc</text:p>
          </table:table-cell>
          <table:table-cell office:value-type="string" table:style-name="ce1">
            <text:p>CallMefAgain1</text:p>
          </table:table-cell>
          <table:table-cell office:value-type="date" office:date-value="2021-07-26T01:29:51" table:style-name="ce3">
            <text:p>7/26/21 01:29 AM</text:p>
          </table:table-cell>
          <table:table-cell office:value-type="string" table:style-name="ce1">
            <text:p>HS</text:p>
          </table:table-cell>
          <table:table-cell table:number-columns-repeated="16378"/>
        </table:table-row>
        <table:table-row table:style-name="ro1">
          <table:table-cell office:value-type="float" office:value="1.419470733248393E+18" table:style-name="ce1">
            <text:p>1,41947E+18</text:p>
          </table:table-cell>
          <table:table-cell office:value-type="string" table:style-name="ce1">
            <text:p>Berapa uang negara ya g ada di khas negara ? Soalnya ngutang mulu. Gw pikir negara udh g punya uang #NyungsepLevel4</text:p>
          </table:table-cell>
          <table:table-cell office:value-type="string" table:style-name="ce1">
            <text:p>uang negara khas negara soal ngutang mulugw pikir negara uang</text:p>
          </table:table-cell>
          <table:table-cell office:value-type="string" table:style-name="ce1">
            <text:p>CallMefAgain1</text:p>
          </table:table-cell>
          <table:table-cell office:value-type="date" office:date-value="2021-07-26T01:32:49" table:style-name="ce3">
            <text:p>7/26/21 01:32 AM</text:p>
          </table:table-cell>
          <table:table-cell office:value-type="string" table:style-name="ce1">
            <text:p>HS</text:p>
          </table:table-cell>
          <table:table-cell table:number-columns-repeated="16378"/>
        </table:table-row>
        <table:table-row table:style-name="ro1">
          <table:table-cell office:value-type="float" office:value="1.419475117038473E+18" table:style-name="ce1">
            <text:p>1,41948E+18</text:p>
          </table:table-cell>
          <table:table-cell office:value-type="string" table:style-name="ce1">
            <text:p>Kalau kita bersatu, pasti semua persoalan akan dapat kita lalui... #kamipercayajokowi #KitaYakinJokowi #KitaPercayaJokowi #KamiDukungPemerintah https://t.co/lk7t4u0xlR</text:p>
          </table:table-cell>
          <table:table-cell office:value-type="string" table:style-name="ce1">
            <text:p>satu pasti semua soal dapat lalu</text:p>
          </table:table-cell>
          <table:table-cell office:value-type="string" table:style-name="ce1">
            <text:p>SantosoAvicenna</text:p>
          </table:table-cell>
          <table:table-cell office:value-type="date" office:date-value="2021-07-26T01:50:15" table:style-name="ce3">
            <text:p>7/26/21 01:50 AM</text:p>
          </table:table-cell>
          <table:table-cell office:value-type="string" table:style-name="ce1">
            <text:p>NONHS</text:p>
          </table:table-cell>
          <table:table-cell table:number-columns-repeated="16378"/>
        </table:table-row>
        <table:table-row table:style-name="ro1">
          <table:table-cell office:value-type="float" office:value="1.41947554422834E+18" table:style-name="ce1">
            <text:p>1,41948E+18</text:p>
          </table:table-cell>
          <table:table-cell office:value-type="string" table:style-name="ce1">
            <text:p>Do manuto... Pandemi covid 19 nyata ada, korban sudah banyak &amp;amp; negara lain juga mengalaminya. Masih percaya kadrun yang dari awal koar² bahwa covid 19 hanya menyerang musuh Alloh ??? #KamiDukungPemerintah #KamiPercayaJokowi #TolakBenderaPutih #KibarkanSangMerahPutih ???????????????????????? https://t.co/w76F7KPWtu</text:p>
          </table:table-cell>
          <table:table-cell office:value-type="string" table:style-name="ce1">
            <text:p>do manutopandemi covid korban banyak negara lain mengalaminyamasih percaya kadrun teriak covid hanya serang musuh alloh</text:p>
          </table:table-cell>
          <table:table-cell office:value-type="string" table:style-name="ce1">
            <text:p>ariefbudiawan7</text:p>
          </table:table-cell>
          <table:table-cell office:value-type="date" office:date-value="2021-07-26T01:51:56" table:style-name="ce3">
            <text:p>7/26/21 01:51 AM</text:p>
          </table:table-cell>
          <table:table-cell office:value-type="string" table:style-name="ce1">
            <text:p>NONHS</text:p>
          </table:table-cell>
          <table:table-cell table:number-columns-repeated="16378"/>
        </table:table-row>
        <table:table-row table:style-name="ro1">
          <table:table-cell office:value-type="float" office:value="1.419475927621259E+18" table:style-name="ce1">
            <text:p>1,41948E+18</text:p>
          </table:table-cell>
          <table:table-cell office:value-type="string" table:style-name="ce1">
            <text:p>@UndinSanusi Surat tugas, perencanaan penbunuhan,... Semakin terbuka kebusukan2 nya ???? #NyungsepLevel4 #NyungsepLevel4</text:p>
          </table:table-cell>
          <table:table-cell office:value-type="string" table:style-name="ce1">
            <text:p>surat tugas rencana penbunuhan makin buka busuk</text:p>
          </table:table-cell>
          <table:table-cell office:value-type="string" table:style-name="ce1">
            <text:p>Imn0tangel</text:p>
          </table:table-cell>
          <table:table-cell office:value-type="date" office:date-value="2021-07-26T01:53:28" table:style-name="ce3">
            <text:p>7/26/21 01:53 AM</text:p>
          </table:table-cell>
          <table:table-cell office:value-type="string" table:style-name="ce1">
            <text:p>HS</text:p>
          </table:table-cell>
          <table:table-cell table:number-columns-repeated="16378"/>
        </table:table-row>
        <table:table-row table:style-name="ro1">
          <table:table-cell office:value-type="float" office:value="1.419475960370369E+18" table:style-name="ce1">
            <text:p>1,41948E+18</text:p>
          </table:table-cell>
          <table:table-cell office:value-type="string" table:style-name="ce1">
            <text:p>@JulieRahma4 @UndinSanusi PPKM = pelan pelan kami mati... #NyungsepLevel4 #NyungsepLevel4</text:p>
          </table:table-cell>
          <table:table-cell office:value-type="string" table:style-name="ce1">
            <text:p>ppkm pelan pelan mati</text:p>
          </table:table-cell>
          <table:table-cell office:value-type="string" table:style-name="ce1">
            <text:p>AntonTenabang04</text:p>
          </table:table-cell>
          <table:table-cell office:value-type="date" office:date-value="2021-07-26T01:53:36" table:style-name="ce3">
            <text:p>7/26/21 01:53 AM</text:p>
          </table:table-cell>
          <table:table-cell office:value-type="string" table:style-name="ce1">
            <text:p>HS</text:p>
          </table:table-cell>
          <table:table-cell table:number-columns-repeated="16378"/>
        </table:table-row>
        <table:table-row table:style-name="ro1">
          <table:table-cell office:value-type="float" office:value="1.4194763315327549E+18" table:style-name="ce1">
            <text:p>1,41948E+18</text:p>
          </table:table-cell>
          <table:table-cell office:value-type="string" table:style-name="ce1">
            <text:p>@YulieReborn Gonta ganti judul, isi nya tetep aje sama.... PPKM = pelan pelan kami mati... #NyungsepLevel4 #NyungsepLevel4</text:p>
          </table:table-cell>
          <table:table-cell office:value-type="string" table:style-name="ce1">
            <text:p>gonta ganti judul isi tetap aje samappkm pelan pelan mati</text:p>
          </table:table-cell>
          <table:table-cell office:value-type="string" table:style-name="ce1">
            <text:p>AntonTenabang04</text:p>
          </table:table-cell>
          <table:table-cell office:value-type="date" office:date-value="2021-07-26T01:55:04" table:style-name="ce3">
            <text:p>7/26/21 01:55 AM</text:p>
          </table:table-cell>
          <table:table-cell office:value-type="string" table:style-name="ce1">
            <text:p>HS</text:p>
          </table:table-cell>
          <table:table-cell table:number-columns-repeated="16378"/>
        </table:table-row>
        <table:table-row table:style-name="ro1">
          <table:table-cell office:value-type="float" office:value="1.4194867949832479E+18" table:style-name="ce1">
            <text:p>1,41949E+18</text:p>
          </table:table-cell>
          <table:table-cell office:value-type="string" table:style-name="ce1">
            <text:p>@jokowi Semoga Bantuan Dari pemerintah pusat Tepat Sasaran #amin #KitaPercayaJokowi #KamiDukungPemerintah https://t.co/1e8R5KCz0Y</text:p>
          </table:table-cell>
          <table:table-cell office:value-type="string" table:style-name="ce1">
            <text:p>moga bantu perintah pusat tepat sasar</text:p>
          </table:table-cell>
          <table:table-cell office:value-type="string" table:style-name="ce1">
            <text:p>AinalYa27857451</text:p>
          </table:table-cell>
          <table:table-cell office:value-type="date" office:date-value="2021-07-26T02:36:39" table:style-name="ce3">
            <text:p>7/26/21 02:36 AM</text:p>
          </table:table-cell>
          <table:table-cell office:value-type="string" table:style-name="ce1">
            <text:p>NONHS</text:p>
          </table:table-cell>
          <table:table-cell table:number-columns-repeated="16378"/>
        </table:table-row>
        <table:table-row table:style-name="ro1">
          <table:table-cell office:value-type="float" office:value="1.4194878435046479E+18" table:style-name="ce1">
            <text:p>1,41949E+18</text:p>
          </table:table-cell>
          <table:table-cell office:value-type="string" table:style-name="ce1">
            <text:p>Jasa fogging disinfektan anti bakteri &amp;amp; virus. Efektif 99.9%membunuh bakteri &amp;amp; virus. #banjarmasin #banjarbaru #foggingmobilbanjarmasin #foggingbanjarmasin #foggingrumahbanjarmasin #KamiDukungPemerintah #COVID #Covid_19 #COVID19 https://t.co/SoTt4Yy1Iv</text:p>
          </table:table-cell>
          <table:table-cell office:value-type="string" table:style-name="ce1">
            <text:p>jasa fogging disinfektan anti bakteri virus efektif bunuh bakteri virus</text:p>
          </table:table-cell>
          <table:table-cell office:value-type="string" table:style-name="ce1">
            <text:p>SMFogging</text:p>
          </table:table-cell>
          <table:table-cell office:value-type="date" office:date-value="2021-07-26T02:40:49" table:style-name="ce3">
            <text:p>7/26/21 02:40 AM</text:p>
          </table:table-cell>
          <table:table-cell office:value-type="string" table:style-name="ce1">
            <text:p>NONHS</text:p>
          </table:table-cell>
          <table:table-cell table:number-columns-repeated="16378"/>
        </table:table-row>
        <table:table-row table:style-name="ro1">
          <table:table-cell office:value-type="float" office:value="1.419488734538473E+18" table:style-name="ce1">
            <text:p>1,41949E+18</text:p>
          </table:table-cell>
          <table:table-cell office:value-type="string" table:style-name="ce1">
            <text:p>pak dek gak akan mengerti Jeritan Rakyat Karna pak dek hanya " BONEKA" Rasa sudah hilang Bahkan mungkin gelap mata .sekalipun dia melihat. #NyungsepLevel4</text:p>
          </table:table-cell>
          <table:table-cell office:value-type="string" table:style-name="ce1">
            <text:p>adik tidak erti jerit rakyat adik hanya bonekarasa hilangbahkan mungkin gelap mata lihat</text:p>
          </table:table-cell>
          <table:table-cell office:value-type="string" table:style-name="ce1">
            <text:p>___________A07</text:p>
          </table:table-cell>
          <table:table-cell office:value-type="date" office:date-value="2021-07-26T02:44:21" table:style-name="ce3">
            <text:p>7/26/21 02:44 AM</text:p>
          </table:table-cell>
          <table:table-cell office:value-type="string" table:style-name="ce1">
            <text:p>HS</text:p>
          </table:table-cell>
          <table:table-cell table:number-columns-repeated="16378"/>
        </table:table-row>
        <table:table-row table:style-name="ro1">
          <table:table-cell office:value-type="float" office:value="1.4194895751063429E+18" table:style-name="ce1">
            <text:p>1,41949E+18</text:p>
          </table:table-cell>
          <table:table-cell office:value-type="string" table:style-name="ce1">
            <text:p>Twitter please doyourmagic Pemerintah gak ada responnya, gk ada bantuan dari pemerintah trkait covid. Solusi dong biar gk mati lapar aplgi ampe mati bunuh diri kan gak keren kalau jd judul berita. Tpi jgn suruh open BO jg aplgi yg ngajak pesugihan. #PPKMLevel4 #NyungsepLevel4 https://t.co/94r2KTg7sO</text:p>
          </table:table-cell>
          <table:table-cell office:value-type="string" table:style-name="ce1">
            <text:p>twitter please doyourmagicpemerintah tidak responnya tidak bantu perintah trkait covid solusi biar tidak mati lapar aplgi ampe mati bunuh tidak keren judul berita jangan suruh open bo aplgi ngajak sugih</text:p>
          </table:table-cell>
          <table:table-cell office:value-type="string" table:style-name="ce1">
            <text:p>SastraSecangkir</text:p>
          </table:table-cell>
          <table:table-cell office:value-type="date" office:date-value="2021-07-26T02:47:42" table:style-name="ce3">
            <text:p>7/26/21 02:47 AM</text:p>
          </table:table-cell>
          <table:table-cell office:value-type="string" table:style-name="ce1">
            <text:p>HS</text:p>
          </table:table-cell>
          <table:table-cell table:number-columns-repeated="16378"/>
        </table:table-row>
        <table:table-row table:style-name="ro1">
          <table:table-cell office:value-type="float" office:value="1.4194954598448051E+18" table:style-name="ce1">
            <text:p>1,4195E+18</text:p>
          </table:table-cell>
          <table:table-cell office:value-type="string" table:style-name="ce1">
            <text:p>Tuhan Berkati @PastorGilbertL #LawanCovid19 #KamiDukungPemerintah https://t.co/nwQvSxuKS5</text:p>
          </table:table-cell>
          <table:table-cell office:value-type="string" table:style-name="ce1">
            <text:p>tuhan berkat</text:p>
          </table:table-cell>
          <table:table-cell office:value-type="string" table:style-name="ce1">
            <text:p>kapakwiro212</text:p>
          </table:table-cell>
          <table:table-cell office:value-type="date" office:date-value="2021-07-26T03:11:05" table:style-name="ce3">
            <text:p>7/26/21 03:11 AM</text:p>
          </table:table-cell>
          <table:table-cell office:value-type="string" table:style-name="ce1">
            <text:p>NONHS</text:p>
          </table:table-cell>
          <table:table-cell table:number-columns-repeated="16378"/>
        </table:table-row>
        <table:table-row table:style-name="ro1">
          <table:table-cell office:value-type="float" office:value="1.4194962008566909E+18" table:style-name="ce1">
            <text:p>1,4195E+18</text:p>
          </table:table-cell>
          <table:table-cell office:value-type="string" table:style-name="ce1">
            <text:p>Semoga #pandemiberlalu #KitaYakinJokowi #KamiDukungPemerintah cc @BuddhisGL https://t.co/lRFniMV6aa</text:p>
          </table:table-cell>
          <table:table-cell office:value-type="string" table:style-name="ce1">
            <text:p>moga cc</text:p>
          </table:table-cell>
          <table:table-cell office:value-type="string" table:style-name="ce1">
            <text:p>Empower_ID</text:p>
          </table:table-cell>
          <table:table-cell office:value-type="date" office:date-value="2021-07-26T03:14:01" table:style-name="ce3">
            <text:p>7/26/21 03:14 AM</text:p>
          </table:table-cell>
          <table:table-cell office:value-type="string" table:style-name="ce1">
            <text:p>NONHS</text:p>
          </table:table-cell>
          <table:table-cell table:number-columns-repeated="16378"/>
        </table:table-row>
        <table:table-row table:style-name="ro1">
          <table:table-cell office:value-type="float" office:value="1.4195004405389151E+18" table:style-name="ce1">
            <text:p>1,4195E+18</text:p>
          </table:table-cell>
          <table:table-cell office:value-type="string" table:style-name="ce1">
            <text:p>Singkatnya klo ada cow hum deketin cew LDII, dia itu bukan apa2 dan siapa2 klo belum ngaji aka baiat ke @Bapaklmam. Mau kaya, ganteng, alumni pesantren gontor atau al azhar mesir, rajin ibadah, "sekabehane muspro", gak sah ilmune, gak sah ibadahe.. #ayat #melati #NyungsepLevel4</text:p>
          </table:table-cell>
          <table:table-cell office:value-type="string" table:style-name="ce1">
            <text:p>singkat cowok rumah deketin cewek ldii ngaji kenal bagai baiat kaya ganteng alumni pesantren gontor al azhar mesir rajin ibadah sekabehane muspro tidak sah ilmune tidak sah ibadahe</text:p>
          </table:table-cell>
          <table:table-cell office:value-type="string" table:style-name="ce1">
            <text:p>txtdaribunglon</text:p>
          </table:table-cell>
          <table:table-cell office:value-type="date" office:date-value="2021-07-26T03:30:52" table:style-name="ce3">
            <text:p>7/26/21 03:30 AM</text:p>
          </table:table-cell>
          <table:table-cell office:value-type="string" table:style-name="ce1">
            <text:p>HS</text:p>
          </table:table-cell>
          <table:table-cell table:number-columns-repeated="16378"/>
        </table:table-row>
        <table:table-row table:style-name="ro1">
          <table:table-cell office:value-type="float" office:value="1.419501185933865E+18" table:style-name="ce1">
            <text:p>1,4195E+18</text:p>
          </table:table-cell>
          <table:table-cell office:value-type="string" table:style-name="ce1">
            <text:p>Pemerintah Yg Gagal Tangani Covid bisa Diancam Nggak ???? Kalo ga mampu mengendalikan covid selama seminggu, Silahkan mundur dr jabatan #NyungsepLevel4 #NyungsepLevel4 https://t.co/dqKtjAWewT</text:p>
          </table:table-cell>
          <table:table-cell office:value-type="string" table:style-name="ce1">
            <text:p>perintah gagal tangan covid bisa ancam tidak tidak mampu kendali covid lama minggu silah mundur jabat</text:p>
          </table:table-cell>
          <table:table-cell office:value-type="string" table:style-name="ce1">
            <text:p>AristaZahra__</text:p>
          </table:table-cell>
          <table:table-cell office:value-type="date" office:date-value="2021-07-26T03:33:50" table:style-name="ce3">
            <text:p>7/26/21 03:33 AM</text:p>
          </table:table-cell>
          <table:table-cell office:value-type="string" table:style-name="ce1">
            <text:p>HS</text:p>
          </table:table-cell>
          <table:table-cell table:number-columns-repeated="16378"/>
        </table:table-row>
        <table:table-row table:style-name="ro1">
          <table:table-cell office:value-type="float" office:value="1.4195012805321731E+18" table:style-name="ce1">
            <text:p>1,4195E+18</text:p>
          </table:table-cell>
          <table:table-cell office:value-type="string" table:style-name="ce1">
            <text:p>Butuh Nasi, Bukan Vaksin.. @jokowi @mohmahfudmd #NyungsepLevel4 #NyungsepLevel4 https://t.co/fYLda85N2U</text:p>
          </table:table-cell>
          <table:table-cell office:value-type="string" table:style-name="ce1">
            <text:p>butuh nasi vaksin</text:p>
          </table:table-cell>
          <table:table-cell office:value-type="string" table:style-name="ce1">
            <text:p>1ni_embun__</text:p>
          </table:table-cell>
          <table:table-cell office:value-type="date" office:date-value="2021-07-26T03:34:12" table:style-name="ce3">
            <text:p>7/26/21 03:34 AM</text:p>
          </table:table-cell>
          <table:table-cell office:value-type="string" table:style-name="ce1">
            <text:p>HS</text:p>
          </table:table-cell>
          <table:table-cell table:number-columns-repeated="16378"/>
        </table:table-row>
        <table:table-row table:style-name="ro1">
          <table:table-cell office:value-type="float" office:value="1.4195024961169239E+18" table:style-name="ce1">
            <text:p>1,4195E+18</text:p>
          </table:table-cell>
          <table:table-cell office:value-type="string" table:style-name="ce1">
            <text:p>Upaya provakasi hoax demo gak berhasil, demo ternyata prank, tapi mau nyari(2) pelaku demo? Kenapa bukan penyebar hoaxnya yang dicari (eh tapi sudah jelas kan siapa mereka?). Kedunguan memang seringkali sangat natural, kelihatan dengan sendirinya. Otak buzzerp #NyungsepLevel4 https://t.co/iPcUsuueD9</text:p>
          </table:table-cell>
          <table:table-cell office:value-type="string" table:style-name="ce1">
            <text:p>upaya provakasi isu bohong demo tidak hasil demo nyata prank cari laku demo sebar hoaxnya cari jelas dungu seringkali sangat natural lihat sendirinyaotak buzzerp</text:p>
          </table:table-cell>
          <table:table-cell office:value-type="string" table:style-name="ce1">
            <text:p>Kajao_Laliddo</text:p>
          </table:table-cell>
          <table:table-cell office:value-type="date" office:date-value="2021-07-26T03:39:02" table:style-name="ce3">
            <text:p>7/26/21 03:39 AM</text:p>
          </table:table-cell>
          <table:table-cell office:value-type="string" table:style-name="ce1">
            <text:p>HS</text:p>
          </table:table-cell>
          <table:table-cell table:number-columns-repeated="16378"/>
        </table:table-row>
        <table:table-row table:style-name="ro1">
          <table:table-cell office:value-type="float" office:value="1.4195048303519539E+18" table:style-name="ce1">
            <text:p>1,4195E+18</text:p>
          </table:table-cell>
          <table:table-cell office:value-type="string" table:style-name="ce1">
            <text:p>Akibat kebijakan2 TOLOL &amp;amp; NGAWUR dr seorg pemimpin keblinger akhirnya rakyatlah yg paling merasakan dampaknya...Rakyat bukan hidup makin sejahtera tp malah makin susah &amp;amp; sengsara #NyungsepLevel4 #NyungsepLevel4 #NyungsepLevel4</text:p>
          </table:table-cell>
          <table:table-cell office:value-type="string" table:style-name="ce1">
            <text:p>akibat bijak tolol bicara sembarang seorg pimpin keblinger akhir rakyat paling rasa dampaknyarakyat hidup makin sejahtera makin susah sengsara</text:p>
          </table:table-cell>
          <table:table-cell office:value-type="string" table:style-name="ce1">
            <text:p>BobbySe84163126</text:p>
          </table:table-cell>
          <table:table-cell office:value-type="date" office:date-value="2021-07-26T03:48:19" table:style-name="ce3">
            <text:p>7/26/21 03:48 AM</text:p>
          </table:table-cell>
          <table:table-cell office:value-type="string" table:style-name="ce1">
            <text:p>HS</text:p>
          </table:table-cell>
          <table:table-cell table:number-columns-repeated="16378"/>
        </table:table-row>
        <table:table-row table:style-name="ro1">
          <table:table-cell office:value-type="float" office:value="1.41950604550894E+18" table:style-name="ce1">
            <text:p>1,41951E+18</text:p>
          </table:table-cell>
          <table:table-cell office:value-type="string" table:style-name="ce1">
            <text:p>ya ampun sejahat itu pemerintahan nya, paling gaenak di racun,, mending tembak mati sekalian,kelar !!! Up #NyungsepLevel4 #NyungsepLevel4</text:p>
          </table:table-cell>
          <table:table-cell office:value-type="string" table:style-name="ce1">
            <text:p>ampun jahat perintah paling gaenak racun lebih baik tembak mati sekaliankelar up</text:p>
          </table:table-cell>
          <table:table-cell office:value-type="string" table:style-name="ce1">
            <text:p>kimihakai</text:p>
          </table:table-cell>
          <table:table-cell office:value-type="date" office:date-value="2021-07-26T03:53:09" table:style-name="ce3">
            <text:p>7/26/21 03:53 AM</text:p>
          </table:table-cell>
          <table:table-cell office:value-type="string" table:style-name="ce1">
            <text:p>HS</text:p>
          </table:table-cell>
          <table:table-cell table:number-columns-repeated="16378"/>
        </table:table-row>
        <table:table-row table:style-name="ro1">
          <table:table-cell office:value-type="float" office:value="1.4195135024909389E+18" table:style-name="ce1">
            <text:p>1,41951E+18</text:p>
          </table:table-cell>
          <table:table-cell office:value-type="string" table:style-name="ce1">
            <text:p>Percepat Vaksinasi, Satgas Covid-19 Cilacap Tambah Jumlah Vaksinator #Cilacap #Vaksinasi https://t.co/2sCl8wof6u</text:p>
          </table:table-cell>
          <table:table-cell office:value-type="string" table:style-name="ce1">
            <text:p>cepat vaksinasi satgas covid cilacap tambah vaksinator</text:p>
          </table:table-cell>
          <table:table-cell office:value-type="string" table:style-name="ce1">
            <text:p>radarmasnetwork</text:p>
          </table:table-cell>
          <table:table-cell office:value-type="date" office:date-value="2021-07-26T04:22:46" table:style-name="ce3">
            <text:p>7/26/21 04:22 AM</text:p>
          </table:table-cell>
          <table:table-cell office:value-type="string" table:style-name="ce1">
            <text:p>NONHS</text:p>
          </table:table-cell>
          <table:table-cell table:number-columns-repeated="16378"/>
        </table:table-row>
        <table:table-row table:style-name="ro1">
          <table:table-cell office:value-type="float" office:value="1.4195215288115159E+18" table:style-name="ce1">
            <text:p>1,41952E+18</text:p>
          </table:table-cell>
          <table:table-cell office:value-type="string" table:style-name="ce1">
            <text:p>@ChusnulCh__ Gak heran mah KELUARGA MARK-UP... #PenistaAlBaqarah #KamiDukungPemerintah #kamibersamajokowi #KitaYakinJokowi #KitaBersamaJokowi #KadrunBikinGaduhNegeri #KadrunHalusinasiSampai2024</text:p>
          </table:table-cell>
          <table:table-cell office:value-type="string" table:style-name="ce1">
            <text:p>tidak heran mah keluarga markup</text:p>
          </table:table-cell>
          <table:table-cell office:value-type="string" table:style-name="ce1">
            <text:p>AnusBauedan</text:p>
          </table:table-cell>
          <table:table-cell office:value-type="date" office:date-value="2021-07-26T04:54:40" table:style-name="ce3">
            <text:p>7/26/21 04:54 AM</text:p>
          </table:table-cell>
          <table:table-cell office:value-type="string" table:style-name="ce1">
            <text:p>NONHS</text:p>
          </table:table-cell>
          <table:table-cell table:number-columns-repeated="16378"/>
        </table:table-row>
        <table:table-row table:style-name="ro1">
          <table:table-cell office:value-type="float" office:value="1.4195238040705149E+18" table:style-name="ce1">
            <text:p>1,41952E+18</text:p>
          </table:table-cell>
          <table:table-cell office:value-type="string" table:style-name="ce1">
            <text:p>Semoga pandemi covid-19 segera berakhir #TolakBenderaPutih #IndonesiaBerdoa #indonesiatidakmenyerah #KamiDukungPemerintah #Covid_19 #KitaJagaKita #COVID19 https://t.co/JK6OmwHURI</text:p>
          </table:table-cell>
          <table:table-cell office:value-type="string" table:style-name="ce1">
            <text:p>moga pandemi covid segera akhir</text:p>
          </table:table-cell>
          <table:table-cell office:value-type="string" table:style-name="ce1">
            <text:p>riasaselly</text:p>
          </table:table-cell>
          <table:table-cell office:value-type="date" office:date-value="2021-07-26T05:03:43" table:style-name="ce3">
            <text:p>7/26/21 05:03 AM</text:p>
          </table:table-cell>
          <table:table-cell office:value-type="string" table:style-name="ce1">
            <text:p>NONHS</text:p>
          </table:table-cell>
          <table:table-cell table:number-columns-repeated="16378"/>
        </table:table-row>
        <table:table-row table:style-name="ro1">
          <table:table-cell office:value-type="float" office:value="1.41952747143571E+18" table:style-name="ce1">
            <text:p>1,41953E+18</text:p>
          </table:table-cell>
          <table:table-cell office:value-type="string" table:style-name="ce1">
            <text:p>ppkm terus. negara mikirin nya ppkm terus. padahal ppkm ga ngaruh sama mengurangnya virus. buktinya aja masih banyak yang kena. #NyungsepLevel4</text:p>
          </table:table-cell>
          <table:table-cell office:value-type="string" table:style-name="ce1">
            <text:p>ppkm negara pikir ppkm padahal ppkm tidak pengaruh sama kurang virus bukti banyak kena</text:p>
          </table:table-cell>
          <table:table-cell office:value-type="string" table:style-name="ce1">
            <text:p>fierojung</text:p>
          </table:table-cell>
          <table:table-cell office:value-type="date" office:date-value="2021-07-26T05:18:17" table:style-name="ce3">
            <text:p>7/26/21 05:18 AM</text:p>
          </table:table-cell>
          <table:table-cell office:value-type="string" table:style-name="ce1">
            <text:p>HS</text:p>
          </table:table-cell>
          <table:table-cell table:number-columns-repeated="16378"/>
        </table:table-row>
        <table:table-row table:style-name="ro1">
          <table:table-cell office:value-type="float" office:value="1.4195296746406909E+18" table:style-name="ce1">
            <text:p>1,41953E+18</text:p>
          </table:table-cell>
          <table:table-cell office:value-type="string" table:style-name="ce1">
            <text:p>Hikmah dari Pandemi Covid_19 ini adalah bahwa manusia (khususnya Indonesia), disegala profesi, bidang, tingkatan, keilmuan, latar belakang, dll... Goblok kabeh asline! Ning tetep akeh sing keminter. Mangkane podo ribut dewe2. Aku yo podo goblokke. Duh Gusti ???? #NyungsepLevel4</text:p>
          </table:table-cell>
          <table:table-cell office:value-type="string" table:style-name="ce1">
            <text:p>hikmah pandemi covid manusia khusus indonesia segala profesi bidang tingkat ilmu latar belakang lain lain bodoh kabeh aslinening tetap akeh sing keminter mangkane podo ribut dewe podo goblokkeduh gusti</text:p>
          </table:table-cell>
          <table:table-cell office:value-type="string" table:style-name="ce1">
            <text:p>anjarduta</text:p>
          </table:table-cell>
          <table:table-cell office:value-type="date" office:date-value="2021-07-26T05:27:02" table:style-name="ce3">
            <text:p>7/26/21 05:27 AM</text:p>
          </table:table-cell>
          <table:table-cell office:value-type="string" table:style-name="ce1">
            <text:p>HS</text:p>
          </table:table-cell>
          <table:table-cell table:number-columns-repeated="16378"/>
        </table:table-row>
        <table:table-row table:style-name="ro1">
          <table:table-cell office:value-type="float" office:value="1.4195303865860421E+18" table:style-name="ce1">
            <text:p>1,41953E+18</text:p>
          </table:table-cell>
          <table:table-cell office:value-type="string" table:style-name="ce1">
            <text:p>Tidak perlu bawa2 Ayat Al Quran, tapi orang jahiliyah dan musyrik juga berbahasa Arab. Harus bisa membedakan Ayat dengan azab untuk yang mengolok2 agama akan hadir masanya akhir. #NyungsepLevel4 #NyungsepLevel4 https://t.co/bZmFLEAftQ</text:p>
          </table:table-cell>
          <table:table-cell office:value-type="string" table:style-name="ce1">
            <text:p>tidak perlu bawa ayat al quran jahiliah musyrik bahasa arab harus bisa beda ayat azab olok agama hadir masa akhir</text:p>
          </table:table-cell>
          <table:table-cell office:value-type="string" table:style-name="ce1">
            <text:p>Ibnxine</text:p>
          </table:table-cell>
          <table:table-cell office:value-type="date" office:date-value="2021-07-26T05:29:52" table:style-name="ce3">
            <text:p>7/26/21 05:29 AM</text:p>
          </table:table-cell>
          <table:table-cell office:value-type="string" table:style-name="ce1">
            <text:p>HS</text:p>
          </table:table-cell>
          <table:table-cell table:number-columns-repeated="16378"/>
        </table:table-row>
        <table:table-row table:style-name="ro1">
          <table:table-cell office:value-type="float" office:value="1.419531669896192E+18" table:style-name="ce1">
            <text:p>1,41953E+18</text:p>
          </table:table-cell>
          <table:table-cell office:value-type="string" table:style-name="ce1">
            <text:p>Hello para penguasa jangan salahkan rakyat ya nanti kalau rakyat ngamuk ke anda akibat kebijakan anda yg tidak berfaedah #NyungsepLevel4</text:p>
          </table:table-cell>
          <table:table-cell office:value-type="string" table:style-name="ce1">
            <text:p>hai kuasa jangan salah rakyat rakyat ngamuk akibat bijak tidak faedah</text:p>
          </table:table-cell>
          <table:table-cell office:value-type="string" table:style-name="ce1">
            <text:p>AnthologyMelody</text:p>
          </table:table-cell>
          <table:table-cell office:value-type="date" office:date-value="2021-07-26T05:34:58" table:style-name="ce3">
            <text:p>7/26/21 05:34 AM</text:p>
          </table:table-cell>
          <table:table-cell office:value-type="string" table:style-name="ce1">
            <text:p>HS</text:p>
          </table:table-cell>
          <table:table-cell table:number-columns-repeated="16378"/>
        </table:table-row>
        <table:table-row table:style-name="ro1">
          <table:table-cell office:value-type="float" office:value="1.4195328741732229E+18" table:style-name="ce1">
            <text:p>1,41953E+18</text:p>
          </table:table-cell>
          <table:table-cell office:value-type="string" table:style-name="ce1">
            <text:p>Pepekm 6 minggu emng dibatalin, tapi ganti nama jadi level 4 dan terus terusan diperpanjang perlahan selama 6 minggu ???? #NyungsepLevel4</text:p>
          </table:table-cell>
          <table:table-cell office:value-type="string" table:style-name="ce1">
            <text:p>pepekm minggu dibatalin ganti nama level terus panjang perlahan lama minggu</text:p>
          </table:table-cell>
          <table:table-cell office:value-type="string" table:style-name="ce1">
            <text:p>RamadhanBSusilo</text:p>
          </table:table-cell>
          <table:table-cell office:value-type="date" office:date-value="2021-07-26T05:39:45" table:style-name="ce3">
            <text:p>7/26/21 05:39 AM</text:p>
          </table:table-cell>
          <table:table-cell office:value-type="string" table:style-name="ce1">
            <text:p>HS</text:p>
          </table:table-cell>
          <table:table-cell table:number-columns-repeated="16378"/>
        </table:table-row>
        <table:table-row table:style-name="ro1">
          <table:table-cell office:value-type="float" office:value="1.4195355239373409E+18" table:style-name="ce1">
            <text:p>1,41954E+18</text:p>
          </table:table-cell>
          <table:table-cell office:value-type="string" table:style-name="ce1">
            <text:p>Polisi dan satpol PP sma aja, sma2 BINATANG! https://t.co/DL8WgLaAi6 #NyungsepLevel4</text:p>
          </table:table-cell>
          <table:table-cell office:value-type="string" table:style-name="ce1">
            <text:p>polisi satpol pulang pergi sama sama binatang</text:p>
          </table:table-cell>
          <table:table-cell office:value-type="string" table:style-name="ce1">
            <text:p>alamsyahrp_08</text:p>
          </table:table-cell>
          <table:table-cell office:value-type="date" office:date-value="2021-07-26T05:50:17" table:style-name="ce3">
            <text:p>7/26/21 05:50 AM</text:p>
          </table:table-cell>
          <table:table-cell office:value-type="string" table:style-name="ce1">
            <text:p>HS</text:p>
          </table:table-cell>
          <table:table-cell table:number-columns-repeated="16378"/>
        </table:table-row>
        <table:table-row table:style-name="ro1">
          <table:table-cell office:value-type="float" office:value="1.419536230388097E+18" table:style-name="ce1">
            <text:p>1,41954E+18</text:p>
          </table:table-cell>
          <table:table-cell office:value-type="string" table:style-name="ce1">
            <text:p>Rezim Dagelan... #NyungsepLevel4 #NyungsepLevel4 https://t.co/a2kALfXj6A</text:p>
          </table:table-cell>
          <table:table-cell office:value-type="string" table:style-name="ce1">
            <text:p>rezim dagel</text:p>
          </table:table-cell>
          <table:table-cell office:value-type="string" table:style-name="ce1">
            <text:p>BukanCebongDong</text:p>
          </table:table-cell>
          <table:table-cell office:value-type="date" office:date-value="2021-07-26T05:53:05" table:style-name="ce3">
            <text:p>7/26/21 05:53 AM</text:p>
          </table:table-cell>
          <table:table-cell office:value-type="string" table:style-name="ce1">
            <text:p>HS</text:p>
          </table:table-cell>
          <table:table-cell table:number-columns-repeated="16378"/>
        </table:table-row>
        <table:table-row table:style-name="ro1">
          <table:table-cell office:value-type="float" office:value="1.419537610129633E+18" table:style-name="ce1">
            <text:p>1,41954E+18</text:p>
          </table:table-cell>
          <table:table-cell office:value-type="string" table:style-name="ce1">
            <text:p>Salah satu cebong yg menyesali perbuatannya #NyungsepLevel4 https://t.co/y7DZviPkWk</text:p>
          </table:table-cell>
          <table:table-cell office:value-type="string" table:style-name="ce1">
            <text:p>salah satu cebong sali buat</text:p>
          </table:table-cell>
          <table:table-cell office:value-type="string" table:style-name="ce1">
            <text:p>MunawarAlfan</text:p>
          </table:table-cell>
          <table:table-cell office:value-type="date" office:date-value="2021-07-26T05:58:34" table:style-name="ce3">
            <text:p>7/26/21 05:58 AM</text:p>
          </table:table-cell>
          <table:table-cell office:value-type="string" table:style-name="ce1">
            <text:p>HS</text:p>
          </table:table-cell>
          <table:table-cell table:number-columns-repeated="16378"/>
        </table:table-row>
        <table:table-row table:style-name="ro1">
          <table:table-cell office:value-type="float" office:value="1.419539301403009E+18" table:style-name="ce1">
            <text:p>1,41954E+18</text:p>
          </table:table-cell>
          <table:table-cell office:value-type="string" table:style-name="ce1">
            <text:p>Otak nya di taro di pantat atau mungkin bapa satu ini ga ada otak. Ga hati sih udah pasti,lawong berani korupsi. Lol #NyungsepLevel4 #JokowiStepDown https://t.co/0gtNllT4dH</text:p>
          </table:table-cell>
          <table:table-cell office:value-type="string" table:style-name="ce1">
            <text:p>otak taro pantat mungkin bapa satu tidak otak tidak hati pastilawong berani korupsi tawa</text:p>
          </table:table-cell>
          <table:table-cell office:value-type="string" table:style-name="ce1">
            <text:p>iswi955</text:p>
          </table:table-cell>
          <table:table-cell office:value-type="date" office:date-value="2021-07-26T06:05:17" table:style-name="ce3">
            <text:p>7/26/21 06:05 AM</text:p>
          </table:table-cell>
          <table:table-cell office:value-type="string" table:style-name="ce1">
            <text:p>HS</text:p>
          </table:table-cell>
          <table:table-cell table:number-columns-repeated="16378"/>
        </table:table-row>
        <table:table-row table:style-name="ro1">
          <table:table-cell office:value-type="float" office:value="1.4195414768962401E+18" table:style-name="ce1">
            <text:p>1,41954E+18</text:p>
          </table:table-cell>
          <table:table-cell office:value-type="string" table:style-name="ce1">
            <text:p>Pemimpin bodoh yg dipoles sedemikian baiknya,tetep aja bodoh...dah bodoh tukang Ngibul pula..ampun..#NyungsepLevel4</text:p>
          </table:table-cell>
          <table:table-cell office:value-type="string" table:style-name="ce1">
            <text:p>pimpin bodoh poles demikian baiknyatetep bodohdah bodoh tukang bohong pulaampun</text:p>
          </table:table-cell>
          <table:table-cell office:value-type="string" table:style-name="ce1">
            <text:p>Man143Ladies</text:p>
          </table:table-cell>
          <table:table-cell office:value-type="date" office:date-value="2021-07-26T06:13:56" table:style-name="ce3">
            <text:p>7/26/21 06:13 AM</text:p>
          </table:table-cell>
          <table:table-cell office:value-type="string" table:style-name="ce1">
            <text:p>HS</text:p>
          </table:table-cell>
          <table:table-cell table:number-columns-repeated="16378"/>
        </table:table-row>
        <table:table-row table:style-name="ro1">
          <table:table-cell office:value-type="float" office:value="1.419541960881099E+18" table:style-name="ce1">
            <text:p>1,41954E+18</text:p>
          </table:table-cell>
          <table:table-cell office:value-type="string" table:style-name="ce1">
            <text:p>Yg bikin onar gapercaya covid kan golongan ini orang #NyungsepLevel4 https://t.co/XI1KlLDacn</text:p>
          </table:table-cell>
          <table:table-cell office:value-type="string" table:style-name="ce1">
            <text:p>onar gapercaya covid golong</text:p>
          </table:table-cell>
          <table:table-cell office:value-type="string" table:style-name="ce1">
            <text:p>HifniNoor</text:p>
          </table:table-cell>
          <table:table-cell office:value-type="date" office:date-value="2021-07-26T06:15:51" table:style-name="ce3">
            <text:p>7/26/21 06:15 AM</text:p>
          </table:table-cell>
          <table:table-cell office:value-type="string" table:style-name="ce1">
            <text:p>HS</text:p>
          </table:table-cell>
          <table:table-cell table:number-columns-repeated="16378"/>
        </table:table-row>
        <table:table-row table:style-name="ro1">
          <table:table-cell office:value-type="float" office:value="1.4195431586401569E+18" table:style-name="ce1">
            <text:p>1,41954E+18</text:p>
          </table:table-cell>
          <table:table-cell office:value-type="string" table:style-name="ce1">
            <text:p>Definisi PPKM sekarang : Bikin yang dekat makin jauh, bikin yang jauh tambah jauh lagi :) #NyungsepLevel4</text:p>
          </table:table-cell>
          <table:table-cell office:value-type="string" table:style-name="ce1">
            <text:p>definisi ppkm makin jauh jauh tambah jauh</text:p>
          </table:table-cell>
          <table:table-cell office:value-type="string" table:style-name="ce1">
            <text:p>Feelstacks</text:p>
          </table:table-cell>
          <table:table-cell office:value-type="date" office:date-value="2021-07-26T06:20:37" table:style-name="ce3">
            <text:p>7/26/21 06:20 AM</text:p>
          </table:table-cell>
          <table:table-cell office:value-type="string" table:style-name="ce1">
            <text:p>HS</text:p>
          </table:table-cell>
          <table:table-cell table:number-columns-repeated="16378"/>
        </table:table-row>
        <table:table-row table:style-name="ro1">
          <table:table-cell office:value-type="float" office:value="1.4195432389652969E+18" table:style-name="ce1">
            <text:p>1,41954E+18</text:p>
          </table:table-cell>
          <table:table-cell office:value-type="string" table:style-name="ce1">
            <text:p>Bicara dan berfikir bebas itu, ya model begini ini. Hanya nanti kalo sdh menjabat, semua-muaya seperti terikat. Ngomong benar itu harus sejalan dgn perilaku yg juga benar. Salam Waras. #NyungsepLevel4 #NyungsepLevel4 https://t.co/Pwj8Nsj6hB</text:p>
          </table:table-cell>
          <table:table-cell office:value-type="string" table:style-name="ce1">
            <text:p>bicara pikir bebas model hanya jabat semuamuaya seperti terikatngomong benar harus jalan perilaku benar salam waras</text:p>
          </table:table-cell>
          <table:table-cell office:value-type="string" table:style-name="ce1">
            <text:p>SalamDawwasJ</text:p>
          </table:table-cell>
          <table:table-cell office:value-type="date" office:date-value="2021-07-26T06:20:56" table:style-name="ce3">
            <text:p>7/26/21 06:20 AM</text:p>
          </table:table-cell>
          <table:table-cell office:value-type="string" table:style-name="ce1">
            <text:p>HS</text:p>
          </table:table-cell>
          <table:table-cell table:number-columns-repeated="16378"/>
        </table:table-row>
        <table:table-row table:style-name="ro1">
          <table:table-cell office:value-type="float" office:value="1.4195454939740941E+18" table:style-name="ce1">
            <text:p>1,41955E+18</text:p>
          </table:table-cell>
          <table:table-cell office:value-type="string" table:style-name="ce1">
            <text:p>Seblak PPKM #NyungsepLevel4 mang dodo rasanya anjing..... banget! Brrrrrasa anda jadi tololmen!</text:p>
          </table:table-cell>
          <table:table-cell office:value-type="string" table:style-name="ce1">
            <text:p>seblak ppkm mang dodo rasa anjing bangetbrrrrrasa tololmen</text:p>
          </table:table-cell>
          <table:table-cell office:value-type="string" table:style-name="ce1">
            <text:p>dhaniguiza16</text:p>
          </table:table-cell>
          <table:table-cell office:value-type="date" office:date-value="2021-07-26T06:29:54" table:style-name="ce3">
            <text:p>7/26/21 06:29 AM</text:p>
          </table:table-cell>
          <table:table-cell office:value-type="string" table:style-name="ce1">
            <text:p>HS</text:p>
          </table:table-cell>
          <table:table-cell table:number-columns-repeated="16378"/>
        </table:table-row>
        <table:table-row table:style-name="ro1">
          <table:table-cell office:value-type="float" office:value="1.4195463927253199E+18" table:style-name="ce1">
            <text:p>1,41955E+18</text:p>
          </table:table-cell>
          <table:table-cell office:value-type="string" table:style-name="ce1">
            <text:p>Yg punya kekuasaan, jabatan dan uang, bakal mati juga kan ??? #NyungsepLevel4 #NyungsepLevel4 https://t.co/OPIFdM1BAz</text:p>
          </table:table-cell>
          <table:table-cell office:value-type="string" table:style-name="ce1">
            <text:p>kuasa jabat uang mati</text:p>
          </table:table-cell>
          <table:table-cell office:value-type="string" table:style-name="ce1">
            <text:p>IyutAsrie</text:p>
          </table:table-cell>
          <table:table-cell office:value-type="date" office:date-value="2021-07-26T06:33:28" table:style-name="ce3">
            <text:p>7/26/21 06:33 AM</text:p>
          </table:table-cell>
          <table:table-cell office:value-type="string" table:style-name="ce1">
            <text:p>HS</text:p>
          </table:table-cell>
          <table:table-cell table:number-columns-repeated="16378"/>
        </table:table-row>
        <table:table-row table:style-name="ro1">
          <table:table-cell office:value-type="float" office:value="1.4195473626246349E+18" table:style-name="ce1">
            <text:p>1,41955E+18</text:p>
          </table:table-cell>
          <table:table-cell office:value-type="string" table:style-name="ce1">
            <text:p>Sok bijak, ngapain omong agama Islam, mmg dia agamanya Islam? Bilang agama aneh2, goblok ini Ahok masih juga bawa2 agama Islam mmg penista agama. Laknat dunia akhirat. #NyungsepLevel4 #NyungsepLevel4 https://t.co/fgFtLYCLw0</text:p>
          </table:table-cell>
          <table:table-cell office:value-type="string" table:style-name="ce1">
            <text:p>sok bijak omong agama islam mmg agama islam bilang agama aneh bodoh ahok bawa agama islam mmg nista agama laknat dunia akhirat</text:p>
          </table:table-cell>
          <table:table-cell office:value-type="string" table:style-name="ce1">
            <text:p>Ibnxine</text:p>
          </table:table-cell>
          <table:table-cell office:value-type="date" office:date-value="2021-07-26T06:37:19" table:style-name="ce3">
            <text:p>7/26/21 06:37 AM</text:p>
          </table:table-cell>
          <table:table-cell office:value-type="string" table:style-name="ce1">
            <text:p>HS</text:p>
          </table:table-cell>
          <table:table-cell table:number-columns-repeated="16378"/>
        </table:table-row>
        <table:table-row table:style-name="ro1">
          <table:table-cell office:value-type="float" office:value="1.4195523382016451E+18" table:style-name="ce1">
            <text:p>1,41955E+18</text:p>
          </table:table-cell>
          <table:table-cell office:value-type="string" table:style-name="ce1">
            <text:p>RAKYAT Mana..??? #NyungsepLevel4 #NyungsepLevel4 RAKYATMU MENJERIT TANPA SOLUSI.. RAKYATMU MERINTIH DALAM DIAM.. RAKYATMU MENANGIS DALAM KESUSAHAN.. INDONESIA DALAM NESTAPA ???????????? https://t.co/qRraURirV9</text:p>
          </table:table-cell>
          <table:table-cell office:value-type="string" table:style-name="ce1">
            <text:p>rakyat rakyat jerit tanpa solusirakyatmu rintih dalam diamrakyatmu menang dalam kesusahanindonesia dalam nestapa</text:p>
          </table:table-cell>
          <table:table-cell office:value-type="string" table:style-name="ce1">
            <text:p>SriRahayu1675</text:p>
          </table:table-cell>
          <table:table-cell office:value-type="date" office:date-value="2021-07-26T06:57:06" table:style-name="ce3">
            <text:p>7/26/21 06:57 AM</text:p>
          </table:table-cell>
          <table:table-cell office:value-type="string" table:style-name="ce1">
            <text:p>HS</text:p>
          </table:table-cell>
          <table:table-cell table:number-columns-repeated="16378"/>
        </table:table-row>
        <table:table-row table:style-name="ro1">
          <table:table-cell office:value-type="float" office:value="1.4195530722636641E+18" table:style-name="ce1">
            <text:p>1,41955E+18</text:p>
          </table:table-cell>
          <table:table-cell office:value-type="string" table:style-name="ce1">
            <text:p>Alhamdulillah, Sudah 61 Juta Dosis Vaksin Covid19 Disuntikkan ke Penduduk Indonesia Baca Selengkapnya Disini! https://t.co/EGeNloxcZr #vaksinasi #viruscorona #beritaterkini</text:p>
          </table:table-cell>
          <table:table-cell office:value-type="string" table:style-name="ce1">
            <text:p>alhamdulillah juta dosis vaksin covid suntik duduk indonesiabaca lengkap sini</text:p>
          </table:table-cell>
          <table:table-cell office:value-type="string" table:style-name="ce1">
            <text:p>matamilenialID</text:p>
          </table:table-cell>
          <table:table-cell office:value-type="date" office:date-value="2021-07-26T07:00:01" table:style-name="ce3">
            <text:p>7/26/21 07:00 AM</text:p>
          </table:table-cell>
          <table:table-cell office:value-type="string" table:style-name="ce1">
            <text:p>NONHS</text:p>
          </table:table-cell>
          <table:table-cell table:number-columns-repeated="16378"/>
        </table:table-row>
        <table:table-row table:style-name="ro1">
          <table:table-cell office:value-type="float" office:value="1.4195536846276769E+18" table:style-name="ce1">
            <text:p>1,41955E+18</text:p>
          </table:table-cell>
          <table:table-cell office:value-type="string" table:style-name="ce1">
            <text:p>PPKM ( pelan pelan kita mati ) jeritan seorang kepala rumah tangga.ayam di kandangin ga di empanin ajah mati..di mana tanggung jawab penguasa negri +62 #NyungsepLevel4 https://t.co/pxn58GAvwv</text:p>
          </table:table-cell>
          <table:table-cell office:value-type="string" table:style-name="ce1">
            <text:p>ppkm pelan pelan mati jerit orang kepala rumah tanggaayam kandangin tidak empanin ajah matidi tanggung jawab kuasa negri</text:p>
          </table:table-cell>
          <table:table-cell office:value-type="string" table:style-name="ce1">
            <text:p>IChakil</text:p>
          </table:table-cell>
          <table:table-cell office:value-type="date" office:date-value="2021-07-26T07:02:27" table:style-name="ce3">
            <text:p>7/26/21 07:02 AM</text:p>
          </table:table-cell>
          <table:table-cell office:value-type="string" table:style-name="ce1">
            <text:p>HS</text:p>
          </table:table-cell>
          <table:table-cell table:number-columns-repeated="16378"/>
        </table:table-row>
        <table:table-row table:style-name="ro1">
          <table:table-cell office:value-type="float" office:value="1.419553819592053E+18" table:style-name="ce1">
            <text:p>1,41955E+18</text:p>
          </table:table-cell>
          <table:table-cell office:value-type="string" table:style-name="ce1">
            <text:p>Nah kan.. rakyat dipaksa vaksin padahal yang buat vaksin mengakui bahwa vaksinnya kurang manjur. Jadi Rakyat dijadikan kelinci percobaan pabrik vaksin melalui kebijakan Negara. Rakyat menghadapi maut. Mrk menikmati hasil bisnisnya #NyungsepLevel4 https://t.co/VQ6bvUAEFb</text:p>
          </table:table-cell>
          <table:table-cell office:value-type="string" table:style-name="ce1">
            <text:p>rakyat paksa vaksin padahal vaksin aku vaksin kurang manjur rakyat jadi kelinci coba pabrik vaksin lalu bijak negara rakyat hadap maut mrk nikmat hasil bisnis</text:p>
          </table:table-cell>
          <table:table-cell office:value-type="string" table:style-name="ce1">
            <text:p>Kimberley20101</text:p>
          </table:table-cell>
          <table:table-cell office:value-type="date" office:date-value="2021-07-26T07:02:59" table:style-name="ce3">
            <text:p>7/26/21 07:02 AM</text:p>
          </table:table-cell>
          <table:table-cell office:value-type="string" table:style-name="ce1">
            <text:p>HS</text:p>
          </table:table-cell>
          <table:table-cell table:number-columns-repeated="16378"/>
        </table:table-row>
        <table:table-row table:style-name="ro1">
          <table:table-cell office:value-type="float" office:value="1.4195554632684951E+18" table:style-name="ce1">
            <text:p>1,41956E+18</text:p>
          </table:table-cell>
          <table:table-cell office:value-type="string" table:style-name="ce1">
            <text:p>Anisa pohan mending ngaca aja deh dari pada suka nyinyir terusssssss #Viral #PatroliBagiBansos #KamiDukungPemerintah https://t.co/KHHStjmKh2</text:p>
          </table:table-cell>
          <table:table-cell office:value-type="string" table:style-name="ce1">
            <text:p>anisa pohan lebih baik ngaca pada suka nyinyir terusssssss</text:p>
          </table:table-cell>
          <table:table-cell office:value-type="string" table:style-name="ce1">
            <text:p>HantamOnline</text:p>
          </table:table-cell>
          <table:table-cell office:value-type="date" office:date-value="2021-07-26T07:09:31" table:style-name="ce3">
            <text:p>7/26/21 07:09 AM</text:p>
          </table:table-cell>
          <table:table-cell office:value-type="string" table:style-name="ce1">
            <text:p>NONHS</text:p>
          </table:table-cell>
          <table:table-cell table:number-columns-repeated="16378"/>
        </table:table-row>
        <table:table-row table:style-name="ro1">
          <table:table-cell office:value-type="float" office:value="1.4195586627884239E+18" table:style-name="ce1">
            <text:p>1,41956E+18</text:p>
          </table:table-cell>
          <table:table-cell office:value-type="string" table:style-name="ce1">
            <text:p>Jokowi akan mengundurkan diri pada tanggal 17 Agustus 2021 Pengumuman akan disampaikan pada pukul 17:00 WIB Apa yang anda lakukan jika ada pengumuman seperti itu di seluruh televisi &amp;amp; radio #NyungsepLevel4 #NyungsepLevel4</text:p>
          </table:table-cell>
          <table:table-cell office:value-type="string" table:style-name="ce1">
            <text:p>jokowi undur pada tanggal agustus umum sampai pada pukul wibapa laku umum seperti televisi radio</text:p>
          </table:table-cell>
          <table:table-cell office:value-type="string" table:style-name="ce1">
            <text:p>YuniTabriz</text:p>
          </table:table-cell>
          <table:table-cell office:value-type="date" office:date-value="2021-07-26T07:22:13" table:style-name="ce3">
            <text:p>7/26/21 07:22 AM</text:p>
          </table:table-cell>
          <table:table-cell office:value-type="string" table:style-name="ce1">
            <text:p>HS</text:p>
          </table:table-cell>
          <table:table-cell table:number-columns-repeated="16378"/>
        </table:table-row>
        <table:table-row table:style-name="ro1">
          <table:table-cell office:value-type="float" office:value="1.419561130322657E+18" table:style-name="ce1">
            <text:p>1,41956E+18</text:p>
          </table:table-cell>
          <table:table-cell office:value-type="string" table:style-name="ce1">
            <text:p>Yang miskin harta menderita Yang miskin hati tertawa #NyungsepLevel4</text:p>
          </table:table-cell>
          <table:table-cell office:value-type="string" table:style-name="ce1">
            <text:p>miskin harta tayang miskin hati tertawa</text:p>
          </table:table-cell>
          <table:table-cell office:value-type="string" table:style-name="ce1">
            <text:p>rainofmiracle</text:p>
          </table:table-cell>
          <table:table-cell office:value-type="date" office:date-value="2021-07-26T07:32:02" table:style-name="ce3">
            <text:p>7/26/21 07:32 AM</text:p>
          </table:table-cell>
          <table:table-cell office:value-type="string" table:style-name="ce1">
            <text:p>HS</text:p>
          </table:table-cell>
          <table:table-cell table:number-columns-repeated="16378"/>
        </table:table-row>
        <table:table-row table:style-name="ro1">
          <table:table-cell office:value-type="float" office:value="1.4195622480291761E+18" table:style-name="ce1">
            <text:p>1,41956E+18</text:p>
          </table:table-cell>
          <table:table-cell office:value-type="string" table:style-name="ce1">
            <text:p>PELAN PELAN KAMI MATI.. ???????????? #NyungsepLevel4 #NyungsepLevel4 https://t.co/uJhfUfI8bH</text:p>
          </table:table-cell>
          <table:table-cell office:value-type="string" table:style-name="ce1">
            <text:p>pelan pelan mati</text:p>
          </table:table-cell>
          <table:table-cell office:value-type="string" table:style-name="ce1">
            <text:p>SriRahayu1675</text:p>
          </table:table-cell>
          <table:table-cell office:value-type="date" office:date-value="2021-07-26T07:36:28" table:style-name="ce3">
            <text:p>7/26/21 07:36 AM</text:p>
          </table:table-cell>
          <table:table-cell office:value-type="string" table:style-name="ce1">
            <text:p>HS</text:p>
          </table:table-cell>
          <table:table-cell table:number-columns-repeated="16378"/>
        </table:table-row>
        <table:table-row table:style-name="ro1">
          <table:table-cell office:value-type="float" office:value="1.419565971375682E+18" table:style-name="ce1">
            <text:p>1,41957E+18</text:p>
          </table:table-cell>
          <table:table-cell office:value-type="string" table:style-name="ce1">
            <text:p>GAK GUNA DEMO NGABISIN DUIT SAMA TENAGA.. KALO GW DISURUH 6 GW BUAT 9 GITU AJA ... GK REPOT GW JALAN GK KELUAR DUIT.. TPI GW LAWAN DENGAN KEBALIKAN #HARIKEBALIKAN #NyungsepLevel4. #PATRIKSTAR</text:p>
          </table:table-cell>
          <table:table-cell office:value-type="string" table:style-name="ce1">
            <text:p>tidak guna demo habis uang sama tenaga tidak repot jalan tidak keluar uang lawan balik</text:p>
          </table:table-cell>
          <table:table-cell office:value-type="string" table:style-name="ce1">
            <text:p>dewa77330039</text:p>
          </table:table-cell>
          <table:table-cell office:value-type="date" office:date-value="2021-07-26T07:51:16" table:style-name="ce3">
            <text:p>7/26/21 07:51 AM</text:p>
          </table:table-cell>
          <table:table-cell office:value-type="string" table:style-name="ce1">
            <text:p>HS</text:p>
          </table:table-cell>
          <table:table-cell table:number-columns-repeated="16378"/>
        </table:table-row>
        <table:table-row table:style-name="ro1">
          <table:table-cell office:value-type="float" office:value="1.419567131046207E+18" table:style-name="ce1">
            <text:p>1,41957E+18</text:p>
          </table:table-cell>
          <table:table-cell office:value-type="string" table:style-name="ce1">
            <text:p>Sangat wajar jika mensos mengatakan pemerintah tidak bisa terus menerus beri bansos covid-19 kepada masyarakat saat PPKM diberlakukan karena jelas dana bansos covid-19 sebelumnya kan sudah dirampok oleh gerombolan PETUGAS PARTAI kroninya Harun Masiku cs kok. ???? #NyungsepLevel4 https://t.co/Jfh2VYEChs</text:p>
          </table:table-cell>
          <table:table-cell office:value-type="string" table:style-name="ce1">
            <text:p>sangat wajar mensos kata perintah tidak bisa terus beri bansos covid masyarakat ppkm laku jelas dana bansos covid belum rampok oleh gerombol tugas partai kroni harun mas cs</text:p>
          </table:table-cell>
          <table:table-cell office:value-type="string" table:style-name="ce1">
            <text:p>SugiKawuloAlit</text:p>
          </table:table-cell>
          <table:table-cell office:value-type="date" office:date-value="2021-07-26T07:55:52" table:style-name="ce3">
            <text:p>7/26/21 07:55 AM</text:p>
          </table:table-cell>
          <table:table-cell office:value-type="string" table:style-name="ce1">
            <text:p>HS</text:p>
          </table:table-cell>
          <table:table-cell table:number-columns-repeated="16378"/>
        </table:table-row>
        <table:table-row table:style-name="ro1">
          <table:table-cell office:value-type="float" office:value="1.4195681890384809E+18" table:style-name="ce1">
            <text:p>1,41957E+18</text:p>
          </table:table-cell>
          <table:table-cell office:value-type="string" table:style-name="ce1">
            <text:p>Perpanjangan PPKM Level 4 Timbulkan Kekacauan, Rocky Gerung: Tidak Terjadi Jika UU Kekarantinaan Diterapkan #NyungsepLevel4 #SebenarnyaJokowiSudahHabis https://t.co/XW8kDdf6wo</text:p>
          </table:table-cell>
          <table:table-cell office:value-type="string" table:style-name="ce1">
            <text:p>panjang ppkm level timbul kacau rocky gerung tidak jadi uu karantina terap</text:p>
          </table:table-cell>
          <table:table-cell office:value-type="string" table:style-name="ce1">
            <text:p>IsuBogor</text:p>
          </table:table-cell>
          <table:table-cell office:value-type="date" office:date-value="2021-07-26T08:00:05" table:style-name="ce3">
            <text:p>7/26/21 08:00 AM</text:p>
          </table:table-cell>
          <table:table-cell office:value-type="string" table:style-name="ce1">
            <text:p>HS</text:p>
          </table:table-cell>
          <table:table-cell table:number-columns-repeated="16378"/>
        </table:table-row>
        <table:table-row table:style-name="ro1">
          <table:table-cell office:value-type="float" office:value="1.4195708580544589E+18" table:style-name="ce1">
            <text:p>1,41957E+18</text:p>
          </table:table-cell>
          <table:table-cell office:value-type="string" table:style-name="ce1">
            <text:p>PPKM Pelan-pelan Kita Mati! #NyungsepLevel4</text:p>
          </table:table-cell>
          <table:table-cell office:value-type="string" table:style-name="ce1">
            <text:p>ppkm pelanpelan mati</text:p>
          </table:table-cell>
          <table:table-cell office:value-type="string" table:style-name="ce1">
            <text:p>Rachelrahman03</text:p>
          </table:table-cell>
          <table:table-cell office:value-type="date" office:date-value="2021-07-26T08:10:41" table:style-name="ce3">
            <text:p>7/26/21 08:10 AM</text:p>
          </table:table-cell>
          <table:table-cell office:value-type="string" table:style-name="ce1">
            <text:p>HS</text:p>
          </table:table-cell>
          <table:table-cell table:number-columns-repeated="16378"/>
        </table:table-row>
        <table:table-row table:style-name="ro1">
          <table:table-cell office:value-type="float" office:value="1.4195714851615831E+18" table:style-name="ce1">
            <text:p>1,41957E+18</text:p>
          </table:table-cell>
          <table:table-cell office:value-type="string" table:style-name="ce1">
            <text:p>Jualan Hasil Swab 90rb/org, klo gak bayar bakal turun dijln Tol???? entah Tol Mana yg pasti ini Indonesia #NyungsepLevel4 semuanya dijadikan ladang bisnis berkedok #Covid_19 https://t.co/lpEMQtCi4t</text:p>
          </table:table-cell>
          <table:table-cell office:value-type="string" table:style-name="ce1">
            <text:p>jual hasil swab rborg tidak bayar turun dijln tol entah tol pasti indonesia semua jadi ladang bisnis kedok</text:p>
          </table:table-cell>
          <table:table-cell office:value-type="string" table:style-name="ce1">
            <text:p>RambuRumba</text:p>
          </table:table-cell>
          <table:table-cell office:value-type="date" office:date-value="2021-07-26T08:13:11" table:style-name="ce3">
            <text:p>7/26/21 08:13 AM</text:p>
          </table:table-cell>
          <table:table-cell office:value-type="string" table:style-name="ce1">
            <text:p>HS</text:p>
          </table:table-cell>
          <table:table-cell table:number-columns-repeated="16378"/>
        </table:table-row>
        <table:table-row table:style-name="ro1">
          <table:table-cell office:value-type="float" office:value="1.41957361797775E+18" table:style-name="ce1">
            <text:p>1,41957E+18</text:p>
          </table:table-cell>
          <table:table-cell office:value-type="string" table:style-name="ce1">
            <text:p>Dengan ada nya ppkn level 4, secara tidak langsung pemerintah menperlihatkan ketidak bisaannya dalam mengantur negara #NyungsepLevel4</text:p>
          </table:table-cell>
          <table:table-cell office:value-type="string" table:style-name="ce1">
            <text:p>ppkn level cara tidak perintah menperlihatkan tidak bisa dalam mengantur negara</text:p>
          </table:table-cell>
          <table:table-cell office:value-type="string" table:style-name="ce1">
            <text:p>AkbarRizky_6</text:p>
          </table:table-cell>
          <table:table-cell office:value-type="date" office:date-value="2021-07-26T08:21:39" table:style-name="ce3">
            <text:p>7/26/21 08:21 AM</text:p>
          </table:table-cell>
          <table:table-cell office:value-type="string" table:style-name="ce1">
            <text:p>HS</text:p>
          </table:table-cell>
          <table:table-cell table:number-columns-repeated="16378"/>
        </table:table-row>
        <table:table-row table:style-name="ro1">
          <table:table-cell office:value-type="float" office:value="1.419574331324076E+18" table:style-name="ce1">
            <text:p>1,41957E+18</text:p>
          </table:table-cell>
          <table:table-cell office:value-type="string" table:style-name="ce1">
            <text:p>Potong Gaji Aparatur Negara yang berseragam untuk berbagi sesama kepada warga negara indonesia selama pandemi covid 19. #KamiDukungPemerintah #KitaPercayaJokowi</text:p>
          </table:table-cell>
          <table:table-cell office:value-type="string" table:style-name="ce1">
            <text:p>potong gaji aparat negara seragam bagi sama negara indonesia lama pandemi covid</text:p>
          </table:table-cell>
          <table:table-cell office:value-type="string" table:style-name="ce1">
            <text:p>MrAnggridi</text:p>
          </table:table-cell>
          <table:table-cell office:value-type="date" office:date-value="2021-07-26T08:24:29" table:style-name="ce3">
            <text:p>7/26/21 08:24 AM</text:p>
          </table:table-cell>
          <table:table-cell office:value-type="string" table:style-name="ce1">
            <text:p>NONHS</text:p>
          </table:table-cell>
          <table:table-cell table:number-columns-repeated="16378"/>
        </table:table-row>
        <table:table-row table:style-name="ro1">
          <table:table-cell office:value-type="float" office:value="1.419578675977023E+18" table:style-name="ce1">
            <text:p>1,41958E+18</text:p>
          </table:table-cell>
          <table:table-cell office:value-type="string" table:style-name="ce1">
            <text:p>Welcome to Indonesia Antri berobat harus pake orang dalam biar lebih cepat dilayani ???????? #NyungsepLevel4</text:p>
          </table:table-cell>
          <table:table-cell office:value-type="string" table:style-name="ce1">
            <text:p>welcome to indonesiaantri obat harus pakai dalam biar lebih cepat layan</text:p>
          </table:table-cell>
          <table:table-cell office:value-type="string" table:style-name="ce1">
            <text:p>faiiznor</text:p>
          </table:table-cell>
          <table:table-cell office:value-type="date" office:date-value="2021-07-26T08:41:45" table:style-name="ce3">
            <text:p>7/26/21 08:41 AM</text:p>
          </table:table-cell>
          <table:table-cell office:value-type="string" table:style-name="ce1">
            <text:p>HS</text:p>
          </table:table-cell>
          <table:table-cell table:number-columns-repeated="16378"/>
        </table:table-row>
        <table:table-row table:style-name="ro1">
          <table:table-cell office:value-type="float" office:value="1.4195814952372549E+18" table:style-name="ce1">
            <text:p>1,41958E+18</text:p>
          </table:table-cell>
          <table:table-cell office:value-type="string" table:style-name="ce1">
            <text:p>uang bansos gk bakal cukup buat makan, bayar tagihan gabisa karna ga dibolehin kerja. akan mati pelan pelan kita... #NyungsepLevel4</text:p>
          </table:table-cell>
          <table:table-cell office:value-type="string" table:style-name="ce1">
            <text:p>uang bansos tidak cukup makan bayar tagih tidak bisa tidak boleh kerjaakan mati pelan pelan</text:p>
          </table:table-cell>
          <table:table-cell office:value-type="string" table:style-name="ce1">
            <text:p>Budiws9</text:p>
          </table:table-cell>
          <table:table-cell office:value-type="date" office:date-value="2021-07-26T08:52:57" table:style-name="ce3">
            <text:p>7/26/21 08:52 AM</text:p>
          </table:table-cell>
          <table:table-cell office:value-type="string" table:style-name="ce1">
            <text:p>HS</text:p>
          </table:table-cell>
          <table:table-cell table:number-columns-repeated="16378"/>
        </table:table-row>
        <table:table-row table:style-name="ro1">
          <table:table-cell office:value-type="float" office:value="1.4195816364006689E+18" table:style-name="ce1">
            <text:p>1,41958E+18</text:p>
          </table:table-cell>
          <table:table-cell office:value-type="string" table:style-name="ce1">
            <text:p>Berharap ceos penjarahan dimana2, #NyungsepLevel4</text:p>
          </table:table-cell>
          <table:table-cell office:value-type="string" table:style-name="ce1">
            <text:p>harap ceos jarah mana</text:p>
          </table:table-cell>
          <table:table-cell office:value-type="string" table:style-name="ce1">
            <text:p>restuorangtuaa</text:p>
          </table:table-cell>
          <table:table-cell office:value-type="date" office:date-value="2021-07-26T08:53:31" table:style-name="ce3">
            <text:p>7/26/21 08:53 AM</text:p>
          </table:table-cell>
          <table:table-cell office:value-type="string" table:style-name="ce1">
            <text:p>HS</text:p>
          </table:table-cell>
          <table:table-cell table:number-columns-repeated="16378"/>
        </table:table-row>
        <table:table-row table:style-name="ro1">
          <table:table-cell office:value-type="float" office:value="1.4195841249232489E+18" table:style-name="ce1">
            <text:p>1,41958E+18</text:p>
          </table:table-cell>
          <table:table-cell office:value-type="string" table:style-name="ce1">
            <text:p>HARI INI PEMERINTAH MERUPAKAN BENALU&amp;amp;BEBAN BAGI RAKYAT.. !!!! #NyungsepLevel4 #NyungsepLevel4</text:p>
          </table:table-cell>
          <table:table-cell office:value-type="string" table:style-name="ce1">
            <text:p>perintah rupa benaluampbeban bagi rakyat</text:p>
          </table:table-cell>
          <table:table-cell office:value-type="string" table:style-name="ce1">
            <text:p>samber_ndelap</text:p>
          </table:table-cell>
          <table:table-cell office:value-type="date" office:date-value="2021-07-26T09:03:24" table:style-name="ce3">
            <text:p>7/26/21 09:03 AM</text:p>
          </table:table-cell>
          <table:table-cell office:value-type="string" table:style-name="ce1">
            <text:p>HS</text:p>
          </table:table-cell>
          <table:table-cell table:number-columns-repeated="16378"/>
        </table:table-row>
        <table:table-row table:style-name="ro1">
          <table:table-cell office:value-type="float" office:value="1.41958443358625E+18" table:style-name="ce1">
            <text:p>1,41958E+18</text:p>
          </table:table-cell>
          <table:table-cell office:value-type="string" table:style-name="ce1">
            <text:p>Dari mana coba membiayai buzzer jika bukan uang korupsi? Heh heh heh harusnya buzzer2 dihukum mati semua. Akhirnya diakui buzzer2 kerja untuk majikan mereka berkedok NKRI pdhl untuk kepentingan ptubadi dan syahwat saja. Kok bawa2 negara. #NyungsepLevel4 #NyungsepLevel4 https://t.co/UlkjmreRNf</text:p>
          </table:table-cell>
          <table:table-cell office:value-type="string" table:style-name="ce1">
            <text:p>coba biaya buzzer uang korupsi heh heh heh harus buzzer hukum mati semua akhir aku buzzer kerja majikan kedok nkri padahal penting ptubadi syahwat bawa negara</text:p>
          </table:table-cell>
          <table:table-cell office:value-type="string" table:style-name="ce1">
            <text:p>Ibnxine</text:p>
          </table:table-cell>
          <table:table-cell office:value-type="date" office:date-value="2021-07-26T09:04:38" table:style-name="ce3">
            <text:p>7/26/21 09:04 AM</text:p>
          </table:table-cell>
          <table:table-cell office:value-type="string" table:style-name="ce1">
            <text:p>HS</text:p>
          </table:table-cell>
          <table:table-cell table:number-columns-repeated="16378"/>
        </table:table-row>
        <table:table-row table:style-name="ro1">
          <table:table-cell office:value-type="float" office:value="1.4195844739438551E+18" table:style-name="ce1">
            <text:p>1,41958E+18</text:p>
          </table:table-cell>
          <table:table-cell office:value-type="string" table:style-name="ce1">
            <text:p>wahai para bangsat bangsa, kalianlah sebenarnya yang lebih berbahaya dibanding covid19, covid19 hanya membunuh orang yg sakit, tapi kalian bahkan telah membunuh bayi yang belum lahir. #NyungsepLevel4</text:p>
          </table:table-cell>
          <table:table-cell office:value-type="string" table:style-name="ce1">
            <text:p>bangsat bangsa kalian benar lebih bahaya banding covid covid hanya bunuh sakit bunuh bayi lahir</text:p>
          </table:table-cell>
          <table:table-cell office:value-type="string" table:style-name="ce1">
            <text:p>ibhonez</text:p>
          </table:table-cell>
          <table:table-cell office:value-type="date" office:date-value="2021-07-26T09:04:47" table:style-name="ce3">
            <text:p>7/26/21 09:04 AM</text:p>
          </table:table-cell>
          <table:table-cell office:value-type="string" table:style-name="ce1">
            <text:p>HS</text:p>
          </table:table-cell>
          <table:table-cell table:number-columns-repeated="16378"/>
        </table:table-row>
        <table:table-row table:style-name="ro1">
          <table:table-cell office:value-type="float" office:value="1.419586544914997E+18" table:style-name="ce1">
            <text:p>1,41959E+18</text:p>
          </table:table-cell>
          <table:table-cell office:value-type="string" table:style-name="ce1">
            <text:p>Sehat selalu Presidenku... #KitaPercayaJokowi #KitaYakinJokowi #KamiPercayaJokowi #KamiDukungPemerintah #sayapercayajokowi #JokowiHebat https://t.co/CRJbrQRPnP</text:p>
          </table:table-cell>
          <table:table-cell office:value-type="string" table:style-name="ce1">
            <text:p>sehat presiden</text:p>
          </table:table-cell>
          <table:table-cell office:value-type="string" table:style-name="ce1">
            <text:p>mmbah_kakung</text:p>
          </table:table-cell>
          <table:table-cell office:value-type="date" office:date-value="2021-07-26T09:13:01" table:style-name="ce3">
            <text:p>7/26/21 09:13 AM</text:p>
          </table:table-cell>
          <table:table-cell office:value-type="string" table:style-name="ce1">
            <text:p>NONHS</text:p>
          </table:table-cell>
          <table:table-cell table:number-columns-repeated="16378"/>
        </table:table-row>
        <table:table-row table:style-name="ro1">
          <table:table-cell office:value-type="float" office:value="1.419588093267509E+18" table:style-name="ce1">
            <text:p>1,41959E+18</text:p>
          </table:table-cell>
          <table:table-cell office:value-type="string" table:style-name="ce1">
            <text:p>Ppkm terus diperpanjang bansos gak turun turun #NyungsepLevel4</text:p>
          </table:table-cell>
          <table:table-cell office:value-type="string" table:style-name="ce1">
            <text:p>ppkm panjang bansos tidak turun turun</text:p>
          </table:table-cell>
          <table:table-cell office:value-type="string" table:style-name="ce1">
            <text:p>DanishDedy</text:p>
          </table:table-cell>
          <table:table-cell office:value-type="date" office:date-value="2021-07-26T09:19:10" table:style-name="ce3">
            <text:p>7/26/21 09:19 AM</text:p>
          </table:table-cell>
          <table:table-cell office:value-type="string" table:style-name="ce1">
            <text:p>HS</text:p>
          </table:table-cell>
          <table:table-cell table:number-columns-repeated="16378"/>
        </table:table-row>
        <table:table-row table:style-name="ro1">
          <table:table-cell office:value-type="float" office:value="1.4195912679277901E+18" table:style-name="ce1">
            <text:p>1,41959E+18</text:p>
          </table:table-cell>
          <table:table-cell office:value-type="string" table:style-name="ce1">
            <text:p>harus sabar gmna lagi..smnjak covid 19 sy kehilangan pekerjaan dan usaha sy di bidang entertaint pun langsung nyungsep krn tdk boleh ada kerumunan,skrg jadi ojol pun sepi krn ada ppkm dan ada lagi ppkm di perpanjang,,smntara bantuan tdk pernah ada sama sekali.#NyungsepLevel4</text:p>
          </table:table-cell>
          <table:table-cell office:value-type="string" table:style-name="ce1">
            <text:p>harus sabar gmna lagismnjak covid hilang kerja usaha bidang entertaint nyungsep tidak kerumunanskrg ojol sepi ppkm ppkm perpanjangsmntara bantu tidak sama sekali</text:p>
          </table:table-cell>
          <table:table-cell office:value-type="string" table:style-name="ce1">
            <text:p>rozariosabato</text:p>
          </table:table-cell>
          <table:table-cell office:value-type="date" office:date-value="2021-07-26T09:31:47" table:style-name="ce3">
            <text:p>7/26/21 09:31 AM</text:p>
          </table:table-cell>
          <table:table-cell office:value-type="string" table:style-name="ce1">
            <text:p>HS</text:p>
          </table:table-cell>
          <table:table-cell table:number-columns-repeated="16378"/>
        </table:table-row>
        <table:table-row table:style-name="ro1">
          <table:table-cell office:value-type="float" office:value="1.4195928315433039E+18" table:style-name="ce1">
            <text:p>1,41959E+18</text:p>
          </table:table-cell>
          <table:table-cell office:value-type="string" table:style-name="ce1">
            <text:p>Dana bansos aja di embat.. apalagi ini ???? #NyungsepLevel4 #PresidenTerburukDalamSejarah #JokowiMundurRakyatSelamat https://t.co/E1miFEIMgV</text:p>
          </table:table-cell>
          <table:table-cell office:value-type="string" table:style-name="ce1">
            <text:p>dana bansos embat</text:p>
          </table:table-cell>
          <table:table-cell office:value-type="string" table:style-name="ce1">
            <text:p>Babasbasyar</text:p>
          </table:table-cell>
          <table:table-cell office:value-type="date" office:date-value="2021-07-26T09:38:00" table:style-name="ce3">
            <text:p>7/26/21 09:38 AM</text:p>
          </table:table-cell>
          <table:table-cell office:value-type="string" table:style-name="ce1">
            <text:p>HS</text:p>
          </table:table-cell>
          <table:table-cell table:number-columns-repeated="16378"/>
        </table:table-row>
        <table:table-row table:style-name="ro1">
          <table:table-cell office:value-type="float" office:value="1.4195935771983501E+18" table:style-name="ce1">
            <text:p>1,41959E+18</text:p>
          </table:table-cell>
          <table:table-cell office:value-type="string" table:style-name="ce1">
            <text:p>Julukan Indonesia itu macan Asia yang tertidur, giliran bangun, malah bukan macannya eh malah kasus covidnya. Menyedihkan #NyungsepLevel4</text:p>
          </table:table-cell>
          <table:table-cell office:value-type="string" table:style-name="ce1">
            <text:p>juluk indonesia macan asia tidur gilir bangun macan kasus covidnya sedih</text:p>
          </table:table-cell>
          <table:table-cell office:value-type="string" table:style-name="ce1">
            <text:p>dafiquldef</text:p>
          </table:table-cell>
          <table:table-cell office:value-type="date" office:date-value="2021-07-26T09:40:58" table:style-name="ce3">
            <text:p>7/26/21 09:40 AM</text:p>
          </table:table-cell>
          <table:table-cell office:value-type="string" table:style-name="ce1">
            <text:p>HS</text:p>
          </table:table-cell>
          <table:table-cell table:number-columns-repeated="16378"/>
        </table:table-row>
        <table:table-row table:style-name="ro1">
          <table:table-cell office:value-type="float" office:value="1.4195956354146181E+18" table:style-name="ce1">
            <text:p>1,4196E+18</text:p>
          </table:table-cell>
          <table:table-cell office:value-type="string" table:style-name="ce1">
            <text:p>Selain bertambahnya kasus coved adalah bertumbuhnya stupid #NyungsepLevel4</text:p>
          </table:table-cell>
          <table:table-cell office:value-type="string" table:style-name="ce1">
            <text:p>tambah kasus coved tumbuh stupid</text:p>
          </table:table-cell>
          <table:table-cell office:value-type="string" table:style-name="ce1">
            <text:p>Arieffernanda2</text:p>
          </table:table-cell>
          <table:table-cell office:value-type="date" office:date-value="2021-07-26T09:49:08" table:style-name="ce3">
            <text:p>7/26/21 09:49 AM</text:p>
          </table:table-cell>
          <table:table-cell office:value-type="string" table:style-name="ce1">
            <text:p>HS</text:p>
          </table:table-cell>
          <table:table-cell table:number-columns-repeated="16378"/>
        </table:table-row>
        <table:table-row table:style-name="ro1">
          <table:table-cell office:value-type="float" office:value="1.4195981009397719E+18" table:style-name="ce1">
            <text:p>1,4196E+18</text:p>
          </table:table-cell>
          <table:table-cell office:value-type="string" table:style-name="ce1">
            <text:p>Ppkm puk perpanjang ku maha sia #NyungsepLevel4 binatang lebih berprikehewanan daripada rezim sekarang yang berprikesetanan mereka jahat kepada anak kecil ini buktinya anak umur 12 tahun harus terpaksa menjadi supir menolong orang tuanya cr nafkah #SebenarnyaJokowiSudahHabis https://t.co/tCUq4Nfbwu</text:p>
          </table:table-cell>
          <table:table-cell office:value-type="string" table:style-name="ce1">
            <text:p>ppkm puk panjang maha sia binatang lebih berprikehewanan rezim berprikesetanan jahat anak kecil bukti anak umur harus paksa jadi sopir tolong tua cara nafkah</text:p>
          </table:table-cell>
          <table:table-cell office:value-type="string" table:style-name="ce1">
            <text:p>ade_kang</text:p>
          </table:table-cell>
          <table:table-cell office:value-type="date" office:date-value="2021-07-26T09:58:56" table:style-name="ce3">
            <text:p>7/26/21 09:58 AM</text:p>
          </table:table-cell>
          <table:table-cell office:value-type="string" table:style-name="ce1">
            <text:p>HS</text:p>
          </table:table-cell>
          <table:table-cell table:number-columns-repeated="16378"/>
        </table:table-row>
        <table:table-row table:style-name="ro1">
          <table:table-cell office:value-type="float" office:value="1.419599919313089E+18" table:style-name="ce1">
            <text:p>1,4196E+18</text:p>
          </table:table-cell>
          <table:table-cell office:value-type="string" table:style-name="ce1">
            <text:p>Mudah2an sesuai dengan harapan kita semua pak... #KamiDukungPemerintah #KitaPercayaJokowi https://t.co/K2tRfAb0XX https://t.co/NsMikzUEgz</text:p>
          </table:table-cell>
          <table:table-cell office:value-type="string" table:style-name="ce1">
            <text:p>mudah sesuai harap semua</text:p>
          </table:table-cell>
          <table:table-cell office:value-type="string" table:style-name="ce1">
            <text:p>WaraslahNKRI</text:p>
          </table:table-cell>
          <table:table-cell office:value-type="date" office:date-value="2021-07-26T10:06:10" table:style-name="ce3">
            <text:p>7/26/21 10:06 AM</text:p>
          </table:table-cell>
          <table:table-cell office:value-type="string" table:style-name="ce1">
            <text:p>NONHS</text:p>
          </table:table-cell>
          <table:table-cell table:number-columns-repeated="16378"/>
        </table:table-row>
        <table:table-row table:style-name="ro1">
          <table:table-cell office:value-type="float" office:value="1.419605853561246E+18" table:style-name="ce1">
            <text:p>1,41961E+18</text:p>
          </table:table-cell>
          <table:table-cell office:value-type="string" table:style-name="ce1">
            <text:p>Yang pake masker hanya satpol pejabat dan nakes. sekian dan manami gaji #NyungsepLevel4</text:p>
          </table:table-cell>
          <table:table-cell office:value-type="string" table:style-name="ce1">
            <text:p>pakai masker hanya satpol jabat nakes sekian manami gaji</text:p>
          </table:table-cell>
          <table:table-cell office:value-type="string" table:style-name="ce1">
            <text:p>RahmatAndikaR1</text:p>
          </table:table-cell>
          <table:table-cell office:value-type="date" office:date-value="2021-07-26T10:29:45" table:style-name="ce3">
            <text:p>7/26/21 10:29 AM</text:p>
          </table:table-cell>
          <table:table-cell office:value-type="string" table:style-name="ce1">
            <text:p>HS</text:p>
          </table:table-cell>
          <table:table-cell table:number-columns-repeated="16378"/>
        </table:table-row>
        <table:table-row table:style-name="ro1">
          <table:table-cell office:value-type="float" office:value="1.4196094249355389E+18" table:style-name="ce1">
            <text:p>1,41961E+18</text:p>
          </table:table-cell>
          <table:table-cell office:value-type="string" table:style-name="ce1">
            <text:p>Ulamanya pada dipenjara joko, kalau mau do'anya dikabulkan Allah SWT ya bebasin semua para ulama yg dipenjara saat ini ole rezim! #NyungsepLevel4 https://t.co/PfMnLofmL0</text:p>
          </table:table-cell>
          <table:table-cell office:value-type="string" table:style-name="ce1">
            <text:p>ulama pada penjara joko doa kabul allah swt bebasin semua ulama penjara ole rezim</text:p>
          </table:table-cell>
          <table:table-cell office:value-type="string" table:style-name="ce1">
            <text:p>duckbusterr</text:p>
          </table:table-cell>
          <table:table-cell office:value-type="date" office:date-value="2021-07-26T10:43:56" table:style-name="ce3">
            <text:p>7/26/21 10:43 AM</text:p>
          </table:table-cell>
          <table:table-cell office:value-type="string" table:style-name="ce1">
            <text:p>HS</text:p>
          </table:table-cell>
          <table:table-cell table:number-columns-repeated="16378"/>
        </table:table-row>
        <table:table-row table:style-name="ro1">
          <table:table-cell office:value-type="float" office:value="1.419614377255211E+18" table:style-name="ce1">
            <text:p>1,41961E+18</text:p>
          </table:table-cell>
          <table:table-cell office:value-type="string" table:style-name="ce1">
            <text:p>Rakyat mulu yg disuruh taat, mikir dsb. Lahhh yg Katanya DPR itu jd ngapain??????????! #NyungsepLevel4</text:p>
          </table:table-cell>
          <table:table-cell office:value-type="string" table:style-name="ce1">
            <text:p>rakyat melulu taat pikir dsblahhh kata dpr</text:p>
          </table:table-cell>
          <table:table-cell office:value-type="string" table:style-name="ce1">
            <text:p>septyamonita</text:p>
          </table:table-cell>
          <table:table-cell office:value-type="date" office:date-value="2021-07-26T11:03:37" table:style-name="ce3">
            <text:p>7/26/21 11:03 AM</text:p>
          </table:table-cell>
          <table:table-cell office:value-type="string" table:style-name="ce1">
            <text:p>HS</text:p>
          </table:table-cell>
          <table:table-cell table:number-columns-repeated="16378"/>
        </table:table-row>
        <table:table-row table:number-rows-repeated="104825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date-style style:name="N37">
      <number:month/>
      <number:text>/</number:text>
      <number:day/>
      <number:text>/</number:text>
      <number:year/>
      <number:text> </number:text>
      <number:hours number:style="long"/>
      <number:text>:</number:text>
      <number:minutes number:style="long"/>
      <number:text> </number:text>
      <number:am-pm/>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131</meta:generator>
    <meta:initial-creator>phpMyAdmin 5.1.0</meta:initial-creator>
    <dc:creator>Ardi Willdan</dc:creator>
    <meta:creation-date>2021-07-26T15:17:30Z</meta:creation-date>
    <dc:date>2021-07-26T13:22:56Z</dc:date>
  </office:meta>
</office:document-meta>
</file>